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Times New Roman" svg:font-family="'Times New Roman'" style:font-charset="x-symbol"/>
    <style:font-face style:name="Courier New" svg:font-family="'Courier New'"/>
    <style:font-face style:name="Times New Roman3" svg:font-family="'Times New Roman'"/>
    <style:font-face style:name="Wingdings" svg:font-family="Wingdings" style:font-adornments="Regular"/>
    <style:font-face style:name="robotoregular" svg:font-family="robotoregular, Verdana, Arial, swiss"/>
    <style:font-face style:name="Arial Black" svg:font-family="'Arial Black'" style:font-family-generic="roman"/>
    <style:font-face style:name="Liberation Serif" svg:font-family="'Liberation Serif'" style:font-adornments="Condensed" style:font-family-generic="roman"/>
    <style:font-face style:name="Noto Serif1" svg:font-family="'Noto Serif'" style:font-family-generic="roman"/>
    <style:font-face style:name="Noto Serif3" svg:font-family="'Noto Serif'" style:font-adornments="Regular" style:font-family-generic="roman"/>
    <style:font-face style:name="Times New Roman2" svg:font-family="'Times New Roman'" style:font-family-generic="roman"/>
    <style:font-face style:name="Arial Unicode MS" svg:font-family="'Arial Unicode MS'" style:font-family-generic="swiss"/>
    <style:font-face style:name="Liberation Sans" svg:font-family="'Liberation Sans'" style:font-family-generic="swiss"/>
    <style:font-face style:name="Noto Sans8" svg:font-family="'Noto Sans'" style:font-family-generic="swiss"/>
    <style:font-face style:name="Liberation Mono" svg:font-family="'Liberation Mono'" style:font-family-generic="modern" style:font-pitch="fixed"/>
    <style:font-face style:name="Handlee" svg:font-family="Handlee" style:font-pitch="variable"/>
    <style:font-face style:name="MS Gothic" svg:font-family="'MS Gothic'" style:font-pitch="variable"/>
    <style:font-face style:name="Noto Mono1" svg:font-family="'Noto Mono'" style:font-pitch="variable"/>
    <style:font-face style:name="Noto Mono2" svg:font-family="'Noto Mono'" style:font-adornments="Bold" style:font-pitch="variable"/>
    <style:font-face style:name="Noto Mono" svg:font-family="'Noto Mono'" style:font-adornments="Regular" style:font-pitch="variable"/>
    <style:font-face style:name="Pacifico" svg:font-family="Pacifico" style:font-adornments="Regular" style:font-pitch="variable"/>
    <style:font-face style:name="Tahoma" svg:font-family="Tahoma" style:font-pitch="variable"/>
    <style:font-face style:name="Courier" svg:font-family="Courier" style:font-family-generic="modern" style:font-pitch="variable"/>
    <style:font-face style:name="Courier New1" svg:font-family="'Courier New'" style:font-adornments="Regular" style:font-family-generic="modern" style:font-pitch="variable"/>
    <style:font-face style:name="Book Antiqua" svg:font-family="'Book Antiqua'" style:font-family-generic="roman" style:font-pitch="variable"/>
    <style:font-face style:name="DejaVu Serif" svg:font-family="'DejaVu Serif'" style:font-family-generic="roman" style:font-pitch="variable"/>
    <style:font-face style:name="Noto Serif5" svg:font-family="'Noto Serif'" style:font-family-generic="roman" style:font-pitch="variable"/>
    <style:font-face style:name="Noto Serif4" svg:font-family="'Noto Serif'" style:font-adornments="Bold" style:font-family-generic="roman" style:font-pitch="variable"/>
    <style:font-face style:name="Noto Serif" svg:font-family="'Noto Serif'" style:font-adornments="Condensed" style:font-family-generic="roman" style:font-pitch="variable"/>
    <style:font-face style:name="Noto Serif2" svg:font-family="'Noto Serif'" style:font-adornments="Regular" style:font-family-generic="roman" style:font-pitch="variable"/>
    <style:font-face style:name="Times New Roman1" svg:font-family="'Times New Roman'" style:font-family-generic="roman" style:font-pitch="variable"/>
    <style:font-face style:name="Times New Roman4" svg:font-family="'Times New Roman'" style:font-adornments="Regular" style:font-family-generic="roman" style:font-pitch="variable"/>
    <style:font-face style:name="Helvetica" svg:font-family="Helvetica" style:font-adornments="Regular" style:font-family-generic="swiss" style:font-pitch="variable"/>
    <style:font-face style:name="Liberation Sans1" svg:font-family="'Liberation Sans'" style:font-family-generic="swiss" style:font-pitch="variable"/>
    <style:font-face style:name="Noto Sans9" svg:font-family="'Noto Sans'" style:font-family-generic="swiss" style:font-pitch="variable"/>
    <style:font-face style:name="Noto Sans" svg:font-family="'Noto Sans'" style:font-adornments="Bold" style:font-family-generic="swiss" style:font-pitch="variable"/>
    <style:font-face style:name="Noto Sans7" svg:font-family="'Noto Sans'" style:font-adornments="Condensed" style:font-family-generic="swiss" style:font-pitch="variable"/>
    <style:font-face style:name="Noto Sans2" svg:font-family="'Noto Sans'" style:font-adornments="Condensed Bold" style:font-family-generic="swiss" style:font-pitch="variable"/>
    <style:font-face style:name="Noto Sans6" svg:font-family="'Noto Sans'" style:font-adornments="Condensed Bold Italic" style:font-family-generic="swiss" style:font-pitch="variable"/>
    <style:font-face style:name="Noto Sans3" svg:font-family="'Noto Sans'" style:font-adornments="Condensed Italic" style:font-family-generic="swiss" style:font-pitch="variable"/>
    <style:font-face style:name="Noto Sans5" svg:font-family="'Noto Sans'" style:font-adornments="Italic" style:font-family-generic="swiss" style:font-pitch="variable"/>
    <style:font-face style:name="Noto Sans1" svg:font-family="'Noto Sans'" style:font-adornments="Light" style:font-family-generic="swiss" style:font-pitch="variable"/>
    <style:font-face style:name="Noto Sans4" svg:font-family="'Noto Sans'" style:font-adornments="Regular" style:font-family-generic="swiss" style:font-pitch="variable"/>
    <style:font-face style:name="Arial Unicode MS1" svg:font-family="'Arial Unicode MS'" style:font-family-generic="system" style:font-pitch="variable"/>
    <style:font-face style:name="PingFang SC" svg:font-family="'PingFang SC'" style:font-family-generic="system" style:font-pitch="variable"/>
    <style:font-face style:name="Tahoma1" svg:font-family="Tahoma" style:font-family-generic="system" style:font-pitch="variable"/>
  </office:font-face-decls>
  <office:automatic-styles>
    <style:style style:name="Table2" style:family="table">
      <style:table-properties style:width="7.1201in" table:align="margins" style:may-break-between-rows="true" table:border-model="collapsing"/>
    </style:style>
    <style:style style:name="Table2.A" style:family="table-column">
      <style:table-column-properties style:column-width="3.5597in" style:rel-column-width="32764*"/>
    </style:style>
    <style:style style:name="Table2.B" style:family="table-column">
      <style:table-column-properties style:column-width="3.5604in" style:rel-column-width="32771*"/>
    </style:style>
    <style:style style:name="Table2.A1" style:family="table-cell">
      <style:table-cell-properties fo:background-color="#00599d" fo:padding="0.0597in" fo:border-left="none" fo:border-right="none" fo:border-top="none" fo:border-bottom="0.75pt solid #00599d" style:writing-mode="page">
        <style:background-image/>
      </style:table-cell-properties>
    </style:style>
    <style:style style:name="Table2.2" style:family="table-row">
      <style:table-row-properties fo:keep-together="auto"/>
    </style:style>
    <style:style style:name="Table2.A2" style:family="table-cell">
      <style:table-cell-properties fo:background-color="transparent" fo:padding="0.0597in" fo:border-left="0.75pt solid #00599d" fo:border-right="none" fo:border-top="none" fo:border-bottom="none" style:writing-mode="page">
        <style:background-image/>
      </style:table-cell-properties>
    </style:style>
    <style:style style:name="Table2.B2" style:family="table-cell">
      <style:table-cell-properties fo:background-color="transparent" fo:padding="0.0597in" fo:border-left="none" fo:border-right="0.75pt solid #00599d" fo:border-top="none" fo:border-bottom="none" style:writing-mode="page">
        <style:background-image/>
      </style:table-cell-properties>
    </style:style>
    <style:style style:name="Table2.A3" style:family="table-cell">
      <style:table-cell-properties fo:background-color="#dddddd" fo:padding="0.0597in" fo:border-left="0.75pt solid #00599d" fo:border-right="none" fo:border-top="none" fo:border-bottom="none" style:writing-mode="page">
        <style:background-image/>
      </style:table-cell-properties>
    </style:style>
    <style:style style:name="Table2.B3" style:family="table-cell">
      <style:table-cell-properties fo:background-color="#dddddd" fo:padding="0.0597in" fo:border-left="none" fo:border-right="0.75pt solid #00599d" fo:border-top="none" fo:border-bottom="none" style:writing-mode="page">
        <style:background-image/>
      </style:table-cell-properties>
    </style:style>
    <style:style style:name="Table2.A29" style:family="table-cell">
      <style:table-cell-properties fo:background-color="#adc5e7" fo:padding="0.0597in" fo:border-left="0.75pt solid #00599d" fo:border-right="none" fo:border-top="0.75pt solid #00599d" fo:border-bottom="0.75pt solid #00599d" style:writing-mode="page">
        <style:background-image/>
      </style:table-cell-properties>
    </style:style>
    <style:style style:name="Table2.B29" style:family="table-cell" style:data-style-name="N0">
      <style:table-cell-properties fo:background-color="#adc5e7" fo:padding="0.0597in" fo:border-left="none" fo:border-right="0.75pt solid #00599d" fo:border-top="0.75pt solid #00599d" fo:border-bottom="0.75pt solid #00599d" style:writing-mode="page">
        <style:background-image/>
      </style:table-cell-properties>
    </style:style>
    <style:style style:name="P1" style:family="paragraph" style:parent-style-name="Header">
      <style:text-properties fo:language="en" fo:country="US"/>
    </style:style>
    <style:style style:name="P2" style:family="paragraph" style:parent-style-name="Header">
      <style:paragraph-properties fo:text-align="end" style:justify-single-word="false"/>
      <style:text-properties fo:language="en" fo:country="US"/>
    </style:style>
    <style:style style:name="P3" style:family="paragraph" style:parent-style-name="Footer">
      <style:text-properties fo:language="en" fo:country="US"/>
    </style:style>
    <style:style style:name="P4" style:family="paragraph" style:parent-style-name="Footer">
      <style:paragraph-properties fo:text-align="center" style:justify-single-word="false"/>
      <style:text-properties fo:language="en" fo:country="US"/>
    </style:style>
    <style:style style:name="P5" style:family="paragraph" style:parent-style-name="Footer">
      <style:paragraph-properties fo:text-align="end" style:justify-single-word="false"/>
      <style:text-properties fo:language="en" fo:country="US"/>
    </style:style>
    <style:style style:name="P6" style:family="paragraph" style:parent-style-name="Footers">
      <style:text-properties fo:language="en" fo:country="US"/>
    </style:style>
    <style:style style:name="P7" style:family="paragraph" style:parent-style-name="Headers">
      <style:text-properties fo:language="en" fo:country="US"/>
    </style:style>
    <style:style style:name="P8" style:family="paragraph" style:parent-style-name="Body_20_Text">
      <style:text-properties style:font-name="Times New Roman1" fo:language="en" fo:country="US"/>
    </style:style>
    <style:style style:name="P9" style:family="paragraph" style:parent-style-name="Body_20_Text">
      <style:text-properties officeooo:paragraph-rsid="0061fd68"/>
    </style:style>
    <style:style style:name="P10" style:family="paragraph" style:parent-style-name="Body_20_Text">
      <style:text-properties officeooo:rsid="0061fd68" officeooo:paragraph-rsid="0061fd68"/>
    </style:style>
    <style:style style:name="P11" style:family="paragraph" style:parent-style-name="Body_20_Text">
      <style:text-properties officeooo:paragraph-rsid="0070689c"/>
    </style:style>
    <style:style style:name="P12" style:family="paragraph" style:parent-style-name="Body_20_Text">
      <style:text-properties officeooo:paragraph-rsid="0075762a"/>
    </style:style>
    <style:style style:name="P13" style:family="paragraph" style:parent-style-name="Body_20_Text">
      <style:text-properties officeooo:paragraph-rsid="008657a7"/>
    </style:style>
    <style:style style:name="P14" style:family="paragraph" style:parent-style-name="Body_20_Text">
      <style:text-properties officeooo:paragraph-rsid="009d92a5"/>
    </style:style>
    <style:style style:name="P15" style:family="paragraph" style:parent-style-name="Body_20_Text">
      <style:text-properties officeooo:rsid="00a2f61e" officeooo:paragraph-rsid="00a2f61e"/>
    </style:style>
    <style:style style:name="P16" style:family="paragraph" style:parent-style-name="Body_20_Text">
      <style:text-properties officeooo:paragraph-rsid="00ad97f3"/>
    </style:style>
    <style:style style:name="P17" style:family="paragraph" style:parent-style-name="Body_20_Text">
      <style:text-properties officeooo:rsid="00a60444" officeooo:paragraph-rsid="00ad97f3"/>
    </style:style>
    <style:style style:name="P18" style:family="paragraph" style:parent-style-name="Body_20_Text">
      <style:text-properties style:use-window-font-color="true" loext:opacity="0%" style:font-name="Noto Serif5" fo:font-size="12pt" fo:language="en" fo:country="US" officeooo:rsid="0590e61f" officeooo:paragraph-rsid="00ad97f3" style:font-size-asian="12pt" style:font-name-complex="Noto Serif2" style:font-size-complex="12pt"/>
    </style:style>
    <style:style style:name="P19" style:family="paragraph" style:parent-style-name="Body_20_Text">
      <style:text-properties officeooo:rsid="00c07ae0" officeooo:paragraph-rsid="00c07ae0"/>
    </style:style>
    <style:style style:name="P20" style:family="paragraph" style:parent-style-name="Body_20_Text">
      <style:text-properties officeooo:paragraph-rsid="00d8f597"/>
    </style:style>
    <style:style style:name="P21" style:family="paragraph" style:parent-style-name="Body_20_Text">
      <style:text-properties officeooo:paragraph-rsid="00f9a4d1"/>
    </style:style>
    <style:style style:name="P22" style:family="paragraph" style:parent-style-name="Body_20_Text">
      <style:paragraph-properties fo:text-align="start" style:justify-single-word="false"/>
      <style:text-properties officeooo:paragraph-rsid="00f80350"/>
    </style:style>
    <style:style style:name="P23" style:family="paragraph" style:parent-style-name="Body_20_Text">
      <style:paragraph-properties fo:text-align="start" style:justify-single-word="false"/>
      <style:text-properties officeooo:paragraph-rsid="01131eb7"/>
    </style:style>
    <style:style style:name="P24" style:family="paragraph" style:parent-style-name="Body_20_Text">
      <style:text-properties officeooo:paragraph-rsid="011af298"/>
    </style:style>
    <style:style style:name="P25" style:family="paragraph" style:parent-style-name="Body_20_Text">
      <style:text-properties officeooo:paragraph-rsid="011d94bf"/>
    </style:style>
    <style:style style:name="P26" style:family="paragraph" style:parent-style-name="Body_20_Text">
      <style:text-properties officeooo:rsid="0124a537" officeooo:paragraph-rsid="0124a537"/>
    </style:style>
    <style:style style:name="P27" style:family="paragraph" style:parent-style-name="Body_20_Text">
      <style:text-properties officeooo:rsid="02f8e682" officeooo:paragraph-rsid="0070689c"/>
    </style:style>
    <style:style style:name="P28" style:family="paragraph" style:parent-style-name="Body_20_Text">
      <style:text-properties officeooo:rsid="01358ad3" officeooo:paragraph-rsid="01358ad3"/>
    </style:style>
    <style:style style:name="P29" style:family="paragraph" style:parent-style-name="Body_20_Text">
      <style:text-properties officeooo:paragraph-rsid="013f5aee"/>
    </style:style>
    <style:style style:name="P30" style:family="paragraph" style:parent-style-name="Body_20_Text">
      <style:text-properties officeooo:paragraph-rsid="01473a08"/>
    </style:style>
    <style:style style:name="P31" style:family="paragraph" style:parent-style-name="Body_20_Text">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Body_20_Text">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155a63a" officeooo:paragraph-rsid="0155a63a"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Body_20_Text">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155a63a" officeooo:paragraph-rsid="0160f4e1"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Body_20_Text">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155a63a" officeooo:paragraph-rsid="0161e3a5"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Body_20_Text">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160f4e1" officeooo:paragraph-rsid="0160f4e1"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Body_20_Text">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160f4e1" officeooo:paragraph-rsid="0161e3a5"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Body_20_Text">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161e3a5" officeooo:paragraph-rsid="0161e3a5"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Body_20_Text">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1647ab8" officeooo:paragraph-rsid="01647ab8"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Body_20_Text">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bold" officeooo:rsid="0155a63a" officeooo:paragraph-rsid="0161e3a5" style:font-size-asian="12pt" style:font-style-asian="normal" style:font-weight-asian="bold" style:font-size-complex="12pt" style:font-style-complex="normal" style:font-weight-complex="bold" style:text-overline-style="none" style:text-overline-color="font-color"/>
    </style:style>
    <style:style style:name="P40" style:family="paragraph" style:parent-style-name="Body_20_Text">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normal" officeooo:rsid="0166dfcb" officeooo:paragraph-rsid="0166dfcb" style:font-size-asian="12pt" style:font-style-asian="normal" style:font-weight-asian="normal" style:font-name-complex="Noto Serif2" style:font-size-complex="12pt" style:font-style-complex="normal" style:font-weight-complex="normal" style:text-overline-style="none" style:text-overline-color="font-color"/>
    </style:style>
    <style:style style:name="P41" style:family="paragraph" style:parent-style-name="Body_20_Text">
      <style:text-properties officeooo:paragraph-rsid="016a7199"/>
    </style:style>
    <style:style style:name="P42" style:family="paragraph" style:parent-style-name="Body_20_Text">
      <style:paragraph-properties fo:text-align="start" style:justify-single-word="false"/>
      <style:text-properties fo:font-variant="normal" fo:text-transform="none" fo:color="#222222" loext:opacity="100%" style:text-outline="false" style:text-line-through-style="none" style:text-line-through-type="none" style:font-name="Noto Serif1" fo:font-size="10.9499998092651pt" fo:letter-spacing="normal" fo:font-style="normal" fo:text-shadow="none" style:text-underline-style="none" fo:font-weight="normal" officeooo:rsid="0165dfa6" officeooo:paragraph-rsid="0165dfa6" style:font-name-asian="Noto Serif1" style:font-size-asian="12pt" style:font-style-asian="normal" style:font-weight-asian="normal" style:font-name-complex="Noto Serif1" style:font-size-complex="12pt" style:font-style-complex="normal" style:font-weight-complex="normal" style:text-overline-style="none" style:text-overline-color="font-color"/>
    </style:style>
    <style:style style:name="P43" style:family="paragraph" style:parent-style-name="Body_20_Text">
      <style:text-properties fo:font-weight="bold" style:font-weight-asian="bold" style:font-weight-complex="bold"/>
    </style:style>
    <style:style style:name="P44" style:family="paragraph" style:parent-style-name="Table_20_Contents">
      <style:text-properties fo:language="en" fo:country="US" fo:font-weight="bold" style:font-weight-asian="bold" style:font-weight-complex="bold"/>
    </style:style>
    <style:style style:name="P45" style:family="paragraph" style:parent-style-name="Table_20_Contents">
      <style:paragraph-properties fo:text-align="end" style:justify-single-word="false"/>
      <style:text-properties style:font-name="Times New Roman1" fo:language="en" fo:country="US"/>
    </style:style>
    <style:style style:name="P46" style:family="paragraph" style:parent-style-name="Footnote">
      <style:text-properties officeooo:rsid="00649cca" officeooo:paragraph-rsid="00649cca"/>
    </style:style>
    <style:style style:name="P47" style:family="paragraph" style:parent-style-name="Footnote">
      <style:text-properties officeooo:rsid="05adb078" officeooo:paragraph-rsid="05adb078"/>
    </style:style>
    <style:style style:name="P48" style:family="paragraph" style:parent-style-name="Footnote">
      <style:text-properties officeooo:rsid="00fabdfa" officeooo:paragraph-rsid="00fabdfa"/>
    </style:style>
    <style:style style:name="P49" style:family="paragraph" style:parent-style-name="Footnote">
      <style:text-properties officeooo:rsid="018e0a7a" officeooo:paragraph-rsid="018e0a7a"/>
    </style:style>
    <style:style style:name="P50" style:family="paragraph" style:parent-style-name="Standard">
      <style:text-properties officeooo:rsid="001127b1" officeooo:paragraph-rsid="008e02c7"/>
    </style:style>
    <style:style style:name="P51" style:family="paragraph" style:parent-style-name="Body_20_Text_20_First_20_Indent">
      <style:paragraph-properties fo:margin-left="0in" fo:margin-right="0in" fo:text-indent="0in" style:auto-text-indent="false"/>
      <style:text-properties officeooo:paragraph-rsid="00a2f61e"/>
    </style:style>
    <style:style style:name="P52" style:family="paragraph" style:parent-style-name="Body_20_Text_20_First_20_Indent">
      <style:paragraph-properties fo:margin-left="0in" fo:margin-right="0in" fo:text-indent="0in" style:auto-text-indent="false"/>
      <style:text-properties officeooo:paragraph-rsid="0156f174"/>
    </style:style>
    <style:style style:name="P53" style:family="paragraph" style:parent-style-name="Body_20_Text_20_First_20_Indent">
      <style:paragraph-properties fo:margin-left="0in" fo:margin-right="0in" fo:text-indent="0in" style:auto-text-indent="false"/>
      <style:text-properties officeooo:paragraph-rsid="0158d7f6"/>
    </style:style>
    <style:style style:name="P54" style:family="paragraph" style:parent-style-name="Body_20_Text_20_First_20_Indent">
      <style:text-properties officeooo:paragraph-rsid="0061fd68"/>
    </style:style>
    <style:style style:name="P55" style:family="paragraph" style:parent-style-name="Body_20_Text_20_First_20_Indent">
      <style:text-properties officeooo:paragraph-rsid="0070689c"/>
    </style:style>
    <style:style style:name="P56" style:family="paragraph" style:parent-style-name="Body_20_Text_20_First_20_Indent">
      <style:text-properties officeooo:paragraph-rsid="00707ee5"/>
    </style:style>
    <style:style style:name="P57" style:family="paragraph" style:parent-style-name="Body_20_Text_20_First_20_Indent">
      <style:text-properties officeooo:rsid="003cee3f" officeooo:paragraph-rsid="007161ce"/>
    </style:style>
    <style:style style:name="P58" style:family="paragraph" style:parent-style-name="Body_20_Text_20_First_20_Indent">
      <style:text-properties officeooo:rsid="004271e0" officeooo:paragraph-rsid="007161ce"/>
    </style:style>
    <style:style style:name="P59" style:family="paragraph" style:parent-style-name="Body_20_Text_20_First_20_Indent">
      <style:text-properties officeooo:rsid="003e9410" officeooo:paragraph-rsid="007161ce"/>
    </style:style>
    <style:style style:name="P60" style:family="paragraph" style:parent-style-name="Body_20_Text_20_First_20_Indent">
      <style:text-properties officeooo:rsid="05985291" officeooo:paragraph-rsid="008657a7"/>
    </style:style>
    <style:style style:name="P61" style:family="paragraph" style:parent-style-name="Body_20_Text_20_First_20_Indent">
      <style:text-properties style:use-window-font-color="true" loext:opacity="0%" style:font-name="Noto Serif2" fo:font-size="12pt" fo:language="en" fo:country="US" officeooo:rsid="0590293a" officeooo:paragraph-rsid="00ad97f3" style:font-name-complex="Noto Serif2"/>
    </style:style>
    <style:style style:name="P62" style:family="paragraph" style:parent-style-name="Body_20_Text_20_First_20_Indent">
      <style:text-properties officeooo:paragraph-rsid="00ad97f3"/>
    </style:style>
    <style:style style:name="P63" style:family="paragraph" style:parent-style-name="Body_20_Text_20_First_20_Indent">
      <style:text-properties officeooo:paragraph-rsid="00d24990"/>
    </style:style>
    <style:style style:name="P64" style:family="paragraph" style:parent-style-name="Body_20_Text_20_First_20_Indent">
      <style:text-properties officeooo:rsid="00df06c0" officeooo:paragraph-rsid="00df06c0"/>
    </style:style>
    <style:style style:name="P65" style:family="paragraph" style:parent-style-name="Body_20_Text_20_First_20_Indent">
      <style:text-properties officeooo:paragraph-rsid="010b7b18"/>
    </style:style>
    <style:style style:name="P66" style:family="paragraph" style:parent-style-name="Body_20_Text_20_First_20_Indent">
      <style:text-properties officeooo:paragraph-rsid="011af298"/>
    </style:style>
    <style:style style:name="P67" style:family="paragraph" style:parent-style-name="Body_20_Text_20_First_20_Indent">
      <style:text-properties officeooo:paragraph-rsid="011bef00"/>
    </style:style>
    <style:style style:name="P68" style:family="paragraph" style:parent-style-name="Body_20_Text_20_First_20_Indent">
      <style:text-properties officeooo:paragraph-rsid="011c9033"/>
    </style:style>
    <style:style style:name="P69" style:family="paragraph" style:parent-style-name="Body_20_Text_20_First_20_Indent">
      <style:text-properties officeooo:paragraph-rsid="01473a08"/>
    </style:style>
    <style:style style:name="P70" style:family="paragraph" style:parent-style-name="Body_20_Text_20_First_20_Indent">
      <style:text-properties officeooo:paragraph-rsid="0147cf1e"/>
    </style:style>
    <style:style style:name="P71" style:family="paragraph" style:parent-style-name="Body_20_Text_20_First_20_Indent">
      <style:text-properties officeooo:paragraph-rsid="014aba71"/>
    </style:style>
    <style:style style:name="P72" style:family="paragraph" style:parent-style-name="Body_20_Text_20_First_20_Indent">
      <style:paragraph-properties fo:text-align="start" style:justify-single-word="false"/>
      <style:text-properties fo:color="#ffffff" loext:opacity="100%" style:text-outline="false" style:text-line-through-style="none" style:text-line-through-type="none" style:font-name="Liberation Sans1" fo:font-size="12pt" fo:font-style="normal" fo:text-shadow="none" style:text-underline-style="none" fo:font-weight="bold" officeooo:paragraph-rsid="0153a6ca" style:font-size-asian="12pt" style:font-style-asian="normal" style:font-weight-asian="bold" style:font-name-complex="Noto Serif2" style:font-size-complex="12pt" style:font-style-complex="normal" style:font-weight-complex="bold" style:text-overline-style="none" style:text-overline-color="font-color"/>
    </style:style>
    <style:style style:name="P73" style:family="paragraph" style:parent-style-name="Body_20_Text_20_First_20_Indent">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bold" officeooo:paragraph-rsid="0154a782" style:font-size-asian="12pt" style:font-style-asian="normal" style:font-weight-asian="bold" style:font-size-complex="12pt" style:font-style-complex="normal" style:font-weight-complex="bold" style:text-overline-style="none" style:text-overline-color="font-color"/>
    </style:style>
    <style:style style:name="P74" style:family="paragraph" style:parent-style-name="Body_20_Text_20_First_20_Indent">
      <style:text-properties officeooo:paragraph-rsid="0158d7f6"/>
    </style:style>
    <style:style style:name="P75" style:family="paragraph" style:parent-style-name="Body_20_Text_20_First_20_Indent">
      <style:text-properties officeooo:paragraph-rsid="0180671c"/>
    </style:style>
    <style:style style:name="P76" style:family="paragraph" style:parent-style-name="Body_20_Text_20_First_20_Indent">
      <style:text-properties officeooo:rsid="01b1de38" officeooo:paragraph-rsid="01b1de38"/>
    </style:style>
    <style:style style:name="P77" style:family="paragraph" style:parent-style-name="Body_20_Text_20_First_20_Indent">
      <style:text-properties officeooo:paragraph-rsid="01b1de38"/>
    </style:style>
    <style:style style:name="P78" style:family="paragraph" style:parent-style-name="Body_20_Text_20_First_20_Indent">
      <style:text-properties officeooo:paragraph-rsid="01b657ed"/>
    </style:style>
    <style:style style:name="P79" style:family="paragraph" style:parent-style-name="Normal_20_No_20_Spell">
      <style:text-properties officeooo:paragraph-rsid="006c7411"/>
    </style:style>
    <style:style style:name="P80" style:family="paragraph" style:parent-style-name="Normal_20_No_20_Spell">
      <style:text-properties fo:font-size="14pt" officeooo:rsid="0138e843" officeooo:paragraph-rsid="0138e843" style:font-size-asian="12.25pt" style:font-size-complex="14pt"/>
    </style:style>
    <style:style style:name="P81" style:family="paragraph" style:parent-style-name="Normal_20_No_20_Spell">
      <style:text-properties officeooo:paragraph-rsid="0138e843"/>
    </style:style>
    <style:style style:name="P82" style:family="paragraph" style:parent-style-name="Heading_20_2_20_FBM">
      <style:text-properties officeooo:paragraph-rsid="0070689c"/>
    </style:style>
    <style:style style:name="P83" style:family="paragraph" style:parent-style-name="Horizontal_20_Line">
      <style:text-properties officeooo:paragraph-rsid="0070689c"/>
    </style:style>
    <style:style style:name="P84" style:family="paragraph" style:parent-style-name="Normal">
      <style:text-properties officeooo:rsid="0008870b" officeooo:paragraph-rsid="00787e40"/>
    </style:style>
    <style:style style:name="P85" style:family="paragraph" style:parent-style-name="Normal">
      <style:text-properties officeooo:rsid="00165dfc" officeooo:paragraph-rsid="00787e40"/>
    </style:style>
    <style:style style:name="P86" style:family="paragraph" style:parent-style-name="Text_20_body">
      <style:text-properties officeooo:rsid="001d2c5c" officeooo:paragraph-rsid="00787e40"/>
    </style:style>
    <style:style style:name="P87" style:family="paragraph" style:parent-style-name="Normal_20_first_20_Indent">
      <style:text-properties officeooo:rsid="00165dfc" officeooo:paragraph-rsid="00787e40"/>
    </style:style>
    <style:style style:name="P88" style:family="paragraph" style:parent-style-name="Normal_20_first_20_Indent">
      <style:text-properties officeooo:paragraph-rsid="0080573f"/>
    </style:style>
    <style:style style:name="P89" style:family="paragraph" style:parent-style-name="Body_20_Text_20_No_20_Spell">
      <style:paragraph-properties fo:margin-left="0.5in" fo:margin-right="0in" fo:text-align="start" style:justify-single-word="false" fo:text-indent="0in" style:auto-text-indent="false" style:writing-mode="lr-tb"/>
      <style:text-properties style:font-name="Noto Serif5" officeooo:paragraph-rsid="0085f5de"/>
    </style:style>
    <style:style style:name="P90" style:family="paragraph" style:parent-style-name="Body_20_Text_20_No_20_Spell">
      <style:paragraph-properties fo:margin-left="0.5in" fo:margin-right="0in" fo:text-align="start" style:justify-single-word="false" fo:text-indent="0in" style:auto-text-indent="false"/>
      <style:text-properties officeooo:paragraph-rsid="0085f5de"/>
    </style:style>
    <style:style style:name="P91" style:family="paragraph" style:parent-style-name="Body_20_Text_20_No_20_Spell">
      <style:paragraph-properties fo:margin-left="0.5in" fo:margin-right="0in" fo:text-align="start" style:justify-single-word="false" fo:text-indent="0in" style:auto-text-indent="false"/>
      <style:text-properties officeooo:paragraph-rsid="00f13a58"/>
    </style:style>
    <style:style style:name="P92" style:family="paragraph" style:parent-style-name="Body_20_Text_20_No_20_Spell">
      <style:paragraph-properties fo:margin-left="0.5in" fo:margin-right="0in" fo:text-align="start" style:justify-single-word="false" fo:text-indent="0in" style:auto-text-indent="false"/>
      <style:text-properties style:use-window-font-color="true" loext:opacity="0%" style:font-name="Noto Serif5" fo:font-size="12pt" fo:language="zxx" fo:country="none" officeooo:rsid="0590293a" officeooo:paragraph-rsid="0085f5de" style:font-size-asian="12pt" style:language-asian="zxx" style:country-asian="none" style:font-name-complex="Noto Serif2" style:font-size-complex="12pt" style:language-complex="zxx" style:country-complex="none"/>
    </style:style>
    <style:style style:name="P93" style:family="paragraph" style:parent-style-name="Body_20_Text_20_No_20_Spell">
      <style:paragraph-properties fo:margin-left="0.5in" fo:margin-right="0in" fo:text-align="start" style:justify-single-word="false" fo:text-indent="0in" style:auto-text-indent="false"/>
      <style:text-properties style:use-window-font-color="true" loext:opacity="0%" style:font-name="Noto Serif5" fo:font-size="12pt" fo:language="zxx" fo:country="none" officeooo:rsid="0590293a" officeooo:paragraph-rsid="00f13a58" style:font-size-asian="12pt" style:language-asian="zxx" style:country-asian="none" style:font-name-complex="Noto Serif2" style:font-size-complex="12pt" style:language-complex="zxx" style:country-complex="none"/>
    </style:style>
    <style:style style:name="P94" style:family="paragraph" style:parent-style-name="Body_20_Text_20_No_20_Spell">
      <style:paragraph-properties fo:margin-left="0.5in" fo:margin-right="0in" fo:text-align="start" style:justify-single-word="false" fo:text-indent="0in" style:auto-text-indent="false"/>
      <style:text-properties style:font-name="Noto Serif5" officeooo:paragraph-rsid="00f13a58"/>
    </style:style>
    <style:style style:name="P95" style:family="paragraph" style:parent-style-name="Text_20_body_20_indent">
      <style:text-properties officeooo:paragraph-rsid="0070689c"/>
    </style:style>
    <style:style style:name="P96" style:family="paragraph" style:parent-style-name="Book_20_Publisher">
      <style:text-properties officeooo:paragraph-rsid="012b0483"/>
    </style:style>
    <style:style style:name="P97" style:family="paragraph" style:parent-style-name="Book_20_Author">
      <style:text-properties style:use-window-font-color="true" loext:opacity="0%" style:font-name="Noto Sans" fo:font-size="16pt" fo:language="en" fo:country="US" fo:font-style="italic" fo:font-weight="bold" officeooo:rsid="012b0483" officeooo:paragraph-rsid="01991fa5" style:font-name-complex="Helvetica"/>
    </style:style>
    <style:style style:name="P98" style:family="paragraph" style:parent-style-name="Contents_20_1">
      <style:paragraph-properties>
        <style:tab-stops>
          <style:tab-stop style:position="7.1201in" style:type="right" style:leader-style="dotted" style:leader-text="."/>
        </style:tab-stops>
      </style:paragraph-properties>
    </style:style>
    <style:style style:name="P99" style:family="paragraph" style:parent-style-name="Contents_20_2">
      <style:paragraph-properties>
        <style:tab-stops>
          <style:tab-stop style:position="7.1201in" style:type="right" style:leader-style="dotted" style:leader-text="."/>
        </style:tab-stops>
      </style:paragraph-properties>
    </style:style>
    <style:style style:name="P100" style:family="paragraph" style:parent-style-name="Contents_20_3">
      <style:paragraph-properties>
        <style:tab-stops>
          <style:tab-stop style:position="7.1201in" style:type="right" style:leader-style="dotted" style:leader-text="."/>
        </style:tab-stops>
      </style:paragraph-properties>
    </style:style>
    <style:style style:name="P101" style:family="paragraph" style:parent-style-name="Book_20_Title" style:master-page-name="Instruction">
      <style:paragraph-properties style:page-number="auto"/>
      <style:text-properties officeooo:paragraph-rsid="012b0483"/>
    </style:style>
    <style:style style:name="P102" style:family="paragraph" style:parent-style-name="Body_20_Text" style:list-style-name="DWS_20_Bullet_20_List"/>
    <style:style style:name="P103" style:family="paragraph" style:parent-style-name="Body_20_Text" style:list-style-name="DWS_20_Bullet_20_List">
      <style:text-properties officeooo:paragraph-rsid="01a996e1"/>
    </style:style>
    <style:style style:name="P104" style:family="paragraph" style:parent-style-name="Body_20_Text" style:list-style-name="DWS_20_Bullet_20_List">
      <style:text-properties officeooo:paragraph-rsid="00f9a4d1"/>
    </style:style>
    <style:style style:name="P105" style:family="paragraph" style:parent-style-name="Body_20_Text" style:list-style-name="DWS_20_Bullet_20_List">
      <style:text-properties officeooo:paragraph-rsid="00ad97f3"/>
    </style:style>
    <style:style style:name="P106" style:family="paragraph" style:parent-style-name="Body_20_Text" style:list-style-name="DWS_20_Bullet_20_List">
      <style:paragraph-properties fo:text-align="start" style:justify-single-word="false"/>
      <style:text-properties officeooo:paragraph-rsid="00f9a4d1"/>
    </style:style>
    <style:style style:name="P107" style:family="paragraph" style:parent-style-name="Body_20_Text" style:list-style-name="DWS_20_Numbered_20_List">
      <style:paragraph-properties fo:text-align="start" style:justify-single-word="false"/>
    </style:style>
    <style:style style:name="P108" style:family="paragraph" style:parent-style-name="Body_20_Text" style:list-style-name="DWS_20_Numbered_20_List">
      <style:paragraph-properties fo:text-align="start" style:justify-single-word="false"/>
      <style:text-properties officeooo:paragraph-rsid="005f00db"/>
    </style:style>
    <style:style style:name="P109" style:family="paragraph" style:parent-style-name="Body_20_Text" style:list-style-name="DWS_20_Numbered_20_List">
      <style:paragraph-properties fo:text-align="start" style:justify-single-word="false"/>
      <style:text-properties officeooo:paragraph-rsid="00f80350"/>
    </style:style>
    <style:style style:name="P110" style:family="paragraph" style:parent-style-name="Body_20_Text" style:list-style-name="DWS_20_Numbered_20_List">
      <style:paragraph-properties fo:text-align="start" style:justify-single-word="false"/>
      <style:text-properties officeooo:paragraph-rsid="01767a9f"/>
    </style:style>
    <style:style style:name="P111" style:family="paragraph" style:parent-style-name="Body_20_Text" style:list-style-name="DWS_20_Numbered_20_List">
      <style:paragraph-properties fo:text-align="start" style:justify-single-word="false"/>
      <style:text-properties officeooo:paragraph-rsid="010ed54e"/>
    </style:style>
    <style:style style:name="P112" style:family="paragraph" style:parent-style-name="Body_20_Text" style:list-style-name="DWS_20_Numbered_20_List">
      <style:paragraph-properties fo:text-align="start" style:justify-single-word="false"/>
      <style:text-properties officeooo:paragraph-rsid="0134b3fa"/>
    </style:style>
    <style:style style:name="P113" style:family="paragraph" style:parent-style-name="Body_20_Text" style:list-style-name="L19">
      <style:paragraph-properties fo:text-align="start" style:justify-single-word="false"/>
      <style:text-properties officeooo:paragraph-rsid="009c1a3f"/>
    </style:style>
    <style:style style:name="P114" style:family="paragraph" style:parent-style-name="Body_20_Text" style:list-style-name="DWS_20_Bullet_20_List">
      <style:paragraph-properties fo:text-align="start" style:justify-single-word="false"/>
      <style:text-properties officeooo:rsid="03068449" officeooo:paragraph-rsid="00f9a4d1"/>
    </style:style>
    <style:style style:name="P115" style:family="paragraph" style:parent-style-name="Body_20_Text" style:list-style-name="DWS_20_Bullet_20_List">
      <style:paragraph-properties fo:text-align="start" style:justify-single-word="false"/>
      <style:text-properties fo:language="en" fo:country="US" officeooo:paragraph-rsid="01b06fe1"/>
    </style:style>
    <style:style style:name="P116" style:family="paragraph" style:parent-style-name="Body_20_Text" style:list-style-name="DWS_20_Numbered_20_List"/>
    <style:style style:name="P117" style:family="paragraph" style:parent-style-name="Body_20_Text" style:list-style-name="DWS_20_Numbered_20_List">
      <style:text-properties officeooo:paragraph-rsid="00dbbdfc"/>
    </style:style>
    <style:style style:name="P118" style:family="paragraph" style:parent-style-name="Body_20_Text" style:list-style-name="DWS_20_Numbered_20_List">
      <style:text-properties officeooo:paragraph-rsid="0144cb1b"/>
    </style:style>
    <style:style style:name="P119" style:family="paragraph" style:parent-style-name="Body_20_Text" style:list-style-name="DWS_20_Numbered_20_List">
      <style:text-properties officeooo:paragraph-rsid="011c9033"/>
    </style:style>
    <style:style style:name="P120" style:family="paragraph" style:parent-style-name="Body_20_Text" style:list-style-name="DWS_20_Numbered_20_List">
      <style:text-properties officeooo:paragraph-rsid="00a8899f"/>
    </style:style>
    <style:style style:name="P121" style:family="paragraph" style:parent-style-name="Body_20_Text" style:list-style-name="DWS_20_Numbered_20_List">
      <style:text-properties officeooo:paragraph-rsid="01ae7f1c"/>
    </style:style>
    <style:style style:name="P122" style:family="paragraph" style:parent-style-name="Body_20_Text" style:list-style-name="DWS_20_Numbered_20_List">
      <style:text-properties officeooo:paragraph-rsid="01a6b169"/>
    </style:style>
    <style:style style:name="P123" style:family="paragraph" style:parent-style-name="Body_20_Text" style:list-style-name="DWS_20_Numbered_20_List">
      <style:text-properties officeooo:paragraph-rsid="012901cb"/>
    </style:style>
    <style:style style:name="P124" style:family="paragraph" style:parent-style-name="Body_20_Text" style:list-style-name="DWS_20_Numbered_20_List">
      <style:text-properties officeooo:paragraph-rsid="0119336b"/>
    </style:style>
    <style:style style:name="P125" style:family="paragraph" style:parent-style-name="Body_20_Text" style:list-style-name="DWS_20_Numbered_20_List">
      <style:text-properties officeooo:paragraph-rsid="00c2eda6"/>
    </style:style>
    <style:style style:name="P126" style:family="paragraph" style:parent-style-name="Body_20_Text" style:list-style-name="DWS_20_Numbered_20_List">
      <style:text-properties officeooo:paragraph-rsid="01248af9"/>
    </style:style>
    <style:style style:name="P127" style:family="paragraph" style:parent-style-name="Body_20_Text" style:list-style-name="DWS_20_Numbered_20_List">
      <style:text-properties officeooo:paragraph-rsid="01b3c5e1"/>
    </style:style>
    <style:style style:name="P128" style:family="paragraph" style:parent-style-name="Body_20_Text" style:list-style-name="DWS_20_Numbered_20_List">
      <style:text-properties officeooo:paragraph-rsid="009d92a5"/>
    </style:style>
    <style:style style:name="P129" style:family="paragraph" style:parent-style-name="Body_20_Text" style:list-style-name="DWS_20_Numbered_20_List">
      <style:text-properties officeooo:paragraph-rsid="0134b3fa"/>
    </style:style>
    <style:style style:name="P130" style:family="paragraph" style:parent-style-name="Body_20_Text" style:list-style-name="DWS_20_Numbered_20_List">
      <style:text-properties officeooo:rsid="0186d840" officeooo:paragraph-rsid="0186d840"/>
    </style:style>
    <style:style style:name="P131" style:family="paragraph" style:parent-style-name="Body_20_Text" style:list-style-name="L3">
      <style:text-properties officeooo:rsid="00a2f61e" officeooo:paragraph-rsid="00a2f61e"/>
    </style:style>
    <style:style style:name="P132" style:family="paragraph" style:parent-style-name="Body_20_Text" style:list-style-name="L4">
      <style:text-properties officeooo:rsid="00a4ba72" officeooo:paragraph-rsid="00a4ba72"/>
    </style:style>
    <style:style style:name="P133" style:family="paragraph" style:parent-style-name="Body_20_Text" style:list-style-name="DWS_20_Numbered_20_List">
      <style:text-properties officeooo:rsid="0188751f" officeooo:paragraph-rsid="0188751f"/>
    </style:style>
    <style:style style:name="P134" style:family="paragraph" style:parent-style-name="Body_20_Text" style:list-style-name="L7"/>
    <style:style style:name="P135" style:family="paragraph" style:parent-style-name="Body_20_Text" style:list-style-name="L14">
      <style:text-properties officeooo:rsid="00994214" officeooo:paragraph-rsid="00994214"/>
    </style:style>
    <style:style style:name="P136" style:family="paragraph" style:parent-style-name="Body_20_Text" style:list-style-name="L15">
      <style:text-properties officeooo:rsid="009683bf" officeooo:paragraph-rsid="009683bf"/>
    </style:style>
    <style:style style:name="P137" style:family="paragraph" style:parent-style-name="Body_20_Text" style:list-style-name="L20">
      <style:text-properties officeooo:paragraph-rsid="009c1a3f"/>
    </style:style>
    <style:style style:name="P138" style:family="paragraph" style:parent-style-name="Body_20_Text" style:list-style-name="L21"/>
    <style:style style:name="P139" style:family="paragraph" style:parent-style-name="Body_20_Text" style:list-style-name="L22">
      <style:text-properties officeooo:paragraph-rsid="009d92a5"/>
    </style:style>
    <style:style style:name="P140" style:family="paragraph" style:parent-style-name="Body_20_Text_20_First_20_Indent" style:list-style-name="L1">
      <style:text-properties officeooo:rsid="00787e40" officeooo:paragraph-rsid="00787e40"/>
    </style:style>
    <style:style style:name="P141" style:family="paragraph" style:parent-style-name="Body_20_Text_20_First_20_Indent" style:list-style-name="DWS_20_Numbered_20_List">
      <style:text-properties officeooo:paragraph-rsid="015d6484"/>
    </style:style>
    <style:style style:name="P142" style:family="paragraph" style:parent-style-name="Body_20_Text_20_First_20_Indent" style:list-style-name="DWS_20_Numbered_20_List">
      <style:paragraph-properties fo:text-align="start" style:justify-single-word="false"/>
      <style:text-properties officeooo:rsid="01211a4e" officeooo:paragraph-rsid="01211a4e"/>
    </style:style>
    <style:style style:name="P143" style:family="paragraph" style:parent-style-name="Body_20_Text_20_First_20_Indent" style:list-style-name="DWS_20_Numbered_20_List">
      <style:text-properties officeooo:rsid="00649cca" officeooo:paragraph-rsid="00649cca"/>
    </style:style>
    <style:style style:name="P144" style:family="paragraph" style:parent-style-name="Body_20_Text_20_First_20_Indent" style:list-style-name="L2">
      <style:text-properties officeooo:paragraph-rsid="00a2f61e"/>
    </style:style>
    <style:style style:name="P145" style:family="paragraph" style:parent-style-name="Body_20_Text_20_First_20_Indent" style:list-style-name="L2">
      <style:text-properties officeooo:rsid="00a50c5a" officeooo:paragraph-rsid="00a50c5a"/>
    </style:style>
    <style:style style:name="P146" style:family="paragraph" style:parent-style-name="Body_20_Text_20_First_20_Indent" style:list-style-name="L3">
      <style:text-properties officeooo:rsid="00a2f61e" officeooo:paragraph-rsid="00a2f61e"/>
    </style:style>
    <style:style style:name="P147" style:family="paragraph" style:parent-style-name="Body_20_Text_20_First_20_Indent" style:list-style-name="L3">
      <style:text-properties officeooo:rsid="00a4ba72" officeooo:paragraph-rsid="00a4ba72"/>
    </style:style>
    <style:style style:name="P148" style:family="paragraph" style:parent-style-name="Body_20_Text_20_First_20_Indent" style:list-style-name="L5">
      <style:text-properties officeooo:paragraph-rsid="0070689c"/>
    </style:style>
    <style:style style:name="P149" style:family="paragraph" style:parent-style-name="Body_20_Text_20_First_20_Indent" style:list-style-name="L6"/>
    <style:style style:name="P150" style:family="paragraph" style:parent-style-name="Body_20_Text_20_First_20_Indent" style:list-style-name="L8"/>
    <style:style style:name="P151" style:family="paragraph" style:parent-style-name="Body_20_Text_20_First_20_Indent" style:list-style-name="L9"/>
    <style:style style:name="P152" style:family="paragraph" style:parent-style-name="Body_20_Text_20_First_20_Indent" style:list-style-name="L10">
      <style:text-properties officeooo:rsid="003c155b" officeooo:paragraph-rsid="007161ce"/>
    </style:style>
    <style:style style:name="P153" style:family="paragraph" style:parent-style-name="Body_20_Text_20_First_20_Indent" style:list-style-name="L10">
      <style:text-properties officeooo:rsid="003cee3f" officeooo:paragraph-rsid="007161ce"/>
    </style:style>
    <style:style style:name="P154" style:family="paragraph" style:parent-style-name="Body_20_Text_20_First_20_Indent" style:list-style-name="L10">
      <style:text-properties officeooo:rsid="004271e0" officeooo:paragraph-rsid="007161ce"/>
    </style:style>
    <style:style style:name="P155" style:family="paragraph" style:parent-style-name="Body_20_Text_20_First_20_Indent" style:list-style-name="L11">
      <style:text-properties officeooo:rsid="004271e0" officeooo:paragraph-rsid="007161ce"/>
    </style:style>
    <style:style style:name="P156" style:family="paragraph" style:parent-style-name="Body_20_Text_20_First_20_Indent" style:list-style-name="L12">
      <style:text-properties officeooo:paragraph-rsid="008657a7"/>
    </style:style>
    <style:style style:name="P157" style:family="paragraph" style:parent-style-name="Body_20_Text_20_First_20_Indent" style:list-style-name="L12">
      <style:text-properties officeooo:rsid="05a40694" officeooo:paragraph-rsid="008657a7"/>
    </style:style>
    <style:style style:name="P158" style:family="paragraph" style:parent-style-name="Body_20_Text_20_First_20_Indent" style:list-style-name="L12">
      <style:text-properties officeooo:rsid="00892ab5" officeooo:paragraph-rsid="00892ab5"/>
    </style:style>
    <style:style style:name="P159" style:family="paragraph" style:parent-style-name="Body_20_Text_20_First_20_Indent" style:list-style-name="L13">
      <style:text-properties officeooo:paragraph-rsid="00c07ae0"/>
    </style:style>
    <style:style style:name="P160" style:family="paragraph" style:parent-style-name="Body_20_Text_20_First_20_Indent" style:list-style-name="L13">
      <style:text-properties officeooo:rsid="00c07ae0" officeooo:paragraph-rsid="00c07ae0"/>
    </style:style>
    <style:style style:name="P161" style:family="paragraph" style:parent-style-name="Body_20_Text_20_First_20_Indent" style:list-style-name="DWS_20_Numbered_20_List">
      <style:paragraph-properties fo:text-align="start" style:justify-single-word="false"/>
      <style:text-properties officeooo:rsid="00c137ff" officeooo:paragraph-rsid="01048529"/>
    </style:style>
    <style:style style:name="P162" style:family="paragraph" style:parent-style-name="Body_20_Text_20_First_20_Indent" style:list-style-name="L14">
      <style:text-properties officeooo:rsid="009683bf" officeooo:paragraph-rsid="00978703"/>
    </style:style>
    <style:style style:name="P163" style:family="paragraph" style:parent-style-name="Body_20_Text_20_First_20_Indent" style:list-style-name="L14">
      <style:text-properties officeooo:rsid="0105bff7" officeooo:paragraph-rsid="0165dfa6"/>
    </style:style>
    <style:style style:name="P164" style:family="paragraph" style:parent-style-name="Body_20_Text_20_First_20_Indent" style:list-style-name="L14">
      <style:text-properties officeooo:rsid="00994214" officeooo:paragraph-rsid="00994214"/>
    </style:style>
    <style:style style:name="P165" style:family="paragraph" style:parent-style-name="Body_20_Text_20_First_20_Indent" style:list-style-name="L19">
      <style:paragraph-properties fo:text-align="start" style:justify-single-word="false"/>
      <style:text-properties officeooo:paragraph-rsid="009c1a3f"/>
    </style:style>
    <style:style style:name="P166" style:family="paragraph" style:parent-style-name="Body_20_Text_20_First_20_Indent" style:list-style-name="L20">
      <style:text-properties officeooo:paragraph-rsid="009c1a3f"/>
    </style:style>
    <style:style style:name="P167" style:family="paragraph" style:parent-style-name="Body_20_Text_20_First_20_Indent" style:list-style-name="L21">
      <style:text-properties officeooo:paragraph-rsid="00f2804e"/>
    </style:style>
    <style:style style:name="P168" style:family="paragraph" style:parent-style-name="Body_20_Text_20_First_20_Indent" style:list-style-name="L22">
      <style:text-properties officeooo:paragraph-rsid="00a0d3ef"/>
    </style:style>
    <style:style style:name="P169" style:family="paragraph" style:parent-style-name="Heading_20_1">
      <style:text-properties officeooo:paragraph-rsid="007161ce"/>
    </style:style>
    <style:style style:name="P170" style:family="paragraph" style:parent-style-name="Heading_20_1">
      <style:text-properties officeooo:paragraph-rsid="019097e5"/>
    </style:style>
    <style:style style:name="P171" style:family="paragraph" style:parent-style-name="Heading_20_1">
      <style:text-properties fo:language="en" fo:country="US" fo:font-weight="normal" officeooo:rsid="002bc635" officeooo:paragraph-rsid="0070689c" style:font-weight-asian="normal" style:font-weight-complex="normal"/>
    </style:style>
    <style:style style:name="P172" style:family="paragraph" style:parent-style-name="Heading_20_1">
      <style:text-properties officeooo:paragraph-rsid="0061fd68"/>
    </style:style>
    <style:style style:name="P173" style:family="paragraph" style:parent-style-name="Heading_20_1">
      <style:text-properties fo:font-variant="normal" fo:text-transform="none" style:font-name="Noto Sans2" fo:font-size="18pt" fo:language="en" fo:country="US" fo:font-style="italic" fo:font-weight="bold" officeooo:paragraph-rsid="010a8d0d" style:font-weight-asian="bold" style:font-weight-complex="bold"/>
    </style:style>
    <style:style style:name="P174" style:family="paragraph" style:parent-style-name="Heading_20_1">
      <style:paragraph-properties fo:break-before="page"/>
    </style:style>
    <style:style style:name="P175" style:family="paragraph" style:parent-style-name="Heading_20_1" style:master-page-name="Instruction">
      <style:paragraph-properties style:page-number="auto"/>
      <style:text-properties officeooo:paragraph-rsid="001258be"/>
    </style:style>
    <style:style style:name="P176" style:family="paragraph" style:parent-style-name="Heading_20_1" style:master-page-name="Instruction">
      <style:paragraph-properties style:page-number="auto"/>
      <style:text-properties fo:language="en" fo:country="US"/>
    </style:style>
    <style:style style:name="P177" style:family="paragraph" style:parent-style-name="Heading_20_1" style:master-page-name="Instruction">
      <style:paragraph-properties style:page-number="auto"/>
      <style:text-properties officeooo:paragraph-rsid="008657a7"/>
    </style:style>
    <style:style style:name="P178" style:family="paragraph" style:parent-style-name="Heading_20_1">
      <style:paragraph-properties fo:margin-left="0in" fo:margin-right="0in" fo:text-indent="0in" style:auto-text-indent="false"/>
      <style:text-properties officeooo:paragraph-rsid="00787e40"/>
    </style:style>
    <style:style style:name="P179" style:family="paragraph" style:parent-style-name="Heading_20_2">
      <style:text-properties officeooo:rsid="0046797e" officeooo:paragraph-rsid="0046797e"/>
    </style:style>
    <style:style style:name="P180" style:family="paragraph" style:parent-style-name="Heading_20_2">
      <style:text-properties fo:font-size="12pt" officeooo:paragraph-rsid="011af298" style:font-size-asian="12pt" style:font-size-complex="12pt"/>
    </style:style>
    <style:style style:name="P181" style:family="paragraph" style:parent-style-name="Heading_20_2">
      <style:text-properties officeooo:paragraph-rsid="011d94bf"/>
    </style:style>
    <style:style style:name="P182" style:family="paragraph" style:parent-style-name="Heading_20_2">
      <style:text-properties officeooo:paragraph-rsid="00ddd584"/>
    </style:style>
    <style:style style:name="P183" style:family="paragraph" style:parent-style-name="Heading_20_2">
      <style:text-properties officeooo:paragraph-rsid="016a7199"/>
    </style:style>
    <style:style style:name="P184" style:family="paragraph" style:parent-style-name="Heading_20_2">
      <style:text-properties officeooo:paragraph-rsid="00ad97f3"/>
    </style:style>
    <style:style style:name="P185" style:family="paragraph" style:parent-style-name="Heading_20_2">
      <style:text-properties officeooo:rsid="00a60444" officeooo:paragraph-rsid="00ad97f3"/>
    </style:style>
    <style:style style:name="P186" style:family="paragraph" style:parent-style-name="Heading_20_2">
      <style:text-properties fo:text-transform="capitalize" fo:color="#2a6099" loext:opacity="100%" style:font-name="Noto Sans3" fo:font-size="14pt" fo:language="en" fo:country="US" fo:font-style="italic" fo:font-weight="normal" officeooo:rsid="00c37610" officeooo:paragraph-rsid="00ad97f3" style:font-name-complex="Times New Roman4"/>
    </style:style>
    <style:style style:name="P187" style:family="paragraph" style:parent-style-name="Heading_20_2">
      <style:text-properties officeooo:rsid="00c07ae0" officeooo:paragraph-rsid="00c07ae0"/>
    </style:style>
    <style:style style:name="P188" style:family="paragraph" style:parent-style-name="Heading_20_2">
      <style:paragraph-properties fo:text-align="start" style:justify-single-word="false"/>
    </style:style>
    <style:style style:name="P189" style:family="paragraph" style:parent-style-name="Heading_20_2">
      <style:text-properties officeooo:paragraph-rsid="0061fd68"/>
    </style:style>
    <style:style style:name="P190" style:family="paragraph" style:parent-style-name="Normal_20_first_20_Indent" style:list-style-name="L16">
      <style:text-properties officeooo:rsid="00165dfc" officeooo:paragraph-rsid="00787e40"/>
    </style:style>
    <style:style style:name="P191" style:family="paragraph" style:parent-style-name="Text_20_body" style:list-style-name="L17">
      <style:text-properties officeooo:paragraph-rsid="00787e40"/>
    </style:style>
    <style:style style:name="P192" style:family="paragraph" style:parent-style-name="Text_20_body" style:list-style-name="L17">
      <style:text-properties officeooo:rsid="001cf078" officeooo:paragraph-rsid="00787e40"/>
    </style:style>
    <style:style style:name="P193" style:family="paragraph" style:parent-style-name="Text_20_body" style:list-style-name="L17">
      <style:text-properties officeooo:rsid="001d2c5c" officeooo:paragraph-rsid="00787e40"/>
    </style:style>
    <style:style style:name="P194" style:family="paragraph" style:parent-style-name="Text_20_body" style:list-style-name="L18">
      <style:text-properties officeooo:rsid="001d2c5c" officeooo:paragraph-rsid="00787e40"/>
    </style:style>
    <style:style style:name="P195" style:family="paragraph" style:parent-style-name="Text_20_body" style:list-style-name="L17">
      <style:text-properties fo:font-weight="normal" officeooo:rsid="01ab4b19" officeooo:paragraph-rsid="01ab4b19" style:font-weight-asian="normal" style:font-weight-complex="normal"/>
    </style:style>
    <style:style style:name="P196" style:family="paragraph">
      <style:paragraph-properties fo:margin-left="0in" fo:margin-right="0in" fo:margin-top="0in" fo:margin-bottom="0in" fo:line-height="100%" fo:text-align="start" fo:text-indent="0in" style:punctuation-wrap="simple" style:line-break="normal" style:writing-mode="lr-tb">
        <style:tab-stops/>
      </style:paragraph-properties>
      <style:text-properties fo:color="#000000" loext:opacity="1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97" style:family="paragraph">
      <loext:graphic-properties draw:fill="solid" draw:fill-color="#000000"/>
      <style:paragraph-properties fo:margin-left="0in" fo:margin-right="0in" fo:margin-top="0in" fo:margin-bottom="0in" fo:line-height="100%" fo:text-align="start" fo:text-indent="0in" style:punctuation-wrap="simple" style:line-break="normal" style:writing-mode="lr-tb">
        <style:tab-stops/>
      </style:paragraph-properties>
      <style:text-properties fo:color="#000000" loext:opacity="1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1" style:family="text">
      <style:text-properties officeooo:rsid="001cb2b0"/>
    </style:style>
    <style:style style:name="T2" style:family="text">
      <style:text-properties officeooo:rsid="00ed74d2"/>
    </style:style>
    <style:style style:name="T3" style:family="text">
      <style:text-properties fo:font-style="italic" style:font-style-asian="italic" style:font-style-complex="italic"/>
    </style:style>
    <style:style style:name="T4" style:family="text">
      <style:text-properties fo:font-style="italic" officeooo:rsid="001cb2b0" style:font-style-asian="italic" style:font-style-complex="italic"/>
    </style:style>
    <style:style style:name="T5" style:family="text">
      <style:text-properties fo:font-style="italic" officeooo:rsid="001df28b" style:font-style-asian="italic" style:font-style-complex="italic"/>
    </style:style>
    <style:style style:name="T6" style:family="text">
      <style:text-properties fo:font-style="italic" officeooo:rsid="001057aa" style:font-style-asian="italic" style:font-style-complex="italic"/>
    </style:style>
    <style:style style:name="T7" style:family="text">
      <style:text-properties fo:font-style="italic" officeooo:rsid="000707e4" style:font-style-asian="italic" style:font-style-complex="italic"/>
    </style:style>
    <style:style style:name="T8" style:family="text">
      <style:text-properties fo:font-style="italic" officeooo:rsid="00416790" style:font-style-asian="italic" style:font-style-complex="italic"/>
    </style:style>
    <style:style style:name="T9" style:family="text">
      <style:text-properties fo:font-style="italic" officeooo:rsid="029e5b5e" style:font-style-asian="italic" style:font-style-complex="italic"/>
    </style:style>
    <style:style style:name="T10" style:family="text">
      <style:text-properties fo:font-style="italic" officeooo:rsid="00a47b4f" style:font-style-asian="italic" style:font-style-complex="italic"/>
    </style:style>
    <style:style style:name="T11" style:family="text">
      <style:text-properties fo:font-style="italic" officeooo:rsid="00bf2455" style:font-style-asian="italic" style:font-style-complex="italic"/>
    </style:style>
    <style:style style:name="T12" style:family="text">
      <style:text-properties fo:font-style="italic" officeooo:rsid="013fc960" style:font-style-asian="italic" style:font-style-complex="italic"/>
    </style:style>
    <style:style style:name="T13" style:family="text">
      <style:text-properties fo:font-style="italic" fo:font-weight="normal" officeooo:rsid="01ad7eb7" style:font-style-asian="italic" style:font-weight-asian="normal" style:font-style-complex="italic" style:font-weight-complex="normal"/>
    </style:style>
    <style:style style:name="T14" style:family="text">
      <style:text-properties fo:font-style="italic" fo:font-weight="normal" officeooo:rsid="00707ee5" style:font-style-asian="italic" style:font-weight-asian="normal" style:font-style-complex="italic" style:font-weight-complex="normal"/>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c37610" style:font-style-asian="italic" style:font-weight-asian="bold" style:font-style-complex="italic" style:font-weight-complex="bold"/>
    </style:style>
    <style:style style:name="T17" style:family="text">
      <style:text-properties officeooo:rsid="001df28b"/>
    </style:style>
    <style:style style:name="T18" style:family="text">
      <style:text-properties officeooo:rsid="00df6d2b"/>
    </style:style>
    <style:style style:name="T19" style:family="text">
      <style:text-properties fo:font-style="normal" style:font-style-asian="normal" style:font-style-complex="normal"/>
    </style:style>
    <style:style style:name="T20" style:family="text">
      <style:text-properties fo:font-style="normal" officeooo:rsid="001057aa" style:font-style-asian="normal" style:font-style-complex="normal"/>
    </style:style>
    <style:style style:name="T21" style:family="text">
      <style:text-properties fo:font-style="normal" officeooo:rsid="00416790" style:font-style-asian="normal" style:font-style-complex="normal"/>
    </style:style>
    <style:style style:name="T22" style:family="text">
      <style:text-properties fo:font-style="normal" officeooo:rsid="009d92a5" style:font-style-asian="normal" style:font-style-complex="normal"/>
    </style:style>
    <style:style style:name="T23" style:family="text">
      <style:text-properties fo:font-style="normal" officeooo:rsid="010ed54e" style:font-style-asian="normal" style:font-style-complex="normal"/>
    </style:style>
    <style:style style:name="T24" style:family="text">
      <style:text-properties fo:font-style="normal" officeooo:rsid="002a216b" style:font-style-asian="normal" style:font-style-complex="normal"/>
    </style:style>
    <style:style style:name="T25" style:family="text">
      <style:text-properties fo:font-style="normal" officeooo:rsid="0131b943" style:font-style-asian="normal" style:font-style-complex="normal"/>
    </style:style>
    <style:style style:name="T26" style:family="text">
      <style:text-properties fo:font-style="normal" officeooo:rsid="0134b3fa" style:font-style-asian="normal" style:font-style-complex="normal"/>
    </style:style>
    <style:style style:name="T27" style:family="text">
      <style:text-properties fo:font-style="normal" officeooo:rsid="01565a67" style:font-style-asian="normal" style:font-style-complex="normal"/>
    </style:style>
    <style:style style:name="T28" style:family="text">
      <style:text-properties fo:font-style="normal" officeooo:rsid="01ad7eb7" style:font-style-asian="normal" style:font-style-complex="normal"/>
    </style:style>
    <style:style style:name="T29" style:family="text">
      <style:text-properties fo:font-style="normal" officeooo:rsid="0189b848" style:font-style-asian="normal" style:font-style-complex="normal"/>
    </style:style>
    <style:style style:name="T30" style:family="text">
      <style:text-properties fo:font-style="normal" style:font-style-asian="normal" style:font-weight-asian="normal" style:font-style-complex="normal" style:font-weight-complex="normal"/>
    </style:style>
    <style:style style:name="T31" style:family="text">
      <style:text-properties fo:font-style="normal" officeooo:rsid="023731b6" style:font-style-asian="normal" style:font-weight-asian="normal" style:font-style-complex="normal" style:font-weight-complex="normal"/>
    </style:style>
    <style:style style:name="T32" style:family="text">
      <style:text-properties fo:font-style="normal" style:font-style-asian="normal" style:font-weight-asian="bold" style:font-style-complex="normal" style:font-weight-complex="bold"/>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tyle="normal" fo:font-weight="normal" officeooo:rsid="01ad7eb7" style:font-style-asian="normal" style:font-weight-asian="normal" style:font-style-complex="normal" style:font-weight-complex="normal"/>
    </style:style>
    <style:style style:name="T35" style:family="text">
      <style:text-properties fo:font-style="normal" fo:font-weight="normal" officeooo:rsid="01ac875d" style:font-style-asian="normal" style:font-weight-asian="normal" style:font-style-complex="normal" style:font-weight-complex="normal"/>
    </style:style>
    <style:style style:name="T36" style:family="text">
      <style:text-properties fo:font-style="normal" fo:font-weight="normal" officeooo:rsid="023731b6" style:font-style-asian="normal" style:font-weight-asian="normal" style:font-style-complex="normal" style:font-weight-complex="normal"/>
    </style:style>
    <style:style style:name="T37" style:family="text">
      <style:text-properties fo:font-style="normal" fo:font-weight="normal" officeooo:rsid="01aed8ca" style:font-style-asian="normal" style:font-weight-asian="normal" style:font-style-complex="normal" style:font-weight-complex="normal"/>
    </style:style>
    <style:style style:name="T38" style:family="text">
      <style:text-properties fo:font-style="normal" fo:font-weight="normal" officeooo:rsid="02382cd9" style:font-style-asian="normal" style:font-weight-asian="normal" style:font-style-complex="normal" style:font-weight-complex="normal"/>
    </style:style>
    <style:style style:name="T39" style:family="text">
      <style:text-properties fo:font-style="normal" fo:font-weight="normal" officeooo:rsid="000cd93d" style:font-style-asian="normal" style:font-weight-asian="normal" style:font-style-complex="normal" style:font-weight-complex="normal"/>
    </style:style>
    <style:style style:name="T40" style:family="text">
      <style:text-properties fo:font-style="normal" fo:font-weight="normal" officeooo:rsid="00416790" style:font-style-asian="normal" style:font-weight-asian="normal" style:font-style-complex="normal" style:font-weight-complex="normal"/>
    </style:style>
    <style:style style:name="T41" style:family="text">
      <style:text-properties fo:font-style="normal" fo:font-weight="normal" officeooo:rsid="0083e801" style:font-style-asian="normal" style:font-weight-asian="normal" style:font-style-complex="normal" style:font-weight-complex="normal"/>
    </style:style>
    <style:style style:name="T42" style:family="text">
      <style:text-properties fo:font-style="normal" fo:font-weight="normal" officeooo:rsid="009c1a3f" style:font-style-asian="normal" style:font-weight-asian="normal" style:font-style-complex="normal" style:font-weight-complex="normal"/>
    </style:style>
    <style:style style:name="T43" style:family="text">
      <style:text-properties fo:font-style="normal" fo:font-weight="normal" officeooo:rsid="009d92a5" style:font-style-asian="normal" style:font-weight-asian="normal" style:font-style-complex="normal" style:font-weight-complex="normal"/>
    </style:style>
    <style:style style:name="T44" style:family="text">
      <style:text-properties fo:font-style="normal" fo:font-weight="normal" officeooo:rsid="00a0d3ef" style:font-style-asian="normal" style:font-weight-asian="normal" style:font-style-complex="normal" style:font-weight-complex="normal"/>
    </style:style>
    <style:style style:name="T45" style:family="text">
      <style:text-properties fo:font-style="normal" fo:font-weight="normal" officeooo:rsid="00f2804e" style:font-style-asian="normal" style:font-weight-asian="normal" style:font-style-complex="normal" style:font-weight-complex="normal"/>
    </style:style>
    <style:style style:name="T46" style:family="text">
      <style:text-properties fo:font-style="normal" fo:font-weight="normal" officeooo:rsid="001b82e8" style:font-style-asian="normal" style:font-weight-asian="normal" style:font-style-complex="normal" style:font-weight-complex="normal"/>
    </style:style>
    <style:style style:name="T47" style:family="text">
      <style:text-properties fo:font-style="normal" fo:font-weight="normal" officeooo:rsid="010a8d0d" style:font-style-asian="normal" style:font-weight-asian="normal" style:font-style-complex="normal" style:font-weight-complex="normal"/>
    </style:style>
    <style:style style:name="T48" style:family="text">
      <style:text-properties fo:font-style="normal" fo:font-weight="normal" officeooo:rsid="010b7b18" style:font-style-asian="normal" style:font-weight-asian="normal" style:font-style-complex="normal" style:font-weight-complex="normal"/>
    </style:style>
    <style:style style:name="T49" style:family="text">
      <style:text-properties fo:font-style="normal" fo:font-weight="normal" officeooo:rsid="010da454" style:font-style-asian="normal" style:font-weight-asian="normal" style:font-style-complex="normal" style:font-weight-complex="normal"/>
    </style:style>
    <style:style style:name="T50" style:family="text">
      <style:text-properties fo:font-style="normal" fo:font-weight="normal" officeooo:rsid="010ed54e" style:font-style-asian="normal" style:font-weight-asian="normal" style:font-style-complex="normal" style:font-weight-complex="normal"/>
    </style:style>
    <style:style style:name="T51" style:family="text">
      <style:text-properties fo:font-style="normal" fo:font-weight="normal" officeooo:rsid="01131eb7" style:font-style-asian="normal" style:font-weight-asian="normal" style:font-style-complex="normal" style:font-weight-complex="normal"/>
    </style:style>
    <style:style style:name="T52" style:family="text">
      <style:text-properties fo:font-style="normal" fo:font-weight="normal" officeooo:rsid="0126309a" style:font-style-asian="normal" style:font-weight-asian="normal" style:font-style-complex="normal" style:font-weight-complex="normal"/>
    </style:style>
    <style:style style:name="T53" style:family="text">
      <style:text-properties fo:font-style="normal" fo:font-weight="normal" officeooo:rsid="0133e21d" style:font-style-asian="normal" style:font-weight-asian="normal" style:font-style-complex="normal" style:font-weight-complex="normal"/>
    </style:style>
    <style:style style:name="T54" style:family="text">
      <style:text-properties fo:font-style="normal" fo:font-weight="normal" officeooo:rsid="01b1de38" style:font-style-asian="normal" style:font-weight-asian="normal" style:font-style-complex="normal" style:font-weight-complex="normal"/>
    </style:style>
    <style:style style:name="T55" style:family="text">
      <style:text-properties fo:font-style="normal" fo:font-weight="normal" officeooo:rsid="01b3c5e1" style:font-style-asian="normal" style:font-weight-asian="normal" style:font-style-complex="normal" style:font-weight-complex="normal"/>
    </style:style>
    <style:style style:name="T56" style:family="text">
      <style:text-properties fo:font-style="normal" fo:font-weight="bold" style:font-style-asian="normal" style:font-weight-asian="bold" style:font-style-complex="normal" style:font-weight-complex="bold"/>
    </style:style>
    <style:style style:name="T57" style:family="text">
      <style:text-properties fo:font-style="normal" fo:font-weight="bold" officeooo:rsid="01ad7eb7" style:font-style-asian="normal" style:font-weight-asian="bold" style:font-style-complex="normal" style:font-weight-complex="bold"/>
    </style:style>
    <style:style style:name="T58" style:family="text">
      <style:text-properties fo:font-style="normal" fo:font-weight="bold" officeooo:rsid="023731b6" style:font-style-asian="normal" style:font-weight-asian="bold" style:font-style-complex="normal" style:font-weight-complex="bold"/>
    </style:style>
    <style:style style:name="T59" style:family="text">
      <style:text-properties officeooo:rsid="000e6890"/>
    </style:style>
    <style:style style:name="T60" style:family="text">
      <style:text-properties officeooo:rsid="001057aa"/>
    </style:style>
    <style:style style:name="T61" style:family="text">
      <style:text-properties officeooo:rsid="0020856e"/>
    </style:style>
    <style:style style:name="T62" style:family="text">
      <style:text-properties officeooo:rsid="0023001b"/>
    </style:style>
    <style:style style:name="T63" style:family="text">
      <style:text-properties officeooo:rsid="00eba55f"/>
    </style:style>
    <style:style style:name="T64" style:family="text">
      <style:text-properties officeooo:rsid="001346e0"/>
    </style:style>
    <style:style style:name="T65" style:family="text">
      <style:text-properties fo:font-weight="normal" style:font-weight-asian="normal" style:font-weight-complex="normal"/>
    </style:style>
    <style:style style:name="T66" style:family="text">
      <style:text-properties fo:font-weight="normal" officeooo:rsid="001af1c8" style:font-weight-asian="normal" style:font-weight-complex="normal"/>
    </style:style>
    <style:style style:name="T67" style:family="text">
      <style:text-properties fo:font-weight="normal" officeooo:rsid="00649cca" style:font-weight-asian="normal" style:font-weight-complex="normal"/>
    </style:style>
    <style:style style:name="T68" style:family="text">
      <style:text-properties fo:font-weight="normal" officeooo:rsid="00656797" style:font-weight-asian="normal" style:font-weight-complex="normal"/>
    </style:style>
    <style:style style:name="T69" style:family="text">
      <style:text-properties fo:font-weight="normal" officeooo:rsid="0082803a" style:font-weight-asian="normal" style:font-weight-complex="normal"/>
    </style:style>
    <style:style style:name="T70" style:family="text">
      <style:text-properties fo:font-weight="normal" officeooo:rsid="0085f5de" style:font-weight-asian="normal" style:font-weight-complex="normal"/>
    </style:style>
    <style:style style:name="T71" style:family="text">
      <style:text-properties fo:font-weight="normal" officeooo:rsid="00a8899f" style:font-weight-asian="normal" style:font-weight-complex="normal"/>
    </style:style>
    <style:style style:name="T72" style:family="text">
      <style:text-properties fo:font-weight="normal" officeooo:rsid="00da5381" style:font-weight-asian="normal" style:font-weight-complex="normal"/>
    </style:style>
    <style:style style:name="T73" style:family="text">
      <style:text-properties fo:font-weight="normal" officeooo:rsid="00ddd584" style:font-weight-asian="normal" style:font-weight-complex="normal"/>
    </style:style>
    <style:style style:name="T74" style:family="text">
      <style:text-properties fo:font-weight="normal" officeooo:rsid="00fabdfa" style:font-weight-asian="normal" style:font-weight-complex="normal"/>
    </style:style>
    <style:style style:name="T75" style:family="text">
      <style:text-properties fo:font-weight="normal" officeooo:rsid="00fd4b67" style:font-weight-asian="normal" style:font-weight-complex="normal"/>
    </style:style>
    <style:style style:name="T76" style:family="text">
      <style:text-properties fo:font-weight="normal" officeooo:rsid="02f8e682" style:font-weight-asian="normal" style:font-weight-complex="normal"/>
    </style:style>
    <style:style style:name="T77" style:family="text">
      <style:text-properties fo:font-weight="normal" officeooo:rsid="01928469" style:font-weight-asian="normal" style:font-weight-complex="normal"/>
    </style:style>
    <style:style style:name="T78" style:family="text">
      <style:text-properties fo:font-weight="normal" officeooo:rsid="01991fa5" style:font-weight-asian="normal" style:font-weight-complex="normal"/>
    </style:style>
    <style:style style:name="T79" style:family="text">
      <style:text-properties fo:font-weight="normal" officeooo:rsid="013fc960" style:font-weight-asian="normal" style:font-weight-complex="normal"/>
    </style:style>
    <style:style style:name="T80" style:family="text">
      <style:text-properties fo:font-weight="normal" officeooo:rsid="019c59be" style:font-weight-asian="normal" style:font-weight-complex="normal"/>
    </style:style>
    <style:style style:name="T81" style:family="text">
      <style:text-properties officeooo:rsid="011f35c2"/>
    </style:style>
    <style:style style:name="T82" style:family="text">
      <style:text-properties fo:font-weight="bold" style:font-weight-asian="bold" style:font-weight-complex="bold"/>
    </style:style>
    <style:style style:name="T83" style:family="text">
      <style:text-properties fo:font-weight="bold" officeooo:rsid="001af1c8" style:font-weight-asian="bold" style:font-weight-complex="bold"/>
    </style:style>
    <style:style style:name="T84" style:family="text">
      <style:text-properties fo:font-weight="bold" officeooo:rsid="000e6890" style:font-weight-asian="bold" style:font-weight-complex="bold"/>
    </style:style>
    <style:style style:name="T85" style:family="text">
      <style:text-properties fo:font-weight="bold" officeooo:rsid="000707e4" style:font-weight-asian="bold" style:font-weight-complex="bold"/>
    </style:style>
    <style:style style:name="T86" style:family="text">
      <style:text-properties fo:font-weight="bold" officeooo:rsid="005f00db" style:font-weight-asian="bold" style:font-weight-complex="bold"/>
    </style:style>
    <style:style style:name="T87" style:family="text">
      <style:text-properties fo:font-weight="bold" officeooo:rsid="00eba55f" style:font-weight-asian="bold" style:font-weight-complex="bold"/>
    </style:style>
    <style:style style:name="T88" style:family="text">
      <style:text-properties fo:font-weight="bold" officeooo:rsid="013fc960" style:font-weight-asian="bold" style:font-weight-complex="bold"/>
    </style:style>
    <style:style style:name="T89" style:family="text">
      <style:text-properties fo:font-weight="bold" officeooo:rsid="0244d3a8" style:font-weight-asian="bold" style:font-weight-complex="bold"/>
    </style:style>
    <style:style style:name="T90" style:family="text">
      <style:text-properties fo:font-weight="bold" officeooo:rsid="003c155b" style:font-weight-asian="bold" style:font-weight-complex="bold"/>
    </style:style>
    <style:style style:name="T91" style:family="text">
      <style:text-properties fo:font-weight="bold" officeooo:rsid="001d2c5c" style:font-weight-asian="bold" style:font-weight-complex="bold"/>
    </style:style>
    <style:style style:name="T92" style:family="text">
      <style:text-properties fo:font-weight="bold" officeooo:rsid="000cfaf0" style:font-weight-asian="bold" style:font-weight-complex="bold"/>
    </style:style>
    <style:style style:name="T93" style:family="text">
      <style:text-properties fo:font-weight="bold" officeooo:rsid="00787e40" style:font-weight-asian="bold" style:font-weight-complex="bold"/>
    </style:style>
    <style:style style:name="T94" style:family="text">
      <style:text-properties fo:font-weight="bold" officeooo:rsid="00809480" style:font-weight-asian="bold" style:font-weight-complex="bold"/>
    </style:style>
    <style:style style:name="T95" style:family="text">
      <style:text-properties fo:font-weight="bold" officeooo:rsid="0085f5de" style:font-weight-asian="bold" style:font-weight-complex="bold"/>
    </style:style>
    <style:style style:name="T96" style:family="text">
      <style:text-properties fo:font-weight="bold" officeooo:rsid="0080573f" style:font-weight-asian="bold" style:font-weight-complex="bold"/>
    </style:style>
    <style:style style:name="T97" style:family="text">
      <style:text-properties fo:font-weight="bold" officeooo:rsid="00915bc6" style:font-weight-asian="bold" style:font-weight-complex="bold"/>
    </style:style>
    <style:style style:name="T98" style:family="text">
      <style:text-properties fo:font-weight="bold" officeooo:rsid="00a8899f" style:font-weight-asian="bold" style:font-weight-complex="bold"/>
    </style:style>
    <style:style style:name="T99" style:family="text">
      <style:text-properties fo:font-weight="bold" officeooo:rsid="00c37610" style:font-weight-asian="bold" style:font-weight-complex="bold"/>
    </style:style>
    <style:style style:name="T100" style:family="text">
      <style:text-properties fo:font-weight="bold" officeooo:rsid="00bcfc83" style:font-weight-asian="bold" style:font-weight-complex="bold"/>
    </style:style>
    <style:style style:name="T101" style:family="text">
      <style:text-properties fo:font-weight="bold" officeooo:rsid="00c702ff" style:font-weight-asian="bold" style:font-weight-complex="bold"/>
    </style:style>
    <style:style style:name="T102" style:family="text">
      <style:text-properties fo:font-weight="bold" officeooo:rsid="00d24990" style:font-weight-asian="bold" style:font-weight-complex="bold"/>
    </style:style>
    <style:style style:name="T103" style:family="text">
      <style:text-properties fo:font-weight="bold" officeooo:rsid="00cea5c4" style:font-weight-asian="bold" style:font-weight-complex="bold"/>
    </style:style>
    <style:style style:name="T104" style:family="text">
      <style:text-properties fo:font-weight="bold" officeooo:rsid="0305046d" style:font-weight-asian="bold" style:font-weight-complex="bold"/>
    </style:style>
    <style:style style:name="T105" style:family="text">
      <style:text-properties fo:font-weight="bold" officeooo:rsid="00707ee5" style:font-weight-asian="bold" style:font-weight-complex="bold"/>
    </style:style>
    <style:style style:name="T106" style:family="text">
      <style:text-properties fo:font-weight="bold" officeooo:rsid="0083e801" style:font-weight-asian="bold" style:font-weight-complex="bold"/>
    </style:style>
    <style:style style:name="T107" style:family="text">
      <style:text-properties fo:font-weight="bold" officeooo:rsid="014ca6b1" style:font-weight-asian="bold" style:font-weight-complex="bold"/>
    </style:style>
    <style:style style:name="T108" style:family="text">
      <style:text-properties fo:font-weight="bold" officeooo:rsid="019c59be" style:font-weight-asian="bold" style:font-weight-complex="bold"/>
    </style:style>
    <style:style style:name="T109" style:family="text">
      <style:text-properties fo:font-weight="bold" officeooo:rsid="0046797e" style:font-weight-asian="bold" style:font-weight-complex="bold"/>
    </style:style>
    <style:style style:name="T110" style:family="text">
      <style:text-properties fo:font-weight="bold" officeooo:rsid="0127e964" style:font-weight-asian="bold" style:font-weight-complex="bold"/>
    </style:style>
    <style:style style:name="T111" style:family="text">
      <style:text-properties fo:font-weight="bold" officeooo:rsid="001dd68b" style:font-weight-asian="bold" style:font-weight-complex="bold"/>
    </style:style>
    <style:style style:name="T112" style:family="text">
      <style:text-properties officeooo:rsid="001af1c8"/>
    </style:style>
    <style:style style:name="T113" style:family="text">
      <style:text-properties officeooo:rsid="001152e0"/>
    </style:style>
    <style:style style:name="T114" style:family="text">
      <style:text-properties officeooo:rsid="00df31d5"/>
    </style:style>
    <style:style style:name="T115" style:family="text">
      <style:text-properties officeooo:rsid="013a8ab8"/>
    </style:style>
    <style:style style:name="T116" style:family="text">
      <style:text-properties officeooo:rsid="00eccbc6"/>
    </style:style>
    <style:style style:name="T117" style:family="text">
      <style:text-properties officeooo:rsid="001f37ef"/>
    </style:style>
    <style:style style:name="T118" style:family="text">
      <style:text-properties officeooo:rsid="00da2cf1"/>
    </style:style>
    <style:style style:name="T119" style:family="text">
      <style:text-properties fo:language="en" fo:country="US"/>
    </style:style>
    <style:style style:name="T120" style:family="text">
      <style:text-properties fo:language="en" fo:country="US" officeooo:rsid="001abafe"/>
    </style:style>
    <style:style style:name="T121" style:family="text">
      <style:text-properties fo:language="en" fo:country="US" officeooo:rsid="00df6d2b"/>
    </style:style>
    <style:style style:name="T122" style:family="text">
      <style:text-properties fo:language="en" fo:country="US" fo:font-weight="bold" officeooo:rsid="001abafe" style:font-weight-asian="bold" style:font-weight-complex="bold"/>
    </style:style>
    <style:style style:name="T123" style:family="text">
      <style:text-properties fo:language="en" fo:country="US" fo:font-weight="normal" style:font-weight-asian="normal" style:font-weight-complex="normal"/>
    </style:style>
    <style:style style:name="T124" style:family="text">
      <style:text-properties fo:language="en" fo:country="US" fo:font-weight="normal" officeooo:rsid="001abafe" style:font-weight-asian="normal" style:font-weight-complex="normal"/>
    </style:style>
    <style:style style:name="T125" style:family="text">
      <style:text-properties fo:language="en" fo:country="US" fo:font-weight="normal" officeooo:rsid="00336de0" style:font-weight-asian="normal" style:font-weight-complex="normal"/>
    </style:style>
    <style:style style:name="T126" style:family="text">
      <style:text-properties fo:language="en" fo:country="US" fo:font-weight="normal" officeooo:rsid="00fabdfa" style:font-weight-asian="normal" style:font-weight-complex="normal"/>
    </style:style>
    <style:style style:name="T127" style:family="text">
      <style:text-properties fo:language="en" fo:country="US" officeooo:rsid="0183406c"/>
    </style:style>
    <style:style style:name="T128" style:family="text">
      <style:text-properties fo:language="en" fo:country="US" officeooo:rsid="07fadf25"/>
    </style:style>
    <style:style style:name="T129" style:family="text">
      <style:text-properties fo:language="en" fo:country="US" officeooo:rsid="077f5d9d"/>
    </style:style>
    <style:style style:name="T130" style:family="text">
      <style:text-properties fo:language="en" fo:country="US" officeooo:rsid="0649cf18"/>
    </style:style>
    <style:style style:name="T131" style:family="text">
      <style:text-properties fo:language="en" fo:country="US" officeooo:rsid="012dae6b"/>
    </style:style>
    <style:style style:name="T132" style:family="text">
      <style:text-properties fo:language="en" fo:country="US" officeooo:rsid="07af8901"/>
    </style:style>
    <style:style style:name="T133" style:family="text">
      <style:text-properties fo:language="en" fo:country="US" fo:font-style="italic" officeooo:rsid="012dae6b" style:font-style-asian="italic" style:font-style-complex="italic"/>
    </style:style>
    <style:style style:name="T134" style:family="text">
      <style:text-properties fo:language="en" fo:country="US" officeooo:rsid="01b078ae"/>
    </style:style>
    <style:style style:name="T135" style:family="text">
      <style:text-properties fo:language="en" fo:country="US" officeooo:rsid="0799eb0e"/>
    </style:style>
    <style:style style:name="T136" style:family="text">
      <style:text-properties style:font-name="Liberation Sans1" fo:font-size="18.2000007629395pt" fo:language="en" fo:country="US" fo:font-weight="normal" officeooo:rsid="0027e6fa" style:font-name-asian="PingFang SC" style:font-size-asian="18.2000007629395pt" style:font-weight-asian="normal" style:font-name-complex="Arial Unicode MS1" style:font-size-complex="18.2000007629395pt" style:font-weight-complex="normal"/>
    </style:style>
    <style:style style:name="T137" style:family="text">
      <style:text-properties style:font-name="Liberation Sans1" officeooo:rsid="0168a1f8" style:font-name-asian="Tahoma1" style:font-name-complex="Noto Serif2"/>
    </style:style>
    <style:style style:name="T138" style:family="text">
      <style:text-properties style:font-name="Liberation Sans1" officeooo:rsid="0169f365" style:font-name-asian="Tahoma1" style:font-name-complex="Noto Serif2"/>
    </style:style>
    <style:style style:name="T139" style:family="text">
      <style:text-properties style:font-name="Noto Serif2" fo:language="en" fo:country="US" officeooo:rsid="00d5b8df" style:font-name-complex="Times New Roman4"/>
    </style:style>
    <style:style style:name="T140" style:family="text">
      <style:text-properties style:font-name="Noto Serif2" fo:language="en" fo:country="US" officeooo:rsid="01b078ae" style:font-name-complex="Times New Roman4"/>
    </style:style>
    <style:style style:name="T141" style:family="text">
      <style:text-properties style:font-name="Noto Serif2" fo:language="en" fo:country="US" fo:font-weight="normal" officeooo:rsid="00336de0" style:font-weight-asian="normal" style:font-name-complex="Times New Roman4" style:font-weight-complex="normal"/>
    </style:style>
    <style:style style:name="T142" style:family="text">
      <style:text-properties style:font-name="Noto Serif2" fo:font-size="12pt" fo:language="en" fo:country="US" fo:font-style="normal" fo:font-weight="normal" officeooo:rsid="000cd93d" style:font-style-asian="normal" style:font-weight-asian="normal" style:font-name-complex="Times New Roman4" style:font-style-complex="normal" style:font-weight-complex="normal"/>
    </style:style>
    <style:style style:name="T143" style:family="text">
      <style:text-properties style:font-name="Noto Serif2" officeooo:rsid="061c2c53"/>
    </style:style>
    <style:style style:name="T144" style:family="text">
      <style:text-properties style:font-name="Noto Serif2" officeooo:rsid="063fbb82"/>
    </style:style>
    <style:style style:name="T145" style:family="text">
      <style:text-properties style:font-name="Noto Serif2" fo:font-weight="bold" officeooo:rsid="061c2c53" style:font-weight-asian="bold" style:font-weight-complex="bold"/>
    </style:style>
    <style:style style:name="T146" style:family="text">
      <style:text-properties style:font-name="Noto Serif5"/>
    </style:style>
    <style:style style:name="T147" style:family="text">
      <style:text-properties style:font-name="Noto Serif5" fo:font-style="normal" fo:font-weight="normal" officeooo:rsid="01ad7eb7" style:font-style-asian="normal" style:font-weight-asian="normal" style:font-style-complex="normal" style:font-weight-complex="normal"/>
    </style:style>
    <style:style style:name="T148" style:family="text">
      <style:text-properties style:font-name="Noto Serif5" fo:font-style="normal" fo:font-weight="normal" officeooo:rsid="0153a6ca" style:font-style-asian="normal" style:font-weight-asian="normal" style:font-style-complex="normal" style:font-weight-complex="normal"/>
    </style:style>
    <style:style style:name="T149" style:family="text">
      <style:text-properties style:font-name="Noto Serif5" fo:font-style="normal" fo:font-weight="normal" officeooo:rsid="01565a67" style:font-style-asian="normal" style:font-weight-asian="normal" style:font-style-complex="normal" style:font-weight-complex="normal"/>
    </style:style>
    <style:style style:name="T150" style:family="text">
      <style:text-properties style:font-name="Noto Serif5" fo:font-style="normal" fo:font-weight="normal" officeooo:rsid="0156f174" style:font-style-asian="normal" style:font-weight-asian="normal" style:font-style-complex="normal" style:font-weight-complex="normal"/>
    </style:style>
    <style:style style:name="T151" style:family="text">
      <style:text-properties style:font-name="Noto Serif5" fo:font-style="normal" fo:font-weight="normal" officeooo:rsid="0158d7f6" style:font-style-asian="normal" style:font-weight-asian="normal" style:font-style-complex="normal" style:font-weight-complex="normal"/>
    </style:style>
    <style:style style:name="T152" style:family="text">
      <style:text-properties style:font-name="Noto Serif5" fo:font-style="normal" fo:font-weight="normal" officeooo:rsid="015a6a8f" style:font-style-asian="normal" style:font-weight-asian="normal" style:font-style-complex="normal" style:font-weight-complex="normal"/>
    </style:style>
    <style:style style:name="T153" style:family="text">
      <style:text-properties style:font-name="Noto Serif5" fo:font-style="normal" fo:font-weight="normal" officeooo:rsid="0168a1f8" style:font-style-asian="normal" style:font-weight-asian="normal" style:font-style-complex="normal" style:font-weight-complex="normal"/>
    </style:style>
    <style:style style:name="T154" style:family="text">
      <style:text-properties style:font-name="Noto Serif5" fo:font-style="normal" fo:font-weight="normal" officeooo:rsid="016a7199" style:font-style-asian="normal" style:font-weight-asian="normal" style:font-style-complex="normal" style:font-weight-complex="normal"/>
    </style:style>
    <style:style style:name="T155" style:family="text">
      <style:text-properties style:font-name="Noto Serif5" fo:font-style="normal" fo:font-weight="normal" officeooo:rsid="019af476" style:font-style-asian="normal" style:font-weight-asian="normal" style:font-style-complex="normal" style:font-weight-complex="normal"/>
    </style:style>
    <style:style style:name="T156" style:family="text">
      <style:text-properties style:font-name="Noto Serif5" fo:font-style="normal" fo:font-weight="normal" officeooo:rsid="01b1eeb3" style:font-style-asian="normal" style:font-weight-asian="normal" style:font-style-complex="normal" style:font-weight-complex="normal"/>
    </style:style>
    <style:style style:name="T157" style:family="text">
      <style:text-properties style:font-name="Noto Serif5" fo:font-style="normal" fo:font-weight="normal" officeooo:rsid="01ad7eb7" style:font-weight-asian="normal" style:font-weight-complex="normal"/>
    </style:style>
    <style:style style:name="T158" style:family="text">
      <style:text-properties style:font-name="Noto Serif5" fo:font-style="normal" fo:font-weight="bold" officeooo:rsid="0156f174" style:font-style-asian="normal" style:font-weight-asian="bold" style:font-style-complex="normal" style:font-weight-complex="bold"/>
    </style:style>
    <style:style style:name="T159" style:family="text">
      <style:text-properties style:font-name="Noto Serif5" fo:font-weight="normal" style:font-weight-asian="normal" style:font-weight-complex="normal"/>
    </style:style>
    <style:style style:name="T160" style:family="text">
      <style:text-properties style:font-name="Noto Serif5" fo:font-weight="normal" officeooo:rsid="000707e4" style:font-weight-asian="normal" style:font-weight-complex="normal"/>
    </style:style>
    <style:style style:name="T161" style:family="text">
      <style:text-properties style:font-name="Noto Serif5" fo:font-weight="normal" officeooo:rsid="0007669b" style:font-weight-asian="normal" style:font-weight-complex="normal"/>
    </style:style>
    <style:style style:name="T162" style:family="text">
      <style:text-properties style:font-name="Noto Serif5" fo:font-weight="normal" officeooo:rsid="003598d1" style:font-weight-asian="normal" style:font-weight-complex="normal"/>
    </style:style>
    <style:style style:name="T163" style:family="text">
      <style:text-properties style:font-name="Noto Serif5" fo:font-weight="normal" officeooo:rsid="0046797e" style:font-weight-asian="normal" style:font-weight-complex="normal"/>
    </style:style>
    <style:style style:name="T164" style:family="text">
      <style:text-properties style:font-name="Noto Serif5" fo:font-weight="normal" officeooo:rsid="00567e87" style:font-weight-asian="normal" style:font-weight-complex="normal"/>
    </style:style>
    <style:style style:name="T165" style:family="text">
      <style:text-properties style:font-name="Noto Serif5" fo:font-weight="normal" officeooo:rsid="02792b13" style:font-weight-asian="normal" style:font-weight-complex="normal"/>
    </style:style>
    <style:style style:name="T166" style:family="text">
      <style:text-properties style:font-name="Noto Serif5" fo:font-weight="normal" officeooo:rsid="007e99f2" style:font-weight-asian="normal" style:font-weight-complex="normal"/>
    </style:style>
    <style:style style:name="T167" style:family="text">
      <style:text-properties style:font-name="Noto Serif5" fo:font-weight="normal" officeooo:rsid="00915bc6" style:font-weight-asian="normal" style:font-weight-complex="normal"/>
    </style:style>
    <style:style style:name="T168" style:family="text">
      <style:text-properties style:font-name="Noto Serif5" fo:font-weight="normal" officeooo:rsid="011c9033" style:font-weight-asian="normal" style:font-weight-complex="normal"/>
    </style:style>
    <style:style style:name="T169" style:family="text">
      <style:text-properties style:font-name="Noto Serif5" fo:font-weight="normal" officeooo:rsid="012901cb" style:font-weight-asian="normal" style:font-weight-complex="normal"/>
    </style:style>
    <style:style style:name="T170" style:family="text">
      <style:text-properties style:font-name="Noto Serif5" fo:font-weight="normal" officeooo:rsid="012aa105" style:font-weight-asian="normal" style:font-weight-complex="normal"/>
    </style:style>
    <style:style style:name="T171" style:family="text">
      <style:text-properties style:font-name="Noto Serif5" fo:font-weight="normal" officeooo:rsid="01473a08" style:font-weight-asian="normal" style:font-weight-complex="normal"/>
    </style:style>
    <style:style style:name="T172" style:family="text">
      <style:text-properties style:font-name="Noto Serif5" fo:font-weight="normal" officeooo:rsid="0147cf1e" style:font-weight-asian="normal" style:font-weight-complex="normal"/>
    </style:style>
    <style:style style:name="T173" style:family="text">
      <style:text-properties style:font-name="Noto Serif5" fo:font-weight="normal" officeooo:rsid="01491b8e" style:font-weight-asian="normal" style:font-weight-complex="normal"/>
    </style:style>
    <style:style style:name="T174" style:family="text">
      <style:text-properties style:font-name="Noto Serif5" fo:font-weight="normal" officeooo:rsid="01494cf2" style:font-weight-asian="normal" style:font-weight-complex="normal"/>
    </style:style>
    <style:style style:name="T175" style:family="text">
      <style:text-properties style:font-name="Noto Serif5" fo:font-weight="normal" officeooo:rsid="014aba71" style:font-weight-asian="normal" style:font-weight-complex="normal"/>
    </style:style>
    <style:style style:name="T176" style:family="text">
      <style:text-properties style:font-name="Noto Serif5" fo:font-weight="normal" officeooo:rsid="014ae880" style:font-weight-asian="normal" style:font-weight-complex="normal"/>
    </style:style>
    <style:style style:name="T177" style:family="text">
      <style:text-properties style:font-name="Noto Serif5" fo:font-weight="normal" officeooo:rsid="019097e5" style:font-weight-asian="normal" style:font-weight-complex="normal"/>
    </style:style>
    <style:style style:name="T178" style:family="text">
      <style:text-properties style:font-name="Noto Serif5" fo:font-weight="normal" officeooo:rsid="01b1de38" style:font-weight-asian="normal" style:font-weight-complex="normal"/>
    </style:style>
    <style:style style:name="T179" style:family="text">
      <style:text-properties style:font-name="Noto Serif5" fo:font-weight="normal" officeooo:rsid="01b657ed" style:font-weight-asian="normal" style:font-weight-complex="normal"/>
    </style:style>
    <style:style style:name="T180" style:family="text">
      <style:text-properties style:font-name="Noto Serif5" fo:font-size="12pt" fo:font-weight="normal" officeooo:rsid="003598d1" style:font-size-asian="12pt" style:font-weight-asian="normal" style:font-size-complex="12pt" style:font-weight-complex="normal"/>
    </style:style>
    <style:style style:name="T181" style:family="text">
      <style:text-properties style:font-name="Noto Serif5" fo:font-size="12pt" fo:font-weight="normal" officeooo:rsid="00371a37" style:font-size-asian="12pt" style:font-weight-asian="normal" style:font-size-complex="12pt" style:font-weight-complex="normal"/>
    </style:style>
    <style:style style:name="T182" style:family="text">
      <style:text-properties style:font-name="Noto Serif5" fo:font-size="12pt" fo:font-weight="normal" officeooo:rsid="003cc039" style:font-size-asian="12pt" style:font-weight-asian="normal" style:font-size-complex="12pt" style:font-weight-complex="normal"/>
    </style:style>
    <style:style style:name="T183" style:family="text">
      <style:text-properties style:font-name="Noto Serif5" fo:font-size="12pt" fo:font-weight="normal" officeooo:rsid="011af298" style:font-size-asian="12pt" style:font-weight-asian="normal" style:font-size-complex="12pt" style:font-weight-complex="normal"/>
    </style:style>
    <style:style style:name="T184" style:family="text">
      <style:text-properties style:font-name="Noto Serif5" fo:font-size="12pt" fo:font-weight="normal" officeooo:rsid="011bef00" style:font-size-asian="12pt" style:font-weight-asian="normal" style:font-size-complex="12pt" style:font-weight-complex="normal"/>
    </style:style>
    <style:style style:name="T185" style:family="text">
      <style:text-properties style:font-name="Noto Serif5" fo:font-size="12pt" fo:font-weight="normal" officeooo:rsid="0182f608" style:font-size-asian="12pt" style:font-weight-asian="normal" style:font-size-complex="12pt" style:font-weight-complex="normal"/>
    </style:style>
    <style:style style:name="T186" style:family="text">
      <style:text-properties style:font-name="Noto Serif5" fo:font-size="12pt" fo:font-style="italic" fo:font-weight="normal" officeooo:rsid="011af298" style:font-size-asian="12pt" style:font-style-asian="italic" style:font-weight-asian="normal" style:font-size-complex="12pt" style:font-style-complex="italic" style:font-weight-complex="normal"/>
    </style:style>
    <style:style style:name="T187" style:family="text">
      <style:text-properties style:font-name="Noto Serif5" fo:font-style="italic" fo:font-weight="bold" officeooo:rsid="012901cb" style:font-style-asian="italic" style:font-weight-asian="bold" style:font-style-complex="italic" style:font-weight-complex="bold"/>
    </style:style>
    <style:style style:name="T188" style:family="text">
      <style:text-properties style:font-name="Noto Serif5" fo:font-style="italic" fo:font-weight="normal" officeooo:rsid="01473a08" style:font-style-asian="italic" style:font-weight-asian="normal" style:font-style-complex="italic" style:font-weight-complex="normal"/>
    </style:style>
    <style:style style:name="T189" style:family="text">
      <style:text-properties style:font-name="Noto Serif5" fo:font-weight="bold" style:font-weight-asian="bold" style:font-weight-complex="bold"/>
    </style:style>
    <style:style style:name="T190" style:family="text">
      <style:text-properties style:font-name="Noto Serif5" fo:font-weight="bold" officeooo:rsid="01473a08" style:font-weight-asian="bold" style:font-weight-complex="bold"/>
    </style:style>
    <style:style style:name="T191" style:family="text">
      <style:text-properties style:font-name="Noto Serif5" fo:font-weight="bold" officeooo:rsid="003598d1" style:font-size-asian="12pt" style:font-weight-asian="bold" style:font-size-complex="12pt" style:font-weight-complex="bold"/>
    </style:style>
    <style:style style:name="T192" style:family="text">
      <style:text-properties style:font-name="Noto Serif5" officeooo:rsid="00336de0"/>
    </style:style>
    <style:style style:name="T193" style:family="text">
      <style:text-properties style:font-name="Noto Serif5" officeooo:rsid="003598d1" style:font-size-asian="12pt" style:font-size-complex="12pt"/>
    </style:style>
    <style:style style:name="T194" style:family="text">
      <style:text-properties officeooo:rsid="027e5e07"/>
    </style:style>
    <style:style style:name="T195" style:family="text">
      <style:text-properties officeooo:rsid="000707e4"/>
    </style:style>
    <style:style style:name="T196" style:family="text">
      <style:text-properties officeooo:rsid="00096e72"/>
    </style:style>
    <style:style style:name="T197" style:family="text">
      <style:text-properties officeooo:rsid="0296c6ad"/>
    </style:style>
    <style:style style:name="T198" style:family="text">
      <style:text-properties officeooo:rsid="027fb2d5"/>
    </style:style>
    <style:style style:name="T199" style:family="text">
      <style:text-properties officeooo:rsid="002eedcc"/>
    </style:style>
    <style:style style:name="T200" style:family="text">
      <style:text-properties officeooo:rsid="00336de0"/>
    </style:style>
    <style:style style:name="T201" style:family="text">
      <style:text-properties officeooo:rsid="003598d1" style:font-size-asian="12pt" style:font-size-complex="12pt"/>
    </style:style>
    <style:style style:name="T202" style:family="text">
      <style:text-properties officeooo:rsid="00371a37" style:font-size-asian="12pt" style:font-size-complex="12pt"/>
    </style:style>
    <style:style style:name="T203" style:family="text">
      <style:text-properties officeooo:rsid="00392b3c"/>
    </style:style>
    <style:style style:name="T204" style:family="text">
      <style:text-properties officeooo:rsid="00416790"/>
    </style:style>
    <style:style style:name="T205" style:family="text">
      <style:text-properties officeooo:rsid="0046797e"/>
    </style:style>
    <style:style style:name="T206" style:family="text">
      <style:text-properties style:font-weight-asian="normal" style:font-weight-complex="normal"/>
    </style:style>
    <style:style style:name="T207" style:family="text">
      <style:text-properties officeooo:rsid="00567e87" style:font-weight-asian="normal" style:font-weight-complex="normal"/>
    </style:style>
    <style:style style:name="T208" style:family="text">
      <style:text-properties officeooo:rsid="0046b0d3"/>
    </style:style>
    <style:style style:name="T209" style:family="text">
      <style:text-properties officeooo:rsid="0046e16c"/>
    </style:style>
    <style:style style:name="T210" style:family="text">
      <style:text-properties officeooo:rsid="005f00db"/>
    </style:style>
    <style:style style:name="T211" style:family="text">
      <style:text-properties fo:font-variant="normal" fo:text-transform="none" fo:color="#000000" loext:opacity="100%" style:text-line-through-style="none" style:text-line-through-type="none" style:font-name="Noto Serif5" fo:font-size="12pt" fo:letter-spacing="normal" fo:font-style="normal" fo:font-weight="normal" officeooo:rsid="026819a2" style:font-size-asian="12pt" style:font-size-complex="12pt"/>
    </style:style>
    <style:style style:name="T212" style:family="text">
      <style:text-properties fo:font-variant="normal" fo:text-transform="none" fo:color="#404040" loext:opacity="100%" fo:letter-spacing="normal" fo:font-style="normal" fo:font-weight="normal" officeooo:rsid="009c1a3f" style:font-style-asian="normal" style:font-weight-asian="normal" style:font-style-complex="normal" style:font-weight-complex="normal"/>
    </style:style>
    <style:style style:name="T213" style:family="text">
      <style:text-properties fo:font-variant="normal" fo:text-transform="none" style:font-name="robotoregular" fo:font-size="10.9499998092651pt" fo:letter-spacing="normal" fo:font-style="normal" fo:font-weight="normal" officeooo:rsid="009c1a3f" fo:background-color="transparent" loext:char-shading-value="0" style:font-style-asian="normal" style:font-weight-asian="normal" style:font-style-complex="normal" style:font-weight-complex="normal"/>
    </style:style>
    <style:style style:name="T214" style:family="text">
      <style:text-properties fo:font-variant="normal" fo:text-transform="none" style:use-window-font-color="true" loext:opacity="0%" style:font-name="Noto Serif5" fo:font-size="12pt" fo:letter-spacing="normal" fo:font-style="normal" fo:font-weight="normal" officeooo:rsid="016a7199" style:font-style-asian="normal" style:font-weight-asian="normal" style:font-style-complex="normal" style:font-weight-complex="normal"/>
    </style:style>
    <style:style style:name="T215" style:family="text">
      <style:text-properties fo:font-variant="normal" fo:text-transform="none" style:use-window-font-color="true" loext:opacity="0%" style:font-name="Noto Serif5" fo:font-size="12pt" fo:letter-spacing="normal" fo:font-style="normal" fo:font-weight="normal" officeooo:rsid="016b025b" style:font-style-asian="normal" style:font-weight-asian="normal" style:font-style-complex="normal" style:font-weight-complex="normal"/>
    </style:style>
    <style:style style:name="T216" style:family="text">
      <style:text-properties officeooo:rsid="013d5835"/>
    </style:style>
    <style:style style:name="T217" style:family="text">
      <style:text-properties officeooo:rsid="013fc960"/>
    </style:style>
    <style:style style:name="T218" style:family="text">
      <style:text-properties officeooo:rsid="0012fd43"/>
    </style:style>
    <style:style style:name="T219" style:family="text">
      <style:text-properties officeooo:rsid="0244d3a8"/>
    </style:style>
    <style:style style:name="T220" style:family="text">
      <style:text-properties officeooo:rsid="00143981"/>
    </style:style>
    <style:style style:name="T221" style:family="text">
      <style:text-properties officeooo:rsid="0246c7f3"/>
    </style:style>
    <style:style style:name="T222" style:family="text">
      <style:text-properties officeooo:rsid="0061fd68"/>
    </style:style>
    <style:style style:name="T223" style:family="text">
      <style:text-properties officeooo:rsid="00649cca"/>
    </style:style>
    <style:style style:name="T224" style:family="text">
      <style:text-properties officeooo:rsid="00656797"/>
    </style:style>
    <style:style style:name="T225" style:family="text">
      <style:text-properties style:use-window-font-color="true" loext:opacity="0%" style:font-name="Noto Serif" fo:font-size="8pt" officeooo:rsid="00e7e2c2" style:font-name-asian="Times New Roman1" style:font-size-asian="8pt" style:font-name-complex="Times New Roman1" style:font-size-complex="8pt"/>
    </style:style>
    <style:style style:name="T226" style:family="text">
      <style:text-properties style:use-window-font-color="true" loext:opacity="0%" style:font-name="Noto Serif" fo:font-size="8pt" officeooo:rsid="007b3a64" style:font-name-asian="Times New Roman1" style:font-size-asian="8pt" style:font-name-complex="Times New Roman1" style:font-size-complex="8pt"/>
    </style:style>
    <style:style style:name="T227" style:family="text">
      <style:text-properties style:use-window-font-color="true" loext:opacity="0%" style:font-name="Noto Serif" fo:font-size="8pt" officeooo:rsid="0052eaf3" style:font-name-asian="Times New Roman1" style:font-size-asian="8pt" style:font-name-complex="Times New Roman1" style:font-size-complex="8pt"/>
    </style:style>
    <style:style style:name="T228" style:family="text">
      <style:text-properties style:use-window-font-color="true" loext:opacity="0%" style:font-name="Noto Serif" fo:font-size="8pt" officeooo:rsid="002bd896" style:font-name-asian="Times New Roman1" style:font-size-asian="8pt" style:font-name-complex="Times New Roman1" style:font-size-complex="8pt"/>
    </style:style>
    <style:style style:name="T229" style:family="text">
      <style:text-properties style:use-window-font-color="true" loext:opacity="0%" style:font-name="Noto Serif" fo:font-size="8pt" fo:font-weight="bold" officeooo:rsid="0052eaf3" style:font-name-asian="Times New Roman1" style:font-size-asian="8pt" style:font-weight-asian="bold" style:font-name-complex="Times New Roman1" style:font-size-complex="8pt" style:font-weight-complex="bold"/>
    </style:style>
    <style:style style:name="T230" style:family="text">
      <style:text-properties style:use-window-font-color="true" loext:opacity="0%" style:font-name="Noto Serif" fo:font-size="8pt" fo:font-weight="bold" officeooo:rsid="00e7e2c2" style:font-name-asian="Times New Roman1" style:font-size-asian="8pt" style:font-weight-asian="bold" style:font-name-complex="Times New Roman1" style:font-size-complex="8pt" style:font-weight-complex="bold"/>
    </style:style>
    <style:style style:name="T231" style:family="text">
      <style:text-properties style:use-window-font-color="true" loext:opacity="0%" style:font-name="Noto Serif" fo:font-size="8pt" fo:font-weight="bold" officeooo:rsid="002bd896" style:font-name-asian="Times New Roman1" style:font-size-asian="8pt" style:font-weight-asian="bold" style:font-name-complex="Times New Roman1" style:font-size-complex="8pt" style:font-weight-complex="bold"/>
    </style:style>
    <style:style style:name="T232" style:family="text">
      <style:text-properties style:use-window-font-color="true" loext:opacity="0%" style:font-name="Noto Serif2" fo:font-size="12pt" fo:language="en" fo:country="US" fo:font-style="normal" fo:font-weight="normal" officeooo:rsid="00da5381" style:font-style-asian="normal" style:font-weight-asian="normal" style:font-name-complex="Noto Serif2" style:font-style-complex="normal" style:font-weight-complex="normal"/>
    </style:style>
    <style:style style:name="T233" style:family="text">
      <style:text-properties style:use-window-font-color="true" loext:opacity="0%" style:font-name="Noto Serif2" fo:font-size="12pt" fo:language="en" fo:country="US" fo:font-style="normal" fo:font-weight="normal" officeooo:rsid="010da454" style:font-style-asian="normal" style:font-weight-asian="normal" style:font-name-complex="Noto Serif2" style:font-style-complex="normal" style:font-weight-complex="normal"/>
    </style:style>
    <style:style style:name="T234" style:family="text">
      <style:text-properties style:use-window-font-color="true" loext:opacity="0%" style:font-name="Noto Serif2" fo:font-size="12pt" fo:language="en" fo:country="US" fo:font-style="normal" fo:font-weight="normal" officeooo:rsid="01767a9f" style:font-style-asian="normal" style:font-weight-asian="normal" style:font-name-complex="Noto Serif2" style:font-style-complex="normal" style:font-weight-complex="normal"/>
    </style:style>
    <style:style style:name="T235" style:family="text">
      <style:text-properties style:use-window-font-color="true" loext:opacity="0%" style:font-name="Noto Serif2" fo:font-size="12pt" fo:language="en" fo:country="US" fo:font-style="normal" fo:font-weight="normal" officeooo:rsid="01956602" style:font-style-asian="normal" style:font-weight-asian="normal" style:font-name-complex="Noto Serif2" style:font-style-complex="normal" style:font-weight-complex="normal"/>
    </style:style>
    <style:style style:name="T236" style:family="text">
      <style:text-properties style:use-window-font-color="true" loext:opacity="0%" style:font-name="Noto Serif2" fo:font-size="12pt" fo:language="en" fo:country="US" fo:font-style="normal" fo:font-weight="normal" officeooo:rsid="01b1de38" style:font-style-asian="normal" style:font-weight-asian="normal" style:font-name-complex="Noto Serif2" style:font-style-complex="normal" style:font-weight-complex="normal"/>
    </style:style>
    <style:style style:name="T237" style:family="text">
      <style:text-properties style:use-window-font-color="true" loext:opacity="0%" style:font-name="Noto Serif2" fo:font-size="12pt" fo:language="en" fo:country="US" style:font-name-complex="Noto Serif2"/>
    </style:style>
    <style:style style:name="T238" style:family="text">
      <style:text-properties style:use-window-font-color="true" loext:opacity="0%" style:font-name="Noto Serif2" fo:font-size="12pt" fo:language="en" fo:country="US" officeooo:rsid="003cee3f" style:font-name-complex="Noto Serif2"/>
    </style:style>
    <style:style style:name="T239" style:family="text">
      <style:text-properties style:use-window-font-color="true" loext:opacity="0%" style:font-name="Noto Serif2" fo:font-size="12pt" fo:language="en" fo:country="US" officeooo:rsid="0085f5de" style:font-name-complex="Noto Serif2"/>
    </style:style>
    <style:style style:name="T240" style:family="text">
      <style:text-properties style:use-window-font-color="true" loext:opacity="0%" style:font-name="Noto Serif2" fo:font-size="12pt" fo:language="en" fo:country="US" officeooo:rsid="0590e61f" style:font-name-complex="Noto Serif2"/>
    </style:style>
    <style:style style:name="T241" style:family="text">
      <style:text-properties style:use-window-font-color="true" loext:opacity="0%" style:font-name="Noto Serif2" fo:font-size="12pt" fo:language="en" fo:country="US" officeooo:rsid="058d67f4" style:font-name-complex="Noto Serif2"/>
    </style:style>
    <style:style style:name="T242" style:family="text">
      <style:text-properties style:use-window-font-color="true" loext:opacity="0%" style:font-name="Noto Serif2" fo:font-size="12pt" fo:language="en" fo:country="US" officeooo:rsid="05913272" style:font-name-complex="Noto Serif2"/>
    </style:style>
    <style:style style:name="T243" style:family="text">
      <style:text-properties style:use-window-font-color="true" loext:opacity="0%" style:font-name="Noto Serif2" fo:font-size="12pt" fo:language="en" fo:country="US" officeooo:rsid="0598b86d" style:font-name-complex="Noto Serif2"/>
    </style:style>
    <style:style style:name="T244" style:family="text">
      <style:text-properties style:use-window-font-color="true" loext:opacity="0%" style:font-name="Noto Serif2" fo:font-size="12pt" fo:language="en" fo:country="US" officeooo:rsid="05b10f12" style:font-name-complex="Noto Serif2"/>
    </style:style>
    <style:style style:name="T245" style:family="text">
      <style:text-properties style:use-window-font-color="true" loext:opacity="0%" style:font-name="Noto Serif2" fo:font-size="12pt" fo:language="en" fo:country="US" officeooo:rsid="05adb078" style:font-name-complex="Noto Serif2"/>
    </style:style>
    <style:style style:name="T246" style:family="text">
      <style:text-properties style:use-window-font-color="true" loext:opacity="0%" style:font-name="Noto Serif2" fo:font-size="12pt" fo:language="en" fo:country="US" officeooo:rsid="05a4725a" style:font-name-complex="Noto Serif2"/>
    </style:style>
    <style:style style:name="T247" style:family="text">
      <style:text-properties style:use-window-font-color="true" loext:opacity="0%" style:font-name="Noto Serif2" fo:font-size="12pt" fo:language="en" fo:country="US" officeooo:rsid="059b8af9" style:font-name-complex="Noto Serif2"/>
    </style:style>
    <style:style style:name="T248" style:family="text">
      <style:text-properties style:use-window-font-color="true" loext:opacity="0%" style:font-name="Noto Serif2" fo:font-size="12pt" fo:language="en" fo:country="US" officeooo:rsid="0087eda3" style:font-name-complex="Noto Serif2"/>
    </style:style>
    <style:style style:name="T249" style:family="text">
      <style:text-properties style:use-window-font-color="true" loext:opacity="0%" style:font-name="Noto Serif2" fo:font-size="12pt" fo:language="en" fo:country="US" officeooo:rsid="008aae7d" style:font-name-complex="Noto Serif2"/>
    </style:style>
    <style:style style:name="T250" style:family="text">
      <style:text-properties style:use-window-font-color="true" loext:opacity="0%" style:font-name="Noto Serif2" fo:font-size="12pt" fo:language="en" fo:country="US" officeooo:rsid="008bb9f2" style:font-name-complex="Noto Serif2"/>
    </style:style>
    <style:style style:name="T251" style:family="text">
      <style:text-properties style:use-window-font-color="true" loext:opacity="0%" style:font-name="Noto Serif2" fo:font-size="12pt" fo:language="en" fo:country="US" officeooo:rsid="008c95d1" style:font-name-complex="Noto Serif2"/>
    </style:style>
    <style:style style:name="T252" style:family="text">
      <style:text-properties style:use-window-font-color="true" loext:opacity="0%" style:font-name="Noto Serif2" fo:font-size="12pt" fo:language="en" fo:country="US" officeooo:rsid="008d50ed" style:font-name-complex="Noto Serif2"/>
    </style:style>
    <style:style style:name="T253" style:family="text">
      <style:text-properties style:use-window-font-color="true" loext:opacity="0%" style:font-name="Noto Serif2" fo:font-size="12pt" fo:language="en" fo:country="US" officeooo:rsid="00a5f106" style:font-name-complex="Noto Serif2"/>
    </style:style>
    <style:style style:name="T254" style:family="text">
      <style:text-properties style:use-window-font-color="true" loext:opacity="0%" style:font-name="Noto Serif2" fo:font-size="12pt" fo:language="en" fo:country="US" officeooo:rsid="00bf2455" style:font-name-complex="Noto Serif2"/>
    </style:style>
    <style:style style:name="T255" style:family="text">
      <style:text-properties style:use-window-font-color="true" loext:opacity="0%" style:font-name="Noto Serif2" fo:font-size="12pt" fo:language="en" fo:country="US" officeooo:rsid="00c7346f" style:font-name-complex="Noto Serif2"/>
    </style:style>
    <style:style style:name="T256" style:family="text">
      <style:text-properties style:use-window-font-color="true" loext:opacity="0%" style:font-name="Noto Serif2" fo:font-size="12pt" fo:language="en" fo:country="US" officeooo:rsid="00ddd584" style:font-name-complex="Noto Serif2"/>
    </style:style>
    <style:style style:name="T257" style:family="text">
      <style:text-properties style:use-window-font-color="true" loext:opacity="0%" style:font-name="Noto Serif2" fo:font-size="12pt" fo:language="en" fo:country="US" officeooo:rsid="00df06c0" style:font-name-complex="Noto Serif2"/>
    </style:style>
    <style:style style:name="T258" style:family="text">
      <style:text-properties style:use-window-font-color="true" loext:opacity="0%" style:font-name="Noto Serif2" fo:font-size="12pt" fo:language="en" fo:country="US" officeooo:rsid="0612c1e6" style:font-name-complex="Noto Serif2"/>
    </style:style>
    <style:style style:name="T259" style:family="text">
      <style:text-properties style:use-window-font-color="true" loext:opacity="0%" style:font-name="Noto Serif2" fo:font-size="12pt" fo:language="en" fo:country="US" officeooo:rsid="063fbb82" style:font-name-complex="Noto Serif2"/>
    </style:style>
    <style:style style:name="T260" style:family="text">
      <style:text-properties style:use-window-font-color="true" loext:opacity="0%" style:font-name="Noto Serif2" fo:font-size="12pt" fo:language="en" fo:country="US" officeooo:rsid="00fc1c35" style:font-name-complex="Noto Serif2"/>
    </style:style>
    <style:style style:name="T261" style:family="text">
      <style:text-properties style:use-window-font-color="true" loext:opacity="0%" style:font-name="Noto Serif2" fo:font-size="12pt" fo:language="en" fo:country="US" officeooo:rsid="01068b23" style:font-name-complex="Noto Serif2"/>
    </style:style>
    <style:style style:name="T262" style:family="text">
      <style:text-properties style:use-window-font-color="true" loext:opacity="0%" style:font-name="Noto Serif2" fo:font-size="12pt" fo:language="en" fo:country="US" officeooo:rsid="01115740" style:font-name-complex="Noto Serif2"/>
    </style:style>
    <style:style style:name="T263" style:family="text">
      <style:text-properties style:use-window-font-color="true" loext:opacity="0%" style:font-name="Noto Serif2" fo:font-size="12pt" fo:language="en" fo:country="US" officeooo:rsid="011c9033" style:font-name-complex="Noto Serif2"/>
    </style:style>
    <style:style style:name="T264" style:family="text">
      <style:text-properties style:use-window-font-color="true" loext:opacity="0%" style:font-name="Noto Serif2" fo:font-size="12pt" fo:language="en" fo:country="US" officeooo:rsid="01248af9" style:font-name-complex="Noto Serif2"/>
    </style:style>
    <style:style style:name="T265" style:family="text">
      <style:text-properties style:use-window-font-color="true" loext:opacity="0%" style:font-name="Noto Serif2" fo:font-size="12pt" fo:language="en" fo:country="US" officeooo:rsid="012d18b9" style:font-name-complex="Noto Serif2"/>
    </style:style>
    <style:style style:name="T266" style:family="text">
      <style:text-properties style:use-window-font-color="true" loext:opacity="0%" style:font-name="Noto Serif2" fo:font-size="12pt" fo:language="en" fo:country="US" officeooo:rsid="012e3af5" style:font-name-complex="Noto Serif2"/>
    </style:style>
    <style:style style:name="T267" style:family="text">
      <style:text-properties style:use-window-font-color="true" loext:opacity="0%" style:font-name="Noto Serif2" fo:font-size="12pt" fo:language="en" fo:country="US" officeooo:rsid="014d81af" style:font-name-complex="Noto Serif2"/>
    </style:style>
    <style:style style:name="T268" style:family="text">
      <style:text-properties style:use-window-font-color="true" loext:opacity="0%" style:font-name="Noto Serif2" fo:font-size="12pt" fo:language="en" fo:country="US" officeooo:rsid="01991fa5" style:font-name-complex="Noto Serif2"/>
    </style:style>
    <style:style style:name="T269" style:family="text">
      <style:text-properties style:use-window-font-color="true" loext:opacity="0%" style:font-name="Noto Serif2" fo:font-size="12pt" fo:language="en" fo:country="US" officeooo:rsid="01b1eeb3" style:font-name-complex="Noto Serif2"/>
    </style:style>
    <style:style style:name="T270" style:family="text">
      <style:text-properties style:use-window-font-color="true" loext:opacity="0%" style:font-name="Noto Serif2" fo:font-size="12pt" fo:language="en" fo:country="US" fo:font-style="italic" fo:font-weight="bold" officeooo:rsid="008d50ed" style:font-style-asian="italic" style:font-weight-asian="bold" style:font-name-complex="Noto Serif2" style:font-style-complex="italic" style:font-weight-complex="bold"/>
    </style:style>
    <style:style style:name="T271" style:family="text">
      <style:text-properties style:use-window-font-color="true" loext:opacity="0%" style:font-name="Noto Serif2" fo:font-size="12pt" fo:language="en" fo:country="US" fo:font-style="italic" fo:font-weight="bold" officeooo:rsid="009577d9" style:font-style-asian="italic" style:font-weight-asian="bold" style:font-name-complex="Noto Serif2" style:font-style-complex="italic" style:font-weight-complex="bold"/>
    </style:style>
    <style:style style:name="T272" style:family="text">
      <style:text-properties style:use-window-font-color="true" loext:opacity="0%" style:font-name="Noto Serif2" fo:font-size="12pt" fo:language="en" fo:country="US" fo:font-style="italic" fo:font-weight="bold" officeooo:rsid="00f9a4d1" style:font-style-asian="italic" style:font-weight-asian="bold" style:font-name-complex="Noto Serif2" style:font-style-complex="italic" style:font-weight-complex="bold"/>
    </style:style>
    <style:style style:name="T273" style:family="text">
      <style:text-properties style:use-window-font-color="true" loext:opacity="0%" style:font-name="Noto Serif2" fo:font-size="12pt" fo:language="en" fo:country="US" fo:font-style="italic" style:font-style-asian="italic" style:font-name-complex="Noto Serif2" style:font-style-complex="italic"/>
    </style:style>
    <style:style style:name="T274" style:family="text">
      <style:text-properties style:use-window-font-color="true" loext:opacity="0%" style:font-name="Noto Serif2" fo:font-size="12pt" fo:language="en" fo:country="US" fo:font-weight="bold" officeooo:rsid="00d8f597" style:font-weight-asian="bold" style:font-name-complex="Noto Serif2" style:font-weight-complex="bold"/>
    </style:style>
    <style:style style:name="T275" style:family="text">
      <style:text-properties style:use-window-font-color="true" loext:opacity="0%" style:font-name="Noto Serif2" fo:font-size="12pt" fo:language="en" fo:country="US" fo:font-weight="bold" officeooo:rsid="00df06c0" style:font-weight-asian="bold" style:font-name-complex="Noto Serif2" style:font-weight-complex="bold"/>
    </style:style>
    <style:style style:name="T276" style:family="text">
      <style:text-properties style:use-window-font-color="true" loext:opacity="0%" style:font-name="Noto Serif2" fo:font-size="12pt" officeooo:rsid="01928469" style:font-name-complex="Noto Serif2"/>
    </style:style>
    <style:style style:name="T277" style:family="text">
      <style:text-properties style:use-window-font-color="true" loext:opacity="0%" style:font-name="Noto Serif5" fo:font-size="12pt" fo:language="en" fo:country="US" fo:font-weight="normal" officeooo:rsid="00a8899f" style:font-weight-asian="normal" style:font-name-complex="Times New Roman4" style:font-weight-complex="normal"/>
    </style:style>
    <style:style style:name="T278" style:family="text">
      <style:text-properties style:use-window-font-color="true" loext:opacity="0%" style:font-name="Noto Serif5" fo:font-size="12pt" fo:language="en" fo:country="US" fo:font-weight="normal" officeooo:rsid="012d18b9" style:font-weight-asian="normal" style:font-name-complex="Times New Roman4" style:font-weight-complex="normal"/>
    </style:style>
    <style:style style:name="T279" style:family="text">
      <style:text-properties style:use-window-font-color="true" loext:opacity="0%" style:font-name="Noto Serif5" fo:font-size="12pt" fo:language="en" fo:country="US" fo:font-weight="normal" officeooo:rsid="01491b8e" style:font-weight-asian="normal" style:font-name-complex="Times New Roman4" style:font-weight-complex="normal"/>
    </style:style>
    <style:style style:name="T280" style:family="text">
      <style:text-properties style:use-window-font-color="true" loext:opacity="0%" style:font-name="Noto Serif5" fo:font-size="12pt" fo:language="zxx" fo:country="none" officeooo:rsid="00407f37" style:font-size-asian="12pt" style:language-asian="zxx" style:country-asian="none" style:font-name-complex="Noto Serif2" style:font-size-complex="12pt" style:language-complex="zxx" style:country-complex="none"/>
    </style:style>
    <style:style style:name="T281" style:family="text">
      <style:text-properties style:use-window-font-color="true" loext:opacity="0%" style:font-name="Noto Serif5" fo:font-size="12pt" fo:language="zxx" fo:country="none" fo:font-weight="bold" officeooo:rsid="00407f37" style:font-size-asian="12pt" style:language-asian="zxx" style:country-asian="none" style:font-weight-asian="bold" style:font-name-complex="Noto Serif2" style:font-size-complex="12pt" style:language-complex="zxx" style:country-complex="none" style:font-weight-complex="bold"/>
    </style:style>
    <style:style style:name="T282" style:family="text">
      <style:text-properties style:use-window-font-color="true" loext:opacity="0%" style:font-name="Noto Serif5" fo:font-size="12pt" fo:language="zxx" fo:country="none" fo:font-style="italic" officeooo:rsid="00407f37" style:font-size-asian="12pt" style:language-asian="zxx" style:country-asian="none" style:font-style-asian="italic" style:font-name-complex="Noto Serif2" style:font-size-complex="12pt" style:language-complex="zxx" style:country-complex="none" style:font-style-complex="italic"/>
    </style:style>
    <style:style style:name="T283" style:family="text">
      <style:text-properties style:use-window-font-color="true" loext:opacity="0%" style:font-name="Noto Serif5" fo:font-size="12pt" fo:language="zxx" fo:country="none" fo:font-style="italic" fo:font-weight="bold" officeooo:rsid="00407f37" style:font-size-asian="12pt" style:language-asian="zxx" style:country-asian="none" style:font-style-asian="italic" style:font-weight-asian="bold" style:font-name-complex="Noto Serif2" style:font-size-complex="12pt" style:language-complex="zxx" style:country-complex="none" style:font-style-complex="italic" style:font-weight-complex="bold"/>
    </style:style>
    <style:style style:name="T284" style:family="text">
      <style:text-properties style:use-window-font-color="true" loext:opacity="0%" style:font-name="Noto Serif5" fo:font-size="12pt" fo:language="zxx" fo:country="none" fo:font-style="normal" style:text-underline-style="solid" style:text-underline-width="auto" style:text-underline-color="font-color" fo:font-weight="normal" officeooo:rsid="0043ebb7" style:font-size-asian="12pt" style:language-asian="zxx" style:country-asian="none" style:font-style-asian="normal" style:font-weight-asian="normal" style:font-name-complex="Noto Serif2" style:font-size-complex="12pt" style:language-complex="zxx" style:country-complex="none" style:font-style-complex="normal" style:font-weight-complex="normal"/>
    </style:style>
    <style:style style:name="T285" style:family="text">
      <style:text-properties style:use-window-font-color="true" loext:opacity="0%" style:text-line-through-style="none" style:text-line-through-type="none" fo:font-size="12pt" fo:language="zxx" fo:country="none" officeooo:rsid="0590293a" style:font-name-asian="Wingdings" style:font-size-asian="12pt" style:language-asian="zxx" style:country-asian="none" style:font-name-complex="Noto Serif2" style:font-size-complex="12pt" style:language-complex="zxx" style:country-complex="none"/>
    </style:style>
    <style:style style:name="T286" style:family="text">
      <style:text-properties style:use-window-font-color="true" loext:opacity="0%" style:text-line-through-style="none" style:text-line-through-type="none" fo:font-size="12pt" fo:language="zxx" fo:country="none" officeooo:rsid="00f9430e" style:font-name-asian="Wingdings" style:font-size-asian="12pt" style:language-asian="zxx" style:country-asian="none" style:font-name-complex="Noto Serif2" style:font-size-complex="12pt" style:language-complex="zxx" style:country-complex="none"/>
    </style:style>
    <style:style style:name="T287" style:family="text">
      <style:text-properties style:use-window-font-color="true" loext:opacity="0%" style:text-line-through-style="none" style:text-line-through-type="none" fo:font-size="12pt" fo:language="zxx" fo:country="none" officeooo:rsid="0020cae8" style:font-name-asian="Wingdings" style:font-size-asian="12pt" style:language-asian="zxx" style:country-asian="none" style:font-name-complex="Noto Serif2" style:font-size-complex="12pt" style:language-complex="zxx" style:country-complex="none"/>
    </style:style>
    <style:style style:name="T288" style:family="text">
      <style:text-properties style:use-window-font-color="true" loext:opacity="0%" style:text-line-through-style="none" style:text-line-through-type="none" fo:font-size="12pt" fo:language="zxx" fo:country="none" officeooo:rsid="05b2a1cd" style:font-name-asian="Wingdings" style:font-size-asian="12pt" style:language-asian="zxx" style:country-asian="none" style:font-name-complex="Noto Serif2" style:font-size-complex="12pt" style:language-complex="zxx" style:country-complex="none"/>
    </style:style>
    <style:style style:name="T289" style:family="text">
      <style:text-properties style:use-window-font-color="true" loext:opacity="0%" style:text-line-through-style="none" style:text-line-through-type="none" fo:font-size="12pt" fo:language="zxx" fo:country="none" officeooo:rsid="010627ea" style:font-name-asian="Wingdings" style:font-size-asian="12pt" style:language-asian="zxx" style:country-asian="none" style:font-name-complex="Noto Serif2" style:font-size-complex="12pt" style:language-complex="zxx" style:country-complex="none"/>
    </style:style>
    <style:style style:name="T290" style:family="text">
      <style:text-properties style:use-window-font-color="true" loext:opacity="0%" style:text-line-through-style="none" style:text-line-through-type="none" fo:font-size="12pt" fo:language="zxx" fo:country="none" officeooo:rsid="05b42cb0" style:font-name-asian="Wingdings" style:font-size-asian="12pt" style:language-asian="zxx" style:country-asian="none" style:font-name-complex="Noto Serif2" style:font-size-complex="12pt" style:language-complex="zxx" style:country-complex="none"/>
    </style:style>
    <style:style style:name="T291" style:family="text">
      <style:text-properties style:use-window-font-color="true" loext:opacity="0%" style:text-line-through-style="none" style:text-line-through-type="none" fo:font-size="8pt" fo:language="zxx" fo:country="none" officeooo:rsid="0590293a" style:font-name-asian="Wingdings" style:font-size-asian="8pt" style:language-asian="zxx" style:country-asian="none" style:font-name-complex="Noto Serif2" style:font-size-complex="8pt" style:language-complex="zxx" style:country-complex="none"/>
    </style:style>
    <style:style style:name="T292" style:family="text">
      <style:text-properties style:use-window-font-color="true" loext:opacity="0%" style:text-line-through-style="none" style:text-line-through-type="none" fo:font-size="8pt" fo:language="zxx" fo:country="none" officeooo:rsid="059ccfc2" style:font-name-asian="Wingdings" style:font-size-asian="8pt" style:language-asian="zxx" style:country-asian="none" style:font-name-complex="Noto Serif2" style:font-size-complex="8pt" style:language-complex="zxx" style:country-complex="none"/>
    </style:style>
    <style:style style:name="T293" style:family="text">
      <style:text-properties style:use-window-font-color="true" loext:opacity="0%" style:text-line-through-style="none" style:text-line-through-type="none" fo:font-size="8pt" fo:language="zxx" fo:country="none" officeooo:rsid="05ba7abb" style:font-name-asian="Wingdings" style:font-size-asian="8pt" style:language-asian="zxx" style:country-asian="none" style:font-name-complex="Noto Serif2" style:font-size-complex="8pt" style:language-complex="zxx" style:country-complex="none"/>
    </style:style>
    <style:style style:name="T294" style:family="text">
      <style:text-properties style:use-window-font-color="true" loext:opacity="0%" style:text-line-through-style="none" style:text-line-through-type="none" fo:font-size="8pt" fo:language="zxx" fo:country="none" officeooo:rsid="0598b86d" style:font-name-asian="Wingdings" style:font-size-asian="8pt" style:language-asian="zxx" style:country-asian="none" style:font-name-complex="Noto Serif2" style:font-size-complex="8pt" style:language-complex="zxx" style:country-complex="none"/>
    </style:style>
    <style:style style:name="T295" style:family="text">
      <style:text-properties style:use-window-font-color="true" loext:opacity="0%" style:text-line-through-style="none" style:text-line-through-type="none" fo:font-size="7pt" fo:language="zxx" fo:country="none" officeooo:rsid="0590293a" style:font-name-asian="Wingdings" style:font-size-asian="7pt" style:language-asian="zxx" style:country-asian="none" style:font-name-complex="Noto Serif2" style:font-size-complex="7pt" style:language-complex="zxx" style:country-complex="none"/>
    </style:style>
    <style:style style:name="T296" style:family="text">
      <style:text-properties style:use-window-font-color="true" loext:opacity="0%" style:text-line-through-style="none" style:text-line-through-type="none" fo:font-size="7pt" fo:language="zxx" fo:country="none" officeooo:rsid="00f9430e" style:font-name-asian="Wingdings" style:font-size-asian="7pt" style:language-asian="zxx" style:country-asian="none" style:font-name-complex="Noto Serif2" style:font-size-complex="7pt" style:language-complex="zxx" style:country-complex="none"/>
    </style:style>
    <style:style style:name="T297" style:family="text">
      <style:text-properties style:use-window-font-color="true" loext:opacity="0%" style:text-line-through-style="none" style:text-line-through-type="none" fo:font-size="7pt" fo:language="zxx" fo:country="none" officeooo:rsid="0020cae8" style:font-name-asian="Wingdings" style:font-size-asian="7pt" style:language-asian="zxx" style:country-asian="none" style:font-name-complex="Noto Serif2" style:font-size-complex="7pt" style:language-complex="zxx" style:country-complex="none"/>
    </style:style>
    <style:style style:name="T298" style:family="text">
      <style:text-properties style:use-window-font-color="true" loext:opacity="0%" style:text-line-through-style="none" style:text-line-through-type="none" fo:font-size="7pt" fo:language="zxx" fo:country="none" officeooo:rsid="00f74af2" style:font-name-asian="Wingdings" style:font-size-asian="7pt" style:language-asian="zxx" style:country-asian="none" style:font-name-complex="Noto Serif2" style:font-size-complex="7pt" style:language-complex="zxx" style:country-complex="none"/>
    </style:style>
    <style:style style:name="T299" style:family="text">
      <style:text-properties style:use-window-font-color="true" loext:opacity="0%" style:text-line-through-style="none" style:text-line-through-type="none" style:font-name="Courier" fo:font-size="12pt" fo:language="zxx" fo:country="none" officeooo:rsid="05b42cb0" style:font-name-asian="Wingdings" style:font-size-asian="12pt" style:language-asian="zxx" style:country-asian="none" style:font-name-complex="Noto Serif2" style:font-size-complex="12pt" style:language-complex="zxx" style:country-complex="none"/>
    </style:style>
    <style:style style:name="T300" style:family="text">
      <style:text-properties style:use-window-font-color="true" loext:opacity="0%" style:text-line-through-style="none" style:text-line-through-type="none" style:font-name="Courier" fo:font-size="8pt" fo:language="zxx" fo:country="none" officeooo:rsid="05b42cb0" style:font-name-asian="Wingdings" style:font-size-asian="8pt" style:language-asian="zxx" style:country-asian="none" style:font-name-complex="Noto Serif2" style:font-size-complex="8pt" style:language-complex="zxx" style:country-complex="none"/>
    </style:style>
    <style:style style:name="T301" style:family="text">
      <style:text-properties style:use-window-font-color="true" loext:opacity="0%" style:text-line-through-style="none" style:text-line-through-type="none" style:text-position="0% 100%" style:font-name="Noto Serif5" fo:font-size="8pt" fo:language="zxx" fo:country="none" fo:font-style="normal" fo:font-weight="normal" officeooo:rsid="0598b86d" style:font-size-asian="8pt" style:language-asian="zxx" style:country-asian="none" style:font-style-asian="normal" style:font-weight-asian="normal" style:font-name-complex="Noto Serif2" style:font-size-complex="8pt" style:language-complex="zxx" style:country-complex="none" style:font-style-complex="normal" style:font-weight-complex="normal"/>
    </style:style>
    <style:style style:name="T302" style:family="text">
      <style:text-properties style:use-window-font-color="true" loext:opacity="0%" style:text-line-through-style="none" style:text-line-through-type="none" style:text-position="0% 100%" style:font-name="Noto Serif5" fo:font-size="8pt" fo:language="zxx" fo:country="none" fo:font-style="normal" fo:font-weight="normal" officeooo:rsid="05b9ab74" style:font-size-asian="8pt" style:language-asian="zxx" style:country-asian="none" style:font-style-asian="normal" style:font-weight-asian="normal" style:font-name-complex="Noto Serif2" style:font-size-complex="8pt" style:language-complex="zxx" style:country-complex="none" style:font-style-complex="normal" style:font-weight-complex="normal"/>
    </style:style>
    <style:style style:name="T303" style:family="text">
      <style:text-properties style:use-window-font-color="true" loext:opacity="0%" style:text-line-through-style="none" style:text-line-through-type="none" style:text-position="0% 100%" style:font-name="Noto Serif5" fo:font-size="12pt" fo:language="zxx" fo:country="none" fo:font-style="normal" fo:font-weight="normal" officeooo:rsid="0043ebb7" style:font-size-asian="12pt" style:language-asian="zxx" style:country-asian="none" style:font-style-asian="normal" style:font-weight-asian="normal" style:font-name-complex="Noto Serif2" style:font-size-complex="12pt" style:language-complex="zxx" style:country-complex="none" style:font-style-complex="normal" style:font-weight-complex="normal"/>
    </style:style>
    <style:style style:name="T304" style:family="text">
      <style:text-properties style:use-window-font-color="true" loext:opacity="0%" style:text-line-through-style="none" style:text-line-through-type="none" style:text-position="0% 100%" style:font-name="Noto Serif5" fo:font-size="12pt" fo:language="zxx" fo:country="none" fo:font-style="normal" fo:font-weight="normal" officeooo:rsid="0590293a" style:font-size-asian="12pt" style:language-asian="zxx" style:country-asian="none" style:font-style-asian="normal" style:font-weight-asian="normal" style:font-name-complex="Noto Serif2" style:font-size-complex="12pt" style:language-complex="zxx" style:country-complex="none" style:font-style-complex="normal" style:font-weight-complex="normal"/>
    </style:style>
    <style:style style:name="T305" style:family="text">
      <style:text-properties style:use-window-font-color="true" loext:opacity="0%" style:text-line-through-style="none" style:text-line-through-type="none" style:text-position="0% 100%" style:font-name="Noto Serif5" fo:font-size="12pt" fo:language="zxx" fo:country="none" fo:font-style="normal" fo:font-weight="normal" officeooo:rsid="05b4c88b" style:font-size-asian="12pt" style:language-asian="zxx" style:country-asian="none" style:font-style-asian="normal" style:font-weight-asian="normal" style:font-name-complex="Noto Serif2" style:font-size-complex="12pt" style:language-complex="zxx" style:country-complex="none" style:font-style-complex="normal" style:font-weight-complex="normal"/>
    </style:style>
    <style:style style:name="T306" style:family="text">
      <style:text-properties style:use-window-font-color="true" loext:opacity="0%" style:text-line-through-style="none" style:text-line-through-type="none" style:text-position="0% 100%" fo:font-size="13pt" fo:language="zxx" fo:country="none" fo:font-style="normal" fo:font-weight="normal" officeooo:rsid="00bf2455" style:font-size-asian="13pt" style:language-asian="zxx" style:country-asian="none" style:font-style-asian="normal" style:font-weight-asian="normal" style:font-name-complex="Noto Serif2" style:font-size-complex="13pt" style:language-complex="zxx" style:country-complex="none" style:font-style-complex="normal" style:font-weight-complex="normal"/>
    </style:style>
    <style:style style:name="T307" style:family="text">
      <style:text-properties style:use-window-font-color="true" loext:opacity="0%" style:text-line-through-style="none" style:text-line-through-type="none" style:text-position="0% 100%" fo:font-size="7pt" fo:language="zxx" fo:country="none" fo:font-style="normal" fo:font-weight="normal" officeooo:rsid="00bf2455" style:font-size-asian="7pt" style:language-asian="zxx" style:country-asian="none" style:font-style-asian="normal" style:font-weight-asian="normal" style:font-name-complex="Noto Serif2" style:font-size-complex="7pt" style:language-complex="zxx" style:country-complex="none" style:font-style-complex="normal" style:font-weight-complex="normal"/>
    </style:style>
    <style:style style:name="T308" style:family="text">
      <style:text-properties style:use-window-font-color="true" loext:opacity="0%" style:text-line-through-style="none" style:text-line-through-type="none" style:text-position="0% 100%" fo:font-size="7pt" fo:language="zxx" fo:country="none" fo:font-style="normal" fo:font-weight="normal" officeooo:rsid="0590293a" style:font-size-asian="7pt" style:language-asian="zxx" style:country-asian="none" style:font-style-asian="normal" style:font-weight-asian="normal" style:font-name-complex="Noto Serif2" style:font-size-complex="7pt" style:language-complex="zxx" style:country-complex="none" style:font-style-complex="normal" style:font-weight-complex="normal"/>
    </style:style>
    <style:style style:name="T309" style:family="text">
      <style:text-properties style:use-window-font-color="true" loext:opacity="0%" style:text-line-through-style="none" style:text-line-through-type="none" style:text-position="0% 100%" fo:font-size="12pt" fo:language="zxx" fo:country="none" fo:font-style="normal" fo:font-weight="normal" officeooo:rsid="0590293a" style:font-size-asian="12pt" style:language-asian="zxx" style:country-asian="none" style:font-style-asian="normal" style:font-weight-asian="normal" style:font-name-complex="Noto Serif2" style:font-size-complex="12pt" style:language-complex="zxx" style:country-complex="none" style:font-style-complex="normal" style:font-weight-complex="normal"/>
    </style:style>
    <style:style style:name="T310" style:family="text">
      <style:text-properties style:use-window-font-color="true" loext:opacity="0%" style:text-line-through-style="none" style:text-line-through-type="none" style:text-position="0% 100%" fo:font-size="12pt" fo:language="zxx" fo:country="none" fo:font-style="normal" fo:font-weight="normal" officeooo:rsid="05b2a1cd" style:font-size-asian="12pt" style:language-asian="zxx" style:country-asian="none" style:font-style-asian="normal" style:font-weight-asian="normal" style:font-name-complex="Noto Serif2" style:font-size-complex="12pt" style:language-complex="zxx" style:country-complex="none" style:font-style-complex="normal" style:font-weight-complex="normal"/>
    </style:style>
    <style:style style:name="T311" style:family="text">
      <style:text-properties style:use-window-font-color="true" loext:opacity="0%" style:text-line-through-style="none" style:text-line-through-type="none" style:text-position="0% 100%" fo:font-size="12pt" fo:language="zxx" fo:country="none" fo:font-style="normal" fo:font-weight="normal" officeooo:rsid="00f9430e" style:font-size-asian="12pt" style:language-asian="zxx" style:country-asian="none" style:font-style-asian="normal" style:font-weight-asian="normal" style:font-name-complex="Noto Serif2" style:font-size-complex="12pt" style:language-complex="zxx" style:country-complex="none" style:font-style-complex="normal" style:font-weight-complex="normal"/>
    </style:style>
    <style:style style:name="T312" style:family="text">
      <style:text-properties style:use-window-font-color="true" loext:opacity="0%" style:text-line-through-style="none" style:text-line-through-type="none" style:text-position="0% 100%" fo:font-size="12pt" fo:language="zxx" fo:country="none" fo:font-style="normal" fo:font-weight="normal" officeooo:rsid="010627ea" style:font-size-asian="12pt" style:language-asian="zxx" style:country-asian="none" style:font-style-asian="normal" style:font-weight-asian="normal" style:font-name-complex="Noto Serif2" style:font-size-complex="12pt" style:language-complex="zxx" style:country-complex="none" style:font-style-complex="normal" style:font-weight-complex="normal"/>
    </style:style>
    <style:style style:name="T313" style:family="text">
      <style:text-properties style:use-window-font-color="true" loext:opacity="0%" style:text-line-through-style="none" style:text-line-through-type="none" style:text-position="0% 100%" style:font-name="Noto Serif1" fo:font-size="12pt" fo:language="zxx" fo:country="none" fo:font-style="normal" fo:font-weight="normal" officeooo:rsid="06207a73" style:font-size-asian="12pt" style:language-asian="zxx" style:country-asian="none" style:font-style-asian="normal" style:font-weight-asian="normal" style:font-name-complex="Noto Serif2" style:font-size-complex="12pt" style:language-complex="zxx" style:country-complex="none" style:font-style-complex="normal" style:font-weight-complex="normal"/>
    </style:style>
    <style:style style:name="T314" style:family="text">
      <style:text-properties style:use-window-font-color="true" loext:opacity="0%" style:text-line-through-style="none" style:text-line-through-type="none" style:text-position="0% 100%" style:font-name="Noto Serif1" fo:font-size="12pt" fo:language="zxx" fo:country="none" fo:font-style="normal" fo:font-weight="normal" officeooo:rsid="060eb875" style:font-name-asian="Noto Serif1" style:font-size-asian="12pt" style:language-asian="zxx" style:country-asian="none" style:font-style-asian="normal" style:font-weight-asian="normal" style:font-name-complex="Noto Serif1" style:font-size-complex="12pt" style:language-complex="zxx" style:country-complex="none" style:font-style-complex="normal" style:font-weight-complex="normal"/>
    </style:style>
    <style:style style:name="T315" style:family="text">
      <style:text-properties style:use-window-font-color="true" loext:opacity="0%" style:text-line-through-style="none" style:text-line-through-type="none" style:text-position="0% 100%" fo:font-size="8pt" fo:language="zxx" fo:country="none" fo:font-style="normal" fo:font-weight="normal" officeooo:rsid="059ccfc2" style:font-size-asian="8pt" style:language-asian="zxx" style:country-asian="none" style:font-style-asian="normal" style:font-weight-asian="normal" style:font-name-complex="Noto Serif2" style:font-size-complex="8pt" style:language-complex="zxx" style:country-complex="none" style:font-style-complex="normal" style:font-weight-complex="normal"/>
    </style:style>
    <style:style style:name="T316" style:family="text">
      <style:text-properties style:use-window-font-color="true" loext:opacity="0%" style:text-line-through-style="none" style:text-line-through-type="none" style:text-position="0% 100%" fo:font-size="8pt" fo:language="zxx" fo:country="none" fo:font-style="normal" fo:font-weight="normal" officeooo:rsid="05ba7abb" style:font-size-asian="8pt" style:language-asian="zxx" style:country-asian="none" style:font-style-asian="normal" style:font-weight-asian="normal" style:font-name-complex="Noto Serif2" style:font-size-complex="8pt" style:language-complex="zxx" style:country-complex="none" style:font-style-complex="normal" style:font-weight-complex="normal"/>
    </style:style>
    <style:style style:name="T317" style:family="text">
      <style:text-properties style:use-window-font-color="true" loext:opacity="0%" style:text-line-through-style="none" style:text-line-through-type="none" style:text-position="0% 100%" fo:font-size="8pt" fo:language="zxx" fo:country="none" fo:font-style="normal" fo:font-weight="normal" officeooo:rsid="0598b86d" style:font-size-asian="8pt" style:language-asian="zxx" style:country-asian="none" style:font-style-asian="normal" style:font-weight-asian="normal" style:font-name-complex="Noto Serif2" style:font-size-complex="8pt" style:language-complex="zxx" style:country-complex="none" style:font-style-complex="normal" style:font-weight-complex="normal"/>
    </style:style>
    <style:style style:name="T318" style:family="text">
      <style:text-properties style:use-window-font-color="true" loext:opacity="0%" style:text-line-through-style="none" style:text-line-through-type="none" style:text-position="0% 100%" fo:font-size="8pt" fo:language="zxx" fo:country="none" fo:font-style="normal" fo:font-weight="normal" officeooo:rsid="061d48ff" style:font-size-asian="8pt" style:language-asian="zxx" style:country-asian="none" style:font-style-asian="normal" style:font-weight-asian="normal" style:font-name-complex="Noto Serif2" style:font-size-complex="8pt" style:language-complex="zxx" style:country-complex="none" style:font-style-complex="normal" style:font-weight-complex="normal"/>
    </style:style>
    <style:style style:name="T319" style:family="text">
      <style:text-properties style:use-window-font-color="true" loext:opacity="0%" style:text-line-through-style="none" style:text-line-through-type="none" style:font-name="Noto Serif5" fo:font-size="12pt" fo:language="zxx" fo:country="none" fo:font-style="normal" fo:font-weight="normal" officeooo:rsid="0043ebb7" style:font-size-asian="12pt" style:language-asian="zxx" style:country-asian="none" style:font-style-asian="normal" style:font-weight-asian="normal" style:font-name-complex="Noto Serif2" style:font-size-complex="12pt" style:language-complex="zxx" style:country-complex="none" style:font-style-complex="normal" style:font-weight-complex="normal"/>
    </style:style>
    <style:style style:name="T320" style:family="text">
      <style:text-properties style:use-window-font-color="true" loext:opacity="0%" style:text-line-through-style="none" style:text-line-through-type="none" style:font-name="Noto Serif5" fo:font-size="12pt" fo:language="zxx" fo:country="none" fo:font-style="normal" fo:font-weight="normal" officeooo:rsid="05a905ec" style:font-size-asian="12pt" style:language-asian="zxx" style:country-asian="none" style:font-style-asian="normal" style:font-weight-asian="normal" style:font-name-complex="Noto Serif2" style:font-size-complex="12pt" style:language-complex="zxx" style:country-complex="none" style:font-style-complex="normal" style:font-weight-complex="normal"/>
    </style:style>
    <style:style style:name="T321" style:family="text">
      <style:text-properties style:use-window-font-color="true" loext:opacity="0%" style:text-line-through-style="none" style:text-line-through-type="none" style:text-position="super 58%" style:font-name="Noto Serif5" fo:font-size="12pt" fo:language="zxx" fo:country="none" fo:font-style="normal" fo:font-weight="normal" officeooo:rsid="0043ebb7" style:font-size-asian="12pt" style:language-asian="zxx" style:country-asian="none" style:font-style-asian="normal" style:font-weight-asian="normal" style:font-name-complex="Noto Serif2" style:font-size-complex="12pt" style:language-complex="zxx" style:country-complex="none" style:font-style-complex="normal" style:font-weight-complex="normal"/>
    </style:style>
    <style:style style:name="T322" style:family="text">
      <style:text-properties style:use-window-font-color="true" loext:opacity="0%" style:text-line-through-style="none" style:text-line-through-type="none" style:text-position="sub 58%" style:font-name="Noto Serif5" fo:font-size="12pt" fo:language="zxx" fo:country="none" fo:font-style="normal" fo:font-weight="normal" officeooo:rsid="0043ebb7" style:font-size-asian="12pt" style:language-asian="zxx" style:country-asian="none" style:font-style-asian="normal" style:font-weight-asian="normal" style:font-name-complex="Noto Serif2" style:font-size-complex="12pt" style:language-complex="zxx" style:country-complex="none" style:font-style-complex="normal" style:font-weight-complex="normal"/>
    </style:style>
    <style:style style:name="T323" style:family="text">
      <style:text-properties style:use-window-font-color="true" loext:opacity="0%" style:text-line-through-style="solid" style:text-line-through-type="single" style:font-name="Noto Serif5" fo:font-size="12pt" fo:language="zxx" fo:country="none" fo:font-style="normal" fo:font-weight="normal" officeooo:rsid="05a905ec" style:font-size-asian="12pt" style:language-asian="zxx" style:country-asian="none" style:font-style-asian="normal" style:font-weight-asian="normal" style:font-name-complex="Noto Serif2" style:font-size-complex="12pt" style:language-complex="zxx" style:country-complex="none" style:font-style-complex="normal" style:font-weight-complex="normal"/>
    </style:style>
    <style:style style:name="T324" style:family="text">
      <style:text-properties style:use-window-font-color="true" loext:opacity="0%" style:font-name="Liberation Serif" fo:font-size="14pt" officeooo:rsid="0138e843" style:font-name-asian="Times New Roman1" style:font-size-asian="12.25pt" style:font-name-complex="Times New Roman1" style:font-size-complex="14pt"/>
    </style:style>
    <style:style style:name="T325" style:family="text">
      <style:text-properties style:use-window-font-color="true" loext:opacity="0%" style:font-name="Liberation Serif" fo:font-size="14pt" fo:language="zxx" fo:country="none" officeooo:rsid="013ba36a" style:font-name-asian="Times New Roman1" style:font-size-asian="12.25pt" style:font-name-complex="Times New Roman1" style:font-size-complex="14pt" style:language-complex="zxx" style:country-complex="none"/>
    </style:style>
    <style:style style:name="T326" style:family="text">
      <style:text-properties style:use-window-font-color="true" loext:opacity="0%" style:font-name="Liberation Serif" fo:font-size="14pt" fo:language="zxx" fo:country="none" fo:font-style="italic" fo:font-weight="bold" officeooo:rsid="013ba36a" style:font-name-asian="Times New Roman1" style:font-size-asian="12.25pt" style:font-style-asian="italic" style:font-weight-asian="bold" style:font-name-complex="Times New Roman1" style:font-size-complex="14pt" style:language-complex="zxx" style:country-complex="none" style:font-style-complex="italic" style:font-weight-complex="bold"/>
    </style:style>
    <style:style style:name="T327" style:family="text">
      <style:text-properties style:use-window-font-color="true" loext:opacity="0%" fo:font-size="7pt" fo:language="zxx" fo:country="none" officeooo:rsid="0590293a" style:font-size-asian="7pt" style:language-asian="zxx" style:country-asian="none" style:font-name-complex="Noto Serif2" style:font-size-complex="7pt" style:language-complex="zxx" style:country-complex="none"/>
    </style:style>
    <style:style style:name="T328" style:family="text">
      <style:text-properties style:use-window-font-color="true" loext:opacity="0%" fo:font-size="7pt" fo:language="zxx" fo:country="none" officeooo:rsid="00f9430e" style:font-size-asian="7pt" style:language-asian="zxx" style:country-asian="none" style:font-name-complex="Noto Serif2" style:font-size-complex="7pt" style:language-complex="zxx" style:country-complex="none"/>
    </style:style>
    <style:style style:name="T329" style:family="text">
      <style:text-properties style:use-window-font-color="true" loext:opacity="0%" fo:font-size="7pt" fo:language="zxx" fo:country="none" officeooo:rsid="0020cae8" style:font-size-asian="7pt" style:language-asian="zxx" style:country-asian="none" style:font-name-complex="Noto Serif2" style:font-size-complex="7pt" style:language-complex="zxx" style:country-complex="none"/>
    </style:style>
    <style:style style:name="T330" style:family="text">
      <style:text-properties style:use-window-font-color="true" loext:opacity="0%" fo:font-size="7pt" fo:language="zxx" fo:country="none" officeooo:rsid="00bf2455" style:font-size-asian="7pt" style:language-asian="zxx" style:country-asian="none" style:font-name-complex="Noto Serif2" style:font-size-complex="7pt" style:language-complex="zxx" style:country-complex="none"/>
    </style:style>
    <style:style style:name="T331" style:family="text">
      <style:text-properties style:use-window-font-color="true" loext:opacity="0%" fo:font-size="7pt" fo:language="zxx" fo:country="none" officeooo:rsid="00f74af2" style:font-size-asian="7pt" style:language-asian="zxx" style:country-asian="none" style:font-name-complex="Noto Serif2" style:font-size-complex="7pt" style:language-complex="zxx" style:country-complex="none"/>
    </style:style>
    <style:style style:name="T332" style:family="text">
      <style:text-properties style:use-window-font-color="true" loext:opacity="0%" fo:font-size="12pt" fo:language="zxx" fo:country="none" fo:font-style="normal" officeooo:rsid="0590293a" style:font-name-asian="Noto Serif1" style:font-size-asian="12pt" style:language-asian="zxx" style:country-asian="none" style:font-style-asian="normal" style:font-name-complex="Noto Serif2" style:font-size-complex="12pt" style:language-complex="zxx" style:country-complex="none" style:font-style-complex="normal"/>
    </style:style>
    <style:style style:name="T333" style:family="text">
      <style:text-properties style:use-window-font-color="true" loext:opacity="0%" fo:font-size="12pt" fo:language="zxx" fo:country="none" officeooo:rsid="0590293a" style:font-size-asian="12pt" style:language-asian="zxx" style:country-asian="none" style:font-name-complex="Noto Serif2" style:font-size-complex="12pt" style:language-complex="zxx" style:country-complex="none"/>
    </style:style>
    <style:style style:name="T334" style:family="text">
      <style:text-properties style:use-window-font-color="true" loext:opacity="0%" fo:font-size="12pt" fo:language="zxx" fo:country="none" officeooo:rsid="0020cae8" style:font-size-asian="12pt" style:language-asian="zxx" style:country-asian="none" style:font-name-complex="Noto Serif2" style:font-size-complex="12pt" style:language-complex="zxx" style:country-complex="none"/>
    </style:style>
    <style:style style:name="T335" style:family="text">
      <style:text-properties style:use-window-font-color="true" loext:opacity="0%" fo:font-size="12pt" fo:language="zxx" fo:country="none" officeooo:rsid="0590293a" style:font-name-asian="Noto Serif1" style:font-size-asian="12pt" style:language-asian="zxx" style:country-asian="none" style:font-name-complex="Noto Serif2" style:font-size-complex="12pt" style:language-complex="zxx" style:country-complex="none"/>
    </style:style>
    <style:style style:name="T336" style:family="text">
      <style:text-properties style:use-window-font-color="true" loext:opacity="0%" style:font-name="Noto Serif1" fo:font-size="12pt" fo:language="zxx" fo:country="none" officeooo:rsid="0620949f" style:font-name-asian="Noto Serif1" style:font-size-asian="12pt" style:language-asian="zxx" style:country-asian="none" style:font-name-complex="Noto Serif1" style:font-size-complex="12pt" style:language-complex="zxx" style:country-complex="none"/>
    </style:style>
    <style:style style:name="T337" style:family="text">
      <style:text-properties style:use-window-font-color="true" loext:opacity="0%" fo:font-size="8pt" fo:language="zxx" fo:country="none" officeooo:rsid="0590293a" style:font-size-asian="8pt" style:language-asian="zxx" style:country-asian="none" style:font-name-complex="Noto Serif2" style:font-size-complex="8pt" style:language-complex="zxx" style:country-complex="none"/>
    </style:style>
    <style:style style:name="T338" style:family="text">
      <style:text-properties style:use-window-font-color="true" loext:opacity="0%" fo:font-size="8pt" fo:language="zxx" fo:country="none" officeooo:rsid="059ccfc2" style:font-size-asian="8pt" style:language-asian="zxx" style:country-asian="none" style:font-name-complex="Noto Serif2" style:font-size-complex="8pt" style:language-complex="zxx" style:country-complex="none"/>
    </style:style>
    <style:style style:name="T339" style:family="text">
      <style:text-properties officeooo:rsid="0070413a"/>
    </style:style>
    <style:style style:name="T340" style:family="text">
      <style:text-properties officeooo:rsid="00705fd7"/>
    </style:style>
    <style:style style:name="T341" style:family="text">
      <style:text-properties officeooo:rsid="02a9f3c4"/>
    </style:style>
    <style:style style:name="T342" style:family="text">
      <style:text-properties officeooo:rsid="026f2103"/>
    </style:style>
    <style:style style:name="T343" style:family="text">
      <style:text-properties style:text-line-through-style="none" style:text-line-through-type="none"/>
    </style:style>
    <style:style style:name="T344" style:family="text">
      <style:text-properties style:text-line-through-style="none" style:text-line-through-type="none" officeooo:rsid="02792b13"/>
    </style:style>
    <style:style style:name="T345" style:family="text">
      <style:text-properties style:text-line-through-style="none" style:text-line-through-type="none" officeooo:rsid="026820f5"/>
    </style:style>
    <style:style style:name="T346" style:family="text">
      <style:text-properties style:text-line-through-style="none" style:text-line-through-type="none" officeooo:rsid="026d0ee3"/>
    </style:style>
    <style:style style:name="T347" style:family="text">
      <style:text-properties style:text-line-through-style="none" style:text-line-through-type="none" officeooo:rsid="000693b5"/>
    </style:style>
    <style:style style:name="T348" style:family="text">
      <style:text-properties style:text-line-through-style="none" style:text-line-through-type="none" fo:font-weight="bold" officeooo:rsid="029f4e54" style:font-weight-asian="bold" style:font-weight-complex="bold"/>
    </style:style>
    <style:style style:name="T349" style:family="text">
      <style:text-properties style:text-line-through-style="none" style:text-line-through-type="none" officeooo:rsid="029f4e54"/>
    </style:style>
    <style:style style:name="T350" style:family="text">
      <style:text-properties style:text-line-through-style="none" style:text-line-through-type="none" officeooo:rsid="000ad4ba"/>
    </style:style>
    <style:style style:name="T351" style:family="text">
      <style:text-properties style:text-line-through-style="none" style:text-line-through-type="none" officeooo:rsid="026f2103"/>
    </style:style>
    <style:style style:name="T352" style:family="text">
      <style:text-properties style:text-line-through-style="none" style:text-line-through-type="none" officeooo:rsid="00e9349b"/>
    </style:style>
    <style:style style:name="T353" style:family="text">
      <style:text-properties style:text-line-through-style="none" style:text-line-through-type="none" officeooo:rsid="029e5b5e"/>
    </style:style>
    <style:style style:name="T354" style:family="text">
      <style:text-properties style:text-line-through-style="none" style:text-line-through-type="none" officeooo:rsid="026de257"/>
    </style:style>
    <style:style style:name="T355" style:family="text">
      <style:text-properties style:text-line-through-style="none" style:text-line-through-type="none" officeooo:rsid="026819a2"/>
    </style:style>
    <style:style style:name="T356" style:family="text">
      <style:text-properties style:text-line-through-style="none" style:text-line-through-type="none" style:font-name="Wingdings" officeooo:rsid="026820f5" style:font-name-asian="Wingdings" style:font-name-complex="Wingdings"/>
    </style:style>
    <style:style style:name="T357" style:family="text">
      <style:text-properties style:text-line-through-style="none" style:text-line-through-type="none" style:font-name="Noto Serif2" officeooo:rsid="026820f5" style:font-name-asian="Tahoma1" style:font-name-complex="Times New Roman4"/>
    </style:style>
    <style:style style:name="T358" style:family="text">
      <style:text-properties style:text-line-through-style="none" style:text-line-through-type="none" style:font-name="Noto Serif2" officeooo:rsid="01b1de38"/>
    </style:style>
    <style:style style:name="T359" style:family="text">
      <style:text-properties style:text-line-through-style="none" style:text-line-through-type="none" style:font-name="Noto Serif5" style:font-name-asian="Wingdings" style:font-name-complex="Wingdings"/>
    </style:style>
    <style:style style:name="T360" style:family="text">
      <style:text-properties style:text-line-through-style="none" style:text-line-through-type="none" style:font-name="Noto Serif5" officeooo:rsid="026820f5" style:font-name-asian="Wingdings" style:font-name-complex="Wingdings"/>
    </style:style>
    <style:style style:name="T361" style:family="text">
      <style:text-properties style:text-line-through-style="none" style:text-line-through-type="none" style:font-name="Noto Serif5" officeooo:rsid="026de257" style:font-name-asian="Wingdings" style:font-name-complex="Wingdings"/>
    </style:style>
    <style:style style:name="T362" style:family="text">
      <style:text-properties style:text-line-through-style="none" style:text-line-through-type="none" style:font-name="Noto Serif5" officeooo:rsid="008e02c7" style:font-name-asian="Wingdings" style:font-name-complex="Wingdings"/>
    </style:style>
    <style:style style:name="T363" style:family="text">
      <style:text-properties style:text-line-through-style="none" style:text-line-through-type="none" style:font-name="Noto Serif5" officeooo:rsid="008fc314" style:font-name-asian="Wingdings" style:font-name-complex="Wingdings"/>
    </style:style>
    <style:style style:name="T364" style:family="text">
      <style:text-properties style:text-line-through-style="none" style:text-line-through-type="none" style:font-name="Noto Serif5" officeooo:rsid="00ddd584" style:font-name-asian="Wingdings" style:font-name-complex="Wingdings"/>
    </style:style>
    <style:style style:name="T365" style:family="text">
      <style:text-properties style:text-line-through-style="none" style:text-line-through-type="none" style:font-name="Noto Serif5" officeooo:rsid="019097e5" style:font-name-asian="Wingdings" style:font-name-complex="Wingdings"/>
    </style:style>
    <style:style style:name="T366" style:family="text">
      <style:text-properties style:text-line-through-style="none" style:text-line-through-type="none" style:font-name="Noto Serif5" fo:language="zxx" fo:country="none" fo:font-weight="normal" style:font-size-asian="12pt" style:language-asian="zxx" style:country-asian="none" style:font-weight-asian="normal" style:font-size-complex="12pt" style:language-complex="zxx" style:country-complex="none" style:font-weight-complex="normal"/>
    </style:style>
    <style:style style:name="T367" style:family="text">
      <style:text-properties style:text-line-through-style="none" style:text-line-through-type="none" style:font-name="Noto Serif5" fo:font-weight="bold" officeooo:rsid="008fc314" style:font-name-asian="Wingdings" style:font-weight-asian="bold" style:font-name-complex="Wingdings" style:font-weight-complex="bold"/>
    </style:style>
    <style:style style:name="T368" style:family="text">
      <style:text-properties style:text-line-through-style="none" style:text-line-through-type="none" style:font-name-asian="Wingdings"/>
    </style:style>
    <style:style style:name="T369" style:family="text">
      <style:text-properties style:text-line-through-style="none" style:text-line-through-type="none" style:font-name-asian="Wingdings" style:font-name-complex="Wingdings"/>
    </style:style>
    <style:style style:name="T370" style:family="text">
      <style:text-properties style:text-line-through-style="none" style:text-line-through-type="none" officeooo:rsid="026de257" style:font-name-asian="Wingdings" style:font-name-complex="Wingdings"/>
    </style:style>
    <style:style style:name="T371" style:family="text">
      <style:text-properties style:text-line-through-style="none" style:text-line-through-type="none" officeooo:rsid="008e02c7" style:font-name-asian="Wingdings" style:font-name-complex="Wingdings"/>
    </style:style>
    <style:style style:name="T372" style:family="text">
      <style:text-properties style:text-line-through-style="none" style:text-line-through-type="none" officeooo:rsid="018b5ee2"/>
    </style:style>
    <style:style style:name="T373" style:family="text">
      <style:text-properties style:text-line-through-style="none" style:text-line-through-type="none" officeooo:rsid="01b1de38"/>
    </style:style>
    <style:style style:name="T374" style:family="text">
      <style:text-properties officeooo:rsid="030ffe1c"/>
    </style:style>
    <style:style style:name="T375" style:family="text">
      <style:text-properties officeooo:rsid="02f8e682"/>
    </style:style>
    <style:style style:name="T376" style:family="text">
      <style:text-properties officeooo:rsid="02503131"/>
    </style:style>
    <style:style style:name="T377" style:family="text">
      <style:text-properties officeooo:rsid="026b4189"/>
    </style:style>
    <style:style style:name="T378" style:family="text">
      <style:text-properties officeooo:rsid="0291052f"/>
    </style:style>
    <style:style style:name="T379" style:family="text">
      <style:text-properties officeooo:rsid="029e5b5e"/>
    </style:style>
    <style:style style:name="T380" style:family="text">
      <style:text-properties officeooo:rsid="00707ee5"/>
    </style:style>
    <style:style style:name="T381" style:family="text">
      <style:text-properties officeooo:rsid="003c155b"/>
    </style:style>
    <style:style style:name="T382" style:family="text">
      <style:text-properties officeooo:rsid="00458319"/>
    </style:style>
    <style:style style:name="T383" style:family="text">
      <style:text-properties officeooo:rsid="00430498"/>
    </style:style>
    <style:style style:name="T384" style:family="text">
      <style:text-properties officeooo:rsid="003cee3f"/>
    </style:style>
    <style:style style:name="T385" style:family="text">
      <style:text-properties officeooo:rsid="003e9410"/>
    </style:style>
    <style:style style:name="T386" style:family="text">
      <style:text-properties style:text-position="super 58%" fo:font-weight="normal" style:font-weight-asian="normal" style:font-weight-complex="normal"/>
    </style:style>
    <style:style style:name="T387" style:family="text">
      <style:text-properties officeooo:rsid="007161ce"/>
    </style:style>
    <style:style style:name="T388" style:family="text">
      <style:text-properties officeooo:rsid="0075762a"/>
    </style:style>
    <style:style style:name="T389" style:family="text">
      <style:text-properties officeooo:rsid="0075e23d"/>
    </style:style>
    <style:style style:name="T390" style:family="text">
      <style:text-properties officeooo:rsid="001dd68b"/>
    </style:style>
    <style:style style:name="T391" style:family="text">
      <style:text-properties officeooo:rsid="000cfaf0"/>
    </style:style>
    <style:style style:name="T392" style:family="text">
      <style:text-properties officeooo:rsid="0008870b"/>
    </style:style>
    <style:style style:name="T393" style:family="text">
      <style:text-properties officeooo:rsid="00165dfc"/>
    </style:style>
    <style:style style:name="T394" style:family="text">
      <style:text-properties officeooo:rsid="001d2c5c"/>
    </style:style>
    <style:style style:name="T395" style:family="text">
      <style:text-properties officeooo:rsid="00189250"/>
    </style:style>
    <style:style style:name="T396" style:family="text">
      <style:text-properties officeooo:rsid="001cf078"/>
    </style:style>
    <style:style style:name="T397" style:family="text">
      <style:text-properties officeooo:rsid="000a76ac"/>
    </style:style>
    <style:style style:name="T398" style:family="text">
      <style:text-properties officeooo:rsid="00787e40"/>
    </style:style>
    <style:style style:name="T399" style:family="text">
      <style:text-properties officeooo:rsid="007ad205"/>
    </style:style>
    <style:style style:name="T400" style:family="text">
      <style:text-properties officeooo:rsid="0085f5de"/>
    </style:style>
    <style:style style:name="T401" style:family="text">
      <style:text-properties officeooo:rsid="058d67f4"/>
    </style:style>
    <style:style style:name="T402" style:family="text">
      <style:text-properties officeooo:rsid="05be090f"/>
    </style:style>
    <style:style style:name="T403" style:family="text">
      <style:text-properties officeooo:rsid="0598b86d"/>
    </style:style>
    <style:style style:name="T404" style:family="text">
      <style:text-properties officeooo:rsid="008d50ed"/>
    </style:style>
    <style:style style:name="T405" style:family="text">
      <style:text-properties officeooo:rsid="0080573f"/>
    </style:style>
    <style:style style:name="T406" style:family="text">
      <style:text-properties officeooo:rsid="00915bc6"/>
    </style:style>
    <style:style style:name="T407" style:family="text">
      <style:text-properties officeooo:rsid="009577d9"/>
    </style:style>
    <style:style style:name="T408" style:family="text">
      <style:text-properties officeooo:rsid="00978703"/>
    </style:style>
    <style:style style:name="T409" style:family="text">
      <style:text-properties officeooo:rsid="00a2f61e"/>
    </style:style>
    <style:style style:name="T410" style:family="text">
      <style:text-properties officeooo:rsid="00a4ba72"/>
    </style:style>
    <style:style style:name="T411" style:family="text">
      <style:text-properties officeooo:rsid="00a50c5a"/>
    </style:style>
    <style:style style:name="T412" style:family="text">
      <style:text-properties officeooo:rsid="00a6ae0b"/>
    </style:style>
    <style:style style:name="T413" style:family="text">
      <style:text-properties officeooo:rsid="00a60444"/>
    </style:style>
    <style:style style:name="T414" style:family="text">
      <style:text-properties officeooo:rsid="00a47b4f"/>
    </style:style>
    <style:style style:name="T415" style:family="text">
      <style:text-properties officeooo:rsid="00ad97f3"/>
    </style:style>
    <style:style style:name="T416" style:family="text">
      <style:text-properties officeooo:rsid="00c37610"/>
    </style:style>
    <style:style style:name="T417" style:family="text">
      <style:text-properties officeooo:rsid="00c702ff"/>
    </style:style>
    <style:style style:name="T418" style:family="text">
      <style:text-properties officeooo:rsid="00b92f17"/>
    </style:style>
    <style:style style:name="T419" style:family="text">
      <style:text-properties officeooo:rsid="00bcfc83"/>
    </style:style>
    <style:style style:name="T420" style:family="text">
      <style:text-properties officeooo:rsid="00bd36cb"/>
    </style:style>
    <style:style style:name="T421" style:family="text">
      <style:text-properties officeooo:rsid="00bf2455"/>
    </style:style>
    <style:style style:name="T422" style:family="text">
      <style:text-properties officeooo:rsid="00c07ae0"/>
    </style:style>
    <style:style style:name="T423" style:family="text">
      <style:text-properties officeooo:rsid="00c137ff"/>
    </style:style>
    <style:style style:name="T424" style:family="text">
      <style:text-properties officeooo:rsid="00c2eda6"/>
    </style:style>
    <style:style style:name="T425" style:family="text">
      <style:text-properties officeooo:rsid="00cea5c4"/>
    </style:style>
    <style:style style:name="T426" style:family="text">
      <style:text-properties officeooo:rsid="00d05e79"/>
    </style:style>
    <style:style style:name="T427" style:family="text">
      <style:text-properties officeooo:rsid="00ca9630"/>
    </style:style>
    <style:style style:name="T428" style:family="text">
      <style:text-properties officeooo:rsid="00d24990"/>
    </style:style>
    <style:style style:name="T429" style:family="text">
      <style:text-properties officeooo:rsid="00d49cae"/>
    </style:style>
    <style:style style:name="T430" style:family="text">
      <style:text-properties officeooo:rsid="00d6746d"/>
    </style:style>
    <style:style style:name="T431" style:family="text">
      <style:text-properties officeooo:rsid="00d6fe97"/>
    </style:style>
    <style:style style:name="T432" style:family="text">
      <style:text-properties officeooo:rsid="00d8f597"/>
    </style:style>
    <style:style style:name="T433" style:family="text">
      <style:text-properties officeooo:rsid="00da5381"/>
    </style:style>
    <style:style style:name="T434" style:family="text">
      <style:text-properties officeooo:rsid="00dbbdfc"/>
    </style:style>
    <style:style style:name="T435" style:family="text">
      <style:text-properties officeooo:rsid="00ddd584"/>
    </style:style>
    <style:style style:name="T436" style:family="text">
      <style:text-properties officeooo:rsid="00df06c0"/>
    </style:style>
    <style:style style:name="T437" style:family="text">
      <style:text-properties officeooo:rsid="00df746f"/>
    </style:style>
    <style:style style:name="T438" style:family="text">
      <style:text-properties officeooo:rsid="0649cf18"/>
    </style:style>
    <style:style style:name="T439" style:family="text">
      <style:text-properties officeooo:rsid="05e0a051"/>
    </style:style>
    <style:style style:name="T440" style:family="text">
      <style:text-properties officeooo:rsid="0314960f"/>
    </style:style>
    <style:style style:name="T441" style:family="text">
      <style:text-properties officeooo:rsid="0308c953"/>
    </style:style>
    <style:style style:name="T442" style:family="text">
      <style:text-properties officeooo:rsid="0305046d"/>
    </style:style>
    <style:style style:name="T443" style:family="text">
      <style:text-properties officeooo:rsid="030aadc3"/>
    </style:style>
    <style:style style:name="T444" style:family="text">
      <style:text-properties officeooo:rsid="0612c1e6"/>
    </style:style>
    <style:style style:name="T445" style:family="text">
      <style:text-properties officeooo:rsid="061c2c53"/>
    </style:style>
    <style:style style:name="T446" style:family="text">
      <style:text-properties style:font-name="Noto Serif3" fo:font-weight="bold" officeooo:rsid="061c2c53" style:font-weight-asian="bold" style:font-name-complex="Noto Serif2" style:font-weight-complex="bold"/>
    </style:style>
    <style:style style:name="T447" style:family="text">
      <style:text-properties style:font-name="Noto Serif3" fo:font-weight="bold" officeooo:rsid="061c2c53" style:font-name-asian="Noto Serif3" style:font-weight-asian="bold" style:font-name-complex="Noto Serif3" style:font-weight-complex="bold"/>
    </style:style>
    <style:style style:name="T448" style:family="text">
      <style:text-properties style:font-name="Noto Serif3" style:font-name-asian="Noto Serif3" style:font-name-complex="Noto Serif3"/>
    </style:style>
    <style:style style:name="T449" style:family="text">
      <style:text-properties style:font-name="Noto Serif3" officeooo:rsid="0161e3a5" style:font-name-asian="Noto Serif3" style:font-name-complex="Noto Serif3"/>
    </style:style>
    <style:style style:name="T450" style:family="text">
      <style:text-properties officeooo:rsid="00f9a4d1"/>
    </style:style>
    <style:style style:name="T451" style:family="text">
      <style:text-properties officeooo:rsid="00f9cfd4"/>
    </style:style>
    <style:style style:name="T452" style:family="text">
      <style:text-properties officeooo:rsid="00fc1c35"/>
    </style:style>
    <style:style style:name="T453" style:family="text">
      <style:text-properties officeooo:rsid="00fd4b67"/>
    </style:style>
    <style:style style:name="T454" style:family="text">
      <style:text-properties officeooo:rsid="0108e039"/>
    </style:style>
    <style:style style:name="T455" style:family="text">
      <style:text-properties officeooo:rsid="010a8d0d"/>
    </style:style>
    <style:style style:name="T456" style:family="text">
      <style:text-properties officeooo:rsid="01115740"/>
    </style:style>
    <style:style style:name="T457" style:family="text">
      <style:text-properties fo:color="#c9211e" loext:opacity="100%" fo:font-style="normal" style:font-style-asian="normal" style:font-style-complex="normal"/>
    </style:style>
    <style:style style:name="T458" style:family="text">
      <style:text-properties fo:color="#c9211e" loext:opacity="100%" fo:font-size="9pt" style:font-size-asian="9pt" style:font-weight-asian="normal" style:font-size-complex="9pt" style:font-weight-complex="normal"/>
    </style:style>
    <style:style style:name="T459" style:family="text">
      <style:text-properties officeooo:rsid="01131eb7"/>
    </style:style>
    <style:style style:name="T460" style:family="text">
      <style:text-properties style:font-name="Noto Sans9"/>
    </style:style>
    <style:style style:name="T461" style:family="text">
      <style:text-properties style:font-name="Noto Sans9" fo:font-size="14pt" style:font-size-asian="14pt" style:font-size-complex="14pt"/>
    </style:style>
    <style:style style:name="T462" style:family="text">
      <style:text-properties style:font-name="Noto Sans9" fo:font-size="14pt" officeooo:rsid="011af298" style:font-size-asian="14pt" style:font-size-complex="14pt"/>
    </style:style>
    <style:style style:name="T463" style:family="text">
      <style:text-properties style:font-name="Noto Sans9" fo:font-size="20pt" style:font-size-asian="20pt" style:font-size-complex="20pt"/>
    </style:style>
    <style:style style:name="T464" style:family="text">
      <style:text-properties style:font-name="Noto Sans9" officeooo:rsid="0147bdec"/>
    </style:style>
    <style:style style:name="T465" style:family="text">
      <style:text-properties officeooo:rsid="011c9033"/>
    </style:style>
    <style:style style:name="T466" style:family="text">
      <style:text-properties fo:text-transform="capitalize" fo:color="#2a6099" loext:opacity="100%" style:font-name="Noto Sans9" fo:font-size="14pt" fo:language="en" fo:country="US" fo:font-style="italic" fo:font-weight="bold" officeooo:rsid="011d94bf" style:font-size-asian="14pt" style:font-weight-asian="bold" style:font-name-complex="Times New Roman4" style:font-size-complex="14pt" style:font-weight-complex="bold"/>
    </style:style>
    <style:style style:name="T467" style:family="text">
      <style:text-properties fo:text-transform="capitalize" style:use-window-font-color="true" loext:opacity="0%" style:font-name="Noto Serif5" fo:font-size="12pt" fo:language="en" fo:country="US" fo:font-style="normal" fo:font-weight="normal" officeooo:rsid="011d94bf" style:font-size-asian="10.5pt" style:font-style-asian="normal" style:font-weight-asian="normal" style:font-name-complex="Times New Roman4" style:font-size-complex="12pt" style:font-style-complex="normal" style:font-weight-complex="normal"/>
    </style:style>
    <style:style style:name="T468" style:family="text">
      <style:text-properties officeooo:rsid="01211a4e"/>
    </style:style>
    <style:style style:name="T469" style:family="text">
      <style:text-properties officeooo:rsid="01248899"/>
    </style:style>
    <style:style style:name="T470" style:family="text">
      <style:text-properties officeooo:rsid="01248af9"/>
    </style:style>
    <style:style style:name="T471" style:family="text">
      <style:text-properties officeooo:rsid="009683bf"/>
    </style:style>
    <style:style style:name="T472" style:family="text">
      <style:text-properties officeooo:rsid="0124a537"/>
    </style:style>
    <style:style style:name="T473" style:family="text">
      <style:text-properties officeooo:rsid="012521b1"/>
    </style:style>
    <style:style style:name="T474" style:family="text">
      <style:text-properties officeooo:rsid="0127e964"/>
    </style:style>
    <style:style style:name="T475" style:family="text">
      <style:text-properties officeooo:rsid="012d18b9"/>
    </style:style>
    <style:style style:name="T476" style:family="text">
      <style:text-properties officeooo:rsid="012e3af5"/>
    </style:style>
    <style:style style:name="T477" style:family="text">
      <style:text-properties officeooo:rsid="0052eaf3" style:font-name-asian="Times New Roman1"/>
    </style:style>
    <style:style style:name="T478" style:family="text">
      <style:text-properties officeooo:rsid="0052eaf3" style:font-name-asian="Times New Roman1" style:font-size-asian="12.25pt" style:font-size-complex="14pt"/>
    </style:style>
    <style:style style:name="T479" style:family="text">
      <style:text-properties officeooo:rsid="0138e843" style:font-name-asian="Times New Roman1" style:font-size-asian="12.25pt" style:font-size-complex="14pt"/>
    </style:style>
    <style:style style:name="T480" style:family="text">
      <style:text-properties officeooo:rsid="013e2c43"/>
    </style:style>
    <style:style style:name="T481" style:family="text">
      <style:text-properties officeooo:rsid="01437531"/>
    </style:style>
    <style:style style:name="T482" style:family="text">
      <style:text-properties officeooo:rsid="0144cb1b"/>
    </style:style>
    <style:style style:name="T483" style:family="text">
      <style:text-properties officeooo:rsid="0150846c"/>
    </style:style>
    <style:style style:name="T484" style:family="text">
      <style:text-properties officeooo:rsid="01525884"/>
    </style:style>
    <style:style style:name="T485" style:family="text">
      <style:text-properties officeooo:rsid="0155a63a"/>
    </style:style>
    <style:style style:name="T486" style:family="text">
      <style:text-properties officeooo:rsid="0158d7f6"/>
    </style:style>
    <style:style style:name="T487" style:family="text">
      <style:text-properties officeooo:rsid="015d6484"/>
    </style:style>
    <style:style style:name="T488" style:family="text">
      <style:text-properties style:font-name="Liberation Sans" style:font-name-asian="Liberation Sans" style:font-name-complex="Liberation Sans"/>
    </style:style>
    <style:style style:name="T489" style:family="text">
      <style:text-properties style:font-name="Liberation Sans" officeooo:rsid="0161e3a5" style:font-name-asian="Liberation Sans" style:font-name-complex="Liberation Sans"/>
    </style:style>
    <style:style style:name="T490" style:family="text">
      <style:text-properties officeooo:rsid="0161e3a5"/>
    </style:style>
    <style:style style:name="T491" style:family="text">
      <style:text-properties officeooo:rsid="0186d840"/>
    </style:style>
    <style:style style:name="T492" style:family="text">
      <style:text-properties officeooo:rsid="018d1a6b"/>
    </style:style>
    <style:style style:name="T493" style:family="text">
      <style:text-properties officeooo:rsid="018f8592"/>
    </style:style>
    <style:style style:name="T494" style:family="text">
      <style:text-properties officeooo:rsid="019097e5"/>
    </style:style>
    <style:style style:name="T495" style:family="text">
      <style:text-properties officeooo:rsid="01928469"/>
    </style:style>
    <style:style style:name="T496" style:family="text">
      <style:text-properties officeooo:rsid="01928469" style:font-weight-asian="bold" style:font-weight-complex="bold"/>
    </style:style>
    <style:style style:name="T497" style:family="text">
      <style:text-properties officeooo:rsid="0193feb3"/>
    </style:style>
    <style:style style:name="T498" style:family="text">
      <style:text-properties officeooo:rsid="01991fa5"/>
    </style:style>
    <style:style style:name="T499" style:family="text">
      <style:text-properties style:font-style-asian="italic" style:font-style-complex="italic"/>
    </style:style>
    <style:style style:name="T500" style:family="text">
      <style:text-properties officeooo:rsid="02ee59e2" style:font-style-asian="italic" style:font-style-complex="italic"/>
    </style:style>
    <style:style style:name="T501" style:family="text">
      <style:text-properties officeooo:rsid="019af476"/>
    </style:style>
    <style:style style:name="T502" style:family="text">
      <style:text-properties officeooo:rsid="019c59be"/>
    </style:style>
    <style:style style:name="T503" style:family="text">
      <style:text-properties fo:color="#ff0000" loext:opacity="100%"/>
    </style:style>
    <style:style style:name="T504" style:family="text">
      <style:text-properties fo:color="#ff0000" loext:opacity="100%" officeooo:rsid="065be7b1"/>
    </style:style>
    <style:style style:name="T505" style:family="text">
      <style:text-properties fo:color="#ff0000" loext:opacity="100%" officeooo:rsid="01048529"/>
    </style:style>
    <style:style style:name="T506" style:family="text">
      <style:text-properties fo:color="#ff0000" loext:opacity="100%" officeooo:rsid="0173a8ab"/>
    </style:style>
    <style:style style:name="T507" style:family="text">
      <style:text-properties fo:color="#ff0000" loext:opacity="100%" officeooo:rsid="00c33b7a"/>
    </style:style>
    <style:style style:name="T508" style:family="text">
      <style:text-properties fo:color="#ff0000" loext:opacity="100%" style:font-size-asian="14pt" style:font-size-complex="14pt"/>
    </style:style>
    <style:style style:name="T509" style:family="text">
      <style:text-properties fo:color="#ff0000" loext:opacity="100%" officeooo:rsid="01a0d2e8" style:font-size-asian="14pt" style:font-size-complex="14pt"/>
    </style:style>
    <style:style style:name="T510" style:family="text">
      <style:text-properties fo:color="#ff0000" loext:opacity="100%" officeooo:rsid="016f5854" style:font-size-asian="14pt" style:font-size-complex="14pt"/>
    </style:style>
    <style:style style:name="T511" style:family="text">
      <style:text-properties fo:color="#ff0000" loext:opacity="100%" officeooo:rsid="01a0b9b7" style:font-size-asian="14pt" style:font-size-complex="14pt"/>
    </style:style>
    <style:style style:name="T512" style:family="text">
      <style:text-properties fo:color="#ff0000" loext:opacity="100%" officeooo:rsid="01749966" style:font-size-asian="14pt" style:font-size-complex="14pt"/>
    </style:style>
    <style:style style:name="T513" style:family="text">
      <style:text-properties fo:color="#ff0000" loext:opacity="100%" officeooo:rsid="01a5a688" style:font-size-asian="14pt" style:font-size-complex="14pt"/>
    </style:style>
    <style:style style:name="T514" style:family="text">
      <style:text-properties fo:color="#ff0000" loext:opacity="100%" officeooo:rsid="01ae7f1c" style:font-size-asian="14pt" style:font-size-complex="14pt"/>
    </style:style>
    <style:style style:name="T515" style:family="text">
      <style:text-properties fo:color="#ff0000" loext:opacity="100%" officeooo:rsid="01a996e1"/>
    </style:style>
    <style:style style:name="T516" style:family="text">
      <style:text-properties fo:color="#ff0000" loext:opacity="100%" officeooo:rsid="01ace0be"/>
    </style:style>
    <style:style style:name="T517" style:family="text">
      <style:text-properties officeooo:rsid="01a996e1"/>
    </style:style>
    <style:style style:name="T518" style:family="text">
      <style:text-properties officeooo:rsid="01b06fe1"/>
    </style:style>
    <style:style style:name="T519" style:family="text">
      <style:text-properties officeooo:rsid="0780ece0"/>
    </style:style>
    <style:style style:name="T520" style:family="text">
      <style:text-properties officeooo:rsid="01b078ae"/>
    </style:style>
    <style:style style:name="T521" style:family="text">
      <style:text-properties officeooo:rsid="01b1eeb3"/>
    </style:style>
    <style:style style:name="T522" style:family="text">
      <style:text-properties officeooo:rsid="01b3c5e1"/>
    </style:style>
    <style:style style:name="T523" style:family="text">
      <style:text-properties officeooo:rsid="0799eb0e"/>
    </style:style>
    <style:style style:name="T524" style:family="text">
      <style:text-properties officeooo:rsid="01b657ed"/>
    </style:style>
    <style:style style:name="T525" style:family="text">
      <style:text-properties fo:color="#000000" loext:opacity="1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fr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7437in" fo:text-indent="-0.25in" fo:margin-left="0.74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937in" fo:text-indent="-0.25in" fo:margin-left="0.9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437in" fo:text-indent="-0.25in" fo:margin-left="1.24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937in" fo:text-indent="-0.25in" fo:margin-left="1.49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437in" fo:text-indent="-0.25in" fo:margin-left="1.74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937in" fo:text-indent="-0.25in" fo:margin-left="1.99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437in" fo:text-indent="-0.25in" fo:margin-left="2.24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937in" fo:text-indent="-0.25in" fo:margin-left="2.49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437in" fo:text-indent="-0.25in" fo:margin-left="2.74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937in" fo:text-indent="-0.25in" fo:margin-left="2.9937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000000" draw:textarea-horizontal-align="center" draw:textarea-vertical-align="middle" draw:auto-grow-height="false" draw:fit-to-size="false" style:shrink-to-fit="false" fo:min-height="0.5016in" fo:min-width="1.4984in" fo:padding-top="0.0516in" fo:padding-bottom="0.0516in" fo:padding-left="0.0984in" fo:padding-right="0.0984in" fo:wrap-option="wrap"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number:time-style style:name="N42">
      <number:hours number:style="long"/>
      <number:text>:</number:text>
      <number:minutes number:style="long"/>
      <number:text> </number:text>
      <number:am-pm/>
    </number:tim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1">Instructions for using DWS-BookTemp*</text:p>
      <text:p text:style-name="Book_20_SubTitle">LibreOffice Templates for Novels and Technical eBooks &amp; Paperbacks</text:p>
      <text:p text:style-name="P96">by</text:p>
      <text:p text:style-name="P97">David W. Snow</text:p>
      <text:p text:style-name="P43"><text:span text:style-name="T500">File </text:span><text:span text:style-name="T499">MetaData:</text:span></text:p>
      <text:p text:style-name="P79"><text:span text:style-name="T230">File:</text:span><text:span text:style-name="T225"> </text:span><text:span text:style-name="T226"><text:file-name text:display="name-and-extension">DWS-BookTemp-Instructions.odt</text:file-name></text:span><text:span text:style-name="T226"><text:s/></text:span><text:span text:style-name="T231">Title:</text:span><text:span text:style-name="T228"> </text:span><text:span text:style-name="Emphasis"><text:span text:style-name="T228"><text:title>DWS-BookTemp-Instructions</text:title></text:span></text:span><text:span text:style-name="T228"><text:s/></text:span><text:span text:style-name="T231">Author:</text:span><text:span text:style-name="T228"> </text:span><text:span text:style-name="T228"><text:initial-creator>David Snow</text:initial-creator></text:span></text:p>
      <text:p text:style-name="P79"><text:span text:style-name="T229">Last Modified: </text:span><text:span text:style-name="T227"><text:modification-date style:data-style-name="N84">2020-12-24</text:modification-date></text:span><text:span text:style-name="T227"><text:s/></text:span><text:span text:style-name="T227"><text:modification-time style:data-style-name="N42">11:18 AM</text:modification-time></text:span><text:span text:style-name="T227"><text:s/></text:span><text:span text:style-name="T226">by </text:span><text:span text:style-name="T226"><text:creator>David Snow</text:creator></text:span><text:span text:style-name="T227"><text:s/>― </text:span><text:span text:style-name="T227"><text:word-count>8085</text:word-count></text:span><text:span text:style-name="T227"><text:s/>words </text:span><text:span text:style-name="T227"><text:page-count style:num-format="1">34</text:page-count></text:span><text:span text:style-name="T227"><text:s/>pages.</text:span></text:p>
      <text:p text:style-name="Body_20_Text">Copyright © 2020 David W. Snow – All Rights Reserved.</text:p>
      <text:p text:style-name="P80"><text:span text:style-name="Warning"><text:span text:style-name="T477"> </text:span></text:span></text:p>
      <text:p text:style-name="P81"><text:span text:style-name="Warning"><text:span text:style-name="T478">W</text:span></text:span><text:span text:style-name="Warning"><text:span text:style-name="T479">arning: </text:span></text:span><text:span text:style-name="T324">When viewing PDF files at GitHub, hyperlinks and links in the Table of Contents </text:span><text:span text:style-name="T326">may</text:span><text:span text:style-name="T325"> not be</text:span><text:span text:style-name="T324"> clickable! In the actual PDF files, when downloaded they are.</text:span></text:p>
      <text:h text:style-name="P174" text:outline-level="1"><text:bookmark-start text:name="__RefHeading___Toc63230_2219224789"/>Table of Contents<text:bookmark-end text:name="__RefHeading___Toc63230_2219224789"/></text:h>
      <text:table-of-content text:style-name="Sect1" text:protected="true" text:name="Table of Contents1">
        <text:table-of-content-source text:outline-level="4">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8"><text:a xlink:type="simple" xlink:href="#__RefHeading___Toc63230_2219224789" text:style-name="Index_20_Link" text:visited-style-name="Index_20_Link">1 Table of Contents<text:tab/>2</text:a></text:p>
          <text:p text:style-name="P98"><text:a xlink:type="simple" xlink:href="#__RefHeading___Toc13014_3893469575" text:style-name="Index_20_Link" text:visited-style-name="Index_20_Link">2 Conventions Used<text:tab/>4</text:a></text:p>
          <text:p text:style-name="P98"><text:a xlink:type="simple" xlink:href="#__RefHeading___Toc3443_1753738978" text:style-name="Index_20_Link" text:visited-style-name="Index_20_Link">3 Introduction<text:tab/>5</text:a></text:p>
          <text:p text:style-name="P98"><text:a xlink:type="simple" xlink:href="#__RefHeading___Toc75133_296550364" text:style-name="Index_20_Link" text:visited-style-name="Index_20_Link">4 Software Installation on macOS</text:a><text:a xlink:type="simple" xlink:href="#__RefHeading___Toc75133_296550364" text:style-name="Index_20_Link" text:visited-style-name="Index_20_Link"><text:span text:style-name="T19"> </text:span></text:a><text:a xlink:type="simple" xlink:href="#__RefHeading___Toc75133_296550364" text:style-name="Index_20_Link" text:visited-style-name="Index_20_Link">&amp; Windows<text:tab/>6</text:a></text:p>
          <text:p text:style-name="P98"><text:a xlink:type="simple" xlink:href="#__RefHeading___Toc9705_1620035006" text:style-name="Index_20_Link" text:visited-style-name="Index_20_Link">5 For Non-US Users<text:tab/>8</text:a></text:p>
          <text:p text:style-name="P99"><text:a xlink:type="simple" xlink:href="#__RefHeading___Toc9707_1620035006" text:style-name="Index_20_Link" text:visited-style-name="Index_20_Link">5.1 Paper size other than 8.5x11”<text:tab/>8</text:a></text:p>
          <text:p text:style-name="P99"><text:a xlink:type="simple" xlink:href="#__RefHeading___Toc9709_1620035006" text:style-name="Index_20_Link" text:visited-style-name="Index_20_Link">5.2 Non-English Left-to-Right Language<text:tab/>8</text:a></text:p>
          <text:p text:style-name="P99"><text:a xlink:type="simple" xlink:href="#__RefHeading___Toc9711_1620035006" text:style-name="Index_20_Link" text:visited-style-name="Index_20_Link">5.3 Right-to-Left Language<text:tab/>8</text:a></text:p>
          <text:p text:style-name="P98"><text:a xlink:type="simple" xlink:href="#__RefHeading___Toc75137_296550364" text:style-name="Index_20_Link" text:visited-style-name="Index_20_Link">6 New Book Project Setup<text:tab/>9</text:a></text:p>
          <text:p text:style-name="P99"><text:a xlink:type="simple" xlink:href="#__RefHeading___Toc22761_568116350" text:style-name="Index_20_Link" text:visited-style-name="Index_20_Link">6.1 To Get Your Book into Jutoh<text:tab/>9</text:a></text:p>
          <text:p text:style-name="P99"><text:a xlink:type="simple" xlink:href="#__RefHeading___Toc22763_568116350" text:style-name="Index_20_Link" text:visited-style-name="Index_20_Link">6.2 To get an EPUB<text:tab/>10</text:a></text:p>
          <text:p text:style-name="P99"><text:a xlink:type="simple" xlink:href="#__RefHeading___Toc4994_525556546" text:style-name="Index_20_Link" text:visited-style-name="Index_20_Link">6.3 To get a Kindle File<text:tab/>10</text:a></text:p>
          <text:p text:style-name="P99"><text:a xlink:type="simple" xlink:href="#__RefHeading___Toc4996_525556546" text:style-name="Index_20_Link" text:visited-style-name="Index_20_Link">6.4 </text:a><text:a xlink:type="simple" xlink:href="#__RefHeading___Toc4996_525556546" text:style-name="Index_20_Link" text:visited-style-name="Index_20_Link">Viewing on an iPad</text:a><text:a xlink:type="simple" xlink:href="#__RefHeading___Toc4996_525556546" text:style-name="Index_20_Link" text:visited-style-name="Index_20_Link"><text:tab/>10</text:a></text:p>
          <text:p text:style-name="P98"><text:a xlink:type="simple" xlink:href="#__RefHeading___Toc4998_525556546" text:style-name="Index_20_Link" text:visited-style-name="Index_20_Link">7 Avoid These Styles &amp; Features<text:tab/>11</text:a></text:p>
          <text:p text:style-name="P99"><text:a xlink:type="simple" xlink:href="#__RefHeading___Toc8003_2383848826" text:style-name="Index_20_Link" text:visited-style-name="Index_20_Link">7.1 Tabs or Multiple Spaces for Horizontal Alignment<text:tab/>11</text:a></text:p>
          <text:p text:style-name="P99"><text:a xlink:type="simple" xlink:href="#__RefHeading___Toc49838_296550364" text:style-name="Index_20_Link" text:visited-style-name="Index_20_Link">7.2 Multiple Enter/Returns for Vertical Spacing<text:tab/>11</text:a></text:p>
          <text:p text:style-name="P99"><text:a xlink:type="simple" xlink:href="#__RefHeading___Toc49828_296550364" text:style-name="Index_20_Link" text:visited-style-name="Index_20_Link">7.3 Direct Formatting<text:tab/>11</text:a></text:p>
          <text:p text:style-name="P99"><text:a xlink:type="simple" xlink:href="#__RefHeading___Toc49832_296550364" text:style-name="Index_20_Link" text:visited-style-name="Index_20_Link">7.4 Low-resolution Screenshots<text:tab/>11</text:a></text:p>
          <text:p text:style-name="P99"><text:a xlink:type="simple" xlink:href="#__RefHeading___Toc7630_2383848826" text:style-name="Index_20_Link" text:visited-style-name="Index_20_Link">7.5 LibreOffice Writer’s Automatic Chapter Numbering<text:tab/>12</text:a></text:p>
          <text:p text:style-name="P99"><text:a xlink:type="simple" xlink:href="#__RefHeading___Toc49834_296550364" text:style-name="Index_20_Link" text:visited-style-name="Index_20_Link">Emoji, Wingdings or Odd Characters<text:tab/>12</text:a></text:p>
          <text:p text:style-name="P99"><text:a xlink:type="simple" xlink:href="#__RefHeading___Toc49840_296550364" text:style-name="Index_20_Link" text:visited-style-name="Index_20_Link">Horizontal Line<text:tab/>12</text:a></text:p>
          <text:p text:style-name="P99"><text:a xlink:type="simple" xlink:href="#__RefHeading___Toc49842_296550364" text:style-name="Index_20_Link" text:visited-style-name="Index_20_Link">Alphabetical Index<text:tab/>12</text:a></text:p>
          <text:p text:style-name="P99"><text:a xlink:type="simple" xlink:href="#__RefHeading___Toc49844_296550364" text:style-name="Index_20_Link" text:visited-style-name="Index_20_Link">Fontwork<text:tab/>13</text:a></text:p>
          <text:p text:style-name="P99"><text:a xlink:type="simple" xlink:href="#__RefHeading___Toc49846_296550364" text:style-name="Index_20_Link" text:visited-style-name="Index_20_Link">LibreOffice Writer Math Formulas<text:tab/>13</text:a></text:p>
          <text:p text:style-name="P99"><text:a xlink:type="simple" xlink:href="#__RefHeading___Toc7648_2219224789" text:style-name="Index_20_Link" text:visited-style-name="Index_20_Link">LibreOffice Writer Master Documents<text:tab/>13</text:a></text:p>
          <text:p text:style-name="P98"><text:a xlink:type="simple" xlink:href="#__RefHeading___Toc77060_296550364" text:style-name="Index_20_Link" text:visited-style-name="Index_20_Link">8 Working with Templates<text:tab/>14</text:a></text:p>
          <text:p text:style-name="P98"><text:a xlink:type="simple" xlink:href="#__RefHeading___Toc13211_2614469867" text:style-name="Index_20_Link" text:visited-style-name="Index_20_Link">9 K.I.S.S<text:tab/>15</text:a></text:p>
          <text:p text:style-name="P99"><text:a xlink:type="simple" xlink:href="#__RefHeading___Toc13213_2614469867" text:style-name="Index_20_Link" text:visited-style-name="Index_20_Link">9.1 Order Is Important And Often Difficult<text:tab/>15</text:a></text:p>
          <text:p text:style-name="P98"><text:a xlink:type="simple" xlink:href="#__RefHeading___Toc77058_296550364" text:style-name="Index_20_Link" text:visited-style-name="Index_20_Link">10 Cutting-and-Pasting<text:tab/>16</text:a></text:p>
          <text:p text:style-name="P98"><text:a xlink:type="simple" xlink:href="#__RefHeading___Toc24512_1388430999" text:style-name="Index_20_Link" text:visited-style-name="Index_20_Link">11 </text:a><text:a xlink:type="simple" xlink:href="#__RefHeading___Toc24512_1388430999" text:style-name="Index_20_Link" text:visited-style-name="Index_20_Link"><text:span text:style-name="T19">Semi</text:span></text:a><text:a xlink:type="simple" xlink:href="#__RefHeading___Toc24512_1388430999" text:style-name="Index_20_Link" text:visited-style-name="Index_20_Link"><text:span text:style-name="T19">-automated Cleanup</text:span></text:a><text:a xlink:type="simple" xlink:href="#__RefHeading___Toc24512_1388430999" text:style-name="Index_20_Link" text:visited-style-name="Index_20_Link"><text:tab/>17</text:a></text:p>
          <text:p text:style-name="P99"><text:a xlink:type="simple" xlink:href="#__RefHeading___Toc24514_1388430999" text:style-name="Index_20_Link" text:visited-style-name="Index_20_Link">11.1 </text:a><text:a xlink:type="simple" xlink:href="#__RefHeading___Toc24514_1388430999" text:style-name="Index_20_Link" text:visited-style-name="Index_20_Link"><text:span text:style-name="T19">Regex Syntax</text:span></text:a><text:a xlink:type="simple" xlink:href="#__RefHeading___Toc24514_1388430999" text:style-name="Index_20_Link" text:visited-style-name="Index_20_Link"><text:tab/>18</text:a></text:p>
          <text:p text:style-name="P98"><text:a xlink:type="simple" xlink:href="#__RefHeading___Toc29805_2472534210" text:style-name="Index_20_Link" text:visited-style-name="Index_20_Link">12 LibreOffice Customization<text:tab/>20</text:a></text:p>
          <text:p text:style-name="P99"><text:a xlink:type="simple" xlink:href="#__RefHeading___Toc31050_2472534210" text:style-name="Index_20_Link" text:visited-style-name="Index_20_Link">12.1 Areas that are available to customize are:<text:tab/>20</text:a></text:p>
          <text:p text:style-name="P98"><text:a xlink:type="simple" xlink:href="#__RefHeading___Toc7632_2383848826" text:style-name="Index_20_Link" text:visited-style-name="Index_20_Link">13 Fonts<text:tab/>22</text:a></text:p>
          <text:p text:style-name="P99"><text:soft-page-break/><text:a xlink:type="simple" xlink:href="#__RefHeading___Toc9715_1620035006" text:style-name="Index_20_Link" text:visited-style-name="Index_20_Link">13.1 Font Characters<text:tab/>23</text:a></text:p>
          <text:p text:style-name="P99"><text:a xlink:type="simple" xlink:href="#__RefHeading___Toc9717_1620035006" text:style-name="Index_20_Link" text:visited-style-name="Index_20_Link">13.2 Fonts in Paperbacks<text:tab/>23</text:a></text:p>
          <text:p text:style-name="P99"><text:a xlink:type="simple" xlink:href="#__RefHeading___Toc9719_1620035006" text:style-name="Index_20_Link" text:visited-style-name="Index_20_Link">13.3 Fonts in eBooks<text:tab/>23</text:a></text:p>
          <text:p text:style-name="P99"><text:a xlink:type="simple" xlink:href="#__RefHeading___Toc9721_1620035006" text:style-name="Index_20_Link" text:visited-style-name="Index_20_Link">13.4 Common Default Fonts<text:tab/>23</text:a></text:p>
          <text:p text:style-name="P99"><text:a xlink:type="simple" xlink:href="#__RefHeading___Toc9723_1620035006" text:style-name="Index_20_Link" text:visited-style-name="Index_20_Link">13.5 Jutoh’s Font Choices<text:tab/>24</text:a></text:p>
          <text:p text:style-name="P100"><text:a xlink:type="simple" xlink:href="#__RefHeading___Toc9725_1620035006" text:style-name="Index_20_Link" text:visited-style-name="Index_20_Link">13.5.1 Jutoh Generic Font Settings<text:tab/>24</text:a></text:p>
          <text:p text:style-name="P100"><text:a xlink:type="simple" xlink:href="#__RefHeading___Toc9727_1620035006" text:style-name="Index_20_Link" text:visited-style-name="Index_20_Link">13.5.2 Embedding Fonts<text:tab/>24</text:a></text:p>
          <text:p text:style-name="P98"><text:a xlink:type="simple" xlink:href="#__RefHeading___Toc75139_296550364" text:style-name="Index_20_Link" text:visited-style-name="Index_20_Link">14 Post Processing Steps<text:tab/>25</text:a></text:p>
          <text:p text:style-name="P99"><text:a xlink:type="simple" xlink:href="#__RefHeading___Toc9729_1620035006" text:style-name="Index_20_Link" text:visited-style-name="Index_20_Link">14.1 For all books<text:tab/>25</text:a></text:p>
          <text:p text:style-name="P99"><text:a xlink:type="simple" xlink:href="#__RefHeading___Toc22765_568116350" text:style-name="Index_20_Link" text:visited-style-name="Index_20_Link">14.2 For Printed books<text:tab/>25</text:a></text:p>
          <text:p text:style-name="P99"><text:a xlink:type="simple" xlink:href="#__RefHeading___Toc9731_1620035006" text:style-name="Index_20_Link" text:visited-style-name="Index_20_Link">14.3 For eBooks<text:tab/>26</text:a></text:p>
          <text:p text:style-name="P98"><text:a xlink:type="simple" xlink:href="#__RefHeading___Toc2782_1753738978" text:style-name="Index_20_Link" text:visited-style-name="Index_20_Link">15 Making Book Covers From Scratch<text:tab/>27</text:a></text:p>
          <text:p text:style-name="P98"><text:a xlink:type="simple" xlink:href="#__RefHeading___Toc3445_1753738978" text:style-name="Index_20_Link" text:visited-style-name="Index_20_Link">16 Internet Resources<text:tab/>29</text:a></text:p>
          <text:p text:style-name="P99"><text:a xlink:type="simple" xlink:href="#__RefHeading___Toc9733_1620035006" text:style-name="Index_20_Link" text:visited-style-name="Index_20_Link">16.1 LibreOffice<text:tab/>29</text:a></text:p>
          <text:p text:style-name="P99"><text:a xlink:type="simple" xlink:href="#__RefHeading___Toc9735_1620035006" text:style-name="Index_20_Link" text:visited-style-name="Index_20_Link">16.2 Jutoh<text:tab/>29</text:a></text:p>
          <text:p text:style-name="P99"><text:a xlink:type="simple" xlink:href="#__RefHeading___Toc9737_1620035006" text:style-name="Index_20_Link" text:visited-style-name="Index_20_Link">16.3 Kindle<text:tab/>29</text:a></text:p>
          <text:p text:style-name="P99"><text:a xlink:type="simple" xlink:href="#__RefHeading___Toc9739_1620035006" text:style-name="Index_20_Link" text:visited-style-name="Index_20_Link">16.4 Misc.<text:tab/>29</text:a></text:p>
          <text:p text:style-name="P98"><text:a xlink:type="simple" xlink:href="#__RefHeading___Toc9069_266515298" text:style-name="Index_20_Link" text:visited-style-name="Index_20_Link">17 Best SOHO Computer Practices<text:tab/>31</text:a></text:p>
          <text:p text:style-name="P99"><text:a xlink:type="simple" xlink:href="#__RefHeading___Toc48416_1368846671" text:style-name="Index_20_Link" text:visited-style-name="Index_20_Link">17.1 Have a Backup Plan – Follow The Plan<text:tab/>31</text:a></text:p>
          <text:p text:style-name="P99"><text:a xlink:type="simple" xlink:href="#__RefHeading___Toc48418_1368846671" text:style-name="Index_20_Link" text:visited-style-name="Index_20_Link">17.2 Keep Your Operating System and Applications Current<text:tab/>32</text:a></text:p>
          <text:p text:style-name="P99"><text:a xlink:type="simple" xlink:href="#__RefHeading___Toc48420_1368846671" text:style-name="Index_20_Link" text:visited-style-name="Index_20_Link">17.3 Have a Sane and Secure Password Strategy<text:tab/>32</text:a></text:p>
          <text:p text:style-name="P99"><text:a xlink:type="simple" xlink:href="#__RefHeading___Toc48422_1368846671" text:style-name="Index_20_Link" text:visited-style-name="Index_20_Link">17.4 Keep Your Computer Clean, Cool and Physically Secure<text:tab/>32</text:a></text:p>
          <text:p text:style-name="P99"><text:a xlink:type="simple" xlink:href="#__RefHeading___Toc48424_1368846671" text:style-name="Index_20_Link" text:visited-style-name="Index_20_Link">17.5 Have a “Guest” Wi-Fi Password.<text:tab/>32</text:a></text:p>
          <text:p text:style-name="P99"><text:a xlink:type="simple" xlink:href="#__RefHeading___Toc25239_525556546" text:style-name="Index_20_Link" text:visited-style-name="Index_20_Link">17.6 Remote Access &amp; Hole Through your Firewall<text:tab/>32</text:a></text:p>
          <text:p text:style-name="P98"><text:a xlink:type="simple" xlink:href="#__RefHeading___Toc8659_3216384530" text:style-name="Index_20_Link" text:visited-style-name="Index_20_Link">18 Template Differences<text:tab/>33</text:a></text:p>
          <text:p text:style-name="P99"><text:a xlink:type="simple" xlink:href="#__RefHeading___Toc236758_3216384530" text:style-name="Index_20_Link" text:visited-style-name="Index_20_Link">18.1 DWS-BookTempNovel<text:tab/>33</text:a></text:p>
          <text:p text:style-name="P99"><text:a xlink:type="simple" xlink:href="#__RefHeading___Toc236760_3216384530" text:style-name="Index_20_Link" text:visited-style-name="Index_20_Link">18.2 DWS-BookTemp-Instructions<text:tab/>34</text:a></text:p>
          <text:p text:style-name="P99"><text:a xlink:type="simple" xlink:href="#__RefHeading___Toc243581_3216384530" text:style-name="Index_20_Link" text:visited-style-name="Index_20_Link">18.3 README files<text:tab/>34</text:a></text:p>
        </text:index-body>
      </text:table-of-content>
      <text:p text:style-name="P21"><text:span text:style-name="Note"/></text:p>
      <text:h text:style-name="Heading_20_1" text:outline-level="1"><text:bookmark-start text:name="__RefHeading___Toc13014_3893469575"/>Conventions Used<text:bookmark-end text:name="__RefHeading___Toc13014_3893469575"/></text:h>
      <text:list xml:id="list694735541" text:style-name="DWS_20_Bullet_20_List">
        <text:list-item>
          <text:p text:style-name="P102"><text:span text:style-name="T128">I style </text:span><text:span text:style-name="T129">LibreOffice Writer menu commands like </text:span><text:span text:style-name="Menu-Shortcut"><text:span text:style-name="T129">File | Save</text:span></text:span><text:span text:style-name="T129">.</text:span><text:span text:style-name="Menu-Shortcut"><text:span text:style-name="T129"> </text:span></text:span><text:span text:style-name="T130">I</text:span><text:span text:style-name="T131">f </text:span><text:span text:style-name="T132">a </text:span><text:span text:style-name="T131">command brings up a </text:span><text:span text:style-name="T132">pop-up </text:span><text:span text:style-name="T131">window that has tabs, I </text:span><text:span text:style-name="T133">may</text:span><text:span text:style-name="T131"> </text:span><text:span text:style-name="T130">also include </text:span><text:span text:style-name="T131">the name of the tab in the command.</text:span></text:p>
        </text:list-item>
        <text:list-item>
          <text:p text:style-name="P103"><text:span text:style-name="T518">I have styled a</text:span><text:span text:style-name="T517"> few strings that you must enter exactly right for each new project like this:<text:line-break/></text:span><text:span text:style-name="Menu-Shortcut"><text:span text:style-name="T515">Type this exactly right</text:span></text:span><text:span text:style-name="T517"> <text:line-break/>This is done to make copy-and-paste easy.</text:span></text:p>
        </text:list-item>
        <text:list-item>
          <text:p text:style-name="P106">On Windows the Menu Bar is part of the window. <text:span text:style-name="T439">O</text:span>n macOS, <text:span text:style-name="T439">i</text:span>t is at the top of the screen. Screenshots taken on macOS <text:span text:style-name="T438">have</text:span> the window moved up to the left-hand corner.</text:p>
        </text:list-item>
        <text:list-item>
          <text:p text:style-name="P106">On macOS <text:span text:style-name="Menu-Shortcut">Preferences</text:span> ar<text:span text:style-name="T197">e</text:span> under the <text:span text:style-name="Menu-Shortcut">LibreOffice</text:span> label. On Windows they as called <text:span text:style-name="Menu-Shortcut">Options</text:span> and are under the <text:span text:style-name="Menu-Shortcut">Tools</text:span> menu.</text:p>
        </text:list-item>
        <text:list-item>
          <text:p text:style-name="P114">LibreOffice comes with several toolbars and icon sets. I chose the “<text:span text:style-name="T440">colibre</text:span>” icon set because it<text:span text:style-name="T440">s</text:span> contrast and <text:span text:style-name="T440">that it </text:span>shows up the best in screen captures. <text:span text:style-name="T441">You are free to use any one of the dozen icon styles. </text:span><text:span text:style-name="T440">The setting is in </text:span><text:span text:style-name="Menu-Shortcut"><text:span text:style-name="T440">Preferences/Options | View</text:span></text:span><text:span text:style-name="T440"> under icon styles.</text:span></text:p>
        </text:list-item>
        <text:list-item>
          <text:p text:style-name="P115">Named paragraph and character styles <text:span text:style-name="T519">are in square brackets. [Body Text]</text:span></text:p>
        </text:list-item>
        <text:list-item>
          <text:p text:style-name="P106">Warnings are in bold red like: “<text:span text:style-name="Warning">Warning:</text:span> Don’t eat Tide <text:span text:style-name="T198">p</text:span>ods.”</text:p>
        </text:list-item>
        <text:list-item>
          <text:p text:style-name="P106">Tips are in bold blue like: “<text:span text:style-name="Tip"><text:span text:style-name="T82">Tip: </text:span></text:span>Backup your work offsite daily!”</text:p>
        </text:list-item>
        <text:list-item>
          <text:p text:style-name="P106"><text:span text:style-name="Note">Note:</text:span><text:span text:style-name="T104"> </text:span><text:span text:style-name="T258">I</text:span><text:span text:style-name="T442">n the black-and-white </text:span><text:span text:style-name="T267">devices and paper</text:span><text:span text:style-name="T442"> both the red and blue text looks gr</text:span><text:span text:style-name="T443">a</text:span><text:span text:style-name="T442">y. </text:span><text:span text:style-name="T444">This is why I also use a monospaced font to make the text stand out.</text:span></text:p>
        </text:list-item>
        <text:list-item>
          <text:p text:style-name="P104"><text:span text:style-name="T445">Headings that end with the </text:span><text:span text:style-name="T446">§</text:span><text:span text:style-name="T143"> are </text:span><text:span text:style-name="T144">included </text:span><text:span text:style-name="T143">only used in the </text:span><text:span text:style-name="T145">DWS-BookTemp-Tech</text:span><text:span text:style-name="T143"> template. Headings that end with the</text:span><text:span text:style-name="T145"> </text:span><text:span text:style-name="T447">†</text:span><text:span text:style-name="T143"> </text:span><text:span text:style-name="T259">should</text:span><text:span text:style-name="T143"> only be used </text:span><text:span text:style-name="T144">in novels</text:span><text:span text:style-name="T143">.</text:span></text:p>
        </text:list-item>
      </text:list>
      <text:h text:style-name="Heading_20_1" text:outline-level="1"><text:bookmark-start text:name="__RefHeading___Toc3443_1753738978"/>Introduction<text:bookmark-end text:name="__RefHeading___Toc3443_1753738978"/></text:h>
      <text:p text:style-name="P29"><text:span text:style-name="Largest_20_Text">T</text:span>his file contains the instructions for using <text:span text:style-name="T82">DWS-BookTemp</text:span><text:span text:style-name="T95">Novel</text:span><text:span text:style-name="T70"> and</text:span><text:span text:style-name="T95"> DWS-BookTempTech</text:span><text:span text:style-name="T82"> </text:span>template<text:span text:style-name="T400">s</text:span>. <text:span text:style-name="T400">The first template is </text:span><text:span text:style-name="T518">for</text:span><text:span text:style-name="T400"> a novel. The second is for a light technical book. </text:span>Look at the Table of Contents to decide what sections you need to read, and when you might need to read them. This file <text:span text:style-name="T518">should not</text:span> be read from beginning to end, it is a set of resources to be used as needed.</text:p>
      <text:p text:style-name="Body_20_Text_20_First_20_Indent"><text:span text:style-name="T398">I </text:span><text:span text:style-name="T261">use</text:span><text:span text:style-name="T398"> several keyboard-shortcuts, LibreOffice Writer Auto-Correct sequences. I document them in a LibreOffice Calc spreadsheet </text:span><text:span text:style-name="T93">Calc/DWS-BookCalc.ods</text:span><text:span text:style-name="T398">. </text:span></text:p>
      <text:list xml:id="list1413162305" text:style-name="L1">
        <text:list-item>
          <text:list>
            <text:list-item>
              <text:p text:style-name="P140">KeyShort — <text:span text:style-name="T399">My </text:span>Keyboard Shortcuts and Auto-Correct sequences</text:p>
            </text:list-item>
            <text:list-item>
              <text:p text:style-name="P140">Typo Chars — Unicode hex codes for some common typographic characters.</text:p>
            </text:list-item>
            <text:list-item>
              <text:p text:style-name="P140">PB Cover Calc — A worksheet to calculate the sizes for paperback book covers.</text:p>
            </text:list-item>
          </text:list>
        </text:list-item>
      </text:list>
      <text:p text:style-name="Body_20_Text"><text:span text:style-name="Note">Note:</text:span> If you want to use the keyboard shortcuts, you will have to enter them. They are not part of the template.</text:p>
      <text:h text:style-name="P175" text:outline-level="1"><text:bookmark-start text:name="__RefHeading___Toc75133_296550364"/>Software Installation on macOS<text:span text:style-name="T19"> </text:span>&amp; Windows<text:bookmark-end text:name="__RefHeading___Toc75133_296550364"/></text:h>
      <text:p text:style-name="Body_20_Text"><text:span text:style-name="Largest_20_Text">I</text:span>nstallation of programs listed here are typical of other programs installed on macOS and Windows 10.</text:p>
      <text:list xml:id="list3195804392" text:style-name="DWS_20_Numbered_20_List">
        <text:list-item>
          <text:p text:style-name="P116"><text:span text:style-name="T59">In your </text:span><text:span text:style-name="T434">D</text:span><text:span text:style-name="T59">ocuments </text:span><text:span text:style-name="T491">folder</text:span><text:span text:style-name="T59"> create a folder called </text:span><text:span text:style-name="T84">MyEbooks</text:span><text:span text:style-name="T59">.</text:span><text:span text:style-name="T59"><text:note text:id="ftn1" text:note-class="footnote"><text:note-citation>1</text:note-citation><text:note-body><text:p text:style-name="P48">There is nothing special about the <text:span text:style-name="T82">MyEbooks</text:span> name, you can call it what you want. However, in this documentation I’ll refer to it as <text:span text:style-name="T82">MyEbooks</text:span>.</text:p></text:note-body></text:note></text:span><text:span text:style-name="T59"> </text:span><text:span text:style-name="T60">Create an alias for the MyEbooks folder and place it on your desktop, </text:span><text:span text:style-name="T61">if you like Desktop icons.</text:span></text:p>
        </text:list-item>
        <text:list-item>
          <text:p text:style-name="P130">Inside the <text:span text:style-name="T82">MyEbooks</text:span> folder, create a folder named <text:span text:style-name="T82">NewBook</text:span>. This will be used for a test document later.</text:p>
        </text:list-item>
        <text:list-item>
          <text:p text:style-name="P108">Copy <text:span text:style-name="T62">the </text:span><text:span text:style-name="T82">DWS-BookTemp-</text:span><text:span text:style-name="T86">master</text:span><text:span text:style-name="T82">.</text:span><text:span text:style-name="T87">zip</text:span> <text:span text:style-name="T64">files</text:span> from<text:span text:style-name="T65"> </text:span><text:a xlink:type="simple" xlink:href="https://github.com/DavidWSnow/DWS-BookTemp" text:style-name="Internet_20_link" text:visited-style-name="Visited_20_Internet_20_Link"><text:span text:style-name="T78">GitHub.com/DavidWSnow/DWS-BookTemp</text:span></text:a> <text:span text:style-name="T81">to </text:span><text:span text:style-name="T63">MyEbooks and unzip it. </text:span><text:span text:style-name="T210">Rename the directory to DWS-BookTemp.</text:span></text:p>
          <text:p text:style-name="P142"><text:span text:style-name="Note">Note:</text:span> You will find “Download ZIP” under the green “Code” button.</text:p>
        </text:list-item>
        <text:list-item>
          <text:p text:style-name="P117"><text:span text:style-name="T210">You should also</text:span><text:span text:style-name="T63"> create several folders inside MyEbooks: </text:span><text:span text:style-name="T199">ZZZ-JutohBook, ZZZ-LibreOfficeDocs</text:span><text:span text:style-name="T199"><text:note text:id="ftn2" text:note-class="footnote"><text:note-citation>2</text:note-citation><text:note-body><text:p text:style-name="P46">I prepend ZZZ- to the directory names so that they will be located at the end of the directory listing when sorted A-Z.</text:p></text:note-body></text:note></text:span><text:span text:style-name="T199">, ZZZ-Fonts.</text:span></text:p>
        </text:list-item>
        <text:list-item>
          <text:p text:style-name="P118"><text:span text:style-name="Note">Optional:</text:span><text:span text:style-name="T223"> </text:span><text:span text:style-name="T482">The ZIP file contains a “Fonts </text:span><text:span text:style-name="T268">folder</text:span><text:span text:style-name="T482">.” In it is a copy of Google’s Handlee handwriting font. The templates use this font for the [Handwriting] style. If you are planning on writing anything that might have a handwritten love-note or suicide-note, then install this TTF font by double-clicking on it.</text:span></text:p>
        </text:list-item>
        <text:list-item>
          <text:p text:style-name="P107"><text:span text:style-name="T59">Install LibreOffice from </text:span><text:a xlink:type="simple" xlink:href="https://www.libreoffice.org/download/download/" text:style-name="Internet_20_link" text:visited-style-name="Visited_20_Internet_20_Link"><text:span text:style-name="T498">www.libreoffice.org/download/download</text:span></text:a> <text:span text:style-name="T59">This is a big download </text:span>it.</text:p>
        </text:list-item>
        <text:list-item>
          <text:p text:style-name="P116">Start it up and go to<text:span text:style-name="T82"> </text:span><text:span text:style-name="Menu-Shortcut">LibreOffice | Preferences</text:span><text:span text:style-name="T65"> </text:span><text:span text:style-name="T66">on</text:span><text:span text:style-name="T83"> </text:span><text:span text:style-name="T66">macOS</text:span><text:span text:style-name="T65"> </text:span><text:span text:style-name="T66">or </text:span><text:span text:style-name="Menu-Shortcut"><text:span text:style-name="T112">Tools | Options</text:span></text:span><text:span text:style-name="T83"> </text:span><text:span text:style-name="T66">on Windows </text:span>and fill in or correct the preferences for your computer environment. <text:span text:style-name="T82">Name, address, paper size, language etc!</text:span></text:p>
          <text:list>
            <text:list-item>
              <text:p text:style-name="P143"><text:span text:style-name="Note">Optional:</text:span> <text:span text:style-name="Menu-Shortcut">Options/Preferences | View</text:span><text:span text:style-name="Strong"><text:span text:style-name="T67"> set icon style to “</text:span></text:span><text:span text:style-name="Strong"><text:span text:style-name="T206">Colibre</text:span></text:span><text:span text:style-name="Strong"><text:span text:style-name="T67">”</text:span></text:span></text:p>
            </text:list-item>
            <text:list-item>
              <text:p text:style-name="P141"><text:span text:style-name="Note">Optional:</text:span><text:span text:style-name="Strong"><text:span text:style-name="T68"> </text:span></text:span><text:span text:style-name="Menu-Shortcut"><text:span text:style-name="T223">Options/Preferences | </text:span></text:span><text:span text:style-name="Menu-Shortcut"><text:span text:style-name="T224">Advanced </text:span></text:span><text:span text:style-name="T224">select the desired Java JDK.</text:span></text:p>
            </text:list-item>
          </text:list>
        </text:list-item>
        <text:list-item>
          <text:p text:style-name="P116">In the <text:span text:style-name="T113">DWS-BookTemp </text:span>folder <text:span text:style-name="T114">double-click</text:span> on <text:span text:style-name="T113">DWS-BookTemp</text:span><text:span text:style-name="T400">Novel</text:span><text:span text:style-name="T113">.</text:span>odt<text:note text:id="ftn3" text:note-class="footnote"><text:note-citation>3</text:note-citation><text:note-body><text:p text:style-name="P49">The file extension on these two fil<text:span text:style-name="T497">es</text:span> may be either “.odt” or “.ott” depending on how they were distributed.</text:p></text:note-body></text:note>. <text:span text:style-name="T450">The</text:span> <text:span text:style-name="T252">novel</text:span> template will open up. <text:span text:style-name="T115">Do</text:span><text:span text:style-name="Menu-Shortcut"> File | Templates | Save as Template</text:span> in <text:span text:style-name="T115">to</text:span> “My <text:soft-page-break/>Templates” with the name <text:span text:style-name="T82">DWS-BookTemp</text:span><text:span text:style-name="T95">Novel</text:span><text:span text:style-name="T82">.</text:span> This will be the template that you will use to start any<text:span text:style-name="T116"> </text:span>new <text:span text:style-name="T239">novels</text:span>. <text:span text:style-name="T492">D</text:span><text:span text:style-name="T400">o the same with DWS-BookTempTech.odt and save it as a template </text:span><text:span text:style-name="T95">DWS-BookTempTech</text:span><text:span text:style-name="T400">.</text:span></text:p>
        </text:list-item>
        <text:list-item>
          <text:p text:style-name="P107"><text:span text:style-name="T60">Copy the </text:span><text:span text:style-name="T223">latest</text:span><text:span text:style-name="T60"> </text:span><text:span text:style-name="T6">LibreOffice Writer Guide</text:span><text:span text:style-name="T20"> </text:span><text:span text:style-name="T60">from: </text:span><text:a xlink:type="simple" xlink:href="https://documentation.libreoffice.org/en/english-documentation/" text:style-name="Internet_20_link" text:visited-style-name="Visited_20_Internet_20_Link"><text:span text:style-name="T518">documentation.libreoffice.org/en/english-documentation</text:span></text:a> <text:span text:style-name="T60">to ZZZ-LibreOfficeDocs. </text:span><text:span text:style-name="T61">This is the full documentation for LibreOffice Writer. </text:span><text:span text:style-name="T199">It is a good source for examples. </text:span><text:span text:style-name="T450">If there is an ODT version available, y</text:span><text:span text:style-name="T199">ou can run it through Jutoh and see that the process works for a 450 page eBook. </text:span><text:span text:style-name="Note">Note: </text:span><text:span text:style-name="T223">There </text:span><text:span text:style-name="Emphasis"><text:span text:style-name="T223">may</text:span></text:span><text:span text:style-name="T223"> </text:span><text:span text:style-name="T339">also </text:span><text:span text:style-name="T223">only be a PDF version </text:span><text:span text:style-name="T407">of this file.</text:span></text:p>
        </text:list-item>
        <text:list-item>
          <text:p text:style-name="P107"><text:span text:style-name="Note">Optional: </text:span><text:span text:style-name="T116">I</text:span><text:span text:style-name="T114">nstall LanguageTool from </text:span><text:span text:style-name="T481">(</text:span><text:a xlink:type="simple" xlink:href="https://extensions.libreoffice.org/en/extensions/show/languagetool" text:style-name="Internet_20_link" text:visited-style-name="Visited_20_Internet_20_Link"><text:span text:style-name="T498">xtensions.libreoffice.org/en/extensions/show/languagetool</text:span></text:a><text:span text:style-name="T481">).</text:span> <text:span text:style-name="T116">This is the grammar checker </text:span><text:span text:style-name="T484">extension</text:span><text:span text:style-name="T116"> for</text:span><text:span text:style-name="T2"> </text:span><text:span text:style-name="T116">LibreOffice. </text:span><text:span text:style-name="T483">This extension requires Java </text:span><text:span text:style-name="T497">to </text:span><text:span text:style-name="T483">be installed on you</text:span><text:span text:style-name="T493">r</text:span><text:span text:style-name="T483"> system. You can get open-source Adopt Open JDK (</text:span><text:a xlink:type="simple" xlink:href="https://adoptopenjdk.net/)" text:style-name="Internet_20_link" text:visited-style-name="Visited_20_Internet_20_Link"><text:span text:style-name="T483">adoptopenjdk.net</text:span></text:a><text:span text:style-name="T483">) kit and install it, if you don’t already have java installed.</text:span></text:p>
        </text:list-item>
        <text:list-item>
          <text:p text:style-name="P116"><text:span text:style-name="T60">Install Jutoh </text:span><text:span text:style-name="T420">(version 3)</text:span><text:span text:style-name="T60"> from </text:span><text:a xlink:type="simple" xlink:href="http://www.jutoh.com/download.htm" text:style-name="Internet_20_link" text:visited-style-name="Visited_20_Internet_20_Link"><text:span text:style-name="T498">www.jutoh.com/download.htm</text:span></text:a> <text:span text:style-name="T81">This</text:span><text:span text:style-name="T60"> </text:span><text:span text:style-name="T404">software </text:span><text:span text:style-name="T60">costs $45 and is well worth the money. You can try this software free for 30 days with minor limitations if you wish </text:span><text:span text:style-name="T115">to try it out first. </text:span><text:span text:style-name="T434">This software will </text:span><text:span text:style-name="T450">format</text:span><text:span text:style-name="T434"> your LibreOffice Writer file into an eBook.</text:span></text:p>
        </text:list-item>
        <text:list-item>
          <text:p text:style-name="P107"><text:span text:style-name="T60">Copy </text:span><text:span text:style-name="T6">Master Digital Publishing with Jutoh 3</text:span><text:span text:style-name="T60"> from: </text:span><text:a xlink:type="simple" xlink:href="http://www.jutoh.com/books.html" text:style-name="Internet_20_link" text:visited-style-name="Visited_20_Internet_20_Link"><text:span text:style-name="T498">www.jutoh.com/books.htm</text:span></text:a><text:span text:style-name="T60">l</text:span> <text:span text:style-name="T60">in both ODT format and as a Jutoh Project to </text:span><text:span text:style-name="T81">MyEbooks/</text:span><text:span text:style-name="T60">ZZZ-JutohBook. </text:span><text:span text:style-name="T117">This is great documentation on using Jutoh. </text:span><text:span text:style-name="T118">It is a great source of examples </text:span><text:span text:style-name="T81">for both LibreOffice and Jutoh.</text:span></text:p>
        </text:list-item>
        <text:list-item>
          <text:p text:style-name="P119"><text:span text:style-name="T263">Install</text:span><text:span text:style-name="T465"> </text:span><text:span text:style-name="T1">Amazon’s </text:span><text:span text:style-name="T465">Kindle Previewer (</text:span><text:a xlink:type="simple" xlink:href="https://tinyurl.com/y84exbka" text:style-name="Internet_20_link" text:visited-style-name="Visited_20_Internet_20_Link"><text:span text:style-name="T465">tinyurl.com/y84exbka</text:span></text:a><text:span text:style-name="T465">). This will allow you to see how your book will look on an eReader.</text:span></text:p>
        </text:list-item>
        <text:list-item>
          <text:p text:style-name="P116"><text:span text:style-name="T1">You </text:span><text:span text:style-name="T263">may also</text:span><text:span text:style-name="T1"> want </text:span><text:span text:style-name="T465">other </text:span><text:span text:style-name="T1">eReader software such </text:span><text:span text:style-name="T2">a</text:span><text:span text:style-name="T1">s Adobe’s </text:span><text:a xlink:type="simple" xlink:href="https://www.adobe.com/solutions/ebook/digital-editions/download.html" text:style-name="Internet_20_link" text:visited-style-name="Visited_20_Internet_20_Link"><text:span text:style-name="T4">Digital Edition</text:span></text:a><text:span text:style-name="T1">, </text:span><text:span text:style-name="T17">Apple’s </text:span><text:span text:style-name="T5">Book</text:span><text:span text:style-name="T17"> app </text:span><text:span text:style-name="T450">and/</text:span><text:span text:style-name="T17">or </text:span><text:a xlink:type="simple" xlink:href="https://calibre-ebook.com/" text:style-name="Internet_20_link" text:visited-style-name="Visited_20_Internet_20_Link"><text:span text:style-name="T17">Calibre</text:span></text:a><text:span text:style-name="T17"> installed on you</text:span><text:span text:style-name="T18">r</text:span><text:span text:style-name="T17"> system to view your eBooks. </text:span><text:span text:style-name="T203">At some point you may want to add these viewers to Jutoh’s </text:span><text:span text:style-name="Menu-Shortcut"><text:span text:style-name="T203">Preferences/Options</text:span></text:span><text:span text:style-name="T203"> under “</text:span>Helpers<text:span text:style-name="T203">.” This will allow you to launch directly from Jutoh for quick viewing of the “.mobi” and “epub” files.</text:span></text:p>
        </text:list-item>
        <text:list-item>
          <text:p text:style-name="P116">You now have the software needed to write your book. See the <text:span text:style-name="T270">New Book </text:span><text:span text:style-name="T271">Project</text:span><text:span text:style-name="T270"> Setup</text:span> section on how to start your first book with this process.</text:p>
        </text:list-item>
      </text:list>
      <text:h text:style-name="Heading_20_1" text:outline-level="1"><text:bookmark-start text:name="__RefHeading___Toc9705_1620035006"/>For Non-US Users<text:bookmark-end text:name="__RefHeading___Toc9705_1620035006"/></text:h>
      <text:p text:style-name="P51"><text:span text:style-name="Largest_20_Text">T</text:span><text:span text:style-name="T409">he DWS-BookTemplates are set up for US users—English language with 8.5x11” paper in their printer and US keyboards. Others </text:span><text:span text:style-name="T411">users </text:span><text:span text:style-name="T272">may</text:span><text:span text:style-name="T409"> have to make some minor changes </text:span><text:span text:style-name="T412">to the templates and then </text:span><text:span text:style-name="Menu-Shortcut"><text:span text:style-name="T412">Files | Templates | Save as Template</text:span></text:span><text:span text:style-name="T412"> them.</text:span></text:p>
      <text:h text:style-name="Heading_20_2" text:outline-level="2"><text:bookmark-start text:name="__RefHeading___Toc9707_1620035006"/>Paper size other than 8.5x11”<text:bookmark-end text:name="__RefHeading___Toc9707_1620035006"/></text:h>
      <text:p text:style-name="P15">After loading a template, in the Styles Pane select “Applied Styles” and “Page Styles.”</text:p>
      <text:list xml:id="list2325990339" text:style-name="L2">
        <text:list-item>
          <text:p text:style-name="P144"><text:span text:style-name="T409">In each of the 8 page styles change the “Paper Format” to your normal paper size. </text:span><text:span text:style-name="T410">For example, A4.</text:span></text:p>
        </text:list-item>
        <text:list-item>
          <text:p text:style-name="P145">If you are making a paperback book, you will ultimately want to change these again to the actual trim-size for your paperback book.</text:p>
        </text:list-item>
      </text:list>
      <text:h text:style-name="Heading_20_2" text:outline-level="2"><text:bookmark-start text:name="__RefHeading___Toc9709_1620035006"/>Non-English Left-to-Right Language<text:bookmark-end text:name="__RefHeading___Toc9709_1620035006"/></text:h>
      <text:list xml:id="list1776450590" text:style-name="L3">
        <text:list-item>
          <text:p text:style-name="P131">In LibreOffice Writer’s Preferences/Options make “Language Settings” are set for your language, date and number format etc.</text:p>
        </text:list-item>
        <text:list-item>
          <text:p text:style-name="P146">Each operating system has its own way of dealing with <text:span text:style-name="T451">non-US</text:span> keyboards to allow you to enter accented or language unique characters. I <text:span text:style-name="T15">assume</text:span> that you already <text:span text:style-name="T410">know how to enter these characters </text:span><text:span text:style-name="T411">for your language and operating system.</text:span></text:p>
        </text:list-item>
        <text:list-item>
          <text:p text:style-name="P147">Make sure that you have the LibreOffice Writer dictionary loaded for your language(s). If you are having issues with spell-checking change the settings for names styles, such as [Body Text] and [Body Text First Indent], for your language. These may be pointing to US English rather than your default language.</text:p>
        </text:list-item>
      </text:list>
      <text:h text:style-name="Heading_20_2" text:outline-level="2"><text:bookmark-start text:name="__RefHeading___Toc9711_1620035006"/>Right-to-Left Language<text:bookmark-end text:name="__RefHeading___Toc9711_1620035006"/></text:h>
      <text:list xml:id="list4181476326" text:style-name="L4">
        <text:list-item>
          <text:p text:style-name="P132">Good Luck! I have no idea what to <text:span text:style-name="T468">say </text:span><text:span text:style-name="T454">here.</text:span></text:p>
        </text:list-item>
      </text:list>
      <text:h text:style-name="P169" text:outline-level="1"><text:bookmark-start text:name="__RefHeading___Toc75137_296550364"/><text:span text:style-name="T124">New </text:span><text:span text:style-name="T136">Book Project</text:span><text:span text:style-name="T124"> </text:span>Setup<text:bookmark-end text:name="__RefHeading___Toc75137_296550364"/></text:h>
      <text:list xml:id="list111826808908059" text:continue-list="list3195804392" text:style-name="DWS_20_Numbered_20_List">
        <text:list-header>
          <text:p text:style-name="P116"><text:span text:style-name="Largest_20_Text">T</text:span>hese are the steps when setting of for any new book:</text:p>
        </text:list-header>
        <text:list-item text:start-value="1">
          <text:p text:style-name="P116"><text:span text:style-name="T120">Decide on a short alphanumeric “</text:span><text:span text:style-name="T127">Working Name”</text:span><text:span text:style-name="T120"> for your project</text:span><text:span text:style-name="T121">—</text:span><text:span text:style-name="T120">an abbreviation for the title. In </text:span><text:span text:style-name="T134">my</text:span><text:span text:style-name="T120"> </text:span><text:span text:style-name="T139">example, </text:span><text:span text:style-name="T140">the</text:span><text:span text:style-name="T120"> ID will be </text:span><text:span text:style-name="T122">NewBook</text:span><text:span text:style-name="T120">.</text:span><text:span text:style-name="T120"><text:note text:id="ftn4" text:note-class="footnote"><text:note-citation>4</text:note-citation><text:note-body><text:p text:style-name="P48">There is nothing special about the name <text:span text:style-name="T82">NewBook</text:span>, you can use any name that you want. However, in this document I’l<text:span text:style-name="T498">l</text:span> refer to it as <text:span text:style-name="T82">NewBook</text:span>.</text:p></text:note-body></text:note></text:span></text:p>
        </text:list-item>
        <text:list-item>
          <text:p text:style-name="P133">Read and follow <text:span text:style-name="T520">template </text:span>chapter<text:span text:style-name="T3"> DWS How To Use This Template </text:span><text:span text:style-name="T29">in the template, </text:span><text:span text:style-name="T19">it covers the instructions that used to be here about starting a new book project with LibreOffice Writer.</text:span></text:p>
        </text:list-item>
      </text:list>
      <text:h text:style-name="P179" text:outline-level="2"><text:bookmark-start text:name="__RefHeading___Toc22761_568116350"/>To Get Your Book into Jutoh<text:bookmark-end text:name="__RefHeading___Toc22761_568116350"/></text:h>
      <text:p text:style-name="P28"><text:span text:style-name="Note">Note:</text:span> Jutoh wants to store files in your documents directory. The first time you must force it to look for and store them in your <text:span text:style-name="T82">MyEbooks/NewBook</text:span> directory. Once you have told it where you want them, <text:span text:style-name="T494">Jutoh</text:span> will remember.</text:p>
      <text:list xml:id="list111827019485089" text:continue-list="list111826808908059" text:style-name="DWS_20_Numbered_20_List">
        <text:list-item text:start-value="1">
          <text:p text:style-name="P116">Open Jutoh<text:note text:id="ftn5" text:note-class="footnote"><text:note-citation>5</text:note-citation><text:note-body><text:p text:style-name="Footnote"><text:span text:style-name="T21">The book</text:span><text:span text:style-name="T8"> </text:span><text:span text:style-name="T6">Creating Great Ebooks Using Juto</text:span><text:span text:style-name="T60">h </text:span><text:span text:style-name="T204">that you copied at part of software installation is the documentation for Jutoh.</text:span></text:p></text:note-body></text:note> <text:span text:style-name="T200">and:</text:span></text:p>
          <text:list>
            <text:list-item>
              <text:p text:style-name="P116"><text:span text:style-name="T125">Click the </text:span><text:span text:style-name="Menu-Shortcut"><text:span text:style-name="T192">New</text:span></text:span><text:span text:style-name="T125"> button on the toolbar. </text:span><text:span text:style-name="T141">Enter</text:span><text:span text:style-name="T125"> the project details.</text:span></text:p>
            </text:list-item>
            <text:list-item>
              <text:p text:style-name="P120"><text:span text:style-name="T123">Click </text:span><text:span text:style-name="T82">Next</text:span><text:span text:style-name="T123"> </text:span><text:span text:style-name="T126">in</text:span><text:span text:style-name="T123"> the pop-up and make the “Project Folder” be </text:span><text:span text:style-name="T82">MyEbooks/NewBook</text:span></text:p>
            </text:list-item>
            <text:list-item>
              <text:p text:style-name="P120"><text:span text:style-name="T71">Check the “</text:span><text:span text:style-name="T98">import</text:span><text:span text:style-name="T71">” checkbox and point to your “</text:span><text:span text:style-name="T98">file</text:span><text:span text:style-name="T71">”. If the name of you</text:span><text:span text:style-name="T74">r</text:span><text:span text:style-name="T71"> file is gr</text:span><text:span text:style-name="T73">a</text:span><text:span text:style-name="T71">yed out, click on options and select “odt”</text:span><text:span text:style-name="Menu-Shortcut"><text:span text:style-name="T98">.</text:span></text:span></text:p>
            </text:list-item>
            <text:list-item>
              <text:p text:style-name="P116">Under the advanced option<text:span text:style-name="T524">s ensure the following are check: resize images to 800px, substitute fonts “if not found”</text:span></text:p>
            </text:list-item>
            <text:list-item>
              <text:p text:style-name="P116"><text:span text:style-name="Menu-Shortcut"><text:span text:style-name="T159">Click </text:span></text:span><text:span text:style-name="T82">Next</text:span><text:span text:style-name="T189"> </text:span><text:span text:style-name="Menu-Shortcut"><text:span text:style-name="T277">two</text:span></text:span><text:span text:style-name="Menu-Shortcut"><text:span text:style-name="T159"> times to get to the “</text:span></text:span><text:span text:style-name="Menu-Shortcut"><text:span text:style-name="T277">Single File Import</text:span></text:span><text:span text:style-name="Menu-Shortcut"><text:span text:style-name="T159">” screen.</text:span></text:span></text:p>
            </text:list-item>
            <text:list-item>
              <text:p text:style-name="P121"><text:span text:style-name="Menu-Shortcut"><text:span text:style-name="T162">On the “Single File Import” screen, Set “Split By Style” to <text:line-break/></text:span></text:span><text:span text:style-name="Menu-Shortcut"><text:span text:style-name="T510">Copyright Text</text:span></text:span><text:span text:style-name="Menu-Shortcut"><text:span text:style-name="T514">|</text:span></text:span><text:span text:style-name="Menu-Shortcut"><text:span text:style-name="T511">Half Title</text:span></text:span><text:span text:style-name="Menu-Shortcut"><text:span text:style-name="T513">|</text:span></text:span><text:span text:style-name="Menu-Shortcut"><text:span text:style-name="T510">Book|Part|</text:span></text:span><text:span text:style-name="Menu-Shortcut"><text:span text:style-name="T508">Heading </text:span></text:span><text:span text:style-name="Menu-Shortcut"><text:span text:style-name="T509">1</text:span></text:span><text:span text:style-name="Menu-Shortcut"><text:span text:style-name="T508">*</text:span></text:span><text:span text:style-name="Menu-Shortcut"><text:span text:style-name="T511">|</text:span></text:span><text:span text:style-name="Menu-Shortcut"><text:span text:style-name="T512">Blank Page</text:span></text:span><text:span text:style-name="Menu-Shortcut"><text:span text:style-name="T180"><text:line-break/>Then set “Discard empty paragraphs”</text:span></text:span></text:p>
            </text:list-item>
            <text:list-item>
              <text:p text:style-name="P122"><text:soft-page-break/><text:span text:style-name="Menu-Shortcut"><text:span text:style-name="T180">Click </text:span></text:span><text:span text:style-name="Menu-Shortcut"><text:span text:style-name="T191">Next</text:span></text:span><text:span text:style-name="Menu-Shortcut"><text:span text:style-name="T180"> and allow Jutoh to create a book cover for you. If you have a JPEG cover image, you can select it here.</text:span></text:span></text:p>
            </text:list-item>
            <text:list-item>
              <text:p text:style-name="P116"><text:span text:style-name="Menu-Shortcut"><text:span text:style-name="T180">Click </text:span></text:span><text:span text:style-name="Menu-Shortcut"><text:span text:style-name="T193">Finish</text:span></text:span><text:span text:style-name="Menu-Shortcut"><text:span text:style-name="T180">. Your book is now in Jutoh. When you have made </text:span></text:span><text:span text:style-name="Menu-Shortcut"><text:span text:style-name="T182">additional</text:span></text:span><text:span text:style-name="Menu-Shortcut"><text:span text:style-name="T180"> changes to the LibreOffice Writer “.odt” file, it can be reimported into Jutoh via </text:span></text:span><text:span text:style-name="Menu-Shortcut"><text:span text:style-name="T201">File | Import | Reimport Project</text:span></text:span><text:span text:style-name="Menu-Shortcut"><text:span text:style-name="T180">. </text:span></text:span><text:span text:style-name="Menu-Shortcut"><text:span text:style-name="T182">Jutoh will remember all the selections you have made, so it is a simple matter of a few clicks.</text:span></text:span></text:p>
            </text:list-item>
            <text:list-item>
              <text:p text:style-name="P123"><text:span text:style-name="Menu-Shortcut"><text:span text:style-name="T169">You may want to give eReaders a </text:span></text:span><text:span text:style-name="Menu-Shortcut"><text:span text:style-name="T187">hint</text:span></text:span><text:span text:style-name="Menu-Shortcut"><text:span text:style-name="T169"> where to start the book. Select the document that you want the reader to start at in </text:span></text:span><text:span text:style-name="Menu-Shortcut"><text:span text:style-name="T278">Jutoh’s </text:span></text:span><text:span text:style-name="Menu-Shortcut"><text:span text:style-name="T169">Navigation Pane. Right-click and select “properties.” In the pop-up window set the “Guide Type” to “text.” There are other guide types that you might also what to set.</text:span></text:span><text:span text:style-name="Note"> Note: </text:span><text:span text:style-name="Menu-Shortcut"><text:span text:style-name="T170">Kindle seems to ignore this hint, but set it anyway—maybe they will listen harder in the future.</text:span></text:span></text:p>
            </text:list-item>
          </text:list>
        </text:list-item>
      </text:list>
      <text:p text:style-name="P78"><text:span text:style-name="Note">Note:</text:span><text:span text:style-name="Menu-Shortcut"><text:span text:style-name="T179"> For the example EBUP 3 files, I used “Generic Font Settings.” See </text:span></text:span><text:span text:style-name="Menu-Shortcut"><text:span text:style-name="T179"><text:bookmark-ref text:reference-format="text" text:ref-name="__RefHeading___Toc9725_1620035006">Jutoh Generic Font Settings</text:bookmark-ref></text:span></text:span><text:span text:style-name="Menu-Shortcut"><text:span text:style-name="T179"><text:s/>for the detailed settings.</text:span></text:span></text:p>
      <text:h text:style-name="Heading_20_2" text:outline-level="2"><text:bookmark-start text:name="__RefHeading___Toc22763_568116350"/><text:span text:style-name="Menu-Shortcut"><text:span text:style-name="T461">To get an EPUB</text:span></text:span><text:bookmark-end text:name="__RefHeading___Toc22763_568116350"/></text:h>
      <text:list xml:id="list111827132774872" text:continue-list="list111827019485089" text:style-name="DWS_20_Numbered_20_List">
        <text:list-item text:start-value="1">
          <text:p text:style-name="P116"><text:span text:style-name="Menu-Shortcut"><text:span text:style-name="T180">At the lower left of Jutoh, Select </text:span></text:span><text:span text:style-name="Menu-Shortcut"><text:span text:style-name="T181">“EPUB 3” from the drop-down and click </text:span></text:span><text:span text:style-name="Menu-Shortcut"><text:span text:style-name="T202">Compile</text:span></text:span><text:span text:style-name="Menu-Shortcut"><text:span text:style-name="T181">.</text:span></text:span></text:p>
        </text:list-item>
        <text:list-item>
          <text:p text:style-name="P124"><text:span text:style-name="Menu-Shortcut"><text:span text:style-name="T159">When the operati</text:span></text:span><text:span text:style-name="Menu-Shortcut"><text:span text:style-name="T166">on</text:span></text:span><text:span text:style-name="Menu-Shortcut"><text:span text:style-name="T159"> is complete, scroll through the “Errors” pane. There should only be “TIP” and “WARNING” lines. In your </text:span></text:span><text:span text:style-name="Strong"><text:span text:style-name="T206">MyEbooks/NewBook</text:span></text:span><text:span text:style-name="Menu-Shortcut"><text:span text:style-name="T159"> directory you should have a </text:span></text:span><text:span text:style-name="Strong"><text:span text:style-name="T206">NewBook_Epub</text:span></text:span><text:span text:style-name="Strong"><text:span text:style-name="T207">3</text:span></text:span><text:span text:style-name="Strong"><text:span text:style-name="T206">.epub </text:span></text:span><text:span text:style-name="Menu-Shortcut"><text:span text:style-name="T159">file. </text:span></text:span><text:span text:style-name="Menu-Shortcut"><text:span text:style-name="T163">If you have set up </text:span></text:span><text:span text:style-name="Menu-Shortcut"><text:span text:style-name="T205">Preferences/Options | Helpers</text:span></text:span><text:span text:style-name="T205">,</text:span><text:span text:style-name="Menu-Shortcut"><text:span text:style-name="T163"> you should be able to click </text:span></text:span><text:span text:style-name="T109">Launch</text:span><text:span text:style-name="T163">.</text:span><text:span text:style-name="Menu-Shortcut"> </text:span><text:span text:style-name="T163">If not, clicking on the </text:span><text:span text:style-name="Menu-Shortcut"><text:span text:style-name="T164">files</text:span></text:span><text:span text:style-name="Menu-Shortcut"><text:span text:style-name="T163"> will </text:span></text:span><text:span text:style-name="Menu-Shortcut"><text:span text:style-name="T164">launch</text:span></text:span><text:span text:style-name="Menu-Shortcut"><text:span text:style-name="T163"> the default eReader.</text:span></text:span></text:p>
        </text:list-item>
      </text:list>
      <text:p text:style-name="P68"><text:span text:style-name="Note">Note:</text:span><text:span text:style-name="Menu-Shortcut"><text:span text:style-name="T168"> You can use the Kindle Previewer for viewing EPUB </text:span></text:span><text:span text:style-name="Menu-Shortcut"><text:span text:style-name="T178">3</text:span></text:span><text:span text:style-name="Menu-Shortcut"><text:span text:style-name="T168"> files.</text:span></text:span></text:p>
      <text:h text:style-name="P180" text:outline-level="2"><text:bookmark-start text:name="__RefHeading___Toc4994_525556546"/><text:span text:style-name="Menu-Shortcut"><text:span text:style-name="T461">To get a </text:span></text:span><text:span text:style-name="Menu-Shortcut"><text:span text:style-name="T462">Kindle File</text:span></text:span><text:bookmark-end text:name="__RefHeading___Toc4994_525556546"/></text:h>
      <text:p text:style-name="P24"><text:span text:style-name="Menu-Shortcut"><text:span text:style-name="T183">To test what your book would look like on a Kindle, Amazon recommends using the Kindle Previewer rather than the Kindle app or even an actual Kindle. The Kindle Previewer prefers an EPUB </text:span></text:span><text:span text:style-name="Menu-Shortcut"><text:span text:style-name="T185">3</text:span></text:span><text:span text:style-name="Menu-Shortcut"><text:span text:style-name="T183"> file rather than a MOBI file. However, it will take either.</text:span></text:span></text:p>
      <text:p text:style-name="P66"><text:span text:style-name="Menu-Shortcut"><text:span text:style-name="T183">You can either just point the Kindle Previewer to the EPUB file above or you can create a MOBI file but selecting “Kindle” in step 1 of </text:span></text:span><text:span text:style-name="Menu-Shortcut"><text:span text:style-name="T186">To Get An Epub</text:span></text:span><text:span text:style-name="Menu-Shortcut"><text:span text:style-name="T183">.</text:span></text:span></text:p>
      <text:p text:style-name="P67"><text:span text:style-name="Menu-Shortcut"><text:span text:style-name="T184">When you submit to Amazon KDP, they will also take an EPUB file.</text:span></text:span></text:p>
      <text:h text:style-name="P181" text:outline-level="2"><text:bookmark-start text:name="__RefHeading___Toc4996_525556546"/><text:span text:style-name="Menu-Shortcut"><text:span text:style-name="T466">Viewing on an iPad</text:span></text:span><text:bookmark-end text:name="__RefHeading___Toc4996_525556546"/></text:h>
      <text:p text:style-name="P25"><text:span text:style-name="Menu-Shortcut"><text:span text:style-name="T467">See Jutoh’s Knowledge Base (</text:span></text:span><text:a xlink:type="simple" xlink:href="http://www.jutoh.com/kb_html.html" text:style-name="Internet_20_link" text:visited-style-name="Visited_20_Internet_20_Link"><text:span text:style-name="Menu-Shortcut"><text:span text:style-name="T146">www.jutoh.com/kb_html.html</text:span></text:span></text:a><text:span text:style-name="Menu-Shortcut"><text:span text:style-name="T467">) KB0284.</text:span></text:span></text:p>
      <text:h text:style-name="Heading_20_1" text:outline-level="1"><text:bookmark-start text:name="__RefHeading___Toc4998_525556546"/>Avoid These Styles &amp; Features<text:bookmark-end text:name="__RefHeading___Toc4998_525556546"/></text:h>
      <text:p text:style-name="P11"><text:span text:style-name="Largest_20_Text">T</text:span>his chapter is a list of LibreOffice Writer capabilities that you should avoid <text:span text:style-name="T342">if you are doing an eBook.</text:span> Many of these are because eBooks are very different from printed books and that these capabilities aren’t supported in eReaders or the conversion process.</text:p>
      <text:h text:style-name="Heading_20_2" text:outline-level="2"><text:bookmark-start text:name="__RefHeading___Toc8003_2383848826"/>Tabs or Multiple Spaces for Horizontal Alignment<text:bookmark-end text:name="__RefHeading___Toc8003_2383848826"/></text:h>
      <text:p text:style-name="P11"><text:span text:style-name="T343">eBooks are written in HTML which has no concept of tabs </text:span><text:span text:style-name="T344">and the output will look very different.</text:span><text:span text:style-name="T343"> Multiple spaces </text:span><text:span text:style-name="T373">become</text:span><text:span text:style-name="T343"> a single space.</text:span></text:p>
      <text:p text:style-name="P55"><text:span text:style-name="T345">1<text:tab/>2<text:tab/>3<text:tab/>4<text:tab/>5<text:tab/>6 tabs </text:span><text:span text:style-name="T346">at .5ʺ spacing.</text:span></text:p>
      <text:p text:style-name="P76"><text:span text:style-name="Note"><text:span text:style-name="T343">Note: </text:span></text:span><text:span text:style-name="T343">LibreOffice Writer inserts tabs in the Table of Contents and in some lists. Jutoh seems to know how to handle these.</text:span></text:p>
      <text:h text:style-name="Heading_20_2" text:outline-level="2"><text:bookmark-start text:name="__RefHeading___Toc49838_296550364"/><text:span text:style-name="T345">M</text:span><text:span text:style-name="T343">ultiple Enter/Returns for Vertical Spacing</text:span><text:bookmark-end text:name="__RefHeading___Toc49838_296550364"/></text:h>
      <text:p text:style-name="P11">If you really need to control the vertical spacing, set the “above paragraph” or “below paragraph” spacing in the paragraph style. <text:span text:style-name="Note">Note:</text:span><text:span text:style-name="T487"> If you find a place where you absolutely need extra vertical space, </text:span><text:span text:style-name="Menu-Shortcut"><text:span text:style-name="T487">Insert | Formatting Mark | Inters Non-Break Space</text:span></text:span><text:span text:style-name="T487"> in the empty paragraph.</text:span></text:p>
      <text:h text:style-name="Heading_20_2" text:outline-level="2"><text:bookmark-start text:name="__RefHeading___Toc49828_296550364"/>Direct Formatting<text:bookmark-end text:name="__RefHeading___Toc49828_296550364"/></text:h>
      <text:p text:style-name="P11"><text:span text:style-name="Emphasis"><text:span text:style-name="T347">Direct Formatting</text:span></text:span><text:span text:style-name="T347"> is when you use the </text:span><text:span text:style-name="T348">Font</text:span><text:span text:style-name="T349"> and </text:span><text:span text:style-name="T348">Type-Size</text:span><text:span text:style-name="T349"> drop-downs, </text:span><text:span text:style-name="Strong"><text:span text:style-name="T343">B,</text:span></text:span><text:span text:style-name="T347"> </text:span><text:span text:style-name="Strong"><text:span text:style-name="T343">I</text:span></text:span><text:span text:style-name="T347">, </text:span><text:span text:style-name="Strong"><text:span text:style-name="T343">U, </text:span></text:span><text:span text:style-name="Strong"><text:span text:style-name="T350">Align Left, Align Center, Align-Right, Justify</text:span></text:span><text:span text:style-name="T347"> buttons on the toolbar for formatting </text:span><text:span text:style-name="T372">blocks of text</text:span><text:span text:style-name="T347">. You are better off using </text:span><text:span text:style-name="Emphasis"><text:span text:style-name="T347">named styles</text:span></text:span><text:span text:style-name="T347">. </text:span><text:span text:style-name="T350">You should create or adjust named styles to have these attributes if you need them.</text:span></text:p>
      <text:p text:style-name="P95"><text:span text:style-name="T351">Watch</text:span><text:span text:style-name="T352"> this YouTube video (</text:span><text:a xlink:type="simple" xlink:href="http://tinyurl.com/y9hmxcje" text:style-name="Internet_20_link" text:visited-style-name="Visited_20_Internet_20_Link"><text:span text:style-name="T211">tinyurl.com/y9hmxcje</text:span></text:a><text:span text:style-name="T352">) about the issues with direct formatting. </text:span><text:span text:style-name="T358">This</text:span><text:span text:style-name="T352"> video </text:span><text:span text:style-name="T373">uses</text:span><text:span text:style-name="T352"> MS Word, but the issues are the same for any word processor.</text:span></text:p>
      <text:h text:style-name="P182" text:outline-level="2"><text:bookmark-start text:name="__RefHeading___Toc49832_296550364"/><text:span text:style-name="T352">L</text:span><text:span text:style-name="T343">ow-res</text:span><text:span text:style-name="T353">olution</text:span><text:span text:style-name="T343"> Screenshots</text:span><text:bookmark-end text:name="__RefHeading___Toc49832_296550364"/></text:h>
      <text:p text:style-name="P11">If your book has screenshots, they should be taken on a <text:span text:style-name="T374">h</text:span>igh-res screen. The 4K screen on my <text:span text:style-name="T341">21.5ʺ </text:span>iMac has about four times the dots that the <text:span text:style-name="T341">24ʺ </text:span>1080p HD <text:span text:style-name="T375">external </text:span>screen on my old MacBook Pro. You want the images in your book to be at least 300 dots per inch. <text:span text:style-name="T375">In the eBook and paperback the low-res screens will look fuzzy.</text:span></text:p>
      <text:h text:style-name="Heading_20_2" text:outline-level="2"><text:bookmark-start text:name="__RefHeading___Toc7630_2383848826"/><text:soft-page-break/><text:span text:style-name="T370">L</text:span><text:span text:style-name="T369">ibreOffice </text:span>Writer’s<text:span text:style-name="T369"> </text:span><text:span text:style-name="T371">Automatic </text:span><text:span text:style-name="T369">Chapter Numbering</text:span><text:bookmark-end text:name="__RefHeading___Toc7630_2383848826"/></text:h>
      <text:p text:style-name="P50"><text:span text:style-name="T359">LibreOffice Writer has a great feature in </text:span><text:span text:style-name="Menu-Shortcut"><text:span text:style-name="T368">Tools | Chapter Numbering</text:span></text:span><text:span text:style-name="T359"> that will automatically number heading and subheadings. It can do 1,2,3,4 </text:span><text:span text:style-name="T365">or</text:span><text:span text:style-name="T359"> A, B, C, D or one, two, three, four and much more. </text:span><text:span text:style-name="T362">You can specify text that goes before and after the number. </text:span><text:span text:style-name="T363">I use this feature in </text:span><text:span text:style-name="T367">DWS-BookTempTech</text:span><text:span text:style-name="T363"> and in this document. </text:span><text:span text:style-name="T359">This allow</text:span><text:span text:style-name="T365">s</text:span><text:span text:style-name="T359"> the author to use the Navigator pane to reorder headings and subheadings without having to renumber them. </text:span><text:span text:style-name="T362">This feature works great if every [Heading </text:span><text:span text:style-name="T364">#</text:span><text:span text:style-name="T362">] contains some text. If one doesn't then it is left out of the Table of Contents. For a novel where you want </text:span><text:span text:style-name="T364">only</text:span><text:span text:style-name="T362"> “Chapter One” … This bug is problematic to say the least.</text:span></text:p>
      <text:h text:style-name="P82" text:outline-level="2"><text:bookmark-start text:name="__RefHeading___Toc49834_296550364"/><text:span text:style-name="T343">Emoji, Wingdings or </text:span><text:span text:style-name="T352">O</text:span><text:span text:style-name="T343">dd </text:span><text:span text:style-name="T354">Characters</text:span><text:bookmark-end text:name="__RefHeading___Toc49834_296550364"/></text:h>
      <text:p text:style-name="P11"><text:span text:style-name="T355">When you are writing with LibreOffice Writer you have all the fonts on your computer and all the gallery of clip art available to you. These can be placed into the PDF file for a printed book. eReaders only have a limited set of fonts and those fonts may even have a subset of characters. 😀 😡 👮🏼‍♂️ </text:span><text:span text:style-name="T356"></text:span><text:span text:style-name="T357"> </text:span><text:span text:style-name="T356"></text:span><text:span text:style-name="T360"> </text:span><text:span text:style-name="T361">(6 characters to the left)</text:span></text:p>
      <text:p text:style-name="P55"><text:span text:style-name="T361">T</text:span><text:span text:style-name="T359">he following characters appear to be available on most eReaders.</text:span></text:p>
      <text:p text:style-name="P90"><text:span text:style-name="T280">Regular, </text:span><text:span text:style-name="T281">Bold</text:span><text:span text:style-name="T280">, </text:span><text:span text:style-name="T282">Italic</text:span><text:span text:style-name="T280">, </text:span><text:span text:style-name="T283">Bold-Italic </text:span><text:span text:style-name="T301">(</text:span><text:span text:style-name="T302">weight/</text:span><text:span text:style-name="T301">style)</text:span><text:span text:style-name="T283"><text:line-break/></text:span><text:span text:style-name="T284">Underline</text:span><text:span text:style-name="T319">, </text:span><text:span text:style-name="T323">Strikethrough,</text:span><text:span text:style-name="T320"> </text:span><text:span text:style-name="Small_20_Caps"><text:span text:style-name="T366">Small Caps</text:span></text:span><text:span text:style-name="T320">, </text:span><text:span text:style-name="T319">X</text:span><text:span text:style-name="T321">1</text:span><text:span text:style-name="T319">, X</text:span><text:span text:style-name="T322">2 <text:line-break/></text:span><text:span text:style-name="T303"> </text:span><text:span text:style-name="T304">abcdefghijklmnopqrstuvwxyz </text:span><text:span text:style-name="T305">$</text:span><text:span text:style-name="T304">12,345,678.90</text:span></text:p>
      <text:p text:style-name="P92">ABCDEFGHIJKLMNOPQRSTUVWXYZ ®©™<text:line-break/>àáâãäåæ çćč đ èéêëē ìíîï ñ òóôõöøœ š ùúûü ýþÿ ž</text:p>
      <text:p text:style-name="P89"><text:span text:style-name="T285">ÀÁÂÃÄÅÆ ÇĆČ Đ ÈÉÊËĒ ÌÍÎÏ Ñ ÒÓÔÕÖØ Œ Š ÙÚÛÜ ÝÞŸ Ž<text:line-break/>-,:;. ‘¿?’ “¡! ” () [#] {@} «/» ‹*› &amp;′ ″ </text:span><text:span text:style-name="T286">`</text:span><text:span text:style-name="T291"> </text:span><text:span text:style-name="T292">(punctuation)<text:line-break/></text:span><text:span text:style-name="T285">_ - </text:span><text:span text:style-name="T287">‒ –</text:span><text:span text:style-name="T285"> — ― … </text:span><text:span text:style-name="T295">(</text:span><text:span text:style-name="T296">underscore, h</text:span><text:span text:style-name="T295">yphen, </text:span><text:span text:style-name="T297">figure, </text:span><text:span text:style-name="T295">en </text:span><text:span text:style-name="T297">&amp;</text:span><text:span text:style-name="T295"> em dash</text:span><text:span text:style-name="T297">es,</text:span><text:span text:style-name="T295"> </text:span><text:span text:style-name="T297">H Bar, </text:span><text:span text:style-name="T298">ellipses</text:span><text:span text:style-name="T295">)</text:span><text:span text:style-name="T285"><text:line-break/>%$€£¥¢</text:span><text:span text:style-name="T288">|</text:span><text:span text:style-name="T285">~§¶ </text:span><text:span text:style-name="T289">⁂ </text:span><text:span text:style-name="T292">(</text:span><text:span text:style-name="T293">misc</text:span><text:span text:style-name="T292">) </text:span><text:span text:style-name="T290">fi fl ffi ffl</text:span><text:span text:style-name="T299"> </text:span><text:span text:style-name="T300">(ligatures)</text:span><text:span text:style-name="T295"><text:line-break/></text:span><text:span text:style-name="T285">^+÷/×•·√∫ƒ∑ =≈&lt;&gt;≤≥± °∞∂∏ΜΩ∆ß ←↑→↓ </text:span><text:span text:style-name="T294">(math)</text:span></text:p>
      <text:h text:style-name="P82" text:outline-level="2"><text:bookmark-start text:name="__RefHeading___Toc49840_296550364"/>Horizontal <text:span text:style-name="T376">Line</text:span><text:bookmark-end text:name="__RefHeading___Toc49840_296550364"/></text:h>
      <text:p text:style-name="P83"><text:span text:style-name="Menu-Shortcut"><text:span text:style-name="T165"/></text:span></text:p>
      <text:p text:style-name="P75"><text:span text:style-name="Menu-Shortcut"><text:span text:style-name="T159">Jutoh doesn’t see these, because they are actually a null paragraph with a border.</text:span></text:span><text:span text:style-name="Menu-Shortcut"><text:span text:style-name="T76"> </text:span></text:span><text:span text:style-name="Menu-Shortcut"><text:span text:style-name="T159">Do not use borders on any paragraphs, Jutoh doesn’t like them!</text:span></text:span></text:p>
      <text:h text:style-name="P82" text:outline-level="2"><text:bookmark-start text:name="__RefHeading___Toc49842_296550364"/>Alphabetical Index<text:bookmark-end text:name="__RefHeading___Toc49842_296550364"/></text:h>
      <text:p text:style-name="P27">To work in an eBook, the page numbers would have to be the actual links to the pages. Page numbers have no meaning in eBooks.</text:p>
      <text:h text:style-name="P82" text:outline-level="2"><text:bookmark-start text:name="__RefHeading___Toc49844_296550364"/><text:soft-page-break/>Fontwork<text:bookmark-end text:name="__RefHeading___Toc49844_296550364"/></text:h>
      <text:p text:style-name="P11">The text<text:span text:style-name="T82"> </text:span><text:span text:style-name="Emphasis"><text:span text:style-name="T82">may</text:span></text:span><text:span text:style-name="T82"> </text:span>make it into the eBook, but curve won’t.</text:p>
      <text:p text:style-name="P11"><draw:custom-shape text:anchor-type="paragraph" draw:z-index="1" draw:name="Shape1" draw:style-name="gr1" draw:text-style-name="P197" svg:width="1.6953in" svg:height="0.6039in" svg:x="0.1626in" svg:y="-0.0264in"><text:p text:style-name="P196"><text:span text:style-name="T525">Fontwork </text:span></text:p><draw:enhanced-geometry svg:viewBox="0 0 21600 21600" draw:glue-points="?f18 ?f0 ?f20 10800 ?f19 ?f1 ?f21 10800" draw:text-areas="0 0 21600 21600" draw:text-path="true" draw:text-path-mode="shape" draw:text-path-scale="path" draw:text-path-same-letter-heights="false" draw:type="fontwork-wave" draw:modifiers="4460 10800" draw:enhanced-path="M ?f7 ?f0 C ?f15 ?f9 ?f16 ?f10 ?f12 ?f0 N M ?f29 ?f1 C ?f27 ?f28 ?f25 ?f26 ?f24 ?f1 N"><draw:equation draw:name="f0" draw:formula="$0 "/><draw:equation draw:name="f1" draw:formula="21600-?f0 "/><draw:equation draw:name="f2" draw:formula="$1 "/><draw:equation draw:name="f3" draw:formula="?f2 -10800"/><draw:equation draw:name="f4" draw:formula="?f3 *2"/><draw:equation draw:name="f5" draw:formula="abs(?f4 )"/><draw:equation draw:name="f6" draw:formula="4320-?f5 "/><draw:equation draw:name="f7" draw:formula="if(?f3 ,0,?f5 )"/><draw:equation draw:name="f8" draw:formula="15800*?f0 /4460"/><draw:equation draw:name="f9" draw:formula="?f0 -?f8 "/><draw:equation draw:name="f10" draw:formula="?f0 +?f8 "/><draw:equation draw:name="f11" draw:formula="21600-?f4 "/><draw:equation draw:name="f12" draw:formula="if(?f3 ,?f11 ,21600)"/><draw:equation draw:name="f13" draw:formula="?f12 -?f7 "/><draw:equation draw:name="f14" draw:formula="?f5 /2"/><draw:equation draw:name="f15" draw:formula="?f7 +7200-?f14 "/><draw:equation draw:name="f16" draw:formula="?f12 +?f14 -7200"/><draw:equation draw:name="f17" draw:formula="?f13 /2"/><draw:equation draw:name="f18" draw:formula="?f7 +?f17 "/><draw:equation draw:name="f19" draw:formula="21600-?f18 "/><draw:equation draw:name="f20" draw:formula="?f5 /2"/><draw:equation draw:name="f21" draw:formula="21600-?f20 "/><draw:equation draw:name="f22" draw:formula="?f0 *2"/><draw:equation draw:name="f23" draw:formula="21600-?f22 "/><draw:equation draw:name="f24" draw:formula="21600-?f7 "/><draw:equation draw:name="f25" draw:formula="21600-?f15 "/><draw:equation draw:name="f26" draw:formula="?f1 +?f8 "/><draw:equation draw:name="f27" draw:formula="21600-?f16 "/><draw:equation draw:name="f28" draw:formula="?f1 -?f8 "/><draw:equation draw:name="f29" draw:formula="21600-?f12 "/><draw:handle draw:handle-position="left $0" draw:handle-range-y-minimum="0" draw:handle-range-y-maximum="4460"/><draw:handle draw:handle-position="$1 21600" draw:handle-range-x-minimum="8640" draw:handle-range-x-maximum="12960"/></draw:enhanced-geometry></draw:custom-shape></text:p>
      <text:p text:style-name="P11"/>
      <text:p text:style-name="P55"/>
      <text:h text:style-name="P82" text:outline-level="2"><text:bookmark-start text:name="__RefHeading___Toc49846_296550364"/>LibreOffice Writer <text:span text:style-name="T377">Math Formulas</text:span><text:bookmark-end text:name="__RefHeading___Toc49846_296550364"/></text:h>
      <text:p text:style-name="P11"><draw:frame draw:style-name="fr1" draw:name="Object1" text:anchor-type="as-char" svg:y="-0.2819in" svg:width="1.311in" svg:height="0.4508in" draw:z-index="0"><draw:object xlink:href="./Object 1" xlink:type="simple" xlink:show="embed" xlink:actuate="onLoad"/><draw:image xlink:href="./ObjectReplacements/Object 1" xlink:type="simple" xlink:show="embed" xlink:actuate="onLoad"/><svg:desc>formula</svg:desc></draw:frame></text:p>
      <text:p text:style-name="Body_20_Text">If you need formulas use <text:span text:style-name="T378">a</text:span> tool <text:span text:style-name="T378">like LibreOffice Math </text:span>to create them, then take a screen capture and insert the image.</text:p>
      <text:h text:style-name="P82" text:outline-level="2"><text:bookmark-start text:name="__RefHeading___Toc7648_2219224789"/>LibreOffice Writer Master Documents<text:bookmark-end text:name="__RefHeading___Toc7648_2219224789"/></text:h>
      <text:p text:style-name="P11">LibreOffice Writer <text:span text:style-name="T379">has a concept where a master document </text:span><text:span text:style-name="T9">links-in</text:span><text:span text:style-name="T379"> sub-documents. It sounds great for projects with multiple writers or where several parts will be reused in other documents. I tried it and found it very frustrating:</text:span></text:p>
      <text:list xml:id="list806579604" text:style-name="L5">
        <text:list-item>
          <text:p text:style-name="P148">I often had 6-8 LibreOffice Writer windows open, with the master document write protected. It was confusing. <text:span text:style-name="T469">Very confusing!</text:span></text:p>
        </text:list-item>
        <text:list-item>
          <text:p text:style-name="P148">Cross-references didn’t appear to work across <text:span text:style-name="T435">sub-</text:span>documents.</text:p>
        </text:list-item>
      </text:list>
      <text:h text:style-name="Heading_20_1" text:outline-level="1"><text:bookmark-start text:name="__RefHeading___Toc77060_296550364"/>Working with Templates<text:bookmark-end text:name="__RefHeading___Toc77060_296550364"/></text:h>
      <text:p text:style-name="Body_20_Text"><text:span text:style-name="Largest_20_Text">T</text:span>emplates in LibreOffice Writer <text:span text:style-name="T194">usually </text:span>contain blocks of text and a style sheet. Any document can be a template. LibreOffice Writer comes with several templates. You can view them via <text:span text:style-name="Menu-Shortcut">File | Templates | Manage Templates</text:span>. During the installation process you saved DWS-BookTemp<text:span text:style-name="T406">Novel</text:span>.odt as a template via <text:span text:style-name="Menu-Shortcut">File | Templates | Save as Template. </text:span><text:span text:style-name="T195">During the </text:span><text:span text:style-name="T7">New Project Setup</text:span><text:span text:style-name="T195"> you created a new file from a template via </text:span><text:span text:style-name="Menu-Shortcut"><text:span text:style-name="T195">File | Templates | Manage Templates </text:span></text:span><text:span text:style-name="T195">and select </text:span><text:span text:style-name="T85">DWS-BookTemp</text:span><text:span text:style-name="T97">Novel</text:span><text:span text:style-name="T85">.</text:span></text:p>
      <text:p text:style-name="Body_20_Text_20_First_20_Indent">You may want to change some styles or text blocks in <text:span text:style-name="T82">DWS-BookTemp</text:span><text:span text:style-name="T97">Novel</text:span><text:span text:style-name="T82">.odt </text:span>to better meet you<text:span text:style-name="T196">r</text:span> needs. All you have to do:</text:p>
      <text:list xml:id="list1583528273" text:style-name="L6">
        <text:list-item>
          <text:p text:style-name="P149">Edit DWS-BookTemp<text:span text:style-name="T406">Novel</text:span>.odt and save it as a file.</text:p>
        </text:list-item>
        <text:list-item>
          <text:p text:style-name="P149"><text:span text:style-name="Menu-Shortcut"><text:span text:style-name="T195">Templates | Save as Template </text:span></text:span><text:span text:style-name="Menu-Shortcut"><text:span text:style-name="T160">as DWS-BookTemp</text:span></text:span><text:span text:style-name="Menu-Shortcut"><text:span text:style-name="T167">Novel</text:span></text:span><text:span text:style-name="Menu-Shortcut"><text:span text:style-name="T160"> in My Templates.</text:span></text:span></text:p>
        </text:list-item>
      </text:list>
      <text:p text:style-name="Body_20_Text_20_First_20_Indent"><text:span text:style-name="Menu-Shortcut"><text:span text:style-name="T160">The next time you edit any file created from that template, you will be asked if you want to update the styles </text:span></text:span><text:span text:style-name="Menu-Shortcut"><text:span text:style-name="T161">and the new styles will be applied to your document.</text:span></text:span></text:p>
      <text:h text:style-name="Heading_20_1" text:outline-level="1"><text:bookmark-start text:name="__RefHeading___Toc13211_2614469867"/><text:span text:style-name="Menu-Shortcut"><text:span text:style-name="T463">K.I.S.S</text:span></text:span><text:bookmark-end text:name="__RefHeading___Toc13211_2614469867"/></text:h>
      <text:p text:style-name="Body_20_Text"><text:span text:style-name="Largest_20_Text"><text:span text:style-name="T206">W</text:span></text:span><text:span text:style-name="Menu-Shortcut"><text:span text:style-name="T159">hen I </text:span></text:span><text:span text:style-name="Menu-Shortcut"><text:span text:style-name="T171">started this project, it </text:span></text:span><text:span text:style-name="Menu-Shortcut"><text:span text:style-name="T177">was</text:span></text:span><text:span text:style-name="Menu-Shortcut"><text:span text:style-name="T171"> not my intention to give tips on writing style. I was going to only cover the technology to get your ideas formatted into a paperback and eBook. </text:span></text:span><text:span text:style-name="Menu-Shortcut"><text:span text:style-name="T190">Keep It Simple!</text:span></text:span></text:p>
      <text:p text:style-name="P69"><text:span text:style-name="Menu-Shortcut"><text:span text:style-name="T171">Ernest Hemingway has fours rules for writing:</text:span></text:span></text:p>
      <text:list xml:id="list1198997988" text:style-name="L7">
        <text:list-item>
          <text:p text:style-name="P134"><text:span text:style-name="Menu-Shortcut"><text:span text:style-name="T159">Use Short Sentences</text:span></text:span></text:p>
        </text:list-item>
        <text:list-item>
          <text:p text:style-name="P134"><text:span text:style-name="Menu-Shortcut"><text:span text:style-name="T159">Use Short Paragraphs—</text:span></text:span><text:span text:style-name="Menu-Shortcut"><text:span text:style-name="T171">especially first paragraphs</text:span></text:span></text:p>
        </text:list-item>
        <text:list-item>
          <text:p text:style-name="P134"><text:span text:style-name="Menu-Shortcut"><text:span text:style-name="T159">Use “Vigorous” English</text:span></text:span></text:p>
        </text:list-item>
        <text:list-item>
          <text:p text:style-name="P134"><text:span text:style-name="Menu-Shortcut"><text:span text:style-name="T159">Have a Positive Slant—</text:span></text:span><text:span text:style-name="Menu-Shortcut"><text:span text:style-name="T171">rather than a negative one</text:span></text:span></text:p>
        </text:list-item>
      </text:list>
      <text:h text:style-name="Heading_20_2" text:outline-level="2"><text:bookmark-start text:name="__RefHeading___Toc13213_2614469867"/><text:span text:style-name="Menu-Shortcut"><text:span text:style-name="T460">Order Is Important </text:span></text:span><text:span text:style-name="Menu-Shortcut"><text:span text:style-name="T464">And Often Difficult</text:span></text:span><text:bookmark-end text:name="__RefHeading___Toc13213_2614469867"/></text:h>
      <text:p text:style-name="P30"><text:span text:style-name="Menu-Shortcut"><text:span text:style-name="T171">I just finished </text:span></text:span><text:span text:style-name="Menu-Shortcut"><text:span text:style-name="T178">reading </text:span></text:span><text:span text:style-name="Menu-Shortcut"><text:span text:style-name="T171">a novel by a famous author. It had over one hundred chapters, each with several scenes. I imagine that the author reordered the chapters an</text:span></text:span><text:span text:style-name="Menu-Shortcut"><text:span text:style-name="T177">d</text:span></text:span><text:span text:style-name="Menu-Shortcut"><text:span text:style-name="T171"> scenes </text:span></text:span><text:span text:style-name="Menu-Shortcut"><text:span text:style-name="T188">several times</text:span></text:span><text:span text:style-name="Menu-Shortcut"><text:span text:style-name="T171"> during the creative process. Word processors make </text:span></text:span><text:span text:style-name="Menu-Shortcut"><text:span text:style-name="T173">selecting then</text:span></text:span><text:span text:style-name="Menu-Shortcut"><text:span text:style-name="T171"> cutting-and-pasting large sections of text difficult and error-prone. </text:span></text:span><text:span text:style-name="Menu-Shortcut"><text:span text:style-name="T173">Nothing is more irritating th</text:span></text:span><text:span text:style-name="Menu-Shortcut"><text:span text:style-name="T177">a</text:span></text:span><text:span text:style-name="Menu-Shortcut"><text:span text:style-name="T173">n </text:span></text:span><text:span text:style-name="Menu-Shortcut"><text:span text:style-name="T279">misplacing</text:span></text:span><text:span text:style-name="Menu-Shortcut"><text:span text:style-name="T173"> a chapter that you worked hard to get the wording just right.</text:span></text:span></text:p>
      <text:p text:style-name="P77"><text:span text:style-name="Menu-Shortcut"><text:span text:style-name="T171">LibreOffice Writer’s Navigator Pane shows a table of contents of “Headings.” You can right-click “Select” a heading, the</text:span></text:span><text:span text:style-name="Menu-Shortcut"><text:span text:style-name="T174">n</text:span></text:span><text:span text:style-name="Menu-Shortcut"><text:span text:style-name="T171"> cut-and paste. However, If all you want to do is move a scene or chapter earlier, you can “promote” it. You can also “demote” is as well. </text:span></text:span></text:p>
      <text:p text:style-name="P77"><text:span text:style-name="Menu-Shortcut"><text:span text:style-name="T171">I have </text:span></text:span><text:span text:style-name="Menu-Shortcut"><text:span text:style-name="T178">selected </text:span></text:span><text:span text:style-name="Menu-Shortcut"><text:span text:style-name="T171">[Heading 8] the style for my scene breaks. This make</text:span></text:span><text:span text:style-name="Menu-Shortcut"><text:span text:style-name="T174">s</text:span></text:span><text:span text:style-name="Menu-Shortcut"><text:span text:style-name="T171"> them show up in the Navigator Pane, and also easy to reorder. </text:span></text:span><text:span text:style-name="Menu-Shortcut"><text:span text:style-name="T190">Nice and Simple</text:span></text:span></text:p>
      <text:p text:style-name="P70"><text:span text:style-name="Menu-Shortcut"><text:span text:style-name="T172">While I am writing, I always have the Navigator Pane on the left. The Styles Pane on the right and the Fine toolbar at the bottom.</text:span></text:span></text:p>
      <text:p text:style-name="P71"><text:span text:style-name="Menu-Shortcut"><text:span text:style-name="T175">I also have a file </text:span></text:span><text:span text:style-name="Strong"><text:span text:style-name="T206">OutTakes.odt</text:span></text:span><text:span text:style-name="Menu-Shortcut"><text:span text:style-name="T175"> where I can place text that I have written and don’t know </text:span></text:span><text:span text:style-name="Menu-Shortcut"><text:span text:style-name="T178">if</text:span></text:span><text:span text:style-name="Menu-Shortcut"><text:span text:style-name="T175"> </text:span></text:span><text:span text:style-name="Menu-Shortcut"><text:span text:style-name="T176">or </text:span></text:span><text:span text:style-name="Menu-Shortcut"><text:span text:style-name="T178">where</text:span></text:span><text:span text:style-name="Menu-Shortcut"><text:span text:style-name="T176">,</text:span></text:span><text:span text:style-name="Menu-Shortcut"><text:span text:style-name="T175"> I will </text:span></text:span><text:span text:style-name="Menu-Shortcut"><text:span text:style-name="T178">use</text:span></text:span><text:span text:style-name="Menu-Shortcut"><text:span text:style-name="T175">.</text:span></text:span></text:p>
      <text:h text:style-name="Heading_20_1" text:outline-level="1"><text:bookmark-start text:name="__RefHeading___Toc77058_296550364"/>Cutting-and-Pasting<text:bookmark-end text:name="__RefHeading___Toc77058_296550364"/></text:h>
      <text:p text:style-name="Body_20_Text_20_First_20_Indent"><text:span text:style-name="Larger_20_Text"><text:span text:style-name="T31">C</text:span></text:span><text:span text:style-name="Strong_20_Emphasis"><text:span text:style-name="T36">utting</text:span></text:span><text:span text:style-name="Strong_20_Emphasis"><text:span text:style-name="T35">-and-</text:span></text:span><text:span text:style-name="Strong_20_Emphasis"><text:span text:style-name="T36">P</text:span></text:span><text:span text:style-name="Strong_20_Emphasis"><text:span text:style-name="T35">asting text between two LibreOffice documents created from different style templates can be exciting. It only gets more exciting when the source is Microsoft Word or a web browser. </text:span></text:span><text:span text:style-name="Strong_20_Emphasis"><text:span text:style-name="T142">You are</text:span></text:span><text:span text:style-name="Strong_20_Emphasis"><text:span text:style-name="T35"> copying style information </text:span></text:span><text:span text:style-name="Strong_20_Emphasis"><text:span text:style-name="T40">(but not page styles)</text:span></text:span><text:span text:style-name="Strong_20_Emphasis"><text:span text:style-name="T35"> as well as the text. </text:span></text:span><text:span text:style-name="Strong_20_Emphasis"><text:span text:style-name="T34">You need to think what you really want </text:span></text:span><text:span text:style-name="Strong_20_Emphasis"><text:span text:style-name="T39">the resulting paste to have</text:span></text:span><text:span text:style-name="Strong_20_Emphasis"><text:span text:style-name="T34">:</text:span></text:span></text:p>
      <text:list xml:id="list915710910" text:style-name="L8">
        <text:list-item>
          <text:p text:style-name="P150"><text:span text:style-name="Strong_20_Emphasis"><text:span text:style-name="T34">Do you want to retain the source document’s style and </text:span></text:span><text:span text:style-name="Strong_20_Emphasis"><text:span text:style-name="T13">if necessary</text:span></text:span><text:span text:style-name="Strong_20_Emphasis"><text:span text:style-name="T34"> add a new named style to your destination document?</text:span></text:span></text:p>
        </text:list-item>
        <text:list-item>
          <text:p text:style-name="P150"><text:span text:style-name="Strong_20_Emphasis"><text:span text:style-name="T34">Do you want the result styled like the destination document? Same indents, font, type size, etc?</text:span></text:span></text:p>
        </text:list-item>
        <text:list-item>
          <text:p text:style-name="P150"><text:span text:style-name="Strong_20_Emphasis"><text:span text:style-name="T34">What do you want to happen to any direct formatting </text:span></text:span><text:span text:style-name="Strong_20_Emphasis"><text:span text:style-name="T37">or</text:span></text:span><text:span text:style-name="Strong_20_Emphasis"><text:span text:style-name="T34"> character styles within the copied text? </text:span></text:span><text:span text:style-name="Strong_20_Emphasis"><text:span text:style-name="T37">Footnotes, Comments, Bibliography References, etc. need to be considered </text:span></text:span><text:span text:style-name="Strong_20_Emphasis"><text:span text:style-name="T36">as well!</text:span></text:span></text:p>
        </text:list-item>
      </text:list>
      <text:p text:style-name="Body_20_Text_20_First_20_Indent"><text:span text:style-name="Strong_20_Emphasis"><text:span text:style-name="T34">LibreOffice only gives you a couple of paste options: </text:span></text:span><text:span text:style-name="Strong_20_Emphasis"><text:span text:style-name="T57">Paste</text:span></text:span><text:span text:style-name="Strong_20_Emphasis"><text:span text:style-name="T34">, </text:span></text:span><text:span text:style-name="Strong_20_Emphasis"><text:span text:style-name="T57">Paste Special</text:span></text:span><text:span text:style-name="Strong_20_Emphasis"><text:span text:style-name="T34">, and </text:span></text:span><text:span text:style-name="Strong_20_Emphasis"><text:span text:style-name="T57">Paste Unformatted Text</text:span></text:span><text:span text:style-name="Strong_20_Emphasis"><text:span text:style-name="T34">.</text:span></text:span></text:p>
      <text:list xml:id="list3248020699" text:style-name="L9">
        <text:list-item>
          <text:p text:style-name="P151"><text:span text:style-name="Strong_20_Emphasis"><text:span text:style-name="T34">Just plain </text:span></text:span><text:span text:style-name="Strong_20_Emphasis"><text:span text:style-name="T57">Paste </text:span></text:span><text:span text:style-name="Strong_20_Emphasis"><text:span text:style-name="T34">will retain the source’s styles including bold and italic</text:span></text:span><text:span text:style-name="Strong_20_Emphasis"><text:span text:style-name="T37">s</text:span></text:span><text:span text:style-name="Strong_20_Emphasis"><text:span text:style-name="T34">. </text:span></text:span><text:span text:style-name="Strong_20_Emphasis"><text:span text:style-name="T36">If the source’s “named style” exists in the destination document the text will be styled using the destination document’s style. If not, then the source’s named style is added to the destination’s list of styles. </text:span></text:span><text:span text:style-name="Strong_20_Emphasis"><text:span text:style-name="T232">Direct Formatting</text:span></text:span><text:span text:style-name="Strong_20_Emphasis"><text:span text:style-name="T36"> like bold and </text:span></text:span><text:span text:style-name="Strong_20_Emphasis"><text:span text:style-name="T38">Italics</text:span></text:span><text:span text:style-name="Strong_20_Emphasis"><text:span text:style-name="T36"> are retained.</text:span></text:span></text:p>
        </text:list-item>
        <text:list-item>
          <text:p text:style-name="P151"><text:span text:style-name="Strong_20_Emphasis"><text:span text:style-name="T57">Paste Special</text:span></text:span><text:span text:style-name="Strong_20_Emphasis"><text:span text:style-name="T34"> uses the destination’s named style </text:span></text:span><text:span text:style-name="Strong_20_Emphasis"><text:span text:style-name="T36">where the text is to be inserted. Bold and Italics </text:span></text:span><text:span text:style-name="Strong_20_Emphasis"><text:span text:style-name="T54">styles </text:span></text:span><text:span text:style-name="Strong_20_Emphasis"><text:span text:style-name="T36">are </text:span></text:span><text:span text:style-name="Strong_20_Emphasis"><text:span text:style-name="T236">maintained</text:span></text:span><text:span text:style-name="Strong_20_Emphasis"><text:span text:style-name="T36">.</text:span></text:span></text:p>
        </text:list-item>
        <text:list-item>
          <text:p text:style-name="P151"><text:span text:style-name="Strong_20_Emphasis"><text:span text:style-name="T57">Paste Unformatted Text</text:span></text:span><text:span text:style-name="Strong_20_Emphasis"><text:span text:style-name="T34"> will only copy the text in the destination’s style. You </text:span></text:span><text:span text:style-name="Strong_20_Emphasis"><text:span text:style-name="T37">may</text:span></text:span><text:span text:style-name="Strong_20_Emphasis"><text:span text:style-name="T34"> need to </text:span></text:span><text:span text:style-name="Strong_20_Emphasis"><text:span text:style-name="T37">manually</text:span></text:span><text:span text:style-name="Strong_20_Emphasis"><text:span text:style-name="T34"> add any bold italics etc.</text:span></text:span></text:p>
        </text:list-item>
      </text:list>
      <text:p text:style-name="Body_20_Text_20_First_20_Indent"><text:span text:style-name="Strong_20_Emphasis"><text:span text:style-name="T36">Both </text:span></text:span><text:span text:style-name="Strong_20_Emphasis"><text:span text:style-name="T58">Paste</text:span></text:span><text:span text:style-name="Strong_20_Emphasis"><text:span text:style-name="T36"> and </text:span></text:span><text:span text:style-name="Strong_20_Emphasis"><text:span text:style-name="T58">Paste Special</text:span></text:span><text:span text:style-name="Strong_20_Emphasis"><text:span text:style-name="T36"> will try </text:span></text:span><text:span text:style-name="Strong_20_Emphasis"><text:span text:style-name="T38">copy footnotes, bibliography. References may be copied but won’t work unless you the source and destination are in the same document.</text:span></text:span></text:p>
      <text:p text:style-name="Body_20_Text_20_First_20_Indent"><text:span text:style-name="Strong_20_Emphasis"><text:span text:style-name="T147">The best idea is to guess which paste you want, try it and if necessary undo and try another. For small operations this is easy, but when moving many pages it is difficult to see all potential issues.</text:span></text:span></text:p>
      <text:h text:style-name="P170" text:outline-level="1"><text:bookmark-start text:name="__RefHeading___Toc24512_1388430999"/><text:span text:style-name="Strong_20_Emphasis"><text:span text:style-name="T148">Semi</text:span></text:span><text:span text:style-name="Strong_20_Emphasis"><text:span text:style-name="T147">-automated Cleanup</text:span></text:span><text:bookmark-end text:name="__RefHeading___Toc24512_1388430999"/></text:h>
      <text:p text:style-name="P53"><text:span text:style-name="Largest_20_Text"><text:span text:style-name="T30">T</text:span></text:span><text:span text:style-name="Strong_20_Emphasis"><text:span text:style-name="T147">here are a number of things you might want to clean up prior to publishing. You should never use multiple spaces together, so you might want to do a global replacement of two-spaces with a single-space using </text:span></text:span><text:span text:style-name="Menu-Shortcut"><text:span text:style-name="T28">Edit | Find and Replace</text:span></text:span><text:span text:style-name="Strong_20_Emphasis"><text:span text:style-name="T147">. </text:span></text:span></text:p>
      <text:p text:style-name="P74"><text:span text:style-name="Strong_20_Emphasis"><text:span text:style-name="T151">It is possible to “Replace All” when searching for these regular expressions, I do not recommend this! I do recommend that you make a backup copy of your book prior to any </text:span></text:span><text:span text:style-name="Strong_20_Emphasis"><text:span text:style-name="T156">large </text:span></text:span><text:span text:style-name="Strong_20_Emphasis"><text:span text:style-name="T152">semi-</text:span></text:span><text:span text:style-name="Strong_20_Emphasis"><text:span text:style-name="T151">automatic changes.</text:span></text:span></text:p>
      <text:p text:style-name="P74"><text:span text:style-name="Warning"><text:span text:style-name="T27">Warning:</text:span></text:span><text:span text:style-name="Strong_20_Emphasis"><text:span text:style-name="T149"> </text:span></text:span><text:span text:style-name="Strong_20_Emphasis"><text:span text:style-name="T147">The list below is </text:span></text:span><text:span text:style-name="Strong_20_Emphasis"><text:span text:style-name="T153">currently</text:span></text:span><text:span text:style-name="Strong_20_Emphasis"><text:span text:style-name="T147"> a work-in-progress.</text:span></text:span></text:p>
      <table:table table:name="Table2" table:style-name="Table2" table:template-name="Box List Blue">
        <table:table-column table:style-name="Table2.A"/>
        <table:table-column table:style-name="Table2.B"/>
        <table:table-row table:style-name="TableLine105553126772224">
          <table:table-cell table:style-name="Table2.A1" office:value-type="string">
            <text:p text:style-name="P72"><text:span text:style-name="Strong_20_Emphasis"><text:span text:style-name="T157">Looking For<text:tab/></text:span></text:span></text:p>
          </table:table-cell>
          <table:table-cell table:style-name="Table2.A1" office:value-type="string">
            <text:p text:style-name="P72"><text:span text:style-name="Strong_20_Emphasis"><text:span text:style-name="T157">RegEx</text:span></text:span></text:p>
          </table:table-cell>
        </table:table-row>
        <table:table-row table:style-name="Table2.2">
          <table:table-cell table:style-name="Table2.A2" office:value-type="string">
            <text:p text:style-name="P31"><text:span text:style-name="Strong_20_Emphasis"><text:span text:style-name="T33">Blank paragraph</text:span></text:span></text:p>
          </table:table-cell>
          <table:table-cell table:style-name="Table2.B2" office:value-type="string">
            <text:p text:style-name="P31"><text:span text:style-name="Strong_20_Emphasis"><text:span text:style-name="T33">^$ </text:span></text:span></text:p>
          </table:table-cell>
        </table:table-row>
        <table:table-row table:style-name="Table2.2">
          <table:table-cell table:style-name="Table2.A3" office:value-type="string">
            <text:p text:style-name="P31"><text:span text:style-name="Strong_20_Emphasis"><text:span text:style-name="T33">Comma at end of paragraph</text:span></text:span></text:p>
          </table:table-cell>
          <table:table-cell table:style-name="Table2.B3" office:value-type="string">
            <text:p text:style-name="P31"><text:span text:style-name="Strong_20_Emphasis"><text:span text:style-name="T33">,$ </text:span></text:span></text:p>
          </table:table-cell>
        </table:table-row>
        <table:table-row table:style-name="Table2.2">
          <table:table-cell table:style-name="Table2.A2" office:value-type="string">
            <text:p text:style-name="P31"><text:span text:style-name="Strong_20_Emphasis"><text:span text:style-name="T33">Dash at end of paragraph</text:span></text:span></text:p>
          </table:table-cell>
          <table:table-cell table:style-name="Table2.B2" office:value-type="string">
            <text:p text:style-name="P31"><text:span text:style-name="Strong_20_Emphasis"><text:span text:style-name="T33">-$ </text:span></text:span></text:p>
          </table:table-cell>
        </table:table-row>
        <table:table-row table:style-name="Table2.2">
          <table:table-cell table:style-name="Table2.A3" office:value-type="string">
            <text:p text:style-name="P31"><text:span text:style-name="Strong_20_Emphasis"><text:span text:style-name="T33">Double space</text:span></text:span></text:p>
          </table:table-cell>
          <table:table-cell table:style-name="Table2.B3" office:value-type="string">
            <text:p text:style-name="P42"><text:s text:c="2"/></text:p>
          </table:table-cell>
        </table:table-row>
        <table:table-row table:style-name="Table2.2">
          <table:table-cell table:style-name="Table2.A2" office:value-type="string">
            <text:p text:style-name="P38">Tab</text:p>
          </table:table-cell>
          <table:table-cell table:style-name="Table2.B2" office:value-type="string">
            <text:p text:style-name="P40">\t</text:p>
          </table:table-cell>
        </table:table-row>
        <table:table-row table:style-name="Table2.2">
          <table:table-cell table:style-name="Table2.A3" office:value-type="string">
            <text:p text:style-name="P31"><text:span text:style-name="Strong_20_Emphasis"><text:span text:style-name="T33">End quote at end of paragraph without punctuation</text:span></text:span></text:p>
          </table:table-cell>
          <table:table-cell table:style-name="Table2.B3" office:value-type="string">
            <text:p text:style-name="P31"><text:span text:style-name="Strong_20_Emphasis"><text:span text:style-name="T33">\w”$ </text:span></text:span></text:p>
          </table:table-cell>
        </table:table-row>
        <table:table-row table:style-name="Table2.2">
          <table:table-cell table:style-name="Table2.A2" office:value-type="string">
            <text:p text:style-name="P31"><text:span text:style-name="Strong_20_Emphasis"><text:span text:style-name="T33">Missing end quote</text:span></text:span></text:p>
          </table:table-cell>
          <table:table-cell table:style-name="Table2.B2" office:value-type="string">
            <text:p text:style-name="P31"><text:span text:style-name="Strong_20_Emphasis"><text:span text:style-name="T33">“[^”]*$</text:span></text:span></text:p>
          </table:table-cell>
        </table:table-row>
        <table:table-row table:style-name="Table2.2">
          <table:table-cell table:style-name="Table2.A3" office:value-type="string">
            <text:p text:style-name="P31"><text:span text:style-name="Strong_20_Emphasis"><text:span text:style-name="T33">Missing end single quote</text:span></text:span></text:p>
          </table:table-cell>
          <table:table-cell table:style-name="Table2.B3" office:value-type="string">
            <text:p text:style-name="P31"><text:span text:style-name="Strong_20_Emphasis"><text:span text:style-name="T33">‘[^’]*$ </text:span></text:span></text:p>
          </table:table-cell>
        </table:table-row>
        <table:table-row table:style-name="Table2.2">
          <table:table-cell table:style-name="Table2.A2" office:value-type="string">
            <text:p text:style-name="P31"><text:span text:style-name="Strong_20_Emphasis"><text:span text:style-name="T33">Missing space after period</text:span></text:span></text:p>
          </table:table-cell>
          <table:table-cell table:style-name="Table2.B2" office:value-type="string">
            <text:p text:style-name="P31"><text:span text:style-name="Strong_20_Emphasis"><text:span text:style-name="T33">\w[.](?!\d)[\w]</text:span></text:span></text:p>
          </table:table-cell>
        </table:table-row>
        <table:table-row table:style-name="Table2.2">
          <table:table-cell table:style-name="Table2.A3" office:value-type="string">
            <text:p text:style-name="P31"><text:span text:style-name="Strong_20_Emphasis"><text:span text:style-name="T33">Missing start quote</text:span></text:span></text:p>
          </table:table-cell>
          <table:table-cell table:style-name="Table2.B3" office:value-type="string">
            <text:p text:style-name="P31"><text:span text:style-name="Strong_20_Emphasis"><text:span text:style-name="T33">^[^“]*”$</text:span></text:span></text:p>
          </table:table-cell>
        </table:table-row>
        <table:table-row table:style-name="Table2.2">
          <table:table-cell table:style-name="Table2.A2" office:value-type="string">
            <text:p text:style-name="P31"><text:span text:style-name="Strong_20_Emphasis"><text:span text:style-name="T33">No punctuation at end of paragraph</text:span></text:span></text:p>
          </table:table-cell>
          <table:table-cell table:style-name="Table2.B2" office:value-type="string">
            <text:p text:style-name="P31"><text:span text:style-name="Strong_20_Emphasis"><text:span text:style-name="T33">\w$</text:span></text:span></text:p>
          </table:table-cell>
        </table:table-row>
        <table:table-row table:style-name="Table2.2">
          <table:table-cell table:style-name="Table2.A3" office:value-type="string">
            <text:p text:style-name="P31"><text:span text:style-name="Strong_20_Emphasis"><text:span text:style-name="T33">Single quote at end of paragraph</text:span></text:span></text:p>
          </table:table-cell>
          <table:table-cell table:style-name="Table2.B3" office:value-type="string">
            <text:p text:style-name="P31"><text:span text:style-name="Strong_20_Emphasis"><text:span text:style-name="T33">’$ </text:span></text:span></text:p>
          </table:table-cell>
        </table:table-row>
        <text:soft-page-break/>
        <table:table-row table:style-name="Table2.2">
          <table:table-cell table:style-name="Table2.A2" office:value-type="string">
            <text:p text:style-name="P31"><text:span text:style-name="Strong_20_Emphasis"><text:span text:style-name="T33">Single quote at start of paragraph</text:span></text:span></text:p>
          </table:table-cell>
          <table:table-cell table:style-name="Table2.B2" office:value-type="string">
            <text:p text:style-name="P31"><text:span text:style-name="Strong_20_Emphasis"><text:span text:style-name="T33">^‘</text:span></text:span></text:p>
          </table:table-cell>
        </table:table-row>
        <table:table-row table:style-name="Table2.2">
          <table:table-cell table:style-name="Table2.A3" office:value-type="string">
            <text:p text:style-name="P31"><text:span text:style-name="Strong_20_Emphasis"><text:span text:style-name="T33">Space after start quote</text:span></text:span></text:p>
          </table:table-cell>
          <table:table-cell table:style-name="Table2.B3" office:value-type="string">
            <text:p text:style-name="P31"><text:span text:style-name="Strong_20_Emphasis"><text:span text:style-name="T33">“\s</text:span></text:span></text:p>
          </table:table-cell>
        </table:table-row>
        <table:table-row table:style-name="Table2.2">
          <table:table-cell table:style-name="Table2.A2" office:value-type="string">
            <text:p text:style-name="P31"><text:span text:style-name="Strong_20_Emphasis"><text:span text:style-name="T33">Space at the end of a paragraph</text:span></text:span></text:p>
          </table:table-cell>
          <table:table-cell table:style-name="Table2.B2" office:value-type="string">
            <text:p text:style-name="P31"><text:span text:style-name="Strong_20_Emphasis"><text:span text:style-name="T33">\s$</text:span></text:span></text:p>
          </table:table-cell>
        </table:table-row>
        <table:table-row table:style-name="Table2.2">
          <table:table-cell table:style-name="Table2.A3" office:value-type="string">
            <text:p text:style-name="P31"><text:span text:style-name="Strong_20_Emphasis"><text:span text:style-name="T33">Space at the start of a paragraph</text:span></text:span></text:p>
          </table:table-cell>
          <table:table-cell table:style-name="Table2.B3" office:value-type="string">
            <text:p text:style-name="P31"><text:span text:style-name="Strong_20_Emphasis">^\s </text:span></text:p>
          </table:table-cell>
        </table:table-row>
        <table:table-row table:style-name="Table2.2">
          <table:table-cell table:style-name="Table2.A2" office:value-type="string">
            <text:p text:style-name="P31"><text:span text:style-name="Strong_20_Emphasis"><text:span text:style-name="T33">Start double quote inside a start double quote</text:span></text:span></text:p>
          </table:table-cell>
          <table:table-cell table:style-name="Table2.B2" office:value-type="string">
            <text:p text:style-name="P31">“([^”]*)“</text:p>
          </table:table-cell>
        </table:table-row>
        <table:table-row table:style-name="Table2.2">
          <table:table-cell table:style-name="Table2.A3" office:value-type="string">
            <text:p text:style-name="P31"><text:span text:style-name="Strong_20_Emphasis"><text:span text:style-name="T33">Space before end quote</text:span></text:span></text:p>
          </table:table-cell>
          <table:table-cell table:style-name="Table2.B3" office:value-type="string">
            <text:p text:style-name="Body_20_Text"><text:span text:style-name="T138">\s</text:span><text:span text:style-name="T137">“</text:span></text:p>
          </table:table-cell>
        </table:table-row>
        <table:table-row table:style-name="Table2.2">
          <table:table-cell table:style-name="Table2.A2" office:value-type="string">
            <text:p text:style-name="P31"><text:span text:style-name="T485">S</text:span>tart double quote inside a start double quote</text:p>
          </table:table-cell>
          <table:table-cell table:style-name="Table2.B2" office:value-type="string">
            <text:p text:style-name="P31">“([^”]*)“</text:p>
          </table:table-cell>
        </table:table-row>
        <table:table-row table:style-name="Table2.2">
          <table:table-cell table:style-name="Table2.A3" office:value-type="string">
            <text:p text:style-name="P31"><text:span text:style-name="T485">W</text:span>rong kind of double quote – <text:span text:style-name="T486">double prime</text:span></text:p>
          </table:table-cell>
          <table:table-cell table:style-name="Table2.B3" office:value-type="string">
            <text:p text:style-name="P31">"</text:p>
          </table:table-cell>
        </table:table-row>
        <table:table-row table:style-name="Table2.2">
          <table:table-cell table:style-name="Table2.A2" office:value-type="string">
            <text:p text:style-name="P31"><text:span text:style-name="T485">W</text:span>rong kind of single quote – <text:span text:style-name="T486">single prime</text:span></text:p>
          </table:table-cell>
          <table:table-cell table:style-name="Table2.B2" office:value-type="string">
            <text:p text:style-name="P31">'</text:p>
          </table:table-cell>
        </table:table-row>
        <table:table-row table:style-name="Table2.2">
          <table:table-cell table:style-name="Table2.A3" office:value-type="string">
            <text:p text:style-name="P32">Space before en dash</text:p>
          </table:table-cell>
          <table:table-cell table:style-name="Table2.B3" office:value-type="string">
            <text:p text:style-name="P35">\w\s+<text:span text:style-name="T448">–\s*\w</text:span></text:p>
          </table:table-cell>
        </table:table-row>
        <table:table-row table:style-name="Table2.2">
          <table:table-cell table:style-name="Table2.A2" office:value-type="string">
            <text:p text:style-name="P35">Space after en dash</text:p>
          </table:table-cell>
          <table:table-cell table:style-name="Table2.B2" office:value-type="string">
            <text:p text:style-name="P35">\w\s*<text:span text:style-name="T448">–\s+\w</text:span></text:p>
          </table:table-cell>
        </table:table-row>
        <table:table-row table:style-name="Table2.2">
          <table:table-cell table:style-name="Table2.A3" office:value-type="string">
            <text:p text:style-name="P33">Space before em dash</text:p>
          </table:table-cell>
          <table:table-cell table:style-name="Table2.B3" office:value-type="string">
            <text:p text:style-name="P35"><text:span text:style-name="T490">\</text:span>w\s+<text:span text:style-name="T488">—</text:span><text:span text:style-name="T448">\s*\w</text:span></text:p>
          </table:table-cell>
        </table:table-row>
        <table:table-row table:style-name="Table2.2">
          <table:table-cell table:style-name="Table2.A2" office:value-type="string">
            <text:p text:style-name="P37">Space after em dash</text:p>
          </table:table-cell>
          <table:table-cell table:style-name="Table2.B2" office:value-type="string">
            <text:p text:style-name="P36"><text:span text:style-name="T490">\</text:span>w\s*<text:span text:style-name="T488">—</text:span><text:span text:style-name="T448">\s</text:span><text:span text:style-name="T449">+</text:span><text:span text:style-name="T448">\w</text:span></text:p>
          </table:table-cell>
        </table:table-row>
        <table:table-row table:style-name="Table2.2">
          <table:table-cell table:style-name="Table2.A3" office:value-type="string">
            <text:p text:style-name="P32">Space before ellipses</text:p>
          </table:table-cell>
          <table:table-cell table:style-name="Table2.B3" office:value-type="string">
            <text:p text:style-name="P36">\w\s+<text:span text:style-name="T489">…</text:span><text:span text:style-name="T448">\s*\w</text:span></text:p>
          </table:table-cell>
        </table:table-row>
        <table:table-row table:style-name="Table2.2">
          <table:table-cell table:style-name="Table2.A2" office:value-type="string">
            <text:p text:style-name="P34">Space before ellipses</text:p>
          </table:table-cell>
          <table:table-cell table:style-name="Table2.B2" office:value-type="string">
            <text:p text:style-name="P36">\w\s*<text:span text:style-name="T489">…</text:span><text:span text:style-name="T448">\s</text:span><text:span text:style-name="T449">+</text:span><text:span text:style-name="T448">\w</text:span></text:p>
          </table:table-cell>
        </table:table-row>
        <table:table-row table:style-name="TableLine105553126987264">
          <table:table-cell table:style-name="Table2.A29" office:value-type="string">
            <text:p text:style-name="P39"/>
          </table:table-cell>
          <table:table-cell table:style-name="Table2.B29">
            <text:p text:style-name="P73"/>
          </table:table-cell>
        </table:table-row>
      </table:table>
      <text:p text:style-name="P52"><text:span text:style-name="Note">Note: </text:span><text:span text:style-name="Strong_20_Emphasis"><text:span text:style-name="T150">Jutoh’s is the source for many of these regular expressions. I prefer to clean up my LibreOffice Writer source prior to reimporting it into Jutoh.</text:span></text:span></text:p>
      <text:h text:style-name="P183" text:outline-level="2"><text:bookmark-start text:name="__RefHeading___Toc24514_1388430999"/><text:span text:style-name="Strong_20_Emphasis"><text:span text:style-name="T154">Regex Syntax</text:span></text:span><text:bookmark-end text:name="__RefHeading___Toc24514_1388430999"/></text:h>
      <text:p text:style-name="P41"><text:span text:style-name="Strong_20_Emphasis"><text:span text:style-name="T154">Regular Expressions are a common tool for working with text in programing languages. LibreOffice Writer make th</text:span></text:span><text:span text:style-name="Strong_20_Emphasis"><text:span text:style-name="T155">i</text:span></text:span><text:span text:style-name="Strong_20_Emphasis"><text:span text:style-name="T154">s a bit more complex, because it uses Unicode characters not simple ASCII. When cleaning up text most of the things you are looking for are multiple space characters, a space after and opening quote, a space before a closing quote, etc. </text:span></text:span><text:soft-page-break/><text:span text:style-name="Strong_20_Emphasis"><text:span text:style-name="T154">These all work with the “normal” regular expression syntax. Below is a short synopsis of the syntax. </text:span></text:span><text:span text:style-name="Strong_20_Emphasis"><text:span text:style-name="T214"><text:s/>LibreOffice Writer has extra syntax covered </text:span></text:span><text:span text:style-name="Strong_20_Emphasis"><text:span text:style-name="T215">here. (</text:span></text:span><text:a xlink:type="simple" xlink:href="https://tinyurl.com/y4zwf7zq" text:style-name="Internet_20_link" text:visited-style-name="Visited_20_Internet_20_Link"><text:span text:style-name="Strong_20_Emphasis"><text:span text:style-name="T214">tinyurl.com/y4zwf7zq</text:span></text:span></text:a><text:span text:style-name="Strong_20_Emphasis"><text:span text:style-name="T215">).</text:span></text:span></text:p>
      <text:p text:style-name="Body_20_Text_20_First_20_Indent"><text:span text:style-name="Strong_20_Emphasis"><text:span text:style-name="T33">. <text:s text:c="6"/>- Any Character Except New Line</text:span></text:span></text:p>
      <text:p text:style-name="Body_20_Text_20_First_20_Indent"><text:span text:style-name="Strong_20_Emphasis"><text:span text:style-name="T33">\d <text:s text:c="5"/>- Digit (0-9)</text:span></text:span></text:p>
      <text:p text:style-name="Body_20_Text_20_First_20_Indent"><text:span text:style-name="Strong_20_Emphasis"><text:span text:style-name="T150">\D <text:s text:c="5"/>- Not a Digit (0-9)</text:span></text:span></text:p>
      <text:p text:style-name="Body_20_Text_20_First_20_Indent"><text:span text:style-name="Strong_20_Emphasis"><text:span text:style-name="T150">\w <text:s text:c="5"/>- Word Character (a-z, A-Z, 0-9, _)</text:span></text:span></text:p>
      <text:p text:style-name="Body_20_Text_20_First_20_Indent"><text:span text:style-name="Strong_20_Emphasis"><text:span text:style-name="T150">\W <text:s text:c="5"/>- Not a Word Character</text:span></text:span></text:p>
      <text:p text:style-name="Body_20_Text_20_First_20_Indent"><text:span text:style-name="Strong_20_Emphasis"><text:span text:style-name="T150">\s <text:s text:c="5"/>- Whitespace (space, tab, newline)</text:span></text:span></text:p>
      <text:p text:style-name="Body_20_Text_20_First_20_Indent"><text:span text:style-name="Strong_20_Emphasis"><text:span text:style-name="T150">\S <text:s text:c="5"/>- Not Whitespace (space, tab, newline)</text:span></text:span></text:p>
      <text:p text:style-name="Body_20_Text_20_First_20_Indent"><text:span text:style-name="Strong_20_Emphasis"><text:span text:style-name="T150"> </text:span></text:span></text:p>
      <text:p text:style-name="Body_20_Text_20_First_20_Indent"><text:span text:style-name="Strong_20_Emphasis"><text:span text:style-name="T150">\b <text:s text:c="5"/>- Word Boundary</text:span></text:span></text:p>
      <text:p text:style-name="Body_20_Text_20_First_20_Indent"><text:span text:style-name="Strong_20_Emphasis"><text:span text:style-name="T150">\B <text:s text:c="5"/>- Not a Word Boundary</text:span></text:span></text:p>
      <text:p text:style-name="Body_20_Text_20_First_20_Indent"><text:span text:style-name="Strong_20_Emphasis"><text:span text:style-name="T150">^ <text:s text:c="6"/>- Beginning of a String</text:span></text:span></text:p>
      <text:p text:style-name="Body_20_Text_20_First_20_Indent"><text:span text:style-name="Strong_20_Emphasis"><text:span text:style-name="T150">$ <text:s text:c="6"/>- End of a String</text:span></text:span></text:p>
      <text:p text:style-name="Body_20_Text_20_First_20_Indent"><text:span text:style-name="Strong_20_Emphasis"><text:span text:style-name="T150"> </text:span></text:span></text:p>
      <text:p text:style-name="Body_20_Text_20_First_20_Indent"><text:span text:style-name="Strong_20_Emphasis"><text:span text:style-name="T150">[] <text:s text:c="5"/>- Matches Characters in brackets</text:span></text:span></text:p>
      <text:p text:style-name="Body_20_Text_20_First_20_Indent"><text:span text:style-name="Strong_20_Emphasis"><text:span text:style-name="T150">[^ ] <text:s text:c="3"/>- Matches Characters NOT in brackets</text:span></text:span></text:p>
      <text:p text:style-name="Body_20_Text_20_First_20_Indent"><text:span text:style-name="Strong_20_Emphasis"><text:span text:style-name="T150">| <text:s text:c="6"/>- Either Or</text:span></text:span></text:p>
      <text:p text:style-name="Body_20_Text_20_First_20_Indent"><text:span text:style-name="Strong_20_Emphasis"><text:span text:style-name="T150">( ) <text:s text:c="4"/>- Group</text:span></text:span></text:p>
      <text:p text:style-name="Body_20_Text_20_First_20_Indent"><text:span text:style-name="Strong_20_Emphasis"><text:span text:style-name="T150"> </text:span></text:span></text:p>
      <text:p text:style-name="Body_20_Text_20_First_20_Indent"><text:span text:style-name="Strong_20_Emphasis"><text:span text:style-name="T158">Quantifiers:</text:span></text:span></text:p>
      <text:p text:style-name="Body_20_Text_20_First_20_Indent"><text:span text:style-name="Strong_20_Emphasis"><text:span text:style-name="T150">* <text:s text:c="6"/>- 0 or More</text:span></text:span></text:p>
      <text:p text:style-name="Body_20_Text_20_First_20_Indent"><text:span text:style-name="Strong_20_Emphasis"><text:span text:style-name="T150">+ <text:s text:c="6"/>- 1 or More</text:span></text:span></text:p>
      <text:p text:style-name="Body_20_Text_20_First_20_Indent"><text:span text:style-name="Strong_20_Emphasis"><text:span text:style-name="T150">? <text:s text:c="6"/>- 0 or One</text:span></text:span></text:p>
      <text:p text:style-name="Body_20_Text_20_First_20_Indent"><text:span text:style-name="Strong_20_Emphasis"><text:span text:style-name="T150">{3} <text:s text:c="4"/>- Exact Number</text:span></text:span></text:p>
      <text:p text:style-name="Body_20_Text_20_First_20_Indent"><text:span text:style-name="Strong_20_Emphasis"><text:span text:style-name="T150">{3,4} <text:s text:c="2"/>- Range of Numbers (Minimum, Maximum)</text:span></text:span></text:p>
      <text:p text:style-name="Body_20_Text_20_First_20_Indent"><text:span text:style-name="Strong_20_Emphasis"><text:span text:style-name="T150"/></text:span></text:p>
      <text:h text:style-name="P176" text:outline-level="1"><text:bookmark-start text:name="__RefHeading___Toc29805_2472534210"/>LibreOffice Customization<text:bookmark-end text:name="__RefHeading___Toc29805_2472534210"/></text:h>
      <text:p text:style-name="P12"><text:span text:style-name="Largest_20_Text">L</text:span>ibreOffice, <text:span text:style-name="T381">Microsoft Office and other programs often allow you to customize how their screens look and wor</text:span><text:span text:style-name="T435">k</text:span><text:span text:style-name="T381">. </text:span><text:span text:style-name="T388">Normally you don’t need to apply customizations other than user information. However, when you are using LibreOffice to write long pieces of work, there are several useful customizations. Below is how I set LibreOffice Writer for my use. </text:span><text:span text:style-name="T389">I could have, but didn’t delete many of the icons/buttons that I never use.</text:span></text:p>
      <text:h text:style-name="Heading_20_2" text:outline-level="2"><text:bookmark-start text:name="__RefHeading___Toc31050_2472534210"/>Areas that are available to customize are:<text:bookmark-end text:name="__RefHeading___Toc31050_2472534210"/></text:h>
      <text:list xml:id="list4003427982" text:style-name="L10">
        <text:list-item>
          <text:p text:style-name="P152"><text:span text:style-name="T82">Toolbars </text:span>— You can customize what toolbars are visible, where they are placed, what functions &amp; icons they include.</text:p>
        </text:list-item>
        <text:list-item>
          <text:p text:style-name="P152"><text:span text:style-name="T82">Menus </text:span>— You can add and delete functions from the menus.</text:p>
        </text:list-item>
        <text:list-item>
          <text:p text:style-name="P152"><text:span text:style-name="T82">Keyboard Shortcuts</text:span> — You can change the default keyboard shortcuts as you require. <text:span text:style-name="T452">You can also add new ones.</text:span></text:p>
        </text:list-item>
        <text:list-item>
          <text:p text:style-name="P152"><text:span text:style-name="T82">Events</text:span> — You can assign “macros” to many (about two dozen) events such as “save file”. This might allow you to create a macro to “update all” indexes prior to saving a document.</text:p>
        </text:list-item>
        <text:list-item>
          <text:p text:style-name="P153"><text:span text:style-name="T82">Autocorrect</text:span> — This allows for the correction of commonly misspelled words. But it is also useful for creating short key sequences that are <text:span text:style-name="T3">corrected</text:span> into much longer phrases. As <text:span text:style-name="T382">a</text:span>n example “:dws:” could be set to enter “David W. Snow”. I use this to enter many typographic characters. <text:span text:style-name="T383">In a Russian novel, I would use this as shortcuts for the long names.</text:span></text:p>
        </text:list-item>
        <text:list-item>
          <text:p text:style-name="P154"><text:span text:style-name="T82">Extensions</text:span> — A number of extensions for LibreOffice are available. These include dictionaries for many languages as well as more complex extensions. <text:span text:style-name="T269">Since t</text:span>he <text:span text:style-name="T521">E</text:span>nglish language tools are in the basi<text:span text:style-name="T387">c</text:span> LibreOffice package, I haven’t had to do much with extensions.</text:p>
        </text:list-item>
      </text:list>
      <text:p text:style-name="Body_20_Text"><text:span text:style-name="T381">Some customizations are in </text:span><text:span text:style-name="Menu-Shortcut"><text:span text:style-name="T381">Options | Tools | </text:span></text:span><text:span text:style-name="Menu-Shortcut"><text:span text:style-name="T384">Options</text:span></text:span><text:span text:style-name="T381"> on Windows or </text:span><text:span text:style-name="T384">macOS</text:span><text:span text:style-name="T381"> </text:span><text:span text:style-name="T90">LibreOffice | Preferences</text:span><text:span text:style-name="T381">. </text:span><text:span text:style-name="T384">Others are in </text:span><text:span text:style-name="Menu-Shortcut"><text:span text:style-name="T381">Tools | </text:span></text:span><text:span text:style-name="Menu-Shortcut"><text:span text:style-name="T384">Customize. </text:span></text:span><text:span text:style-name="T384">Some effect all of LibreOffice while others just effect Writer. Some </text:span><text:span text:style-name="T238">effect</text:span><text:span text:style-name="T384"> all files while others can store their customizations for a single file.</text:span></text:p>
      <text:p text:style-name="P57">Normally I don’t do many customizations, I stick the defaults. However, I feel that the default toolbars had too many of the wrong functions and encourage bad practices. You should be using <text:span text:style-name="T82">named styles</text:span> rather than <text:span text:style-name="T82">director formatting</text:span>. <text:span text:style-name="T385">Using font selection, Bold, Italic, colored text from the formatting toolbar is a mistake.</text:span></text:p>
      <text:p text:style-name="P59"><text:soft-page-break/>Because I am writing a book that will contain screenshots I have selected a white theme and the “colibre” icons. Th<text:span text:style-name="T475">is</text:span> look the best in screenshots.</text:p>
      <text:p text:style-name="P58">While writing, I usually have the Navigator Pane at the left pane and the Styles Page at the right showing “Applied Styles”. As for toolbars I have:</text:p>
      <text:list xml:id="list346036205" text:style-name="L11">
        <text:list-item>
          <text:p text:style-name="P155"><text:span text:style-name="T82">Standard — </text:span><text:span text:style-name="T65">at the top.</text:span></text:p>
        </text:list-item>
        <text:list-item>
          <text:p text:style-name="P155"><text:span text:style-name="T82">Formatting — </text:span><text:span text:style-name="T65">2</text:span><text:span text:style-name="T386">nd</text:span><text:span text:style-name="T65"> at the top.</text:span></text:p>
        </text:list-item>
        <text:list-item>
          <text:p text:style-name="P155"><text:span text:style-name="T82">Find</text:span> — At the bottom, for search for text etc.</text:p>
        </text:list-item>
      </text:list>
      <text:h text:style-name="P177" text:outline-level="1"><text:bookmark-start text:name="__RefHeading___Toc7632_2383848826"/>Fonts<text:bookmark-end text:name="__RefHeading___Toc7632_2383848826"/></text:h>
      <text:p text:style-name="P13"><text:span text:style-name="Largest_20_Text">N</text:span><text:span text:style-name="T401">ormally </text:span><text:span text:style-name="T240">DWS-BookTemp</text:span><text:span text:style-name="T248">Novel and DWS-BookTempTech </text:span><text:span text:style-name="T402">templates are</text:span><text:span text:style-name="T401"> set up with the following fonts:</text:span></text:p>
      <text:list xml:id="list4248877956" text:style-name="L12">
        <text:list-item>
          <text:p text:style-name="P156"><text:span text:style-name="T241">Body Text as </text:span><text:span text:style-name="T249">Google’s</text:span><text:span text:style-name="T241"> </text:span><text:span text:style-name="Emphasis"><text:span text:style-name="T241">Noto Serif </text:span></text:span><text:span text:style-name="T241">at 12 points. </text:span><text:span text:style-name="T242">(</text:span><text:span text:style-name="T243">SIL </text:span><text:span text:style-name="T242">Open Font License)</text:span></text:p>
        </text:list-item>
        <text:list-item>
          <text:p text:style-name="P156"><text:span text:style-name="T241">Headings, </text:span><text:span text:style-name="T244">Title Page</text:span><text:span text:style-name="T241">, Headers, Footer</text:span><text:span text:style-name="T245">s</text:span><text:span text:style-name="T241"> as </text:span><text:span text:style-name="T249">Google’s</text:span><text:span text:style-name="T241"> </text:span><text:span text:style-name="Emphasis"><text:span text:style-name="T242">Noto Sans Condensed</text:span></text:span><text:span text:style-name="T241"> in various sizes. </text:span><text:span text:style-name="T242">(</text:span><text:span text:style-name="T243">SIL </text:span><text:span text:style-name="T242">Open Font License)</text:span></text:p>
        </text:list-item>
        <text:list-item>
          <text:p text:style-name="P157"><text:span text:style-name="T242">Computer</text:span><text:span text:style-name="T237"> Code and Menu Items from software programs as </text:span><text:span text:style-name="T249">Google’s</text:span><text:span text:style-name="T237"> </text:span><text:span text:style-name="T273">Noto Mono</text:span><text:span text:style-name="T237">. </text:span><text:span text:style-name="T242">(</text:span><text:span text:style-name="T243">SIL </text:span><text:span text:style-name="T242">Open Font License) </text:span><text:span text:style-name="T246">In this font all characters are the same width like a typewriter or an old computer monitor.</text:span></text:p>
        </text:list-item>
        <text:list-item>
          <text:p text:style-name="P158"><text:span text:style-name="T246">G</text:span><text:span text:style-name="T237">oogle’s </text:span><text:span text:style-name="Emphasis"><text:span text:style-name="T237">Handlee</text:span></text:span><text:span text:style-name="T237"> </text:span><text:span text:style-name="T242">(</text:span><text:span text:style-name="T243">SIL </text:span><text:span text:style-name="T242">Open Font License) </text:span><text:span text:style-name="T237">handwriting font when I want to display a handwritten note. </text:span><text:span text:style-name="T250">This font has only one style and only about 90 characters, it has all upper and lowercase characters. </text:span><text:span text:style-name="T251">This font is not part of LibreOffice and must be loaded onto your computer if you are going to use it.</text:span></text:p>
        </text:list-item>
      </text:list>
      <text:p text:style-name="P60"><text:span text:style-name="T242">T</text:span><text:span text:style-name="T237">he various Google Noto </text:span><text:span text:style-name="T243">(</text:span><text:a xlink:type="simple" xlink:href="https://en.wikipedia.org/wiki/Noto_fonts" text:style-name="Internet_20_link" text:visited-style-name="Visited_20_Internet_20_Link">en.wikipedia.org/wiki/Noto_fonts</text:a><text:span text:style-name="T243">)</text:span><text:span text:style-name="T237"> (No Tofu</text:span><text:span text:style-name="T237"><text:note text:id="ftn6" text:note-class="footnote"><text:note-citation>6</text:note-citation><text:note-body><text:p text:style-name="P47">Tofu is the name for the little rectangular white boxes that computers use when they don’t have a glyph for the character entered. Google’s Noto Latin-1 fonts over 3,000 glyphs.</text:p></text:note-body></text:note></text:span><text:span text:style-name="T237">) fonts are distributed with LibreOffice and are installed on your system as parts of LibreOffice. They make a good choice because they have many glyphs. Noto Sans and Noto Serif each have 72 styles/</text:span><text:span text:style-name="T256">weights</text:span><text:span text:style-name="T237">, </text:span><text:span text:style-name="T247">2789 characters with 3243 glyphs.</text:span><text:span text:style-name="T237"> There are other Noto fonts for other scripts, such as Chinese.</text:span></text:p>
      <text:p text:style-name="Body_20_Text_20_First_20_Indent">Fonts <text:span text:style-name="T269">have</text:span> license<text:span text:style-name="T521">s</text:span>. Some you get with your operating system—Windows, macOS or Linux. <text:span text:style-name="T414">Some may come with your word processor—MS Word, LibreOffice etc. Others come with other applications—</text:span><text:span text:style-name="T415">like </text:span><text:span text:style-name="T414">photo editors. Some may have been downloaded from the internet. Each is licensed under </text:span><text:span text:style-name="T265">its </text:span><text:span text:style-name="T452">own</text:span><text:span text:style-name="T414"> </text:span><text:span text:style-name="T10">End User License Agreement </text:span><text:span text:style-name="T11">(EULA)</text:span><text:span text:style-name="T414">. Some you can only use for “personal use”—</text:span><text:span text:style-name="T415">o</text:span><text:span text:style-name="T414">thers “commercial use”. Some you may redistribute embedded in a eBook—others you </text:span><text:span text:style-name="T421">aren’t licensed to</text:span><text:span text:style-name="T414">. If you look at </text:span><text:span text:style-name="T254">the </text:span><text:span text:style-name="T414">fonts </text:span><text:span text:style-name="T421">on your commuter</text:span><text:span text:style-name="T414"> it is impossible to tell where yo</text:span><text:span text:style-name="T415">u</text:span><text:span text:style-name="T414"> got the font and what the terms of the license are. For this reason when writing books I only use fonts:</text:span></text:p>
      <text:list xml:id="list111826927544401" text:continue-list="list694735541" text:style-name="DWS_20_Bullet_20_List">
        <text:list-item>
          <text:p text:style-name="P105">That I have downloaded from the internet and that include the license. <text:span text:style-name="T413">I keep a copy of the fonts that I use, along with the license, in a directory-per-font </text:span><text:span text:style-name="T421">(ZZZ-Fonts)</text:span></text:p>
        </text:list-item>
        <text:list-item>
          <text:p text:style-name="P105"><text:span text:style-name="T414">That have </text:span><text:span text:style-name="T253">a “</text:span><text:a xlink:type="simple" xlink:href="https://scripts.sil.org/cms/scripts/page.php?site_id=nrsi&amp;id=OFL" text:style-name="Internet_20_link" text:visited-style-name="Visited_20_Internet_20_Link">SIL Open Font License</text:a><text:span text:style-name="T253">” </text:span><text:span text:style-name="T264">or similar license, </text:span><text:span text:style-name="T253">which allows me to use the font for commercial purposes and also redistribute it.</text:span></text:p>
        </text:list-item>
        <text:list-item>
          <text:p text:style-name="P105"><text:soft-page-break/><text:span text:style-name="T253">I </text:span><text:span text:style-name="T237">also check that the font has a very complete set of Latin-1 characters. </text:span></text:p>
        </text:list-item>
      </text:list>
      <text:h text:style-name="P184" text:outline-level="2"><text:bookmark-start text:name="__RefHeading___Toc9715_1620035006"/>Font Characters<text:bookmark-end text:name="__RefHeading___Toc9715_1620035006"/></text:h>
      <text:p text:style-name="P61">Below is the minimum set of <text:span text:style-name="T403">Latin-1 </text:span>characters that I want to see <text:span text:style-name="T421">in a font.</text:span></text:p>
      <text:p text:style-name="P91"><text:span text:style-name="T280">Regular, </text:span><text:span text:style-name="T281">Bold</text:span><text:span text:style-name="T280">, </text:span><text:span text:style-name="T282">Italic</text:span><text:span text:style-name="T280">, </text:span><text:span text:style-name="T283">Bold-Italic </text:span><text:span text:style-name="T301">(</text:span><text:span text:style-name="T302">weight/</text:span><text:span text:style-name="T301">style)</text:span><text:span text:style-name="T283"><text:line-break/></text:span><text:span text:style-name="T284">Underline</text:span><text:span text:style-name="T319">, </text:span><text:span text:style-name="T323">Strikethrough,</text:span><text:span text:style-name="T320"> </text:span><text:span text:style-name="Small_20_Caps"><text:span text:style-name="T366">Small Caps</text:span></text:span><text:span text:style-name="T320">, </text:span><text:span text:style-name="T319">X</text:span><text:span text:style-name="T321">1</text:span><text:span text:style-name="T319">, X</text:span><text:span text:style-name="T322">2 <text:line-break/></text:span><text:span text:style-name="T303"> </text:span><text:span text:style-name="T304">abcdefghijklmnopqrstuvwxyz </text:span><text:span text:style-name="T305">$</text:span><text:span text:style-name="T304">12,345,678.90</text:span></text:p>
      <text:p text:style-name="P93">ABCDEFGHIJKLMNOPQRSTUVWXYZ <text:span text:style-name="T19">%</text:span> ©®™<text:line-break/>àáâãäåæ çćč đ èéêëē ìíîï ñ òóôõöøœ š ùúûü ýþÿ ž</text:p>
      <text:p text:style-name="P94"><text:span text:style-name="T333">ÀÁÂÃÄÅÆ ÇĆČ Đ ÈÉÊËĒ ÌÍÎÏ Ñ ÒÓÔÕÖØ Œ Š ÙÚÛÜ ÝÞŸ Ž<text:line-break/>(-,:;.) ‘¿?’ “¡! ” [#] {@} «/» ‹*› </text:span><text:span text:style-name="T336">‵</text:span><text:span text:style-name="T337"> </text:span><text:span text:style-name="T333">&amp;′ </text:span><text:span text:style-name="T336">‶</text:span><text:span text:style-name="T332">~</text:span><text:span text:style-name="T335">″</text:span><text:span text:style-name="T336"> </text:span><text:span text:style-name="T338">(punctuation)<text:line-break/></text:span><text:span text:style-name="T333">_ - </text:span><text:span text:style-name="T334">‒ –</text:span><text:span text:style-name="T333"> — ― … </text:span><text:span text:style-name="T327">(</text:span><text:span text:style-name="T328">underscore, h</text:span><text:span text:style-name="T327">yphen, </text:span><text:span text:style-name="T329">figure, </text:span><text:span text:style-name="T327">en </text:span><text:span text:style-name="T329">&amp;</text:span><text:span text:style-name="T327"> em dash</text:span><text:span text:style-name="T329">es,</text:span><text:span text:style-name="T327"> </text:span><text:span text:style-name="T329">H </text:span><text:span text:style-name="T330">b</text:span><text:span text:style-name="T329">ar, </text:span><text:span text:style-name="T331">ellipses</text:span><text:span text:style-name="T327">)</text:span></text:p>
      <text:p text:style-name="P94"><text:span text:style-name="T306">| | |‑|­|</text:span><text:span text:style-name="T307">(space, NB space, NB hyphen, soft hyphen)</text:span><text:span text:style-name="T309"><text:line-break/>¢$€£¥</text:span><text:span text:style-name="T313">°</text:span><text:span text:style-name="T310">|</text:span><text:span text:style-name="T311">`</text:span><text:span text:style-name="T309">^§</text:span><text:span text:style-name="T314">†‡</text:span><text:span text:style-name="T309">¶ </text:span><text:span text:style-name="T312">⁂ </text:span><text:span text:style-name="T315">(</text:span><text:span text:style-name="T316">misc</text:span><text:span text:style-name="T315">) </text:span><text:span text:style-name="T308"><text:line-break/></text:span><text:span text:style-name="T309">+÷×•·√∫ƒ∑ =≈&lt;&gt;≤≥± °∞∂∏ΜΩ∆ß</text:span><text:span text:style-name="T313">Θ</text:span><text:span text:style-name="T309"> ←↑→↓ </text:span><text:span text:style-name="T317">(math </text:span><text:span text:style-name="T318">optional</text:span><text:span text:style-name="T317">)</text:span></text:p>
      <text:h text:style-name="P185" text:outline-level="2"><text:bookmark-start text:name="__RefHeading___Toc9717_1620035006"/>Fonts in Paperbacks<text:bookmark-end text:name="__RefHeading___Toc9717_1620035006"/></text:h>
      <text:p text:style-name="P18">When writing with LibreOffice Writer and creating a PDF file for a paperback, it is pretty much “what you see is what you’ll get.” The fonts <text:span text:style-name="T476">should be</text:span> encoded into the PDF and the book distributor can print them on paper. Some <text:span text:style-name="T501">book </text:span>distribut<text:span text:style-name="T501">o</text:span>rs may ask for a copy of unusual fonts.</text:p>
      <text:h text:style-name="P184" text:outline-level="2"><text:bookmark-start text:name="__RefHeading___Toc9719_1620035006"/>Fonts in eBooks<text:bookmark-end text:name="__RefHeading___Toc9719_1620035006"/></text:h>
      <text:p text:style-name="P17">Fonts in eBooks <text:span text:style-name="T452">are</text:span> a complex subject. Normally the reader get<text:span text:style-name="T452">s</text:span> to select the font for the entire book from a very limited selection of fonts built into the eReader. <text:span text:style-name="T521">eReaders normally ignore f</text:span>ont selections that the author made <text:span text:style-name="T470">when writing.</text:span> However, if you look at some eBooks you will notice, that chapter titles are in Sans Serif and the text is in a Serif font. So it is possible for the author to have some control.</text:p>
      <text:h text:style-name="P186" text:outline-level="2"><text:bookmark-start text:name="__RefHeading___Toc9721_1620035006"/>Common Default Fonts<text:bookmark-end text:name="__RefHeading___Toc9721_1620035006"/></text:h>
      <text:p text:style-name="P16"><text:span text:style-name="T99">Kindle’s</text:span><text:span text:style-name="T416"> </text:span><text:span text:style-name="T417">b</text:span><text:span text:style-name="T416">uilt-in fonts—</text:span><text:span text:style-name="T418">Baskerville, Bookerly, Caecilla, Palatino </text:span><text:span text:style-name="T419">are Serif fonts. </text:span><text:span text:style-name="T418">Amazon Ember, </text:span><text:span text:style-name="T419">Futura, </text:span><text:span text:style-name="T418">Helvetica, Lucida, </text:span><text:span text:style-name="T419">and Open Dyslexic</text:span><text:span text:style-name="T418"> are Sans-Serif. </text:span><text:span text:style-name="T100">Apple Book’s</text:span><text:span text:style-name="T419"> Built-in Fonts—Athelas, Charter, Georgia, Iowan, Palatino are Serif fonts. San Francisco and Seravek are Sans-Serif fonts. </text:span><text:span text:style-name="T99">Microsoft Word’</text:span><text:span text:style-name="T101">s</text:span><text:span text:style-name="T416"> current default is Calibri. </text:span><text:span text:style-name="T99">LibreOffice Writer’s</text:span><text:span text:style-name="T416"> default is Liberation Serif and Liberation Sans.</text:span></text:p>
      <text:p text:style-name="P62"><text:span text:style-name="T495">T</text:span><text:span text:style-name="T416">here are no common fonts. HTML, which is what eBooks are written in, </text:span><text:span text:style-name="T417">also include</text:span><text:span text:style-name="T416"> generic fonts names: Serif, Sans-</text:span><text:span text:style-name="T431">S</text:span><text:span text:style-name="T416">erif, Cursive and Monospace. eReaders </text:span><text:span text:style-name="T16">should </text:span><text:span text:style-name="T416">make the </text:span><text:span text:style-name="T436">best </text:span><text:span text:style-name="T416">choice from their built-in fonts if you specify the generic font name. </text:span><text:span text:style-name="Note">Note:</text:span><text:span text:style-name="T416"> Most </text:span><text:soft-page-break/><text:span text:style-name="T416">eReaders don’t have any Cursive fonts built-in. </text:span><text:span text:style-name="T429">While </text:span><text:span text:style-name="T264">many</text:span><text:span text:style-name="T429"> don’t list a Monospaced </text:span><text:span text:style-name="T430">font </text:span><text:span text:style-name="T429">for the reader to choose, they usually actually include one.</text:span></text:p>
      <text:h text:style-name="P187" text:outline-level="2"><text:bookmark-start text:name="__RefHeading___Toc9723_1620035006"/>Jutoh’<text:span text:style-name="T495">s</text:span> Font Choices<text:bookmark-end text:name="__RefHeading___Toc9723_1620035006"/></text:h>
      <text:p text:style-name="P19">I see three basic fonts choices with<text:span text:style-name="T476">in</text:span> Jutoh:</text:p>
      <text:list xml:id="list1508209427" text:style-name="L13">
        <text:list-item>
          <text:p text:style-name="P160">Include no font information, and the reader choose one font for the entire eBook. <text:span text:style-name="T82">This is Jutoh’s default and what Amazon KDP prefers.</text:span></text:p>
        </text:list-item>
        <text:list-item>
          <text:p text:style-name="P160">Force a small set of styles such as headings, headers and footer to be Sans-<text:span text:style-name="T436">S</text:span>erif using generic font names.</text:p>
        </text:list-item>
        <text:list-item>
          <text:p text:style-name="P159"><text:span text:style-name="T422">Embed several fonts in your eBook. This increases the book’s size and complexity and reduces </text:span><text:span text:style-name="T257">your</text:span><text:span text:style-name="T422"> profit.</text:span></text:p>
        </text:list-item>
      </text:list>
      <text:h text:style-name="Heading_20_3" text:outline-level="3"><text:bookmark-start text:name="__RefHeading___Toc9725_1620035006"/>Jutoh Generic Font <text:span text:style-name="T423">Settings</text:span><text:bookmark-end text:name="__RefHeading___Toc9725_1620035006"/></text:h>
      <text:list xml:id="list111825804865452" text:continue-list="list111827132774872" text:style-name="DWS_20_Numbered_20_List">
        <text:list-item text:start-value="1">
          <text:p text:style-name="P116">In your Jutoh project properties (the Edit icon) for Epub 3 and Kindle configurations set:</text:p>
          <text:list>
            <text:list-item>
              <text:p text:style-name="P161"><text:span text:style-name="T436">Set “</text:span>Styles with generic font name” = <text:line-break/><text:span text:style-name="Menu-Shortcut"><text:span text:style-name="T503">Appendix|Body Te</text:span></text:span><text:span text:style-name="Menu-Shortcut"><text:span text:style-name="T504">x</text:span></text:span><text:span text:style-name="Menu-Shortcut"><text:span text:style-name="T503">t San-Serif</text:span></text:span><text:span text:style-name="Menu-Shortcut"><text:span text:style-name="T505">|</text:span></text:span><text:span text:style-name="Menu-Shortcut"><text:span text:style-name="T506">Blank Page|</text:span></text:span><text:span text:style-name="Menu-Shortcut"><text:span text:style-name="T503">Bibliography Heading </text:span></text:span><text:span text:style-name="Menu-Shortcut"><text:span text:style-name="T507">|Book*</text:span></text:span><text:span text:style-name="Menu-Shortcut"><text:span text:style-name="T503">|Caption|Contents Heading|Copyright|Chapter Subtitle|Contents Heading |Drawing|Endnotes Heading|Figure*|Footer*|</text:span></text:span><text:span text:style-name="Menu-Shortcut"><text:span text:style-name="T516">Half Title|</text:span></text:span><text:span text:style-name="Menu-Shortcut"><text:span text:style-name="T503">Header*|Heading *|Illustration|Part|Subtitle|Table|Table Caption|Table Heading|Title|Code|Handwriting|Menu-Shortcut|Tip|Warning</text:span></text:span><text:span text:style-name="T82"><text:line-break/></text:span><text:span text:style-name="Tip"><text:span text:style-name="T496">Tip</text:span></text:span><text:span text:style-name="Tip">: </text:span><text:span text:style-name="T77">copy-and-paste the above. Spaces are important.</text:span></text:p>
            </text:list-item>
          </text:list>
        </text:list-item>
        <text:list-item>
          <text:p text:style-name="P125"><text:span text:style-name="T424">In importing your LibreOffice Writer’s ODT file, click in the “Advanced Options” and make sure that “Substitute Fonts” is set to “</text:span><text:span text:style-name="T255">If font not found</text:span><text:span text:style-name="T424">”</text:span></text:p>
        </text:list-item>
      </text:list>
      <text:p text:style-name="P64"><text:span text:style-name="Tip">Tip:</text:span> Each of these pop-ups has a search bar at the bottom. Search for “font”.</text:p>
      <text:h text:style-name="Heading_20_3" text:outline-level="3"><text:bookmark-start text:name="__RefHeading___Toc9727_1620035006"/>Embedding Fonts<text:bookmark-end text:name="__RefHeading___Toc9727_1620035006"/></text:h>
      <text:p text:style-name="P20"><text:span text:style-name="T103">Be prepared for a lot of work and testing to </text:span><text:span text:style-name="T275">make</text:span><text:span text:style-name="T103"> this to work!</text:span><text:span text:style-name="T425"> Font name</text:span><text:span text:style-name="T432">s</text:span><text:span text:style-name="T425"> have to match exactly everywhere. </text:span><text:span text:style-name="T427">See </text:span><text:span text:style-name="T427"><text:bibliography-mark text:identifier="JutohBook" text:bibliography-type="book" text:author="Dr. Julian Smart" text:booktitle="Master Publishing with Jutoh 3" text:edition="3.0" text:publisher="Anthemion" text:title="Master Publishing with Jutoh 3" text:year="2020" text:url="http://www.jutoh.com/books.html">[JutohBook]</text:bibliography-mark></text:span><text:span text:style-name="T427"><text:s/>page 164 for more info. </text:span><text:span text:style-name="T426">See Jutoh Knowledge Base KB0084 for more details. </text:span></text:p>
      <text:p text:style-name="Body_20_Text_20_First_20_Indent">For example, the font file is Pacifico-Regular.ttf. In LibreOffice Writer it is font=Pacifico and typeface=Regular. <text:span text:style-name="T260">Names</text:span><text:span text:style-name="T426"> are even case-sensitive and spaces matter. </text:span>You <text:span text:style-name="T432">m</text:span>ay need a font map to tell Jutoh that <text:span text:style-name="T260">two names</text:span> are the same.</text:p>
      <text:p text:style-name="P63"><text:span text:style-name="T102">I recommend </text:span><text:span text:style-name="T274">embedding fonts</text:span><text:span text:style-name="T102"> only as a last resort.</text:span><text:span text:style-name="T428"> </text:span><text:span text:style-name="T470">I have not needed it yet.</text:span></text:p>
      <text:h text:style-name="P171" text:outline-level="1"><text:bookmark-start text:name="__RefHeading___Toc75139_296550364"/>Post Processing Steps<text:bookmark-end text:name="__RefHeading___Toc75139_296550364"/></text:h>
      <text:p text:style-name="Body_20_Text"><text:span text:style-name="Largest_20_Text">N</text:span>ew Book Project Setup <text:span text:style-name="T208">covered setting up a project, getting your book content into Jutoh, and getting an eBook (EPUB </text:span><text:span text:style-name="T470">or Kindle</text:span><text:span text:style-name="T208">) out. It also told you how to re-import your content into Jutoh. However, before you actually submit your final work to Amazon or another distributor there are many final tweaks that you might want to consider. That is what this section is all about.</text:span></text:p>
      <text:h text:style-name="Heading_20_2" text:outline-level="2"><text:bookmark-start text:name="__RefHeading___Toc9729_1620035006"/>For all books<text:bookmark-end text:name="__RefHeading___Toc9729_1620035006"/></text:h>
      <text:list xml:id="list2695291157" text:style-name="L14">
        <text:list-item>
          <text:p text:style-name="P162">Delete the DWS * chapters from the book, if you haven’t already done t<text:span text:style-name="T453">his</text:span>.</text:p>
        </text:list-item>
        <text:list-item>
          <text:p text:style-name="P163">Set the “Indent First line” and “Spacing Below” parameters for [Body Text] and [Body Text First Indent] to what you want for production, if you haven’t already done so. <text:span text:style-name="Tip"><text:span text:style-name="T474">Tip:</text:span></text:span><text:span text:style-name="T474"> Novels use indented paragraphs and technical books use non-indented paragraphs and about .05” space after each paragraph to differentiate </text:span><text:span text:style-name="T502">p</text:span><text:span text:style-name="T474">aragraphs.</text:span></text:p>
        </text:list-item>
        <text:list-item>
          <text:p text:style-name="P162">Decide if you want the <text:span text:style-name="T3">Book Description</text:span> chapter in your book. <text:span text:style-name="T408">Leave it in, edit it, or </text:span><text:span text:style-name="T474">delete it and </text:span><text:span text:style-name="T408">save it somewhere else. You will need the content when submitting your book to a distribut</text:span><text:span text:style-name="T437">o</text:span><text:span text:style-name="T408">r. </text:span><text:span text:style-name="Tip"><text:span text:style-name="T474">Tip:</text:span></text:span><text:span text:style-name="T474"> I save mine as </text:span><text:span text:style-name="T110">BookDescription.odt</text:span><text:span text:style-name="T474"> in the same directory as the book.</text:span></text:p>
        </text:list-item>
        <text:list-item>
          <text:p text:style-name="P135">Read through the comments and make sure that you paid attention to them. Then delete the comments.</text:p>
        </text:list-item>
        <text:list-item>
          <text:p text:style-name="P164">If you used [Heading<text:span text:style-name="T437"> 9]</text:span> <text:span text:style-name="T453">and [Body Note] </text:span>for <text:span text:style-name="T453">o</text:span>utlining, be sure to look for the yellow items in the Navigator Pane and delete them, if you haven’t already done this.</text:p>
        </text:list-item>
      </text:list>
      <text:h text:style-name="Heading_20_2" text:outline-level="2"><text:bookmark-start text:name="__RefHeading___Toc22765_568116350"/>For Printed books<text:bookmark-end text:name="__RefHeading___Toc22765_568116350"/></text:h>
      <text:list xml:id="list111825776417843" text:continue-list="list111825804865452" text:style-name="DWS_20_Numbered_20_List">
        <text:list-item text:start-value="1">
          <text:p text:style-name="P116">The most common trim size for novels on my book shelve is <text:span text:style-name="T209">either 4.25 x 7.5 or 4.25 x 6.75-inches. Neither of these sizes </text:span><text:span text:style-name="T522">are </text:span><text:span text:style-name="T209">listed in KDP’s set of choices. You need to measure the size of similar books to yours to decide the correct trim size. When you have the desired trim size selected:</text:span></text:p>
          <text:list>
            <text:list-item>
              <text:p text:style-name="P126">In LibreOffice Writer’s Styles <text:span text:style-name="T470">P</text:span>ane, w<text:span text:style-name="T470">ith</text:span> “Applied Styles” and “Page Styles” selected. Select each page style one-at-time and modify Paper Format Width and Height to the <text:span text:style-name="T209">desired</text:span> sizes.</text:p>
            </text:list-item>
            <text:list-item>
              <text:p text:style-name="P126"><text:soft-page-break/><text:span text:style-name="Menu-Shortcut"><text:span text:style-name="T471">Tools | Update | Update All</text:span></text:span><text:span text:style-name="T471"> to update the Table of Contents et al.</text:span></text:p>
            </text:list-item>
          </text:list>
        </text:list-item>
        <text:list-item>
          <text:p text:style-name="P127"><text:span text:style-name="Menu-Shortcut"><text:span text:style-name="T523">File | Export |Export as PDF</text:span></text:span><text:span text:style-name="T135"> and </text:span><text:span text:style-name="T128">check the following boxes:</text:span><text:span text:style-name="T135"> Range = All, JPEG Compression = 90%, Export Automatically Inserted Blank Pages.</text:span></text:p>
          <text:list>
            <text:list-item>
              <text:p text:style-name="P127">Examine the result visually and make sure that it look<text:span text:style-name="T480">s</text:span> correct. Print a few pages and see that the text area is the desired size.</text:p>
            </text:list-item>
            <text:list-item>
              <text:p text:style-name="P116">Get the exact page count at the current trim size and adjust the width of the full cover with the correct spine width. Save the resulting PDF file for submission.</text:p>
            </text:list-item>
          </text:list>
        </text:list-item>
      </text:list>
      <text:h text:style-name="Heading_20_2" text:outline-level="2"><text:bookmark-start text:name="__RefHeading___Toc9731_1620035006"/>For eBooks<text:bookmark-end text:name="__RefHeading___Toc9731_1620035006"/></text:h>
      <text:list xml:id="list449443682" text:style-name="L15">
        <text:list-item>
          <text:p text:style-name="P136"><text:span text:style-name="T522">eB</text:span>ook<text:span text:style-name="T522">s</text:span> normally build their own Table of Contents from the Heading 1’s. If this is all you need, delete the TOC in <text:span text:style-name="T453">your </text:span>LibreOffice <text:span text:style-name="T453">ODT file</text:span>. If you want a multilevel TOC with links and no page numbers, replace the TOC page with <text:span text:style-name="T82">ExtraBits/</text:span><text:span text:style-name="T107">BookParts</text:span><text:span text:style-name="T82">/TOC4-eBook.odt</text:span>. This looks just like the original but without page numbers. Remember to <text:span text:style-name="Menu-Shortcut">Tools | Update | Tables and Indexes.</text:span> If you want to go back to the print version, use <text:span text:style-name="T82">TOC4-print.odt</text:span></text:p>
        </text:list-item>
      </text:list>
      <text:h text:style-name="P178" text:outline-level="1"><text:bookmark-start text:name="__RefHeading___Toc2782_1753738978"/>Making <text:span text:style-name="T391">Book </text:span>Cover<text:span text:style-name="T391">s</text:span> <text:span text:style-name="T392">From Scratch</text:span><text:bookmark-end text:name="__RefHeading___Toc2782_1753738978"/></text:h>
      <text:p text:style-name="P84"><text:span text:style-name="Largest_20_Text">T</text:span>his section describes the steps for creating covers from scratch. I used Affinity Photo, but similar steps would work in any capable image editor that supported layers.</text:p>
      <text:p text:style-name="P85">You will need two types of covers:</text:p>
      <text:list xml:id="list1680475732" text:style-name="L16">
        <text:list-item>
          <text:p text:style-name="P190">A JPEG image for the eBook cover.</text:p>
        </text:list-item>
        <text:list-item>
          <text:p text:style-name="P190">A PDF file containing the front, back and spine for the paperback.</text:p>
        </text:list-item>
      </text:list>
      <text:p text:style-name="P87">These instructions are for Amazon KDP, but the requirements for other distributors are similar <text:span text:style-name="T390">and often you can use the same art.</text:span></text:p>
      <text:p text:style-name="P88"><text:span text:style-name="Note">Note:</text:span><text:span text:style-name="T405"> </text:span><text:span text:style-name="T96">Calc/DWS-BookCalcs.ods</text:span><text:span text:style-name="T405"> is a spreadsheet that includes a workbook called “P</text:span><text:span text:style-name="T453">B</text:span><text:span text:style-name="T405"> Cover Calc” which will calculate the cover dimensions for both eBooks and paperback covers. In this example we are </text:span><text:span text:style-name="T276">making</text:span><text:span text:style-name="T405"> a 6x9-</text:span><text:span text:style-name="T522">inch,</text:span><text:span text:style-name="T405"> 250-page book. The numbers will be different for your book—adjust accordingly.</text:span></text:p>
      <text:p text:style-name="P88"/>
      <text:list xml:id="list983631878" text:style-name="L17">
        <text:list-item>
          <text:p text:style-name="P191"><text:span text:style-name="T393">Go to </text:span><text:a xlink:type="simple" xlink:href="https://kdp.amazon.com/en_US/help/topic/G201953020" text:style-name="Internet_20_link" text:visited-style-name="Visited_20_Internet_20_Link">kdp.amazon.com/en_US/help/topic/G201953020</text:a> <text:span text:style-name="T393">and see </text:span><text:span text:style-name="T394">their </text:span><text:span text:style-name="T393">resources </text:span><text:span text:style-name="T390">and requirements.</text:span></text:p>
        </text:list-item>
        <text:list-item>
          <text:p text:style-name="P191"><text:span text:style-name="T393">Get a cover template from </text:span><text:a xlink:type="simple" xlink:href="https://kdp.amazon.com/en_US/cover-templates" text:style-name="Internet_20_link" text:visited-style-name="Visited_20_Internet_20_Link">kdp.amazon.com/en_US/cover-templates</text:a>. <text:span text:style-name="T393">For the final update you must have the page number with 10 pages. </text:span><text:span text:style-name="T395">Unzip it, </text:span><text:span text:style-name="T396">save the PDF version. </text:span><text:span text:style-name="T390">Mine </text:span><text:span text:style-name="T522">is</text:span><text:span text:style-name="T390"> </text:span><text:span text:style-name="T111">6x9BW250.pdf</text:span></text:p>
        </text:list-item>
        <text:list-item>
          <text:p text:style-name="P192">Find a photo that you are licensed you use commercially, or that you shot. It should be a similar aspect ratio as the book (6x9) and high resolution. In you<text:span text:style-name="T391">r</text:span> image editor resize <text:span text:style-name="T394">and/or crop</text:span> the image down (not up) to <text:span text:style-name="T394">around 1983px by 2775. Save the image as “</text:span><text:span text:style-name="T91">Background.jpg</text:span><text:span text:style-name="T394">”.</text:span></text:p>
        </text:list-item>
        <text:list-item>
          <text:p text:style-name="P193">Open the PDF <text:span text:style-name="T390">from step 2</text:span> with your image editor as a layer. In my editor the PDF becomes a group. Lock the group <text:span text:style-name="T390">because you don’t want to edit the template.</text:span></text:p>
        </text:list-item>
        <text:list-item>
          <text:p text:style-name="P193">Open <text:span text:style-name="T82">Background.jpg</text:span> as a new layer named FC Background. Place it over the front cover section of the template. Resize if required.</text:p>
        </text:list-item>
        <text:list-item>
          <text:p text:style-name="P193">Add text layers for Title, Subtitle, Edition and Author with text as required and place them as desired. Group FC Background, Title, Subtitle, Edition and Author as “Front Cover.”</text:p>
        </text:list-item>
        <text:list-item>
          <text:p text:style-name="P193">Do the same for the Back Cover leaving a white rectangle for the Barcode and a large text box for the Book Description. Group them as “Back Cover.”</text:p>
        </text:list-item>
        <text:list-item>
          <text:p text:style-name="P193"><text:soft-page-break/>Make a white or colored rectangle much wider than the spine. Center vertically the Book Title and Author Name down the spine. Group these two as Spine and place the layer under the front and back covers with the text in the middle of the spine. <text:span text:style-name="T390">If your book is thin you can’t have text on the spine.</text:span></text:p>
        </text:list-item>
        <text:list-item>
          <text:p text:style-name="P193">Make the template invisible. Then export the paperback cover as PBCover.<text:span text:style-name="T472">pdf</text:span></text:p>
        </text:list-item>
        <text:list-item>
          <text:p text:style-name="P193">Select just the front cover and export this slice as a JPG file of high (<text:span text:style-name="T397">5</text:span>0%) quality as Front Cover.jpg This is the eBook Cover. <text:span text:style-name="T391">You may need to reduce the JPG Quality to get the file size down to the KDP guidelines. Save as </text:span><text:span text:style-name="T92">eBookCo</text:span><text:span text:style-name="T94">v</text:span><text:span text:style-name="T92">er.jpg</text:span></text:p>
        </text:list-item>
        <text:list-item>
          <text:p text:style-name="P195">You might want to scale this image down to a width of about 800px to reduce its size.</text:p>
        </text:list-item>
      </text:list>
      <text:p text:style-name="P86">When you discover that your final page count is different <text:span text:style-name="T453">(&gt;10 pages)</text:span> <text:span text:style-name="T390">from</text:span> the one you used for create your cover art do the following:</text:p>
      <text:list xml:id="list1883690803" text:style-name="L18">
        <text:list-item>
          <text:p text:style-name="P194">Get a new template from Amazon.</text:p>
        </text:list-item>
        <text:list-item>
          <text:p text:style-name="P194">Replace the original layer with the new template.</text:p>
        </text:list-item>
        <text:list-item>
          <text:p text:style-name="P194">Drag the front cover group and the back cover group to the correct positions on the template.</text:p>
        </text:list-item>
        <text:list-item>
          <text:p text:style-name="P194">Make the template <text:span text:style-name="T390">invisible.</text:span> Then re-export <text:span text:style-name="T82">PB Cover.pdf</text:span>.</text:p>
        </text:list-item>
      </text:list>
      <text:h text:style-name="Heading_20_1" text:outline-level="1"><text:bookmark-start text:name="__RefHeading___Toc3445_1753738978"/><text:span text:style-name="Strong_20_Emphasis">Internet Resources</text:span><text:bookmark-end text:name="__RefHeading___Toc3445_1753738978"/></text:h>
      <text:p text:style-name="P14"><text:span text:style-name="Largest_20_Text"><text:span text:style-name="T457">W</text:span></text:span><text:span text:style-name="Warning"><text:span text:style-name="T22">arnings:</text:span></text:span></text:p>
      <text:list xml:id="list111825619780097" text:continue-list="list111825776417843" text:style-name="DWS_20_Numbered_20_List">
        <text:list-item text:start-value="1">
          <text:p text:style-name="P128"><text:span text:style-name="Strong_20_Emphasis"><text:span text:style-name="T41">This section is a work in progress.</text:span></text:span></text:p>
        </text:list-item>
        <text:list-item>
          <text:p text:style-name="P116"><text:span text:style-name="Strong_20_Emphasis">The links in the section may have changed.</text:span></text:p>
        </text:list-item>
      </text:list>
      <text:h text:style-name="Heading_20_2" text:outline-level="2"><text:bookmark-start text:name="__RefHeading___Toc9733_1620035006"/><text:span text:style-name="Strong_20_Emphasis">LibreOffice</text:span><text:bookmark-end text:name="__RefHeading___Toc9733_1620035006"/></text:h>
      <text:list xml:id="list1264030151" text:style-name="L19">
        <text:list-item>
          <text:p text:style-name="P113"><text:span text:style-name="Strong_20_Emphasis"><text:span text:style-name="T42">LibreOffice Website (</text:span></text:span><text:a xlink:type="simple" xlink:href="https://www.libreoffice.org/" text:style-name="Internet_20_link" text:visited-style-name="Visited_20_Internet_20_Link"><text:span text:style-name="Strong_20_Emphasis"><text:span text:style-name="T42">https://www.libreoffice.org/</text:span></text:span></text:a><text:span text:style-name="Strong_20_Emphasis"><text:span text:style-name="T42">)</text:span></text:span></text:p>
        </text:list-item>
        <text:list-item>
          <text:p text:style-name="P165"><text:span text:style-name="Strong_20_Emphasis"><text:span text:style-name="T42">English Documentation (</text:span></text:span><text:a xlink:type="simple" xlink:href="https://documentation.libreoffice.org/en/english-documentation/" text:style-name="Internet_20_link" text:visited-style-name="Visited_20_Internet_20_Link"><text:span text:style-name="Strong_20_Emphasis"><text:span text:style-name="T42">https://documentation.libreoffice.org/en/english-documentation/</text:span></text:span></text:a><text:span text:style-name="Strong_20_Emphasis"><text:span text:style-name="T42">)</text:span></text:span></text:p>
        </text:list-item>
        <text:list-item>
          <text:p text:style-name="P165"><text:span text:style-name="Strong_20_Emphasis"><text:span text:style-name="T42">Submit a Bug (</text:span></text:span><text:a xlink:type="simple" xlink:href="https://bugs.documentfoundation.org/" text:style-name="Internet_20_link" text:visited-style-name="Visited_20_Internet_20_Link"><text:span text:style-name="Strong_20_Emphasis"><text:span text:style-name="T42">https://bugs.documentfoundation.org/</text:span></text:span></text:a><text:span text:style-name="Strong_20_Emphasis"><text:span text:style-name="T42">)</text:span></text:span></text:p>
        </text:list-item>
      </text:list>
      <text:h text:style-name="P188" text:outline-level="2"><text:bookmark-start text:name="__RefHeading___Toc9735_1620035006"/><text:span text:style-name="Strong_20_Emphasis">Jutoh</text:span><text:bookmark-end text:name="__RefHeading___Toc9735_1620035006"/></text:h>
      <text:list xml:id="list1249591800" text:style-name="L20">
        <text:list-item>
          <text:p text:style-name="P137"><text:span text:style-name="Strong_20_Emphasis"><text:span text:style-name="T42">Jutoh Website (</text:span></text:span><text:a xlink:type="simple" xlink:href="http://www.jutoh.com/index.html" text:style-name="Internet_20_link" text:visited-style-name="Visited_20_Internet_20_Link"><text:span text:style-name="Strong_20_Emphasis"><text:span text:style-name="T42">http://www.jutoh.com/index.html</text:span></text:span></text:a><text:span text:style-name="Strong_20_Emphasis"><text:span text:style-name="T42">)</text:span></text:span></text:p>
        </text:list-item>
        <text:list-item>
          <text:p text:style-name="P166"><text:span text:style-name="Strong_20_Emphasis"><text:span text:style-name="T42">Master Publishing with Jutoh 3 (</text:span></text:span><text:a xlink:type="simple" xlink:href="http://www.jutoh.com/books.html" text:style-name="Internet_20_link" text:visited-style-name="Visited_20_Internet_20_Link"><text:span text:style-name="Strong_20_Emphasis"><text:span text:style-name="T42">http://www.jutoh.com/books.html</text:span></text:span></text:a><text:span text:style-name="Strong_20_Emphasis"><text:span text:style-name="T42">)</text:span></text:span></text:p>
        </text:list-item>
        <text:list-item>
          <text:p text:style-name="P137"><text:span text:style-name="Strong_20_Emphasis"><text:span text:style-name="T42">Knowledge Base (</text:span></text:span><text:a xlink:type="simple" xlink:href="http://www.jutoh.com/kb_html.html" text:style-name="Internet_20_link" text:visited-style-name="Visited_20_Internet_20_Link"><text:span text:style-name="Strong_20_Emphasis"><text:span text:style-name="T42">http://www.jutoh.com/kb_html.html</text:span></text:span></text:a><text:span text:style-name="Strong_20_Emphasis"><text:span text:style-name="T42">)</text:span></text:span></text:p>
        </text:list-item>
        <text:list-item>
          <text:p text:style-name="P166"><text:span text:style-name="Strong_20_Emphasis"><text:span text:style-name="T42">Support Page (</text:span></text:span><text:a xlink:type="simple" xlink:href="http://www.jutoh.com/support.html" text:style-name="Internet_20_link" text:visited-style-name="Visited_20_Internet_20_Link"><text:span text:style-name="Strong_20_Emphasis"><text:span text:style-name="T42">http://www.jutoh.com/support.html</text:span></text:span></text:a><text:span text:style-name="Strong_20_Emphasis"><text:span text:style-name="T42">)</text:span></text:span></text:p>
        </text:list-item>
        <text:list-item>
          <text:p text:style-name="P166"><text:span text:style-name="Strong_20_Emphasis"><text:span text:style-name="T42">Submit a Bug (</text:span></text:span><text:a xlink:type="simple" xlink:href="mailto:jutoh@anthemion.co.uk" text:style-name="Internet_20_link" text:visited-style-name="Visited_20_Internet_20_Link"><text:span text:style-name="Strong_20_Emphasis"><text:span text:style-name="T213">jutoh@anthemion.co.uk</text:span></text:span></text:a><text:span text:style-name="Strong_20_Emphasis"><text:span text:style-name="T212">)</text:span></text:span></text:p>
        </text:list-item>
      </text:list>
      <text:h text:style-name="Heading_20_2" text:outline-level="2"><text:bookmark-start text:name="__RefHeading___Toc9737_1620035006"/><text:span text:style-name="Strong_20_Emphasis">Kindle</text:span><text:bookmark-end text:name="__RefHeading___Toc9737_1620035006"/></text:h>
      <text:list xml:id="list3846897940" text:style-name="L21">
        <text:list-item>
          <text:p text:style-name="P138"><text:span text:style-name="Strong_20_Emphasis"><text:span text:style-name="T33">Amazon</text:span></text:span><text:span text:style-name="Strong_20_Emphasis"> </text:span><text:a xlink:type="simple" xlink:href="http://kdp.amazon.com/help" text:style-name="Internet_20_link" text:visited-style-name="Visited_20_Internet_20_Link">Kindle Direct Publishing Help</text:a></text:p>
        </text:list-item>
        <text:list-item>
          <text:p text:style-name="P138">Amazon <text:a xlink:type="simple" xlink:href="http://kindlegen.s3.amazonaws.com/AmazonKindlePublishingGuidelines.pdf" text:style-name="Internet_20_link" text:visited-style-name="Visited_20_Internet_20_Link">Kindle Publishing Guide</text:a></text:p>
        </text:list-item>
        <text:list-item>
          <text:p text:style-name="P167"><text:span text:style-name="Strong_20_Emphasis"><text:span text:style-name="T45">Amazon </text:span></text:span><text:a xlink:type="simple" xlink:href="https://kdp.amazon.com/en_US/help/topic/G200644310" text:style-name="Internet_20_link" text:visited-style-name="Visited_20_Internet_20_Link"><text:span text:style-name="Strong_20_Emphasis"><text:span text:style-name="T45">KDP Author Central</text:span></text:span></text:a><text:span text:style-name="Strong_20_Emphasis"><text:span text:style-name="T45"> </text:span></text:span></text:p>
        </text:list-item>
        <text:list-item>
          <text:p text:style-name="P167"><text:span text:style-name="Strong_20_Emphasis"><text:span text:style-name="T45">Amazon </text:span></text:span><text:a xlink:type="simple" xlink:href="https://kdp.amazon.com/en_US/help/topic/G200783400" text:style-name="Internet_20_link" text:visited-style-name="Visited_20_Internet_20_Link"><text:span text:style-name="Strong_20_Emphasis"><text:span text:style-name="T45">KDP University</text:span></text:span></text:a></text:p>
        </text:list-item>
        <text:list-item>
          <text:p text:style-name="P167"><text:span text:style-name="Note">Note:</text:span><text:span text:style-name="Strong_20_Emphasis"><text:span text:style-name="T45"> The side-bar of the above links point to many other useful pages.</text:span></text:span></text:p>
        </text:list-item>
      </text:list>
      <text:h text:style-name="Heading_20_2" text:outline-level="2"><text:bookmark-start text:name="__RefHeading___Toc9739_1620035006"/><text:a xlink:type="simple" xlink:href="http://kindlegen.s3.amazonaws.com/AmazonKindlePublishingGuidelines.pdf" text:style-name="Internet_20_link" text:visited-style-name="Visited_20_Internet_20_Link"><text:span text:style-name="Strong_20_Emphasis">Misc.</text:span></text:a><text:bookmark-end text:name="__RefHeading___Toc9739_1620035006"/></text:h>
      <text:list xml:id="list1882791774" text:style-name="L22">
        <text:list-item>
          <text:p text:style-name="P139"><text:a xlink:type="simple" xlink:href="http://kindlegen.s3.amazonaws.com/AmazonKindlePublishingGuidelines.pdf" text:style-name="Internet_20_link" text:visited-style-name="Visited_20_Internet_20_Link"><text:span text:style-name="Strong_20_Emphasis"><text:span text:style-name="T43">Google Fonts (https://fonts.google.com/)</text:span></text:span></text:a></text:p>
        </text:list-item>
        <text:list-item>
          <text:p text:style-name="P168"><text:a xlink:type="simple" xlink:href="http://kindlegen.s3.amazonaws.com/AmazonKindlePublishingGuidelines.pdf" text:style-name="Internet_20_link" text:visited-style-name="Visited_20_Internet_20_Link"><text:span text:style-name="Strong_20_Emphasis"><text:span text:style-name="T44">Affinity Photo (https://affinity.serif.com/en-us/photo/) $50</text:span></text:span></text:a></text:p>
        </text:list-item>
        <text:list-item>
          <text:p text:style-name="P168"><text:soft-page-break/><text:a xlink:type="simple" xlink:href="http://kindlegen.s3.amazonaws.com/AmazonKindlePublishingGuidelines.pdf" text:style-name="Internet_20_link" text:visited-style-name="Visited_20_Internet_20_Link"><text:span text:style-name="Strong_20_Emphasis"><text:span text:style-name="T44">Gimp Image Editor (</text:span></text:span></text:a><text:a xlink:type="simple" xlink:href="https://www.gimp.org/" text:style-name="Internet_20_link" text:visited-style-name="Visited_20_Internet_20_Link"><text:span text:style-name="Strong_20_Emphasis"><text:span text:style-name="T44">https://www.gimp.org/</text:span></text:span></text:a><text:a xlink:type="simple" xlink:href="http://kindlegen.s3.amazonaws.com/AmazonKindlePublishingGuidelines.pdf" text:style-name="Internet_20_link" text:visited-style-name="Visited_20_Internet_20_Link"><text:span text:style-name="Strong_20_Emphasis"><text:span text:style-name="T44">)</text:span></text:span></text:a></text:p>
        </text:list-item>
      </text:list>
      <text:h text:style-name="P172" text:outline-level="1"><text:bookmark-start text:name="__RefHeading___Toc9069_266515298"/><text:span text:style-name="T119">Best </text:span><text:span text:style-name="T216">SOHO </text:span>Computer Practices<text:bookmark-end text:name="__RefHeading___Toc9069_266515298"/></text:h>
      <text:p text:style-name="P10"><text:span text:style-name="Largest_20_Text">Y</text:span>ou are about to invest a lot of time and effort into writing a book using your computer. You need to think about how you will protect this investment.</text:p>
      <text:p text:style-name="Body_20_Text_20_First_20_Indent">These are my <text:span text:style-name="T3">suggestions</text:span> of best practices for managing a small-office or home-office computer system. <text:span text:style-name="T217">Since I do mo</text:span><text:span text:style-name="T340">s</text:span><text:span text:style-name="T217">t of my work on a Mac these practices have a bit </text:span><text:span text:style-name="T222">of</text:span><text:span text:style-name="T217"> a macOS focus, but still </text:span><text:span text:style-name="T218">apply</text:span><text:span text:style-name="T217"> for Windows 10 </text:span><text:span text:style-name="T456">or Linux.</text:span></text:p>
      <text:h text:style-name="P189" text:outline-level="2"><text:bookmark-start text:name="__RefHeading___Toc48416_1368846671"/><text:span text:style-name="Strong_20_Emphasis">Have a Backup Plan – Follow </text:span><text:span text:style-name="Strong_20_Emphasis"><text:span text:style-name="T219">The Plan</text:span></text:span><text:bookmark-end text:name="__RefHeading___Toc48416_1368846671"/></text:h>
      <text:p text:style-name="Text_20_body">If your computer has data that is valuable to you then you MUST back that data up! Data might be <text:span text:style-name="T12">Your Great Novel</text:span><text:span text:style-name="T217">, </text:span>Music (MP3’s, AACs), Photos (JPG’s), Tax and Business Records, correspondence, email, your calendar or many other things. Computer hardware can break, computer software can have bugs, systems can have hardware failures. <text:span text:style-name="T456">V</text:span>irus, fire or other disasters can damage your system. If you don’t have a backup, you will have lost that valuable data. On <text:span text:style-name="T340">my wife an</text:span><text:span text:style-name="T433">d</text:span><text:span text:style-name="T340"> my</text:span> Macs, we each have an external 4 TB USB3.0 drive ($99 @ Costco), dedicated for backups. Backing up your computer doesn’t have to be expensive – <text:span text:style-name="T82">not backing it up can be VERY costly!</text:span></text:p>
      <text:p text:style-name="P54">The Mac operating system comes with a very good backup program called <text:span text:style-name="T3">Time Machine</text:span>. It backs up any files that have changed every 15 minutes. It keeps: hourly backups for 24 hours, daily backups for a month, weekly backups until it runs out of space and then starts deleting the oldest backups. On my system, I am only using about 1 TB of the 2 TB of backup space that I have allocated after 18 months! <text:span text:style-name="T88">Backup </text:span><text:span text:style-name="T89">programs</text:span><text:span text:style-name="T88"> need to save more that just a copy of your disk, once-in-a-while. Human error in deleting or corrupting files is far more common than a disk failure!</text:span><text:span text:style-name="T79"> </text:span><text:span text:style-name="T80">W</text:span><text:span text:style-name="T69">ith modern systems using SSD drives disk failures are </text:span><text:span text:style-name="T75">much </text:span><text:span text:style-name="T69">more common </text:span><text:span text:style-name="T72">today</text:span><text:span text:style-name="T69">.</text:span></text:p>
      <text:p text:style-name="P54">I also recommend that <text:span text:style-name="T340">if</text:span> you have months of work in <text:span text:style-name="T340">a</text:span> single file, <text:span text:style-name="T340">such as</text:span> a book, that each day that you work on it, you should <text:span text:style-name="T220">make</text:span> a copy <text:span text:style-name="T497">to</text:span> a<text:span text:style-name="T522">n</text:span> off-site cloud storage like DropBox, Google Drive or One Drive. This way if you have a disaster (fire, theft etc.) you will have access to a recent copy of your work.</text:p>
      <text:p text:style-name="P56"><text:span text:style-name="T380">Genie Timeline (</text:span><text:a xlink:type="simple" xlink:href="http://www.zoolz.com/genie9/" text:style-name="Internet_20_link" text:visited-style-name="Visited_20_Internet_20_Link">www.zoolz.com/genie9/</text:a><text:span text:style-name="T380">) </text:span><text:span text:style-name="T14">appears</text:span><text:span text:style-name="T380"> to be the closest Windows backup solution to macOS’ Time Machine. It cost about $40.</text:span><text:span text:style-name="T105"> </text:span><text:span text:style-name="T106">I have not used </text:span><text:span text:style-name="T108">this product</text:span><text:span text:style-name="T106">.</text:span></text:p>
      <text:h text:style-name="P189" text:outline-level="2"><text:bookmark-start text:name="__RefHeading___Toc48418_1368846671"/><text:soft-page-break/>Keep Your Operating System and Applications Current<text:bookmark-end text:name="__RefHeading___Toc48418_1368846671"/></text:h>
      <text:p text:style-name="P9">While there are tales of major problems with both Windows 10 and macOS updates, most of the time what you are getting is bugfixes, security <text:span text:style-name="T218">enhancements</text:span> and new functionality. This also <text:span text:style-name="T218">applies</text:span> to that major applications that you use!</text:p>
      <text:h text:style-name="P189" text:outline-level="2"><text:bookmark-start text:name="__RefHeading___Toc48420_1368846671"/>Have a Sane and Secure Password Strategy<text:bookmark-end text:name="__RefHeading___Toc48420_1368846671"/></text:h>
      <text:p text:style-name="P9">I recommend two-factor authentication and a password manager. <text:span text:style-name="T380">I also recommend that you keep a paper copy of your master passphrase and passwords in a fire safe, or with a true friend who lives in another house. If you forget or misplace your master passphrase, you often can’t recover any of your passwords!</text:span></text:p>
      <text:h text:style-name="P189" text:outline-level="2"><text:bookmark-start text:name="__RefHeading___Toc48422_1368846671"/>Keep Your Computer Clean, C<text:span text:style-name="T221">oo</text:span><text:span text:style-name="T453">l</text:span> and Physically Secure<text:bookmark-end text:name="__RefHeading___Toc48422_1368846671"/></text:h>
      <text:p text:style-name="P9">Heat is the enemy of electronics. It effects both <text:span text:style-name="T218">reliability</text:span> and speed <text:span text:style-name="T218">negatively.</text:span> “Physically Secure” is because that if someone has uncontrolled <text:span text:style-name="T218">physical</text:span> access to your computer that can either <text:span text:style-name="T218">accidentally</text:span> or on purpose do great damage to your data or even the device. If you allow guest<text:span text:style-name="T340">s</text:span> or children to access the same computer have a <text:span text:style-name="T218">non-privileged</text:span> accounts for them. Hopefully this way the only <text:span text:style-name="T218">data</text:span> that they can delete is their own.</text:p>
      <text:h text:style-name="P189" text:outline-level="2"><text:bookmark-start text:name="__RefHeading___Toc48424_1368846671"/>Have <text:span text:style-name="T221">a</text:span> “Guest” Wi-<text:span text:style-name="T221">F</text:span>i Password.<text:bookmark-end text:name="__RefHeading___Toc48424_1368846671"/></text:h>
      <text:p text:style-name="P9">Today every visitor to your home wants to connect their phone to your Wi-Fi. You <text:span text:style-name="T262">MUST have</text:span> a complex Wi-Fi password to connect to your router as well as a complex “admin” password. Modern routers also have the ability for a “Guest” account. This account can’t access any of your local devices, but can access the internet. I usually have a simple and easy to enter guest password for <text:span text:style-name="T266">this purpose</text:span><text:span text:style-name="T218">.</text:span></text:p>
      <text:h text:style-name="Heading_20_2" text:outline-level="2"><text:bookmark-start text:name="__RefHeading___Toc25239_525556546"/>Remote Access &amp; Hole Thr<text:span text:style-name="T497">ough</text:span> your Firewall<text:bookmark-end text:name="__RefHeading___Toc25239_525556546"/></text:h>
      <text:p text:style-name="P26">Today we all use some type of internet router. Often this is also your Wi-Fi device. It is possible to access your computer from outside your physical location using one-of-many “remote access” software product—VNC, TeamWare, etc. Each of these create a security hole in your router. I recommend not using <text:span text:style-name="T473">any of </text:span>these. If you have a real need, then enable them only while you are using them.</text:p>
      <text:h text:style-name="P173" text:outline-level="1"><text:bookmark-start text:name="__RefHeading___Toc8659_3216384530"/><text:span text:style-name="Strong_20_Emphasis"><text:span text:style-name="T455">Template Differences</text:span></text:span><text:bookmark-end text:name="__RefHeading___Toc8659_3216384530"/></text:h>
      <text:p text:style-name="P22"><text:span text:style-name="Largest_20_Text"><text:span text:style-name="T32">D</text:span></text:span><text:span text:style-name="Strong_20_Emphasis"><text:span text:style-name="T56">WS-BookTempTech.odt</text:span></text:span><text:span text:style-name="Strong_20_Emphasis"><text:span text:style-name="T33"> is my master template that I work in. At the last minute I use it to create the latest DWS-BookTempNovel </text:span></text:span><text:span text:style-name="Strong_20_Emphasis"><text:span text:style-name="T49">and update the styles </text:span></text:span><text:span text:style-name="Strong_20_Emphasis"><text:span text:style-name="T52">using</text:span></text:span><text:span text:style-name="Strong_20_Emphasis"><text:span text:style-name="T49"> these instructions.</text:span></text:span></text:p>
      <text:h text:style-name="Heading_20_2" text:outline-level="2"><text:bookmark-start text:name="__RefHeading___Toc236758_3216384530"/><text:span text:style-name="Strong_20_Emphasis">DWS-BookTempNovel</text:span><text:bookmark-end text:name="__RefHeading___Toc236758_3216384530"/></text:h>
      <text:list xml:id="list111826296009267" text:continue-list="list111825619780097" text:style-name="DWS_20_Numbered_20_List">
        <text:list-item text:start-value="1">
          <text:p text:style-name="P109"><text:span text:style-name="Menu-Shortcut"><text:span text:style-name="T19">File | Save As…</text:span></text:span><text:span text:style-name="Strong_20_Emphasis"><text:span text:style-name="T33"> a copy of DWS-BookTempTech.odt as DWS-BookTempNovel.odt.<text:line-break/></text:span></text:span><text:span text:style-name="Note">Note:</text:span><text:span text:style-name="Note"><text:span text:style-name="T33"> </text:span></text:span><text:span text:style-name="Strong_20_Emphasis"><text:span text:style-name="T235">N</text:span></text:span><text:span text:style-name="Strong_20_Emphasis"><text:span text:style-name="T33">ow on I am working in the Novel template.</text:span></text:span></text:p>
        </text:list-item>
        <text:list-item>
          <text:p text:style-name="P109"><text:span text:style-name="Menu-Shortcut"><text:span text:style-name="T19">Files | Properties | Description </text:span></text:span><text:span text:style-name="Strong_20_Emphasis"><text:span text:style-name="T33">change Title = “DWS Book Template -- Novel”</text:span></text:span></text:p>
        </text:list-item>
        <text:list-item>
          <text:p text:style-name="P109"><text:span text:style-name="Menu-Shortcut"><text:span text:style-name="T19">Tools | Chapter Numbering</text:span></text:span><text:span text:style-name="Menu-Shortcut"><text:span text:style-name="T33"> </text:span></text:span><text:span text:style-name="Strong_20_Emphasis"><text:span text:style-name="T33">for levels 1-4 set:</text:span></text:span></text:p>
          <text:list>
            <text:list-item>
              <text:p text:style-name="P109"><text:span text:style-name="Strong_20_Emphasis"><text:span text:style-name="T33">Number = None</text:span></text:span></text:p>
            </text:list-item>
            <text:list-item>
              <text:p text:style-name="P109"><text:span text:style-name="Strong_20_Emphasis"><text:span text:style-name="T33">Text “Before” and “After” should be empty—No whitespace either.</text:span></text:span></text:p>
            </text:list-item>
          </text:list>
        </text:list-item>
        <text:list-item>
          <text:p text:style-name="P109"><text:span text:style-name="Strong_20_Emphasis"><text:span text:style-name="T33">In Paragraph Styles, select </text:span></text:span><text:span text:style-name="Strong_20_Emphasis"><text:span text:style-name="T56">[Body Text]</text:span></text:span><text:span text:style-name="Strong_20_Emphasis"><text:span text:style-name="T33"> and modify: </text:span></text:span><text:span text:style-name="Strong"><text:span text:style-name="T458">(should not need to change)</text:span></text:span></text:p>
          <text:list>
            <text:list-item>
              <text:p text:style-name="P109"><text:span text:style-name="Strong_20_Emphasis"><text:span text:style-name="T33">First Line Indent = 0.0”</text:span></text:span></text:p>
            </text:list-item>
            <text:list-item>
              <text:p text:style-name="P109"><text:span text:style-name="Strong_20_Emphasis"><text:span text:style-name="T33">Spacing Below = 0.0</text:span></text:span><text:span text:style-name="Strong_20_Emphasis"><text:span text:style-name="T53">2</text:span></text:span><text:span text:style-name="Strong_20_Emphasis"><text:span text:style-name="T33">”</text:span></text:span></text:p>
            </text:list-item>
            <text:list-item>
              <text:p text:style-name="P116"><text:span text:style-name="Strong_20_Emphasis"><text:span text:style-name="T33">Alignment = Justified</text:span></text:span></text:p>
            </text:list-item>
          </text:list>
        </text:list-item>
        <text:list-item>
          <text:p text:style-name="P110"><text:span text:style-name="Strong_20_Emphasis"><text:span text:style-name="T33">In Paragraph Styles, select </text:span></text:span><text:span text:style-name="Strong_20_Emphasis"><text:span text:style-name="T56">[Body Text First Indent]</text:span></text:span><text:span text:style-name="Strong_20_Emphasis"><text:span text:style-name="T33"> and modify: <text:line-break/></text:span></text:span><text:span text:style-name="Strong"><text:span text:style-name="T458">(should not need to change)</text:span></text:span></text:p>
          <text:list>
            <text:list-item>
              <text:p text:style-name="P109"><text:span text:style-name="Strong_20_Emphasis"><text:span text:style-name="T33">Fi</text:span></text:span><text:span text:style-name="Strong_20_Emphasis"><text:span text:style-name="T46">r</text:span></text:span><text:span text:style-name="Strong_20_Emphasis"><text:span text:style-name="T33">st Line Indent = 0.26”</text:span></text:span></text:p>
            </text:list-item>
            <text:list-item>
              <text:p text:style-name="P109"><text:span text:style-name="Strong_20_Emphasis"><text:span text:style-name="T33">Spacing Below = 0.0</text:span></text:span><text:span text:style-name="Strong_20_Emphasis"><text:span text:style-name="T53">2</text:span></text:span><text:span text:style-name="Strong_20_Emphasis"><text:span text:style-name="T33">”</text:span></text:span></text:p>
            </text:list-item>
            <text:list-item>
              <text:p text:style-name="P116"><text:span text:style-name="Strong_20_Emphasis"><text:span text:style-name="T33">Alignment = Justified</text:span></text:span></text:p>
            </text:list-item>
          </text:list>
        </text:list-item>
        <text:list-item>
          <text:p text:style-name="P109"><text:span text:style-name="Strong_20_Emphasis"><text:span text:style-name="T33">Go to the Front Matter chapter “DWS Paragraph</text:span></text:span><text:span text:style-name="Strong_20_Emphasis"><text:span text:style-name="T234"> Styles</text:span></text:span><text:span text:style-name="Strong_20_Emphasis"><text:span text:style-name="T33">” and</text:span></text:span></text:p>
          <text:list>
            <text:list-item>
              <text:p text:style-name="P109"><text:span text:style-name="Strong_20_Emphasis"><text:span text:style-name="T33">Ensure that there is no header on the chapter title page.</text:span></text:span></text:p>
            </text:list-item>
            <text:list-item>
              <text:p text:style-name="P109"><text:span text:style-name="Strong_20_Emphasis"><text:span text:style-name="T33">Change the 2nd page, a verso page, heading to be “</text:span></text:span><text:span text:style-name="T25">AuthorName”</text:span><text:span text:style-name="Strong_20_Emphasis"><text:span text:style-name="T33">. </text:span></text:span></text:p>
            </text:list-item>
            <text:list-item>
              <text:p text:style-name="P109"><text:span text:style-name="Strong_20_Emphasis"><text:span text:style-name="T33">Change the 3rd page, a recto page, heading to be </text:span></text:span><text:span text:style-name="Menu-Shortcut"><text:span text:style-name="T19">Insert | Field | Title</text:span></text:span><text:span text:style-name="Strong_20_Emphasis"><text:span text:style-name="T33">. </text:span></text:span></text:p>
            </text:list-item>
            <text:list-item>
              <text:p text:style-name="P109"><text:soft-page-break/><text:span text:style-name="Strong_20_Emphasis"><text:span text:style-name="T33">Look at the footers and ensure that you are happy with them.</text:span></text:span></text:p>
            </text:list-item>
            <text:list-item>
              <text:p text:style-name="P109"><text:span text:style-name="Strong_20_Emphasis"><text:span text:style-name="T33">Put LibreOffice Writer into two-page mirrored view (right-hand bottom of the screen) and scroll through the template checking the headers for correctness.</text:span></text:span></text:p>
            </text:list-item>
          </text:list>
        </text:list-item>
        <text:list-item>
          <text:p text:style-name="P109"><text:span text:style-name="Strong_20_Emphasis"><text:span text:style-name="T33">In the Navigator Pane, Look for headings ending with the “§” symbol. Select each one, right-click and “Delete” them.</text:span></text:span></text:p>
        </text:list-item>
        <text:list-item>
          <text:p text:style-name="P111"><text:span text:style-name="Menu-Shortcut"><text:span text:style-name="T23">Tools | Update | Update All</text:span></text:span><text:span text:style-name="Strong_20_Emphasis"><text:span text:style-name="T50"> to update the TOC etc.</text:span></text:span></text:p>
        </text:list-item>
        <text:list-item>
          <text:p text:style-name="P112"><text:span text:style-name="Strong_20_Emphasis"><text:span text:style-name="T50">Save the file again</text:span></text:span></text:p>
        </text:list-item>
        <text:list-item>
          <text:p text:style-name="P129"><text:span text:style-name="Menu-Shortcut"><text:span text:style-name="T26">File | Export As | Export AS PDF</text:span></text:span></text:p>
        </text:list-item>
      </text:list>
      <text:h text:style-name="Heading_20_2" text:outline-level="2"><text:bookmark-start text:name="__RefHeading___Toc236760_3216384530"/><text:span text:style-name="Strong_20_Emphasis">DWS-BookTemp-Instructions</text:span><text:bookmark-end text:name="__RefHeading___Toc236760_3216384530"/></text:h>
      <text:p text:style-name="Body_20_Text"><text:span text:style-name="Strong_20_Emphasis"><text:span text:style-name="T47">This file uses the same styles with </text:span></text:span><text:span text:style-name="Strong_20_Emphasis"><text:span text:style-name="T233">minor differences</text:span></text:span><text:span text:style-name="Strong_20_Emphasis"><text:span text:style-name="T47">.</text:span></text:span></text:p>
      <text:p text:style-name="P65"><text:span text:style-name="Strong_20_Emphasis"><text:span text:style-name="T48">Steps to upgrade the styles </text:span></text:span><text:span text:style-name="Strong_20_Emphasis"><text:span text:style-name="T49">in this document</text:span></text:span><text:span text:style-name="Strong_20_Emphasis"><text:span text:style-name="T48">:</text:span></text:span></text:p>
      <text:list xml:id="list111827193252879" text:continue-list="list111826296009267" text:style-name="DWS_20_Numbered_20_List">
        <text:list-item text:start-value="1">
          <text:p text:style-name="P116"><text:span text:style-name="Menu-Shortcut"><text:span text:style-name="T19">Styles | Load Styles</text:span></text:span><text:span text:style-name="Strong_20_Emphasis"><text:span text:style-name="T33"> from “file” with “override” from DWS-BookTempTech.odt</text:span></text:span></text:p>
        </text:list-item>
        <text:list-item>
          <text:p text:style-name="P116"><text:span text:style-name="Strong_20_Emphasis"><text:span text:style-name="T33">Change [Heading 1] “Text Flow” to “insert a page of type instruction” before. This should get all the [Heading 1] on the correct page style.</text:span></text:span></text:p>
        </text:list-item>
        <text:list-item>
          <text:p text:style-name="P111"><text:span text:style-name="Menu-Shortcut"><text:span text:style-name="T23">Tools | Update | Update All</text:span></text:span><text:span text:style-name="Strong_20_Emphasis"><text:span text:style-name="T50"> to update the TOC etc.</text:span></text:span></text:p>
        </text:list-item>
      </text:list>
      <text:h text:style-name="Heading_20_2" text:outline-level="2"><text:bookmark-start text:name="__RefHeading___Toc243581_3216384530"/><text:span text:style-name="Strong_20_Emphasis">README files</text:span><text:bookmark-end text:name="__RefHeading___Toc243581_3216384530"/></text:h>
      <text:p text:style-name="P23"><text:span text:style-name="Strong_20_Emphasis"><text:span text:style-name="T459">The README </text:span></text:span><text:span text:style-name="Strong_20_Emphasis"><text:span text:style-name="T51">files in various directories are created </text:span></text:span><text:span text:style-name="Strong_20_Emphasis"><text:span text:style-name="T55">from</text:span></text:span><text:span text:style-name="Strong_20_Emphasis"><text:span text:style-name="T51"> README.odt and converted to markup using Pandoc (</text:span></text:span><text:a xlink:type="simple" xlink:href="https://pandoc.org/" text:style-name="Internet_20_link" text:visited-style-name="Visited_20_Internet_20_Link"><text:span text:style-name="Strong_20_Emphasis"><text:span text:style-name="T51">pandoc.org</text:span></text:span></text:a><text:span text:style-name="Strong_20_Emphasis"><text:span text:style-name="T51">) via:<text:line-break/></text:span></text:span><text:span text:style-name="Menu-Shortcut"><text:span text:style-name="T24">pandoc README.odt -o README.md</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Times New Roman" svg:font-family="'Times New Roman'" style:font-charset="x-symbol"/>
    <style:font-face style:name="Courier New" svg:font-family="'Courier New'"/>
    <style:font-face style:name="Times New Roman3" svg:font-family="'Times New Roman'"/>
    <style:font-face style:name="Wingdings" svg:font-family="Wingdings" style:font-adornments="Regular"/>
    <style:font-face style:name="robotoregular" svg:font-family="robotoregular, Verdana, Arial, swiss"/>
    <style:font-face style:name="Arial Black" svg:font-family="'Arial Black'" style:font-family-generic="roman"/>
    <style:font-face style:name="Liberation Serif" svg:font-family="'Liberation Serif'" style:font-adornments="Condensed" style:font-family-generic="roman"/>
    <style:font-face style:name="Noto Serif1" svg:font-family="'Noto Serif'" style:font-family-generic="roman"/>
    <style:font-face style:name="Noto Serif3" svg:font-family="'Noto Serif'" style:font-adornments="Regular" style:font-family-generic="roman"/>
    <style:font-face style:name="Times New Roman2" svg:font-family="'Times New Roman'" style:font-family-generic="roman"/>
    <style:font-face style:name="Arial Unicode MS" svg:font-family="'Arial Unicode MS'" style:font-family-generic="swiss"/>
    <style:font-face style:name="Liberation Sans" svg:font-family="'Liberation Sans'" style:font-family-generic="swiss"/>
    <style:font-face style:name="Noto Sans8" svg:font-family="'Noto Sans'" style:font-family-generic="swiss"/>
    <style:font-face style:name="Liberation Mono" svg:font-family="'Liberation Mono'" style:font-family-generic="modern" style:font-pitch="fixed"/>
    <style:font-face style:name="Handlee" svg:font-family="Handlee" style:font-pitch="variable"/>
    <style:font-face style:name="MS Gothic" svg:font-family="'MS Gothic'" style:font-pitch="variable"/>
    <style:font-face style:name="Noto Mono1" svg:font-family="'Noto Mono'" style:font-pitch="variable"/>
    <style:font-face style:name="Noto Mono2" svg:font-family="'Noto Mono'" style:font-adornments="Bold" style:font-pitch="variable"/>
    <style:font-face style:name="Noto Mono" svg:font-family="'Noto Mono'" style:font-adornments="Regular" style:font-pitch="variable"/>
    <style:font-face style:name="Pacifico" svg:font-family="Pacifico" style:font-adornments="Regular" style:font-pitch="variable"/>
    <style:font-face style:name="Tahoma" svg:font-family="Tahoma" style:font-pitch="variable"/>
    <style:font-face style:name="Courier" svg:font-family="Courier" style:font-family-generic="modern" style:font-pitch="variable"/>
    <style:font-face style:name="Courier New1" svg:font-family="'Courier New'" style:font-adornments="Regular" style:font-family-generic="modern" style:font-pitch="variable"/>
    <style:font-face style:name="Book Antiqua" svg:font-family="'Book Antiqua'" style:font-family-generic="roman" style:font-pitch="variable"/>
    <style:font-face style:name="DejaVu Serif" svg:font-family="'DejaVu Serif'" style:font-family-generic="roman" style:font-pitch="variable"/>
    <style:font-face style:name="Noto Serif5" svg:font-family="'Noto Serif'" style:font-family-generic="roman" style:font-pitch="variable"/>
    <style:font-face style:name="Noto Serif4" svg:font-family="'Noto Serif'" style:font-adornments="Bold" style:font-family-generic="roman" style:font-pitch="variable"/>
    <style:font-face style:name="Noto Serif" svg:font-family="'Noto Serif'" style:font-adornments="Condensed" style:font-family-generic="roman" style:font-pitch="variable"/>
    <style:font-face style:name="Noto Serif2" svg:font-family="'Noto Serif'" style:font-adornments="Regular" style:font-family-generic="roman" style:font-pitch="variable"/>
    <style:font-face style:name="Times New Roman1" svg:font-family="'Times New Roman'" style:font-family-generic="roman" style:font-pitch="variable"/>
    <style:font-face style:name="Times New Roman4" svg:font-family="'Times New Roman'" style:font-adornments="Regular" style:font-family-generic="roman" style:font-pitch="variable"/>
    <style:font-face style:name="Helvetica" svg:font-family="Helvetica" style:font-adornments="Regular" style:font-family-generic="swiss" style:font-pitch="variable"/>
    <style:font-face style:name="Liberation Sans1" svg:font-family="'Liberation Sans'" style:font-family-generic="swiss" style:font-pitch="variable"/>
    <style:font-face style:name="Noto Sans9" svg:font-family="'Noto Sans'" style:font-family-generic="swiss" style:font-pitch="variable"/>
    <style:font-face style:name="Noto Sans" svg:font-family="'Noto Sans'" style:font-adornments="Bold" style:font-family-generic="swiss" style:font-pitch="variable"/>
    <style:font-face style:name="Noto Sans7" svg:font-family="'Noto Sans'" style:font-adornments="Condensed" style:font-family-generic="swiss" style:font-pitch="variable"/>
    <style:font-face style:name="Noto Sans2" svg:font-family="'Noto Sans'" style:font-adornments="Condensed Bold" style:font-family-generic="swiss" style:font-pitch="variable"/>
    <style:font-face style:name="Noto Sans6" svg:font-family="'Noto Sans'" style:font-adornments="Condensed Bold Italic" style:font-family-generic="swiss" style:font-pitch="variable"/>
    <style:font-face style:name="Noto Sans3" svg:font-family="'Noto Sans'" style:font-adornments="Condensed Italic" style:font-family-generic="swiss" style:font-pitch="variable"/>
    <style:font-face style:name="Noto Sans5" svg:font-family="'Noto Sans'" style:font-adornments="Italic" style:font-family-generic="swiss" style:font-pitch="variable"/>
    <style:font-face style:name="Noto Sans1" svg:font-family="'Noto Sans'" style:font-adornments="Light" style:font-family-generic="swiss" style:font-pitch="variable"/>
    <style:font-face style:name="Noto Sans4" svg:font-family="'Noto Sans'" style:font-adornments="Regular" style:font-family-generic="swiss" style:font-pitch="variable"/>
    <style:font-face style:name="Arial Unicode MS1" svg:font-family="'Arial Unicode MS'" style:font-family-generic="system" style:font-pitch="variable"/>
    <style:font-face style:name="PingFang SC" svg:font-family="'PingFang SC'" style:font-family-generic="system" style:font-pitch="variable"/>
    <style:font-face style:name="Tahoma1" svg:font-family="Tahoma" style:font-family-generic="system" style:font-pitch="variable"/>
  </office:font-face-decls>
  <office:styles>
    <draw:opacity draw:name="Transparency_20_1" draw:display-name="Transparency 1" draw:style="linear" draw:start="100%" draw:end="100%" draw:angle="0deg"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letter-kerning="true" style:font-name-asian="Tahoma1" style:font-size-asian="12pt" style:language-asian="none" style:country-asian="none" style:font-name-complex="Tahoma1" style:font-size-complex="12pt" style:language-complex="none" style:country-complex="none"/>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fo:color="#000000" loext:opacity="100%" style:font-name="Times New Roman" fo:font-size="12pt" fo:language="en" fo:country="US" style:letter-kerning="true" style:font-name-asian="Tahoma1" style:font-size-asian="12pt" style:language-asian="none" style:country-asian="none" style:font-name-complex="Tahoma1" style:font-size-complex="12pt" style:language-complex="none"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Noto Serif2" fo:font-family="'Noto Serif'" style:font-style-name="Regular"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8" fo:font-family="'Noto Sans'" style:font-family-generic="swiss"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402in" style:contextual-spacing="false" fo:line-height="115%"/>
      <style:text-properties style:font-name="Noto Serif2" fo:font-family="'Noto Serif'" style:font-style-name="Regular" style:font-family-generic="roman" style:font-pitch="variable"/>
    </style:style>
    <style:style style:name="List" style:family="paragraph" style:parent-style-name="Text_20_body" style:class="list">
      <style:text-properties style:font-name="Noto Serif1" fo:font-family="'Noto Serif'" style:font-family-generic="roman"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Noto Sans8" fo:font-family="'Noto Sans'" style:font-family-generic="swis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Noto Serif1" fo:font-family="'Noto Serif'" style:font-family-generic="roman" style:font-size-asian="12pt" style:font-name-complex="Arial Unicode MS" style:font-family-complex="'Arial Unicode MS'" style:font-family-generic-complex="swiss"/>
    </style:style>
    <style:style style:name="Normal" style:family="paragraph" style:next-style-name="Normal_20_first_20_Indent" style:master-page-name="">
      <style:paragraph-properties fo:margin-left="0in" fo:margin-right="0in" fo:margin-top="0in" fo:margin-bottom="0.0201in" style:contextual-spacing="false" fo:line-height="100%" fo:text-align="justify" style:justify-single-word="false" fo:hyphenation-ladder-count="no-limit" fo:text-indent="0in" style:auto-text-indent="false" style:page-number="auto"/>
      <style:text-properties style:use-window-font-color="true" loext:opacity="0%" style:font-name="Noto Serif2" fo:font-family="'Noto Serif'" style:font-style-name="Regular" style:font-family-generic="roman" style:font-pitch="variable" fo:font-size="12pt" style:font-name-complex="Times New Roman4" style:font-family-complex="'Times New Roman'" style:font-style-name-complex="Regular" style:font-family-generic-complex="roman" style:font-pitch-complex="variable" fo:hyphenate="true" fo:hyphenation-remain-char-count="2" fo:hyphenation-push-char-count="2" loext:hyphenation-no-caps="true"/>
    </style:style>
    <style:style style:name="Book_20_Title" style:display-name="Book Title" style:family="paragraph" style:parent-style-name="Heading">
      <style:paragraph-properties fo:margin-top="0.7in" fo:margin-bottom="0.3799in" style:contextual-spacing="false" fo:text-align="center" style:justify-single-word="false" fo:hyphenation-ladder-count="no-limit"/>
      <style:text-properties fo:font-variant="normal" fo:text-transform="none" style:use-window-font-color="true" loext:opacity="0%" style:font-name="Noto Sans" fo:font-family="'Noto Sans'" style:font-style-name="Bold" style:font-family-generic="swiss" style:font-pitch="variable" fo:font-size="24pt" fo:font-weight="bold" style:font-name-complex="Helvetica" style:font-family-complex="Helvetica" style:font-style-name-complex="Regular" style:font-family-generic-complex="swiss" style:font-pitch-complex="variable" fo:hyphenate="true" fo:hyphenation-remain-char-count="2" fo:hyphenation-push-char-count="2" loext:hyphenation-no-caps="false"/>
    </style:style>
    <style:style style:name="Centre" style:family="paragraph" style:parent-style-name="Normal" style:master-page-name="">
      <style:paragraph-properties fo:margin-top="0in" fo:margin-bottom="0.1575in" style:contextual-spacing="false" fo:text-align="center" style:justify-single-word="false" fo:hyphenation-ladder-count="no-limit" style:page-number="auto"/>
      <style:text-properties fo:language="en" fo:country="US" fo:hyphenate="true" fo:hyphenation-remain-char-count="2" fo:hyphenation-push-char-count="2" loext:hyphenation-no-caps="false"/>
    </style:style>
    <style:style style:name="Book_20_SubTitle" style:display-name="Book SubTitle" style:family="paragraph" style:parent-style-name="Normal">
      <style:paragraph-properties fo:text-align="center" style:justify-single-word="false"/>
      <style:text-properties style:use-window-font-color="true" loext:opacity="0%" style:font-name="Noto Sans1" fo:font-family="'Noto Sans'" style:font-style-name="Light" style:font-family-generic="swiss" style:font-pitch="variable" fo:font-size="16pt" fo:font-weight="250" style:font-name-complex="Helvetica" style:font-family-complex="Helvetica" style:font-style-name-complex="Regular" style:font-family-generic-complex="swiss" style:font-pitch-complex="variable"/>
    </style:style>
    <style:style style:name="Non-Smashwords_20_Formats" style:display-name="Non-Smashwords Formats" style:family="paragraph" style:parent-style-name="Normal">
      <style:paragraph-properties fo:text-align="justify" style:justify-single-word="false" fo:hyphenation-ladder-count="no-limit"/>
      <style:text-properties fo:hyphenate="true" fo:hyphenation-remain-char-count="2" fo:hyphenation-push-char-count="2" loext:hyphenation-no-caps="false"/>
    </style:style>
    <style:style style:name="Book_20_Publisher" style:display-name="Book Publisher" style:family="paragraph" style:parent-style-name="Non-Smashwords_20_Formats">
      <style:paragraph-properties fo:margin-top="0in" fo:margin-bottom="0.1598in" style:contextual-spacing="false" fo:text-align="center" style:justify-single-word="false" fo:hyphenation-ladder-count="no-limit"/>
      <style:text-properties style:use-window-font-color="true" loext:opacity="0%" style:font-name="Noto Sans1" fo:font-family="'Noto Sans'" style:font-style-name="Light" style:font-family-generic="swiss" style:font-pitch="variable" fo:font-weight="250" style:font-name-complex="Helvetica" style:font-family-complex="Helvetica" style:font-style-name-complex="Regular" style:font-family-generic-complex="swiss" style:font-pitch-complex="variable" fo:hyphenate="true" fo:hyphenation-remain-char-count="2" fo:hyphenation-push-char-count="2" loext:hyphenation-no-caps="false"/>
    </style:style>
    <style:style style:name="Book_20_Author" style:display-name="Book Author" style:family="paragraph" style:parent-style-name="Normal">
      <style:paragraph-properties fo:margin-top="0in" fo:margin-bottom="0.3799in" style:contextual-spacing="false" fo:text-align="center" style:justify-single-word="false"/>
      <style:text-properties style:use-window-font-color="true" loext:opacity="0%" style:font-name="Noto Sans" fo:font-family="'Noto Sans'" style:font-style-name="Bold" style:font-family-generic="swiss" style:font-pitch="variable" fo:font-size="16pt" fo:font-style="normal" fo:font-weight="bold" style:font-name-complex="Helvetica" style:font-family-complex="Helvetica" style:font-style-name-complex="Regular" style:font-family-generic-complex="swiss" style:font-pitch-complex="variable"/>
    </style:style>
    <style:style style:name="Heading_20_1" style:display-name="Heading 1" style:family="paragraph" style:parent-style-name="Heading_20_Font" style:next-style-name="Body_20_Text" style:default-outline-level="1" style:class="text" style:master-page-name="Instruction">
      <style:paragraph-properties fo:margin-top="0.9453in" fo:margin-bottom="0.0783in" style:contextual-spacing="false" fo:text-align="end" style:justify-single-word="false" style:page-number="auto" fo:break-before="auto" fo:break-after="auto" fo:padding="0.0201in" fo:border="none" style:shadow="none" fo:keep-with-next="always">
        <style:tab-stops/>
      </style:paragraph-properties>
      <style:text-properties fo:font-variant="normal" fo:text-transform="none" style:text-outline="false" style:font-name="Noto Sans2" fo:font-family="'Noto Sans'" style:font-style-name="Condensed Bold" style:font-family-generic="swiss" style:font-pitch="variable" fo:font-size="20pt" fo:font-style="italic" fo:font-weight="normal"/>
    </style:style>
    <style:style style:name="Index_20_Heading" style:display-name="Index Heading" style:family="paragraph" style:parent-style-name="Normal" style:next-style-name="Normal" style:class="index">
      <style:paragraph-properties fo:margin-top="0in" fo:margin-bottom="0.2362in" style:contextual-spacing="false" fo:hyphenation-ladder-count="no-limit"/>
      <style:text-properties style:font-name="Times New Roman" fo:font-family="'Times New Roman'" style:font-charset="x-symbol" fo:font-size="16pt" fo:font-weight="bold" fo:hyphenate="true" fo:hyphenation-remain-char-count="2" fo:hyphenation-push-char-count="2" loext:hyphenation-no-caps="false"/>
    </style:style>
    <style:style style:name="Contents_20_Heading" style:display-name="Contents Heading" style:family="paragraph" style:parent-style-name="Index_20_Heading" style:class="index">
      <style:paragraph-properties fo:margin-left="0in" fo:margin-right="0in" fo:text-align="center" style:justify-single-word="false" fo:text-indent="0in" style:auto-text-indent="false" text:number-lines="false" text:line-number="0"/>
      <style:text-properties style:font-name="Noto Sans1" fo:font-family="'Noto Sans'" style:font-style-name="Light" style:font-family-generic="swiss" style:font-pitch="variable" fo:font-size="16pt" fo:font-weight="bold" style:font-size-asian="16pt" style:font-weight-asian="bold" style:font-name-complex="Helvetica" style:font-family-complex="Helvetica" style:font-style-name-complex="Regular" style:font-family-generic-complex="swiss" style:font-pitch-complex="variable" style:font-size-complex="16pt" style:font-weight-complex="normal"/>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tyle="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size="12pt"/>
    </style:style>
    <style:style style:name="Normal_20_first_20_Indent" style:display-name="Normal first Indent" style:family="paragraph" style:parent-style-name="Normal" style:master-page-name="">
      <style:paragraph-properties fo:margin-left="0in" fo:margin-right="0in" fo:margin-top="0in" fo:margin-bottom="0.0201in" style:contextual-spacing="false" fo:text-align="justify" style:justify-single-word="false" fo:hyphenation-ladder-count="no-limit" fo:text-indent="0.2in" style:auto-text-indent="false" style:page-number="auto"/>
      <style:text-properties style:font-name-complex="Noto Serif2" style:font-family-complex="'Noto Serif'" style:font-style-name-complex="Regular" style:font-family-generic-complex="roman" style:font-pitch-complex="variable" fo:hyphenate="false" fo:hyphenation-remain-char-count="2" fo:hyphenation-push-char-count="2" loext:hyphenation-no-caps="false"/>
    </style:style>
    <style:style style:name="Chapter_20_Subtitle" style:display-name="Chapter Subtitle" style:family="paragraph" style:parent-style-name="Body_20_Text_20_First_20_Indent">
      <style:paragraph-properties fo:margin-left="0in" fo:margin-right="0in" fo:margin-top="0in" fo:margin-bottom="0.1201in" style:contextual-spacing="false" fo:text-indent="0in" style:auto-text-indent="false"/>
      <style:text-properties style:font-name="Noto Sans3" fo:font-family="'Noto Sans'" style:font-style-name="Condensed Italic" style:font-family-generic="swiss" style:font-pitch="variable" fo:font-size="14pt" fo:font-style="italic" fo:font-weight="bold" officeooo:rsid="00046857" style:font-weight-asian="bold" style:font-name-complex="Noto Sans3" style:font-family-complex="'Noto Sans'" style:font-style-name-complex="Condensed Italic" style:font-family-generic-complex="swiss" style:font-pitch-complex="variable" style:font-size-complex="14pt" style:font-style-complex="italic" style:font-weight-complex="normal"/>
    </style:style>
    <style:style style:name="Text_20_body_20_indent" style:display-name="Text body indent" style:family="paragraph" style:parent-style-name="Text_20_body" style:class="text" style:master-page-name="">
      <style:paragraph-properties fo:margin-left="0in" fo:margin-right="0in" fo:text-indent="0.2598in" style:auto-text-indent="false" style:page-number="auto" fo:keep-with-next="auto"/>
    </style:style>
    <style:style style:name="Drop_20_Cap" style:display-name="Drop Cap" style:family="paragraph" style:parent-style-name="Text_20_body_20_indent" style:next-style-name="Text_20_body_20_indent">
      <style:paragraph-properties fo:margin-left="0in" fo:margin-right="0in" fo:margin-top="0.1in" fo:margin-bottom="0in" style:contextual-spacing="false" fo:text-indent="0in" style:auto-text-indent="false">
        <style:drop-cap style:lines="3"/>
      </style:paragraph-properties>
    </style:style>
    <style:style style:name="Quote_20_Body" style:display-name="Quote Body" style:family="paragraph" style:parent-style-name="Normal">
      <style:paragraph-properties fo:margin-left="0.5in" fo:margin-right="0.3201in" fo:margin-top="0.1in" fo:margin-bottom="0.1in" style:contextual-spacing="false" fo:hyphenation-ladder-count="no-limit" fo:text-indent="0in" style:auto-text-indent="false"/>
      <style:text-properties fo:font-size="10pt" fo:font-style="italic" fo:hyphenate="true" fo:hyphenation-remain-char-count="2" fo:hyphenation-push-char-count="2" loext:hyphenation-no-caps="false"/>
    </style:style>
    <style:style style:name="Quote_20_Attribution" style:display-name="Quote Attribution" style:family="paragraph" style:parent-style-name="Normal" style:next-style-name="Body_20_Text">
      <style:paragraph-properties fo:margin-left="0.3937in" fo:margin-right="0.2362in" fo:margin-top="0in" fo:margin-bottom="0.0984in" style:contextual-spacing="false" fo:text-align="end" style:justify-single-word="false" fo:hyphenation-ladder-count="no-limit" fo:text-indent="0in" style:auto-text-indent="false"/>
      <style:text-properties fo:font-size="10pt" fo:font-style="italic" fo:hyphenate="true" fo:hyphenation-remain-char-count="2" fo:hyphenation-push-char-count="2" loext:hyphenation-no-caps="false"/>
    </style:style>
    <style:style style:name="Text_20_Body_20_No_20_Indent" style:display-name="Text Body No Indent" style:family="paragraph" style:parent-style-name="Text_20_body" style:next-style-name="Text_20_body_20_indent" style:master-page-name="">
      <style:paragraph-properties fo:margin-left="0in" fo:margin-right="0in" fo:margin-top="0in" fo:margin-bottom="0in" style:contextual-spacing="false" fo:text-indent="0.2in" style:auto-text-indent="false" style:page-number="auto" fo:keep-with-next="auto"/>
      <style:text-properties style:font-name="Noto Serif2" fo:font-family="'Noto Serif'" style:font-style-name="Regular" style:font-family-generic="roman" style:font-pitch="variable" style:font-name-complex="Book Antiqua" style:font-family-complex="'Book Antiqua'" style:font-family-generic-complex="roman" style:font-pitch-complex="variable"/>
    </style:style>
    <style:style style:name="Normal_20_Sans" style:display-name="Normal Sans" style:family="paragraph" style:parent-style-name="Normal">
      <style:text-properties style:font-name="Noto Sans4" fo:font-family="'Noto Sans'" style:font-style-name="Regular" style:font-family-generic="swiss" style:font-pitch="variable" fo:font-size="10.5pt"/>
    </style:style>
    <style:style style:name="Heading_20_2" style:display-name="Heading 2" style:family="paragraph" style:parent-style-name="Normal" style:next-style-name="Body_20_Text" style:default-outline-level="2" style:class="text" style:master-page-name="">
      <style:paragraph-properties fo:margin-top="0.1374in" fo:margin-bottom="0.0984in" style:contextual-spacing="false" fo:text-align="start" style:justify-single-word="false" style:page-number="auto" fo:padding="0in" fo:border="none" fo:keep-with-next="always"/>
      <style:text-properties fo:text-transform="capitalize" fo:color="#2a6099" loext:opacity="100%" style:font-name="Noto Sans5" fo:font-family="'Noto Sans'" style:font-style-name="Italic" style:font-family-generic="swiss" style:font-pitch="variable" fo:font-size="14pt" fo:font-style="italic" fo:font-weight="bold" officeooo:rsid="00354481"/>
    </style:style>
    <style:style style:name="Heading_20_3" style:display-name="Heading 3" style:family="paragraph" style:parent-style-name="Heading_20_Font" style:next-style-name="Body_20_Text" style:default-outline-level="3" style:class="text">
      <style:paragraph-properties fo:margin-left="0in" fo:margin-right="0in" fo:margin-top="0.1in" fo:margin-bottom="0.1in" style:contextual-spacing="false" fo:text-align="start" style:justify-single-word="false" fo:text-indent="0in" style:auto-text-indent="false" fo:keep-with-next="always"/>
      <style:text-properties style:font-name="Noto Sans2" fo:font-family="'Noto Sans'" style:font-style-name="Condensed Bold" style:font-family-generic="swiss" style:font-pitch="variable" fo:font-size="14pt" fo:font-style="italic" fo:font-weight="normal"/>
    </style:style>
    <style:style style:name="Heading_20_4" style:display-name="Heading 4" style:family="paragraph" style:parent-style-name="Heading_20_Font" style:next-style-name="Body_20_Text" style:default-outline-level="4" style:class="text">
      <style:paragraph-properties fo:margin-left="0in" fo:margin-right="0in" fo:margin-top="0.1in" fo:margin-bottom="0.1in" style:contextual-spacing="false" fo:text-align="start" style:justify-single-word="false" fo:text-indent="0in" style:auto-text-indent="false"/>
      <style:text-properties style:font-name="Noto Sans6" fo:font-family="'Noto Sans'" style:font-style-name="Condensed Bold Italic" style:font-family-generic="swiss" style:font-pitch="variable" fo:font-size="12pt" fo:font-style="italic" fo:font-weight="normal"/>
    </style:style>
    <style:style style:name="Picture_20_Caption" style:display-name="Picture Caption" style:family="paragraph" style:parent-style-name="Normal" style:next-style-name="Normal">
      <style:paragraph-properties fo:margin-top="0in" fo:margin-bottom="0.2362in" style:contextual-spacing="false" fo:text-align="center" style:justify-single-word="false" fo:hyphenation-ladder-count="no-limit"/>
      <style:text-properties fo:font-style="italic" fo:hyphenate="true" fo:hyphenation-remain-char-count="2" fo:hyphenation-push-char-count="2" loext:hyphenation-no-caps="false"/>
    </style:style>
    <style:style style:name="Code" style:family="paragraph" style:parent-style-name="Normal">
      <style:paragraph-properties fo:margin-left="0.2362in" fo:margin-right="0in" fo:margin-top="0in" fo:margin-bottom="0in" style:contextual-spacing="false" fo:text-align="start" style:justify-single-word="false" fo:hyphenation-ladder-count="no-limit" fo:text-indent="0in" style:auto-text-indent="false"/>
      <style:text-properties style:font-name="Courier New" fo:font-family="'Courier New'" fo:font-size="10pt" style:font-name-complex="Courier New1" style:font-family-complex="'Courier New'" style:font-style-name-complex="Regular" style:font-family-generic-complex="modern" style:font-pitch-complex="variable" fo:hyphenate="true" fo:hyphenation-remain-char-count="2" fo:hyphenation-push-char-count="2" loext:hyphenation-no-caps="false"/>
    </style:style>
    <style:style style:name="Figure" style:family="paragraph" style:parent-style-name="Caption" style:class="extra">
      <style:paragraph-properties fo:margin-top="0.0799in" fo:margin-bottom="0.1in" style:contextual-spacing="false" fo:line-height="100%" fo:text-align="center" style:justify-single-word="false"/>
      <style:text-properties style:font-name="Noto Sans3" fo:font-family="'Noto Sans'" style:font-style-name="Condensed Italic" style:font-family-generic="swiss" style:font-pitch="variable" fo:font-style="italic" fo:font-weight="normal"/>
    </style:style>
    <style:style style:name="Header_20_and_20_Footer" style:display-name="Header and Footer" style:family="paragraph" style:parent-style-name="Heading_20_Font"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Header_20_and_20_Footer" style:class="extra">
      <style:paragraph-properties text:number-lines="false" text:line-number="0">
        <style:tab-stops>
          <style:tab-stop style:position="3.7402in" style:type="center"/>
          <style:tab-stop style:position="7.4807in" style:type="right"/>
        </style:tab-stops>
      </style:paragraph-properties>
      <style:text-properties fo:font-weight="normal"/>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NoIndent-NoExtraSpace" style:family="paragraph" style:parent-style-name="Text_20_body">
      <style:paragraph-properties fo:margin-top="0in" fo:margin-bottom="0in" style:contextual-spacing="false"/>
    </style:style>
    <style:style style:name="Illustration" style:family="paragraph" style:parent-style-name="Caption" style:class="extra" style:master-page-name="">
      <style:paragraph-properties fo:margin-top="0.15in" fo:margin-bottom="0.2in" style:contextual-spacing="false" style:page-number="auto"/>
      <style:text-properties style:font-name="Noto Sans5" fo:font-family="'Noto Sans'" style:font-style-name="Italic" style:font-family-generic="swiss" style:font-pitch="variable" fo:font-size="10pt"/>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style:font-name="Noto Sans" fo:font-family="'Noto Sans'" style:font-style-name="Bold" style:font-family-generic="swiss" style:font-pitch="variable"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style:font-name="Noto Sans" fo:font-family="'Noto Sans'" style:font-style-name="Bold" style:font-family-generic="swiss" style:font-pitch="variable"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master-page-name="">
      <style:paragraph-properties fo:margin-left="0in" fo:margin-right="0in" fo:text-indent="0in" style:auto-text-indent="false" style:page-number="auto">
        <style:tab-stops>
          <style:tab-stop style:position="6.9252in" style:type="right" style:leader-style="dotted" style:leader-text="."/>
        </style:tab-stops>
      </style:paragraph-properties>
      <style:text-properties style:font-name="Noto Serif" fo:font-family="'Noto Serif'" style:font-style-name="Condensed" style:font-family-generic="roman" style:font-pitch="variable"/>
    </style:style>
    <style:style style:name="Table" style:family="paragraph" style:parent-style-name="Caption" style:class="extra">
      <style:paragraph-properties fo:text-align="center" style:justify-single-word="false"/>
      <style:text-properties fo:font-weight="normal"/>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Noto Serif" fo:font-family="'Noto Serif'" style:font-style-name="Condensed" style:font-family-generic="roman" style:font-pitch="variabl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Header_20_and_20_Footer" style:class="extra" style:master-page-name="">
      <style:paragraph-properties style:page-number="auto" text:number-lines="false" text:line-number="0">
        <style:tab-stops>
          <style:tab-stop style:position="3.4626in" style:type="center"/>
          <style:tab-stop style:position="6.9252in" style:type="right"/>
        </style:tab-stops>
      </style:paragraph-properties>
      <style:text-properties fo:font-weight="bold"/>
    </style:style>
    <style:style style:name="Copyright" style:family="paragraph" style:parent-style-name="Heading_20_10" style:master-page-name="Copyright">
      <style:paragraph-properties fo:margin-top="2in" fo:margin-bottom="0.1in" style:contextual-spacing="false" style:page-number="auto"/>
      <style:text-properties style:font-name="Noto Sans1" fo:font-family="'Noto Sans'" style:font-style-name="Light" style:font-family-generic="swiss" style:font-pitch="variable" fo:font-weight="250"/>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style:font-name="Noto Sans" fo:font-family="'Noto Sans'" style:font-style-name="Bold" style:font-family-generic="swiss" style:font-pitch="variable"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3626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Noto Mono" fo:font-family="'Noto Mono'" style:font-style-name="Regular" style:font-pitch="variable"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fo:padding="0in" fo:border-left="none" fo:border-right="none" fo:border-top="none" fo:border-bottom="1.25pt solid #000000" text:number-lines="false" text:line-number="0" style:join-border="false"/>
      <style:text-properties fo:font-size="6pt" style:font-size-asian="6pt" style:font-size-complex="6pt"/>
    </style:style>
    <style:style style:name="Heading_20_5" style:display-name="Heading 5" style:family="paragraph" style:parent-style-name="Heading_20_Font" style:next-style-name="Normal" style:default-outline-level="5" style:list-style-name="" style:class="text">
      <style:paragraph-properties fo:margin-left="0.2362in" fo:margin-right="0in" fo:margin-top="0.1in" fo:margin-bottom="0.1in" style:contextual-spacing="false" fo:text-indent="0in" style:auto-text-indent="false"/>
      <style:text-properties style:font-name="Noto Sans7" fo:font-family="'Noto Sans'" style:font-style-name="Condensed" style:font-family-generic="swiss" style:font-pitch="variable" fo:font-size="12pt" fo:font-weight="normal"/>
    </style:style>
    <style:style style:name="Heading_20_6" style:display-name="Heading 6" style:family="paragraph" style:parent-style-name="Normal" style:next-style-name="Normal" style:default-outline-level="6" style:list-style-name="" style:class="text">
      <style:paragraph-properties fo:margin-left="0.2362in" fo:margin-right="0in" fo:margin-top="0.1in" fo:margin-bottom="0.1in" style:contextual-spacing="false" fo:text-indent="0in" style:auto-text-indent="false"/>
      <style:text-properties style:font-name="Noto Sans7" fo:font-family="'Noto Sans'" style:font-style-name="Condensed" style:font-family-generic="swiss" style:font-pitch="variable" fo:font-size="12pt" fo:font-weight="normal"/>
    </style:style>
    <style:style style:name="Comment" style:family="paragraph">
      <style:paragraph-properties fo:margin-top="0in" fo:margin-bottom="0.1575in" style:contextual-spacing="false" fo:hyphenation-ladder-count="no-limit"/>
      <style:text-properties style:font-name="Times New Roman" fo:font-family="'Times New Roman'" style:font-charset="x-symbol" fo:hyphenate="true" fo:hyphenation-remain-char-count="2" fo:hyphenation-push-char-count="2" loext:hyphenation-no-caps="false"/>
    </style:style>
    <style:style style:name="Headers" style:family="paragraph">
      <style:paragraph-properties fo:text-align="center" style:justify-single-word="false" fo:hyphenation-ladder-count="no-limit"/>
      <style:text-properties fo:text-transform="uppercase" fo:color="#b6b6b6" loext:opacity="100%" style:font-name="Times New Roman" fo:font-family="'Times New Roman'" style:font-charset="x-symbol" fo:font-size="11pt" fo:hyphenate="true" fo:hyphenation-remain-char-count="2" fo:hyphenation-push-char-count="2" loext:hyphenation-no-caps="false"/>
    </style:style>
    <style:style style:name="Footers" style:family="paragraph">
      <style:paragraph-properties fo:text-align="center" style:justify-single-word="false" fo:hyphenation-ladder-count="no-limit"/>
      <style:text-properties style:font-name="Noto Sans4" fo:font-family="'Noto Sans'" style:font-style-name="Regular" style:font-family-generic="swiss" style:font-pitch="variable" fo:font-size="12pt" fo:hyphenate="true" fo:hyphenation-remain-char-count="2" fo:hyphenation-push-char-count="2" loext:hyphenation-no-caps="false"/>
    </style:style>
    <style:style style:name="HTML" style:family="paragraph">
      <style:paragraph-properties fo:margin-top="0in" fo:margin-bottom="0in" style:contextual-spacing="false" fo:hyphenation-ladder-count="no-limit"/>
      <style:text-properties style:font-name="Courier New" fo:font-family="'Courier New'" fo:font-size="10pt" fo:hyphenate="true" fo:hyphenation-remain-char-count="2" fo:hyphenation-push-char-count="2" loext:hyphenation-no-caps="false"/>
    </style:style>
    <style:style style:name="Preformatted" style:family="paragraph">
      <style:paragraph-properties fo:margin-top="0in" fo:margin-bottom="0in" style:contextual-spacing="false" fo:hyphenation-ladder-count="no-limit"/>
      <style:text-properties style:font-name="Courier New" fo:font-family="'Courier New'" fo:font-size="10pt" fo:hyphenate="true" fo:hyphenation-remain-char-count="2" fo:hyphenation-push-char-count="2" loext:hyphenation-no-caps="false"/>
    </style:style>
    <style:style style:name="Right" style:family="paragraph" style:parent-style-name="Normal">
      <style:paragraph-properties fo:margin-top="0in" fo:margin-bottom="0.1575in" style:contextual-spacing="false" fo:text-align="end" style:justify-single-word="false" fo:hyphenation-ladder-count="no-limit"/>
      <style:text-properties style:font-name="Courier New" fo:font-family="'Courier New'" fo:font-size="10pt" fo:hyphenate="true" fo:hyphenation-remain-char-count="2" fo:hyphenation-push-char-count="2" loext:hyphenation-no-caps="false"/>
    </style:style>
    <style:style style:name="TOC_20_Heading" style:display-name="TOC Heading" style:family="paragraph" style:parent-style-name="Normal" style:next-style-name="Normal">
      <style:paragraph-properties fo:margin-top="0.9453in" fo:margin-bottom="0.2362in" style:contextual-spacing="false" fo:text-align="center" style:justify-single-word="false" fo:hyphenation-ladder-count="no-limit"/>
      <style:text-properties style:font-name="Times New Roman" fo:font-family="'Times New Roman'" style:font-charset="x-symbol" fo:font-size="18pt" fo:font-weight="bold" fo:hyphenate="true" fo:hyphenation-remain-char-count="2" fo:hyphenation-push-char-count="2" loext:hyphenation-no-caps="false"/>
    </style:style>
    <style:style style:name="TOC_20_Entry_20_1" style:display-name="TOC Entry 1" style:family="paragraph" style:parent-style-name="Normal">
      <style:paragraph-properties fo:margin-left="0in" fo:margin-right="0in" fo:margin-top="0.0984in" fo:margin-bottom="0.0398in" style:contextual-spacing="false" fo:hyphenation-ladder-count="no-limit" fo:text-indent="0in" style:auto-text-indent="false"/>
      <style:text-properties style:font-name="Times New Roman" fo:font-family="'Times New Roman'" style:font-charset="x-symbol" fo:font-size="12pt" fo:font-weight="bold" fo:hyphenate="true" fo:hyphenation-remain-char-count="2" fo:hyphenation-push-char-count="2" loext:hyphenation-no-caps="false"/>
    </style:style>
    <style:style style:name="TOC_20_Entry_20_2" style:display-name="TOC Entry 2" style:family="paragraph" style:parent-style-name="Normal">
      <style:paragraph-properties fo:margin-left="0.236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3" style:display-name="TOC Entry 3" style:family="paragraph" style:parent-style-name="Normal">
      <style:paragraph-properties fo:margin-left="0.47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4" style:display-name="TOC Entry 4" style:family="paragraph" style:parent-style-name="Normal">
      <style:paragraph-properties fo:margin-left="0.7083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5" style:display-name="TOC Entry 5" style:family="paragraph" style:parent-style-name="Normal">
      <style:paragraph-properties fo:margin-left="1.1811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6" style:display-name="TOC Entry 6" style:family="paragraph" style:parent-style-name="Normal">
      <style:paragraph-properties fo:margin-left="1.6535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Index_20_Group_20_Heading" style:display-name="Index Group Heading" style:family="paragraph" style:parent-style-name="Normal" style:next-style-name="Normal">
      <style:paragraph-properties fo:margin-top="0.2362in" fo:margin-bottom="0.2362in" style:contextual-spacing="false" fo:hyphenation-ladder-count="no-limit"/>
      <style:text-properties style:font-name="Times New Roman" fo:font-family="'Times New Roman'" style:font-charset="x-symbol" fo:font-size="14pt" fo:font-weight="bold" fo:hyphenate="true" fo:hyphenation-remain-char-count="2" fo:hyphenation-push-char-count="2" loext:hyphenation-no-caps="false"/>
    </style:style>
    <style:style style:name="Index_20_Entry_20_1" style:display-name="Index Entry 1" style:family="paragraph" style:parent-style-name="Normal">
      <style:paragraph-properties fo:margin-left="0.236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Index_20_Entry_20_2" style:display-name="Index Entry 2" style:family="paragraph" style:parent-style-name="Normal">
      <style:paragraph-properties fo:margin-left="0.47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Index_20_Entry_20_3" style:display-name="Index Entry 3" style:family="paragraph" style:parent-style-name="Normal">
      <style:paragraph-properties fo:margin-left="0.7083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Endnotes_20_Heading" style:display-name="Endnotes Heading" style:family="paragraph" style:parent-style-name="Normal" style:next-style-name="Normal">
      <style:paragraph-properties fo:margin-top="0in" fo:margin-bottom="0.2362in" style:contextual-spacing="false" fo:hyphenation-ladder-count="no-limit"/>
      <style:text-properties style:font-name="Noto Sans" fo:font-family="'Noto Sans'" style:font-style-name="Bold" style:font-family-generic="swiss" style:font-pitch="variable" fo:font-size="16pt" fo:font-weight="bold" fo:hyphenate="true" fo:hyphenation-remain-char-count="2" fo:hyphenation-push-char-count="2" loext:hyphenation-no-caps="false"/>
    </style:style>
    <style:style style:name="Endnotes_20_Group" style:display-name="Endnotes Group" style:family="paragraph" style:parent-style-name="Normal" style:next-style-name="Normal">
      <style:paragraph-properties fo:text-align="center" style:justify-single-word="false" fo:hyphenation-ladder-count="no-limit"/>
      <style:text-properties fo:font-size="14pt" fo:hyphenate="true" fo:hyphenation-remain-char-count="2" fo:hyphenation-push-char-count="2" loext:hyphenation-no-caps="false"/>
    </style:style>
    <style:style style:name="Only_20_Epub" style:display-name="Only Epub" style:family="paragraph" style:parent-style-name="Normal">
      <style:paragraph-properties fo:hyphenation-ladder-count="no-limit"/>
      <style:text-properties fo:color="#ff0000" loext:opacity="100%" fo:hyphenate="true" fo:hyphenation-remain-char-count="2" fo:hyphenation-push-char-count="2" loext:hyphenation-no-caps="false"/>
    </style:style>
    <style:style style:name="Only_20_Mobipocket" style:display-name="Only Mobipocket" style:family="paragraph" style:parent-style-name="Normal">
      <style:paragraph-properties fo:hyphenation-ladder-count="no-limit"/>
      <style:text-properties fo:color="#00ff00" loext:opacity="100%" fo:hyphenate="true" fo:hyphenation-remain-char-count="2" fo:hyphenation-push-char-count="2" loext:hyphenation-no-caps="false"/>
    </style:style>
    <style:style style:name="Only_20_OpenDocument" style:display-name="Only OpenDocument" style:family="paragraph" style:parent-style-name="Normal">
      <style:paragraph-properties fo:hyphenation-ladder-count="no-limit"/>
      <style:text-properties fo:color="#0000ff" loext:opacity="100%" fo:hyphenate="true" fo:hyphenation-remain-char-count="2" fo:hyphenation-push-char-count="2" loext:hyphenation-no-caps="false"/>
    </style:style>
    <style:style style:name="Only_20_Text" style:display-name="Only Text" style:family="paragraph" style:parent-style-name="Normal">
      <style:paragraph-properties fo:hyphenation-ladder-count="no-limit"/>
      <style:text-properties fo:color="#ffff00" loext:opacity="100%" fo:hyphenate="true" fo:hyphenation-remain-char-count="2" fo:hyphenation-push-char-count="2" loext:hyphenation-no-caps="false"/>
    </style:style>
    <style:style style:name="Only_20_HTB" style:display-name="Only HTB" style:family="paragraph" style:parent-style-name="Normal">
      <style:paragraph-properties fo:hyphenation-ladder-count="no-limit"/>
      <style:text-properties fo:color="#00ffff" loext:opacity="100%" fo:hyphenate="true" fo:hyphenation-remain-char-count="2" fo:hyphenation-push-char-count="2" loext:hyphenation-no-caps="false"/>
    </style:style>
    <style:style style:name="Only_20_MP3" style:display-name="Only MP3" style:family="paragraph" style:parent-style-name="Normal">
      <style:paragraph-properties fo:hyphenation-ladder-count="no-limit"/>
      <style:text-properties fo:color="#ff0000" loext:opacity="100%" fo:hyphenate="true" fo:hyphenation-remain-char-count="2" fo:hyphenation-push-char-count="2" loext:hyphenation-no-caps="false"/>
    </style:style>
    <style:style style:name="Only_20_Smashwords_20_OpenDocument" style:display-name="Only Smashwords OpenDocument" style:family="paragraph" style:parent-style-name="Normal">
      <style:paragraph-properties fo:text-align="justify" style:justify-single-word="false" fo:hyphenation-ladder-count="no-limit"/>
      <style:text-properties fo:hyphenate="true" fo:hyphenation-remain-char-count="2" fo:hyphenation-push-char-count="2" loext:hyphenation-no-caps="false"/>
    </style:style>
    <style:style style:name="Center_20_Spacing_20_After" style:display-name="Center Spacing After" style:family="paragraph" loext:hidden="true" style:hidden="true" style:parent-style-name="Normal">
      <style:paragraph-properties fo:margin-top="0in" fo:margin-bottom="0.3154in" style:contextual-spacing="false" fo:text-align="center" style:justify-single-word="false" fo:hyphenation-ladder-count="no-limit"/>
      <style:text-properties fo:hyphenate="true" fo:hyphenation-remain-char-count="2" fo:hyphenation-push-char-count="2" loext:hyphenation-no-caps="false"/>
    </style:style>
    <style:style style:name="Short_20_Pause" style:display-name="Short Pause" style:family="paragraph">
      <style:paragraph-properties fo:margin-top="0.1181in" fo:margin-bottom="0.1181in" style:contextual-spacing="false" fo:text-align="start" style:justify-single-word="false" fo:hyphenation-ladder-count="no-limit"/>
      <style:text-properties style:font-name="Times New Roman" fo:font-family="'Times New Roman'" style:font-charset="x-symbol" fo:font-size="12pt" fo:hyphenate="true" fo:hyphenation-remain-char-count="2" fo:hyphenation-push-char-count="2" loext:hyphenation-no-caps="false"/>
    </style:style>
    <style:style style:name="Item" style:family="paragraph" style:parent-style-name="Normal">
      <style:paragraph-properties fo:margin-top="0in" fo:margin-bottom="0.1575in" style:contextual-spacing="false" fo:text-align="start" style:justify-single-word="false" fo:hyphenation-ladder-count="no-limit"/>
      <style:text-properties fo:font-weight="bold" fo:hyphenate="true" fo:hyphenation-remain-char-count="2" fo:hyphenation-push-char-count="2" loext:hyphenation-no-caps="false"/>
    </style:style>
    <style:style style:name="Centred_20_Picture" style:display-name="Centred Picture" style:family="paragraph" style:parent-style-name="Normal">
      <style:paragraph-properties fo:margin-top="0.1575in" fo:margin-bottom="0.0984in" style:contextual-spacing="false" fo:text-align="center" style:justify-single-word="false" fo:hyphenation-ladder-count="no-limit"/>
      <style:text-properties fo:hyphenate="true" fo:hyphenation-remain-char-count="2" fo:hyphenation-push-char-count="2" loext:hyphenation-no-caps="false"/>
    </style:style>
    <style:style style:name="Glossary_20_Term" style:display-name="Glossary Term" style:family="paragraph" style:parent-style-name="Normal" style:next-style-name="Glossary_20_Description">
      <style:paragraph-properties fo:margin-top="0in" fo:margin-bottom="0.0984in" style:contextual-spacing="false" fo:text-align="start" style:justify-single-word="false" fo:hyphenation-ladder-count="no-limit"/>
      <style:text-properties fo:font-weight="bold" fo:hyphenate="true" fo:hyphenation-remain-char-count="2" fo:hyphenation-push-char-count="2" loext:hyphenation-no-caps="false"/>
    </style:style>
    <style:style style:name="Glossary_20_Description" style:display-name="Glossary Description" style:family="paragraph" style:parent-style-name="Normal" style:next-style-name="Glossary_20_Term">
      <style:paragraph-properties fo:margin-left="0.3154in" fo:margin-right="0in" fo:hyphenation-ladder-count="no-limit" fo:text-indent="0in" style:auto-text-indent="false"/>
      <style:text-properties fo:hyphenate="true" fo:hyphenation-remain-char-count="2" fo:hyphenation-push-char-count="2" loext:hyphenation-no-caps="false"/>
    </style:style>
    <style:style style:name="Code_20_First_20_Line" style:display-name="Code First Line" style:family="paragraph" style:parent-style-name="Code">
      <style:paragraph-properties fo:margin-top="0.0591in" fo:margin-bottom="0in" style:contextual-spacing="false" fo:hyphenation-ladder-count="no-limit"/>
      <style:text-properties fo:hyphenate="true" fo:hyphenation-remain-char-count="2" fo:hyphenation-push-char-count="2" loext:hyphenation-no-caps="false"/>
    </style:style>
    <style:style style:name="Code_20_Last_20_Line" style:display-name="Code Last Line" style:family="paragraph" style:parent-style-name="Code">
      <style:paragraph-properties fo:margin-top="0in" fo:margin-bottom="0.1575in" style:contextual-spacing="false" fo:hyphenation-ladder-count="no-limit"/>
      <style:text-properties fo:hyphenate="true" fo:hyphenation-remain-char-count="2" fo:hyphenation-push-char-count="2" loext:hyphenation-no-caps="false"/>
    </style:style>
    <style:style style:name="Code_20_Single_20_Line" style:display-name="Code Single Line" style:family="paragraph" style:parent-style-name="Code">
      <style:paragraph-properties fo:margin-top="0.0591in" fo:margin-bottom="0.1575in" style:contextual-spacing="false" fo:hyphenation-ladder-count="no-limit"/>
      <style:text-properties fo:hyphenate="true" fo:hyphenation-remain-char-count="2" fo:hyphenation-push-char-count="2" loext:hyphenation-no-caps="false"/>
    </style:style>
    <style:style style:name="Quote_20_Normal" style:display-name="Quote Normal" style:family="paragraph" style:parent-style-name="Normal">
      <style:paragraph-properties fo:margin-left="0.2362in" fo:margin-right="0.2362in" fo:text-align="justify" style:justify-single-word="false" fo:hyphenation-ladder-count="no-limit" fo:text-indent="0in" style:auto-text-indent="false"/>
      <style:text-properties fo:font-size="10pt" fo:hyphenate="true" fo:hyphenation-remain-char-count="2" fo:hyphenation-push-char-count="2" loext:hyphenation-no-caps="false"/>
    </style:style>
    <style:style style:name="Centred_20_Picture_20_No_20_Caption" style:display-name="Centred Picture No Caption" style:family="paragraph" style:parent-style-name="Normal">
      <style:paragraph-properties fo:margin-top="0.0984in" fo:margin-bottom="0.1575in" style:contextual-spacing="false" fo:text-align="center" style:justify-single-word="false" fo:hyphenation-ladder-count="no-limit"/>
      <style:text-properties fo:hyphenate="true" fo:hyphenation-remain-char-count="2" fo:hyphenation-push-char-count="2" loext:hyphenation-no-caps="false"/>
    </style:style>
    <style:style style:name="Emphasis" style:family="paragraph" style:parent-style-name="Normal">
      <style:paragraph-properties fo:margin-left="0in" fo:margin-right="0in" fo:margin-top="0in" fo:margin-bottom="0in" style:contextual-spacing="false" fo:text-align="justify" style:justify-single-word="false" fo:hyphenation-ladder-count="no-limit" fo:text-indent="0in" style:auto-text-indent="false"/>
      <style:text-properties fo:font-weight="bold" fo:hyphenate="true" fo:hyphenation-remain-char-count="2" fo:hyphenation-push-char-count="2" loext:hyphenation-no-caps="false"/>
    </style:style>
    <style:style style:name="Note" style:family="paragraph" style:parent-style-name="Normal">
      <style:paragraph-properties fo:margin-left="0.2362in" fo:margin-right="0.2362in" fo:margin-top="0in" fo:margin-bottom="0.0984in" style:contextual-spacing="false" fo:text-align="justify" style:justify-single-word="false" fo:hyphenation-ladder-count="no-limit" fo:text-indent="0in" style:auto-text-indent="false"/>
      <style:text-properties fo:hyphenate="true" fo:hyphenation-remain-char-count="2" fo:hyphenation-push-char-count="2" loext:hyphenation-no-caps="false"/>
    </style:style>
    <style:style style:name="Item_20_Body" style:display-name="Item Body" style:family="paragraph" style:parent-style-name="Normal">
      <style:paragraph-properties fo:margin-left="0.2362in" fo:margin-right="0in" fo:margin-top="0in" fo:margin-bottom="0.0402in" style:contextual-spacing="false" fo:text-align="start" style:justify-single-word="false" fo:hyphenation-ladder-count="no-limit" fo:text-indent="0in" style:auto-text-indent="false"/>
      <style:text-properties fo:hyphenate="true" fo:hyphenation-remain-char-count="2" fo:hyphenation-push-char-count="2" loext:hyphenation-no-caps="false"/>
    </style:style>
    <style:style style:name="Title_20_Decoration" style:display-name="Title Decoration" style:family="paragraph" style:parent-style-name="Normal">
      <style:paragraph-properties fo:margin-top="0.1181in" fo:margin-bottom="0.6299in" style:contextual-spacing="false" fo:text-align="center" style:justify-single-word="false" fo:hyphenation-ladder-count="no-limit"/>
      <style:text-properties fo:hyphenate="true" fo:hyphenation-remain-char-count="2" fo:hyphenation-push-char-count="2" loext:hyphenation-no-caps="false"/>
    </style:style>
    <style:style style:name="Normal_20_Left_20_Align" style:display-name="Normal Left Align" style:family="paragraph" style:parent-style-name="Normal">
      <style:paragraph-properties fo:text-align="justify" style:justify-single-word="false" fo:hyphenation-ladder-count="no-limit"/>
      <style:text-properties fo:hyphenate="true" fo:hyphenation-remain-char-count="2" fo:hyphenation-push-char-count="2" loext:hyphenation-no-caps="false"/>
    </style:style>
    <style:style style:name="List_20_Paragraph" style:display-name="List Paragraph" style:family="paragraph">
      <style:paragraph-properties fo:margin-left="0.5in" fo:margin-right="0in" fo:margin-top="0in" fo:margin-bottom="0.1374in" style:contextual-spacing="false" fo:line-height="100%" fo:text-align="start" style:justify-single-word="false" fo:hyphenation-ladder-count="no-limit" fo:text-indent="0in" style:auto-text-indent="false"/>
      <style:text-properties style:font-name="Times New Roman" fo:font-family="'Times New Roman'" style:font-charset="x-symbol" fo:font-size="11pt" fo:hyphenate="true" fo:hyphenation-remain-char-count="2" fo:hyphenation-push-char-count="2" loext:hyphenation-no-caps="false"/>
    </style:style>
    <style:style style:name="Table_20_Caption" style:display-name="Table Caption" style:family="paragraph" style:parent-style-name="Normal" style:next-style-name="Normal">
      <style:paragraph-properties fo:margin-top="0in" fo:margin-bottom="0.2362in" style:contextual-spacing="false" fo:text-align="center" style:justify-single-word="false" fo:hyphenation-ladder-count="no-limit"/>
      <style:text-properties style:font-name="Noto Sans3" fo:font-family="'Noto Sans'" style:font-style-name="Condensed Italic" style:font-family-generic="swiss" style:font-pitch="variable" fo:font-style="italic" fo:hyphenate="true" fo:hyphenation-remain-char-count="2" fo:hyphenation-push-char-count="2" loext:hyphenation-no-caps="false"/>
    </style:style>
    <style:style style:name="Bibliography_20_Group" style:display-name="Bibliography Group" style:family="paragraph" style:parent-style-name="Normal" style:next-style-name="Normal">
      <style:paragraph-properties fo:margin-top="0.2362in" fo:margin-bottom="0.2362in" style:contextual-spacing="false" fo:hyphenation-ladder-count="no-limit"/>
      <style:text-properties fo:font-size="14pt" fo:hyphenate="true" fo:hyphenation-remain-char-count="2" fo:hyphenation-push-char-count="2" loext:hyphenation-no-caps="false"/>
    </style:style>
    <style:style style:name="Bibliography_20_Entry" style:display-name="Bibliography Entry" style:family="paragraph" style:parent-style-name="Normal" style:next-style-name="Normal">
      <style:paragraph-properties fo:margin-left="0.3543in" fo:margin-right="0in" fo:hyphenation-ladder-count="no-limit" fo:text-indent="-0.3543in" style:auto-text-indent="false"/>
      <style:text-properties fo:hyphenate="true" fo:hyphenation-remain-char-count="2" fo:hyphenation-push-char-count="2" loext:hyphenation-no-caps="false"/>
    </style:style>
    <style:style style:name="Code2_20_First_20_Line" style:display-name="Code2 First Line" style:family="paragraph" style:parent-style-name="Code2">
      <style:paragraph-properties fo:margin-top="0.0591in" fo:margin-bottom="0in" style:contextual-spacing="false" fo:hyphenation-ladder-count="no-limit"/>
      <style:text-properties fo:hyphenate="true" fo:hyphenation-remain-char-count="2" fo:hyphenation-push-char-count="2" loext:hyphenation-no-caps="false"/>
    </style:style>
    <style:style style:name="Code2" style:family="paragraph" style:parent-style-name="Normal">
      <style:paragraph-properties fo:margin-left="0.2362in" fo:margin-right="0in" fo:margin-top="0in" fo:margin-bottom="0in" style:contextual-spacing="false" fo:line-height="100%" fo:text-align="start" style:justify-single-word="false" fo:hyphenation-ladder-count="no-limit" fo:text-indent="0in" style:auto-text-indent="false"/>
      <style:text-properties fo:color="#d35805" loext:opacity="100%" style:font-name="Courier New" fo:font-family="'Courier New'" fo:font-size="10pt" fo:hyphenate="true" fo:hyphenation-remain-char-count="2" fo:hyphenation-push-char-count="2" loext:hyphenation-no-caps="false"/>
    </style:style>
    <style:style style:name="Code2_20_Last_20_Line" style:display-name="Code2 Last Line" style:family="paragraph" style:parent-style-name="Code2">
      <style:paragraph-properties fo:margin-top="0in" fo:margin-bottom="0.1575in" style:contextual-spacing="false" fo:hyphenation-ladder-count="no-limit"/>
      <style:text-properties fo:hyphenate="true" fo:hyphenation-remain-char-count="2" fo:hyphenation-push-char-count="2" loext:hyphenation-no-caps="false"/>
    </style:style>
    <style:style style:name="Index_20_Entry_20_4" style:display-name="Index Entry 4" style:family="paragraph" style:parent-style-name="Normal">
      <style:paragraph-properties fo:margin-left="0.9453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Book_20_Subtitle" style:display-name="Book Subtitle" style:family="paragraph" style:parent-style-name="Book_20_Title" style:next-style-name="Book_20_Publisher">
      <style:text-properties fo:font-size="14pt" fo:font-style="normal" fo:font-weight="normal" officeooo:rsid="0007c41f"/>
    </style:style>
    <style:style style:name="Normal_20_No_20_Spell" style:display-name="Normal No Spell" style:family="paragraph" style:parent-style-name="Normal">
      <style:text-properties style:language-complex="zxx" style:country-complex="none"/>
    </style:style>
    <style:style style:name="Heading_20_10" style:display-name="Heading 10" style:family="paragraph" style:parent-style-name="Heading_20_Font" style:next-style-name="Body_20_Text" style:default-outline-level="3" style:list-style-name="" style:class="text" style:master-page-name="">
      <style:paragraph-properties fo:margin-top="2in" fo:margin-bottom="0.1in" style:contextual-spacing="false" fo:text-align="start" style:justify-single-word="false" style:page-number="auto" fo:keep-with-next="always"/>
      <style:text-properties style:font-name="Noto Sans" fo:font-family="'Noto Sans'" style:font-style-name="Bold" style:font-family-generic="swiss" style:font-pitch="variable" fo:font-size="12pt" fo:font-weight="normal" style:font-size-asian="75%" style:font-weight-asian="bold" style:font-size-complex="75%" style:font-weight-complex="bold"/>
    </style:style>
    <style:style style:name="Heading_20_Font" style:display-name="Heading Font" style:family="paragraph">
      <style:text-properties style:font-name="Noto Sans7" fo:font-family="'Noto Sans'" style:font-style-name="Condensed" style:font-family-generic="swiss" style:font-pitch="variable"/>
    </style:style>
    <style:style style:name="Heading_20_8" style:display-name="Heading 8" style:family="paragraph" style:parent-style-name="Heading" style:next-style-name="Body_20_Text" style:default-outline-level="5" style:list-style-name="" style:class="text">
      <style:paragraph-properties fo:margin-top="0.2in" fo:margin-bottom="0.2in" style:contextual-spacing="false" fo:text-align="center" style:justify-single-word="false" fo:padding="0.0201in" fo:border="none" style:shadow="none"/>
      <style:text-properties style:text-line-through-style="none" style:text-line-through-type="none" style:font-name="Noto Serif4" fo:font-family="'Noto Serif'" style:font-style-name="Bold" style:font-family-generic="roman" style:font-pitch="variable" fo:font-size="12pt" fo:font-style="normal" fo:text-shadow="none" style:text-underline-style="none"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default-outline-level="9" style:list-style-name="" style:class="text" style:master-page-name="">
      <loext:graphic-properties draw:fill="solid" draw:fill-color="#729fcf" draw:opacity-name="Transparency_20_1"/>
      <style:paragraph-properties fo:margin-top="0.1in" fo:margin-bottom="0.1in" style:contextual-spacing="false" fo:text-align="start" style:justify-single-word="false" style:page-number="auto" fo:background-color="#729fcf"/>
      <style:text-properties style:font-name="Noto Sans" fo:font-family="'Noto Sans'" style:font-style-name="Bold" style:font-family-generic="swiss" style:font-pitch="variable" fo:font-size="12pt" fo:font-weight="bold" fo:background-color="#ffff6d" style:font-size-asian="75%" style:font-weight-asian="bold" style:font-size-complex="75%" style:font-weight-complex="bold"/>
    </style:style>
    <style:style style:name="Header_20_left" style:display-name="Header left" style:family="paragraph" style:parent-style-name="Header" style:class="extra">
      <style:paragraph-properties text:number-lines="false" text:line-number="0">
        <style:tab-stops>
          <style:tab-stop style:position="3.5598in" style:type="center"/>
          <style:tab-stop style:position="7.1201in" style:type="right"/>
        </style:tab-stops>
      </style:paragraph-properties>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Heading_20_7" style:display-name="Heading 7" style:family="paragraph" style:parent-style-name="Normal" style:next-style-name="Text_20_body" style:default-outline-level="3" style:list-style-name="" style:class="text">
      <loext:graphic-properties draw:fill="solid" draw:fill-color="#ffff00"/>
      <style:paragraph-properties fo:margin-top="0.1in" fo:margin-bottom="0.1in" style:contextual-spacing="false" fo:background-color="#ffff00"/>
      <style:text-properties style:font-name="Noto Sans" fo:font-family="'Noto Sans'" style:font-style-name="Bold" style:font-family-generic="swiss" style:font-pitch="variable" fo:font-size="12pt" fo:font-weight="bold" style:font-size-asian="80%" style:font-weight-asian="bold" style:font-name-complex="Noto Sans" style:font-family-complex="'Noto Sans'" style:font-style-name-complex="Bold" style:font-family-generic-complex="swiss" style:font-pitch-complex="variable" style:font-size-complex="80%" style:font-weight-complex="bold"/>
    </style:style>
    <style:style style:name="Instructions" style:family="paragraph" style:parent-style-name="Normal">
      <style:text-properties officeooo:rsid="0236190d" fo:background-color="#b4c7dc"/>
    </style:style>
    <style:style style:name="Heading_20_1_20_FM" style:display-name="Heading 1 FM" style:family="paragraph" style:parent-style-name="Heading_20_1" style:next-style-name="Body_20_Text" style:default-outline-level="1" style:list-style-name="" style:master-page-name="FM_20_Recto">
      <style:paragraph-properties style:page-number="auto" fo:break-before="auto" fo:break-after="auto"/>
      <style:text-properties officeooo:rsid="01ac875d"/>
    </style:style>
    <style:style style:name="Heading_20_1_20_BM" style:display-name="Heading 1 BM" style:family="paragraph" style:parent-style-name="Heading_20_1_20_FM" style:next-style-name="Body_20_Text" style:default-outline-level="1" style:master-page-name="BM_20_Recto">
      <style:paragraph-properties style:page-number="auto" fo:break-before="auto" fo:break-after="auto"/>
    </style:style>
    <style:style style:name="Body_20_Text_20_First_20_Indent" style:display-name="Body Text First Indent" style:family="paragraph" style:parent-style-name="Normal" style:master-page-name="">
      <style:paragraph-properties fo:margin-left="0in" fo:margin-right="0in" fo:margin-top="0in" fo:margin-bottom="0.0201in" style:contextual-spacing="false" fo:text-align="start" style:justify-single-word="false" fo:hyphenation-ladder-count="no-limit" fo:text-indent="0.2598in" style:auto-text-indent="false" style:page-number="auto"/>
      <style:text-properties fo:language="en" fo:country="US" style:font-name-complex="Noto Serif2" style:font-family-complex="'Noto Serif'" style:font-style-name-complex="Regular" style:font-family-generic-complex="roman" style:font-pitch-complex="variable" fo:hyphenate="false" fo:hyphenation-remain-char-count="2" fo:hyphenation-push-char-count="2" loext:hyphenation-no-caps="true"/>
    </style:style>
    <style:style style:name="Table_20_Heading" style:display-name="Table Heading" style:family="paragraph" style:parent-style-name="Table_20_Contents" style:class="extra">
      <style:paragraph-properties fo:margin-top="0in" fo:margin-bottom="0in" style:contextual-spacing="false" fo:text-align="center" style:justify-single-word="false" text:number-lines="false" text:line-number="0"/>
      <style:text-properties style:font-name="Noto Sans" fo:font-family="'Noto Sans'" style:font-style-name="Bold" style:font-family-generic="swiss" style:font-pitch="variable" fo:font-weight="bold" style:font-weight-asian="bold"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Body_20_Text" style:display-name="Body Text" style:family="paragraph" style:parent-style-name="Normal" style:next-style-name="Body_20_Text_20_First_20_Indent" style:master-page-name="">
      <style:paragraph-properties fo:margin-top="0.1in" fo:margin-bottom="0.0201in" style:contextual-spacing="false" fo:text-align="start" style:justify-single-word="false" fo:hyphenation-ladder-count="no-limit" style:page-number="auto"/>
      <style:text-properties style:use-window-font-color="true" loext:opacity="0%" style:font-name="Noto Serif2" fo:font-family="'Noto Serif'" style:font-style-name="Regular" style:font-family-generic="roman" style:font-pitch="variable" fo:language="en" fo:country="US" style:font-name-complex="Noto Serif2" style:font-family-complex="'Noto Serif'" style:font-style-name-complex="Regular" style:font-family-generic-complex="roman" style:font-pitch-complex="variable" fo:hyphenate="false" fo:hyphenation-remain-char-count="2" fo:hyphenation-push-char-count="2" loext:hyphenation-no-caps="tru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5307in" style:type="right" style:leader-style="dotted" style:leader-text="."/>
        </style:tab-stops>
      </style:paragraph-properties>
      <style:text-properties fo:font-size="12pt"/>
    </style:style>
    <style:style style:name="Body_20_Text_20_No_20_Spell" style:display-name="Body Text No Spell" style:family="paragraph" style:parent-style-name="Normal" style:master-page-name="">
      <style:paragraph-properties fo:hyphenation-ladder-count="no-limit" style:page-number="auto"/>
      <style:text-properties fo:language="zxx" fo:country="none" style:language-complex="zxx" style:country-complex="none" fo:hyphenate="false" fo:hyphenation-remain-char-count="2" fo:hyphenation-push-char-count="2" loext:hyphenation-no-caps="true"/>
    </style:style>
    <style:style style:name="Heading_20_3_20_FBM" style:display-name="Heading 3 FBM" style:family="paragraph" style:parent-style-name="Heading_20_3" style:next-style-name="Body_20_Text" style:default-outline-level="3" style:list-style-name=""/>
    <style:style style:name="Heading_20_2_20_FBM" style:display-name="Heading 2 FBM" style:family="paragraph" style:parent-style-name="Heading_20_2" style:next-style-name="Body_20_Text" style:default-outline-level="2" style:list-style-name="">
      <style:text-properties fo:language="en" fo:country="US"/>
    </style:style>
    <style:style style:name="Body_20_Note" style:display-name="Body Note" style:family="paragraph" style:parent-style-name="Text_20_body">
      <loext:graphic-properties draw:fill="solid" draw:fill-color="#ffff38"/>
      <style:paragraph-properties fo:margin-left="0in" fo:margin-right="0in" fo:margin-top="0in" fo:margin-bottom="0in" style:contextual-spacing="false" fo:line-height="100%" fo:text-align="start" style:justify-single-word="false" fo:text-indent="0.2598in" style:auto-text-indent="false" fo:background-color="#ffff38"/>
      <style:text-properties officeooo:rsid="02d0bf21"/>
    </style:style>
    <style:style style:name="List_20_Contents" style:display-name="List Contents" style:family="paragraph" style:parent-style-name="Standard" style:class="html">
      <style:paragraph-properties fo:margin-left="0.3937in" fo:margin-right="0in" fo:text-indent="0in" style:auto-text-indent="false"/>
    </style:style>
    <style:style style:name="Part" style:family="paragraph" style:parent-style-name="Heading_20_1" style:next-style-name="Body_20_Text" style:default-outline-level="1" style:list-style-name="" style:master-page-name="Body_20_Recto">
      <style:paragraph-properties fo:text-align="center" style:justify-single-word="false" style:page-number="auto" fo:break-before="auto" fo:break-after="auto">
        <style:tab-stops/>
      </style:paragraph-properties>
      <style:text-properties fo:text-transform="uppercase" fo:font-size="24pt" style:text-underline-style="none" officeooo:rsid="02fd314c" style:font-size-asian="24pt" style:font-size-complex="24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andwriting" style:family="paragraph" style:parent-style-name="Body_20_Text_20_First_20_Indent" style:master-page-name="">
      <style:paragraph-properties fo:margin-left="0.5in" fo:margin-right="0.3201in" fo:margin-top="0in" fo:margin-bottom="0.1in" style:contextual-spacing="false" fo:text-align="start" style:justify-single-word="false" fo:text-indent="0.2598in" style:auto-text-indent="false" style:page-number="auto"/>
      <style:text-properties style:font-name="Handlee" fo:font-family="Handlee" style:font-pitch="variable" fo:font-style="italic" fo:font-weight="bold" officeooo:rsid="05c54b04"/>
    </style:style>
    <style:style style:name="Body_20_Text_20_Left_20_Align" style:display-name="Body Text Left Align" style:family="paragraph" style:parent-style-name="Body_20_Text" style:master-page-name="">
      <style:paragraph-properties fo:text-align="start" style:justify-single-word="false" style:page-number="auto"/>
      <style:text-properties style:language-complex="zxx" style:country-complex="none"/>
    </style:style>
    <style:style style:name="Pacifico" style:family="paragraph" style:parent-style-name="Body_20_Text">
      <style:paragraph-properties fo:margin-left="0.5in" fo:margin-right="0.3201in" fo:margin-top="0in" fo:margin-bottom="0.1in" style:contextual-spacing="false" fo:text-align="start" style:justify-single-word="false" fo:text-indent="0.2598in" style:auto-text-indent="false"/>
      <style:text-properties style:font-name="Pacifico" fo:font-family="Pacifico" style:font-style-name="Regular" style:font-pitch="variable" fo:font-style="normal" fo:font-weight="normal" officeooo:rsid="0104f7b8"/>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Drawing" style:family="paragraph" style:parent-style-name="Caption" style:class="extra"/>
    <style:style style:name="Footer_20_left" style:display-name="Footer left" style:family="paragraph" style:parent-style-name="Footer"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Body_20_Text_20_San-Serif" style:display-name="Body Text San-Serif" style:family="paragraph" style:parent-style-name="Body_20_Text" style:master-page-name="">
      <style:paragraph-properties fo:margin-left="0.2598in" fo:margin-right="0.2598in" fo:margin-top="0in" fo:margin-bottom="0.1201in" style:contextual-spacing="false" fo:text-align="start" style:justify-single-word="false" fo:text-indent="0in" style:auto-text-indent="false" style:page-number="auto" fo:padding="0.0201in" fo:border="none"/>
      <style:text-properties style:font-name="Noto Sans7" fo:font-family="'Noto Sans'" style:font-style-name="Condensed" style:font-family-generic="swiss" style:font-pitch="variable" fo:font-size="90%" officeooo:rsid="065be7b1" fo:background-color="transparent"/>
    </style:style>
    <style:style style:name="Outline_20_Entry_20_1" style:display-name="Outline Entry 1" style:family="paragraph" style:parent-style-name="Heading_20_9"/>
    <style:style style:name="Instruction_20_Block" style:display-name="Instruction Block" style:family="paragraph" style:parent-style-name="Body_20_Text" style:master-page-name="">
      <loext:graphic-properties draw:fill="solid" draw:fill-color="#ffb66c"/>
      <style:paragraph-properties fo:margin-left="0.1598in" fo:margin-right="0.1598in" fo:margin-top="0in" fo:margin-bottom="0.1in" style:contextual-spacing="false" fo:text-align="start" style:justify-single-word="false" fo:text-indent="0in" style:auto-text-indent="false" style:page-number="auto" fo:background-color="#ffb66c" fo:padding="0.0598in" fo:border="0.06pt solid #000000"/>
      <style:text-properties style:font-name="Noto Sans7" fo:font-family="'Noto Sans'" style:font-style-name="Condensed" style:font-family-generic="swiss" style:font-pitch="variable" officeooo:rsid="06882a9e"/>
    </style:style>
    <style:style style:name="Book" style:family="paragraph" style:parent-style-name="Part" style:next-style-name="Body_20_Text">
      <style:text-properties fo:font-size="24pt"/>
    </style:style>
    <style:style style:name="Copyright_20_Text" style:display-name="Copyright Text" style:family="paragraph" style:parent-style-name="Copyright" style:default-outline-level=""/>
    <style:style style:name="Blank_20_Page" style:display-name="Blank Page" style:family="paragraph" style:parent-style-name="Body_20_Text_20_First_20_Indent" style:next-style-name="Body_20_Text" style:master-page-name="BM_20_Recto">
      <style:paragraph-properties fo:text-align="end" style:justify-single-word="false" style:page-number="auto"/>
      <style:text-properties style:font-name="Noto Sans" fo:font-family="'Noto Sans'" style:font-style-name="Bold" style:font-family-generic="swiss" style:font-pitch="variable" fo:font-style="italic" fo:font-weight="normal" officeooo:rsid="06f86464"/>
    </style:style>
    <style:style style:name="Half_20_Title" style:display-name="Half Title" style:family="paragraph" style:parent-style-name="Book_20_Title" style:next-style-name="Body_20_Text" style:master-page-name="FM_20_Recto">
      <style:paragraph-properties fo:margin-top="1in" fo:margin-bottom="0.5in" style:contextual-spacing="false" style:page-number="auto" fo:break-before="auto" fo:break-after="auto"/>
    </style:style>
    <style:style style:name="Center" style:family="paragraph" style:parent-style-name="Normal">
      <style:paragraph-properties fo:text-align="center" style:justify-single-word="false"/>
    </style:style>
    <style:style style:name="Bullet_20_Symbols" style:display-name="Bullet Symbols" style:family="text">
      <style:text-properties style:font-name="Times New Roman" fo:font-family="'Times New Roman'" style:font-charset="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rop_20_Caps" style:display-name="Drop Caps" style:family="text"/>
    <style:style style:name="Emphasis" style:family="text">
      <style:text-properties fo:font-style="italic" style:font-style-asian="italic" style:font-style-complex="italic"/>
    </style:style>
    <style:style style:name="Strong" style:family="text" style:parent-style-name="Emphasis">
      <style:text-properties style:font-name="Noto Serif4" fo:font-family="'Noto Serif'" style:font-style-name="Bold" style:font-family-generic="roman" style:font-pitch="variable" fo:font-size="12pt" fo:font-style="normal" fo:font-weight="bold" officeooo:rsid="000693b5" style:font-style-asian="italic" style:font-style-complex="italic"/>
    </style:style>
    <style:style style:name="Strong_20_Emphasis" style:display-name="Strong Emphasis" style:family="text">
      <style:text-properties fo:font-style="italic" fo:font-weight="bold" style:font-weight-asian="bold" style:font-weight-complex="bold"/>
    </style:style>
    <style:style style:name="Numbering_20_Symbols" style:display-name="Numbering Symbols" style:family="text">
      <style:text-properties style:font-name="DejaVu Serif" fo:font-family="'DejaVu Serif'" style:font-family-generic="roman" style:font-pitch="variable"/>
    </style:style>
    <style:style style:name="Endnote_20_anchor" style:display-name="Endnote anchor" style:family="text">
      <style:text-properties style:text-position="super 58%"/>
    </style:style>
    <style:style style:name="Endnote_20_Symbol" style:display-name="Endnote Symbol"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style style:name="URL" style:family="text">
      <style:text-properties fo:color="#0000ff" loext:opacity="100%" style:text-underline-style="solid" style:text-underline-width="auto" style:text-underline-color="font-color"/>
    </style:style>
    <style:style style:name="HTML_20_Text" style:display-name="HTML Text" style:family="text">
      <style:text-properties fo:color="#808080" loext:opacity="100%"/>
    </style:style>
    <style:style style:name="Code_20_Span" style:display-name="Code Span" style:family="text">
      <style:text-properties style:font-name="Courier New" fo:font-family="'Courier New'" fo:font-size="10pt"/>
    </style:style>
    <style:style style:name="Comment_20_Text" style:display-name="Comment Text" style:family="text">
      <style:text-properties fo:background-color="#feffbb"/>
    </style:style>
    <style:style style:name="Comment_20_Content" style:display-name="Comment Content" style:family="text">
      <style:text-properties fo:background-color="#d9daff"/>
    </style:style>
    <style:style style:name="Menu-Shortcut" style:family="text">
      <style:text-properties style:font-name="Noto Mono2" fo:font-family="'Noto Mono'" style:font-style-name="Bold" style:font-pitch="variable" fo:font-size="12pt" fo:font-weight="bold" style:font-weight-asian="bold" style:font-name-complex="Times New Roman4" style:font-family-complex="'Times New Roman'" style:font-style-name-complex="Regular" style:font-family-generic-complex="roman" style:font-pitch-complex="variable" style:font-weight-complex="bold"/>
    </style:style>
    <style:style style:name="Small_20_Caps" style:display-name="Small Caps" style:family="text">
      <style:text-properties fo:font-variant="small-caps" style:use-window-font-color="true" loext:opacity="0%" style:font-name="Noto Serif2" fo:font-family="'Noto Serif'" style:font-style-name="Regular" style:font-family-generic="roman" style:font-pitch="variable" fo:font-size="12pt" fo:font-style="normal" officeooo:rsid="02c24f97" style:font-style-asian="normal" style:font-name-complex="Times New Roman4" style:font-family-complex="'Times New Roman'" style:font-style-name-complex="Regular" style:font-family-generic-complex="roman" style:font-pitch-complex="variable" style:font-style-complex="normal"/>
    </style:style>
    <style:style style:name="Underline" style:family="text">
      <style:text-properties style:use-window-font-color="true" loext:opacity="0%" style:font-name="Noto Serif5" fo:font-family="'Noto Serif'" style:font-family-generic="roman" style:font-pitch="variable" fo:font-size="12pt" fo:font-style="normal" style:text-underline-style="solid" style:text-underline-width="auto" style:text-underline-color="font-color" fo:font-weight="normal" officeooo:rsid="0043ebb7" style:font-size-asian="12pt" style:font-style-asian="normal" style:font-weight-asian="normal" style:font-name-complex="Times New Roman4" style:font-family-complex="'Times New Roman'" style:font-style-name-complex="Regular" style:font-family-generic-complex="roman" style:font-pitch-complex="variable" style:font-size-complex="12pt" style:language-complex="zxx" style:country-complex="none" style:font-style-complex="normal" style:font-weight-complex="normal"/>
    </style:style>
    <style:style style:name="Warning" style:family="text">
      <style:text-properties fo:color="#c9211e" loext:opacity="100%" style:font-name="Noto Mono2" fo:font-family="'Noto Mono'" style:font-style-name="Bold" style:font-pitch="variable" fo:font-size="12pt" fo:font-weight="bold" style:font-weight-asian="bold" style:font-name-complex="Noto Serif2" style:font-family-complex="'Noto Serif'" style:font-style-name-complex="Regular" style:font-family-generic-complex="roman" style:font-pitch-complex="variable" style:font-weight-complex="bold"/>
    </style:style>
    <style:style style:name="Tip" style:family="text">
      <style:text-properties fo:color="#2a6099" loext:opacity="100%" style:font-name="Noto Mono2" fo:font-family="'Noto Mono'" style:font-style-name="Bold" style:font-pitch="variable" fo:font-size="12pt" fo:font-weight="bold" style:font-name-complex="Noto Serif2" style:font-family-complex="'Noto Serif'" style:font-style-name-complex="Regular" style:font-family-generic-complex="roman" style:font-pitch-complex="variable"/>
    </style:style>
    <style:style style:name="Note" style:family="text">
      <style:text-properties style:use-window-font-color="true" loext:opacity="0%" style:font-name="Noto Mono1" fo:font-family="'Noto Mono'" style:font-pitch="variable" fo:font-size="12pt" fo:font-style="normal" fo:font-weight="bold" officeooo:rsid="00e74f2c" style:font-style-asian="normal" style:font-weight-asian="bold" style:font-name-complex="Noto Serif2" style:font-family-complex="'Noto Serif'" style:font-style-name-complex="Regular" style:font-family-generic-complex="roman" style:font-pitch-complex="variable" style:font-style-complex="normal" style:font-weight-complex="bold"/>
    </style:style>
    <style:style style:name="Larger_20_Text" style:display-name="Larger Text" style:family="text">
      <style:text-properties style:use-window-font-color="true" loext:opacity="0%" style:font-name="Noto Serif2" fo:font-family="'Noto Serif'" style:font-style-name="Regular" style:font-family-generic="roman" style:font-pitch="variable" fo:font-size="140%" fo:font-weight="bold" style:font-name-complex="Noto Serif2" style:font-family-complex="'Noto Serif'" style:font-style-name-complex="Regular" style:font-family-generic-complex="roman" style:font-pitch-complex="variable"/>
    </style:style>
    <style:style style:name="All_20_Caps" style:display-name="All Caps" style:family="text">
      <style:text-properties fo:text-transform="uppercase" style:use-window-font-color="true" loext:opacity="0%" style:font-name="Noto Serif2" fo:font-family="'Noto Serif'" style:font-style-name="Regular" style:font-family-generic="roman" style:font-pitch="variable" fo:font-size="12pt" fo:font-style="normal" fo:font-weight="bold" officeooo:rsid="0635da06" style:font-style-asian="normal" style:font-name-complex="Noto Serif2" style:font-family-complex="'Noto Serif'" style:font-style-name-complex="Regular" style:font-family-generic-complex="roman" style:font-pitch-complex="variable" style:font-style-complex="normal"/>
    </style:style>
    <style:style style:name="Largest_20_Text" style:display-name="Largest Text" style:family="text">
      <style:text-properties style:use-window-font-color="true" loext:opacity="0%" style:font-name="Noto Serif2" fo:font-family="'Noto Serif'" style:font-style-name="Regular" style:font-family-generic="roman" style:font-pitch="variable" fo:font-size="210%" fo:font-weight="bold" officeooo:rsid="06c380d9" style:font-size-asian="28pt" style:font-name-complex="Noto Serif2" style:font-family-complex="'Noto Serif'" style:font-style-name-complex="Regular" style:font-family-generic-complex="roman" style:font-pitch-complex="variable" style:font-size-complex="28p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DWS_20_Numbered_20_List" style:display-name="DWS Numbered List">
      <text:list-level-style-number text:level="1" text:style-name="Numbering_20_Symbols" style:num-prefix=" " style:num-suffix=". " style:num-format="1">
        <style:list-level-properties text:space-before="0.2406in" text:min-label-width="0.2402in"/>
      </text:list-level-style-number>
      <text:list-level-style-number text:level="2" text:style-name="Numbering_20_Symbols" style:num-prefix=" (" style:num-suffix=") " style:num-format="a">
        <style:list-level-properties text:space-before="0.472in" text:min-label-width="0.2362in"/>
      </text:list-level-style-number>
      <text:list-level-style-number text:level="3" text:style-name="Numbering_20_Symbols" style:num-prefix=" (" style:num-suffix=") " style:num-format="i">
        <style:list-level-properties text:space-before="0.7091in" text:min-label-width="0.2362in"/>
      </text:list-level-style-number>
      <text:list-level-style-number text:level="4" text:style-name="Numbering_20_Symbols" style:num-prefix=" (" style:num-suffix=") " style:num-format="I">
        <style:list-level-properties text:space-before="0.9449in" text:min-label-width="0.2362in"/>
      </text:list-level-style-number>
      <text:list-level-style-number text:level="5" text:style-name="Numbering_20_Symbols" style:num-prefix=" " style:num-suffix=". " style:num-format="1">
        <style:list-level-properties text:space-before="1.1811in" text:min-label-width="0.2362in"/>
      </text:list-level-style-number>
      <text:list-level-style-number text:level="6" text:style-name="Numbering_20_Symbols" style:num-prefix=" " style:num-suffix=". " style:num-format="1">
        <style:list-level-properties text:space-before="1.4173in" text:min-label-width="0.2362in"/>
      </text:list-level-style-number>
      <text:list-level-style-number text:level="7" text:style-name="Numbering_20_Symbols" style:num-prefix=" " style:num-suffix=". " style:num-format="1">
        <style:list-level-properties text:space-before="1.6535in" text:min-label-width="0.2362in"/>
      </text:list-level-style-number>
      <text:list-level-style-number text:level="8" text:style-name="Numbering_20_Symbols" style:num-prefix=" " style:num-suffix=". " style:num-format="1">
        <style:list-level-properties text:space-before="1.8894in" text:min-label-width="0.2362in"/>
      </text:list-level-style-number>
      <text:list-level-style-number text:level="9" text:style-name="Numbering_20_Symbols" style:num-prefix=" " style:num-suffix=". " style:num-format="1">
        <style:list-level-properties text:space-before="2.1264in" text:min-label-width="0.2362in"/>
      </text:list-level-style-number>
      <text:list-level-style-number text:level="10" text:style-name="Numbering_20_Symbols" style:num-prefix=" " style:num-suffix=". " style:num-format="1">
        <style:list-level-properties text:space-before="2.3622in" text:min-label-width="0.2362in"/>
      </text:list-level-style-number>
    </text:list-style>
    <text:list-style style:name="DWS_20_Bullet_20_List" style:display-name="DWS Bullet List">
      <text:list-level-style-bullet text:level="1" text:style-name="Bullet_20_Symbols" style:num-prefix=" " style:num-suffix=" " text:bullet-char="•">
        <style:list-level-properties text:space-before="0.2406in" text:min-label-width="0.2402in"/>
        <style:text-properties style:font-name="Times New Roman"/>
      </text:list-level-style-bullet>
      <text:list-level-style-number text:level="2" text:style-name="Numbering_20_Symbols" style:num-suffix=")" style:num-format="1">
        <style:list-level-properties text:space-before="0.4701in" text:min-label-width="0.2402in"/>
      </text:list-level-style-number>
      <text:list-level-style-bullet text:level="3" text:style-name="Bullet_20_Symbols" style:num-prefix=" " style:num-suffix=" " text:bullet-char="∘">
        <style:list-level-properties text:space-before="0.7091in" text:min-label-width="0.2362in"/>
        <style:text-properties style:font-name="Times New Roman"/>
      </text:list-level-style-bullet>
      <text:list-level-style-bullet text:level="4" text:style-name="Bullet_20_Symbols" style:num-prefix=" " style:num-suffix=" " text:bullet-char="▪">
        <style:list-level-properties text:space-before="0.9449in" text:min-label-width="0.2362in"/>
        <style:text-properties style:font-name="Times New Roman"/>
      </text:list-level-style-bullet>
      <text:list-level-style-bullet text:level="5" text:style-name="Bullet_20_Symbols" style:num-prefix=" " style:num-suffix=" " text:bullet-char="•">
        <style:list-level-properties text:space-before="1.1811in" text:min-label-width="0.2362in"/>
        <style:text-properties style:font-name="Times New Roman"/>
      </text:list-level-style-bullet>
      <text:list-level-style-bullet text:level="6" text:style-name="Bullet_20_Symbols" style:num-prefix=" " style:num-suffix=" " text:bullet-char="•">
        <style:list-level-properties text:space-before="1.4173in" text:min-label-width="0.2362in"/>
        <style:text-properties style:font-name="Times New Roman"/>
      </text:list-level-style-bullet>
      <text:list-level-style-bullet text:level="7" text:style-name="Bullet_20_Symbols" style:num-prefix=" " style:num-suffix=" " text:bullet-char="•">
        <style:list-level-properties text:space-before="1.6535in" text:min-label-width="0.2362in"/>
        <style:text-properties style:font-name="Times New Roman"/>
      </text:list-level-style-bullet>
      <text:list-level-style-bullet text:level="8" text:style-name="Bullet_20_Symbols" style:num-prefix=" " style:num-suffix=" " text:bullet-char="•">
        <style:list-level-properties text:space-before="1.8894in" text:min-label-width="0.2362in"/>
        <style:text-properties style:font-name="Times New Roman"/>
      </text:list-level-style-bullet>
      <text:list-level-style-bullet text:level="9" text:style-name="Bullet_20_Symbols" style:num-prefix=" " style:num-suffix=" " text:bullet-char="•">
        <style:list-level-properties text:space-before="2.1264in" text:min-label-width="0.2362in"/>
        <style:text-properties style:font-name="Times New Roman"/>
      </text:list-level-style-bullet>
      <text:list-level-style-bullet text:level="10" text:style-name="Bullet_20_Symbols" style:num-prefix=" " style:num-suffix=" " text:bullet-char="•">
        <style:list-level-properties text:space-before="2.3622in" text:min-label-width="0.2362in"/>
        <style:text-properties style:font-name="Times New Roman"/>
      </text:list-level-style-bullet>
    </text:list-style>
    <text:list-style style:name="WWNum1">
      <text:list-level-style-bullet text:level="1"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number:number-style style:name="N0">
      <number:number number:min-integer-digits="1"/>
    </number:number-style>
    <number:text-style style:name="N100">
      <number:text-content/>
    </number:text-style>
    <number:date-style style:name="N10121" number:language="en" number:country="US">
      <number:year number:style="long"/>
    </number:date-style>
    <style:style style:name="Box_20_List_20_Blue.1" style:display-name="Box List Blue.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2" style:display-name="Box List Blue.2"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3" style:display-name="Box List Blue.3" style:family="table-cell" style:data-style-name="N100">
      <style:table-cell-properties fo:border-left="0.74pt solid #00599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4" style:display-name="Box List Blue.4" style:family="table-cell" style:data-style-name="N0">
      <style:table-cell-properties fo:border-right="0.74pt solid #00599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5" style:display-name="Box List Blue.5" style:family="table-cell" style:data-style-name="N0">
      <style:table-cell-properties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6" style:display-name="Box List Blue.6" style:family="table-cell" style:data-style-name="N100">
      <style:table-cell-properties fo:background-color="#dddddd" fo:border-left="0.74pt solid #00599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7" style:display-name="Box List Blue.7" style:family="table-cell" style:data-style-name="N0">
      <style:table-cell-properties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8" style:display-name="Box List Blue.8" style:family="table-cell" style:data-style-name="N0">
      <style:table-cell-properties fo:background-color="#ddddd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9" style:display-name="Box List Blue.9" style:family="table-cell" style:data-style-name="N0">
      <style:table-cell-properties fo:background-color="#ddddd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10" style:display-name="Box List Blue.10" style:family="table-cell" style:data-style-name="N0">
      <style:table-cell-properties fo:background-color="#dddddd" fo:border-right="0.74pt solid #00599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11" style:display-name="Box List Blue.1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2" style:display-name="Box List Blue.12"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3" style:display-name="Box List Blue.13" style:family="table-cell" style:data-style-name="N100">
      <style:table-cell-properties fo:background-color="#adc5e7" fo:border-left="0.74pt solid #00599d" fo:border-top="0.74pt solid #00599d" fo:border-bottom="0.74pt solid #00599d" fo:padding="0in" fo:padding-left="0in" fo:padding-right="0in" fo:padding-top="0in" fo:padding-bottom="0in"/>
      <style:text-properties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4" style:display-name="Box List Blue.14" style:family="table-cell" style:data-style-name="N0">
      <style:table-cell-properties fo:background-color="#adc5e7" fo:border-right="0.74pt solid #00599d" fo:border-top="0.74pt solid #00599d" fo:border-bottom="0.74pt solid #00599d" fo:padding="0in" fo:padding-left="0in" fo:padding-right="0in" fo:padding-top="0in" fo:padding-bottom="0in"/>
      <style:text-properties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5" style:display-name="Box List Blue.15"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6" style:display-name="Box List Blue.16"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style:default-page-layout>
      <style:page-layout-properties style:writing-mode="lr-tb" style:layout-grid-standard-mode="true"/>
    </style:default-page-layout>
  </office:styles>
  <office:automatic-styles>
    <style:style style:name="Table5" style:family="table">
      <style:table-properties table:align="margins"/>
    </style:style>
    <style:style style:name="Table5.A" style:family="table-column">
      <style:table-column-properties style:rel-column-width="21845*"/>
    </style:style>
    <style:style style:name="Table5.B" style:family="table-column">
      <style:table-column-properties style:rel-column-width="36786*"/>
    </style:style>
    <style:style style:name="Table5.C" style:family="table-column">
      <style:table-column-properties style:rel-column-width="6904*"/>
    </style:style>
    <style:style style:name="Table5.A1" style:family="table-cell">
      <style:table-cell-properties fo:padding="0.0201in" fo:border="none" style:writing-mode="page"/>
    </style:style>
    <style:style style:name="MP1" style:family="paragraph" style:parent-style-name="Header">
      <style:paragraph-properties fo:text-align="end" style:justify-single-word="false"/>
      <style:text-properties fo:language="en" fo:country="US"/>
    </style:style>
    <style:style style:name="MP2" style:family="paragraph" style:parent-style-name="Header">
      <style:text-properties fo:language="en" fo:country="US"/>
    </style:style>
    <style:style style:name="MP3" style:family="paragraph" style:parent-style-name="Footer">
      <style:paragraph-properties fo:text-align="center" style:justify-single-word="false"/>
      <style:text-properties fo:language="en" fo:country="US"/>
    </style:style>
    <style:style style:name="MP4" style:family="paragraph" style:parent-style-name="Footer">
      <style:paragraph-properties fo:text-align="end" style:justify-single-word="false"/>
      <style:text-properties fo:language="en" fo:country="US"/>
    </style:style>
    <style:style style:name="MP5" style:family="paragraph" style:parent-style-name="Footer">
      <style:text-properties fo:language="en" fo:country="US"/>
    </style:style>
    <style:style style:name="MP6" style:family="paragraph" style:parent-style-name="Footers">
      <style:text-properties fo:language="en" fo:country="US"/>
    </style:style>
    <style:style style:name="MP7" style:family="paragraph" style:parent-style-name="Headers">
      <style:text-properties fo:language="en" fo:country="US"/>
    </style:style>
    <style:style style:name="MP8" style:family="paragraph" style:parent-style-name="Body_20_Text">
      <style:text-properties style:font-name="Times New Roman1" fo:language="en" fo:country="US"/>
    </style:style>
    <style:style style:name="MP9" style:family="paragraph" style:parent-style-name="Table_20_Contents">
      <style:text-properties fo:language="en" fo:country="US" fo:font-weight="bold" style:font-weight-asian="bold" style:font-weight-complex="bold"/>
    </style:style>
    <style:style style:name="MP10" style:family="paragraph" style:parent-style-name="Table_20_Contents">
      <style:paragraph-properties fo:text-align="end" style:justify-single-word="false"/>
      <style:text-properties style:font-name="Times New Roman1" fo:language="en" fo:country="US"/>
    </style:style>
    <style:page-layout style:name="Mpm1" style:page-usage="mirrored">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2" style:page-usage="right">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mirrored">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4" style:page-usage="right">
      <style:page-layout-properties fo:page-width="8.5in" fo:page-height="11in" style:num-format="i"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5" style:page-usage="right">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style:page-layout style:name="Mpm7" style:page-usage="right">
      <style:page-layout-properties fo:page-width="8.5in" fo:page-height="11in" style:num-format="1" style:print-orientation="portrait" fo:margin-top="0.35in" fo:margin-bottom="0.35in" fo:margin-left="0.9in" fo:margin-right="0.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left">
      <style:page-layout-properties fo:page-width="8.5in" fo:page-height="11in" style:num-format="1" style:print-orientation="portrait" fo:margin-top="0.35in" fo:margin-bottom="0.35in" fo:margin-left="0.9in" fo:margin-right="0.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9" style:page-usage="right">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10" style:page-usage="mirrored">
      <style:page-layout-properties fo:page-width="8.5in" fo:page-height="11in" style:num-format="i"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11" style:page-usage="mirrored">
      <style:page-layout-properties fo:page-width="8.5in" fo:page-height="11in" style:num-format="1" style:print-orientation="portrait" fo:margin-top="0.35in" fo:margin-bottom="0.35in" fo:margin-left="0.6299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12">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4">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5">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16">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7" style:page-usage="left">
      <style:page-layout-properties fo:page-width="8.5in" fo:page-height="11in" style:num-format="i"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18">
      <style:page-layout-properties fo:page-width="8.5in" fo:page-height="11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dynamic-spacing="false"/>
      </style:footer-style>
    </style:page-layout>
    <style:page-layout style:name="Mpm1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dynamic-spacing="false"/>
      </style:footer-style>
    </style:page-layout>
    <style:page-layout style:name="Mpm20">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dynamic-spacing="false"/>
      </style:header-style>
      <style:footer-style>
        <style:header-footer-properties fo:min-height="0in" fo:margin-left="0in" fo:margin-right="0in" fo:margin-top="0.1965in" style:dynamic-spacing="false"/>
      </style:footer-style>
    </style:page-layout>
    <style:page-layout style:name="Mpm2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page-layout>
    <style:page-layout style:name="Mpm22" style:page-usage="right">
      <style:page-layout-properties fo:page-width="8.5in" fo:page-height="11in" style:num-format=""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loext:hidden="true" style:hidden="true" style:page-layout-name="Mpm1">
      <style:header>
        <text:p text:style-name="MP1"><text:chapter text:display="name" text:outline-level="1"/></text:p>
      </style:header>
      <style:header-left>
        <text:p text:style-name="MP2"><text:title>DWS-BookTemp-Instructions</text:title></text:p>
      </style:header-left>
      <style:header-first>
        <text:p text:style-name="MP2"><text:title>DWS-BookTemp-Instructions</text:title></text:p>
      </style:header-first>
      <style:footer>
        <text:p text:style-name="MP3"><text:page-number text:select-page="current">0</text:page-number></text:p>
      </style:footer>
      <style:footer-first>
        <text:p text:style-name="MP3"><text:page-number text:select-page="current">0</text:page-number></text:p>
      </style:footer-first>
    </style:master-page>
    <style:master-page style:name="BM_20_Recto" style:display-name="BM Recto" style:page-layout-name="Mpm2" style:next-style-name="BM_20_Default">
      <style:footer>
        <text:p text:style-name="MP4"><text:page-number text:select-page="current">0</text:page-number></text:p>
      </style:footer>
      <style:footer-left>
        <text:p text:style-name="MP4"><text:page-number text:select-page="current">0</text:page-number></text:p>
      </style:footer-left>
    </style:master-page>
    <style:master-page style:name="BM_20_Default" style:display-name="BM Default" style:page-layout-name="Mpm3">
      <style:footer>
        <text:p text:style-name="MP4"/>
      </style:footer>
      <style:footer-left>
        <text:p text:style-name="MP5"><text:page-number text:select-page="current">0</text:page-number></text:p>
      </style:footer-left>
    </style:master-page>
    <style:master-page style:name="FM_20_Recto" style:display-name="FM Recto" style:page-layout-name="Mpm4" style:next-style-name="FM_20_Default">
      <style:footer>
        <text:p text:style-name="MP4"><text:page-number text:select-page="current">0</text:page-number></text:p>
      </style:footer>
    </style:master-page>
    <style:master-page style:name="First_20_Page" style:display-name="First Page" style:page-layout-name="Mpm5" style:next-style-name="Copyright"/>
    <style:master-page style:name="Endnote" loext:hidden="true" style:hidden="true" style:page-layout-name="Mpm6"/>
    <style:master-page style:name="Right_20_Page" loext:hidden="true" style:hidden="true" style:display-name="Right Page" style:page-layout-name="Mpm7" style:next-style-name="Left_20_Page"/>
    <style:master-page style:name="Left_20_Page" loext:hidden="true" style:hidden="true" style:display-name="Left Page" style:page-layout-name="Mpm8" style:next-style-name="Right_20_Page">
      <style:footer>
        <text:p text:style-name="MP5"><text:page-number style:num-format="i" text:select-page="current"/></text:p>
      </style:footer>
    </style:master-page>
    <style:master-page style:name="Body_20_Recto" style:display-name="Body Recto" style:page-layout-name="Mpm9" style:next-style-name="Body_20_Default">
      <style:footer>
        <text:p text:style-name="MP4"><text:page-number text:select-page="current">0</text:page-number></text:p>
      </style:footer>
      <style:footer-left>
        <text:p text:style-name="MP3"><text:page-number text:select-page="current">0</text:page-number></text:p>
      </style:footer-left>
    </style:master-page>
    <style:master-page style:name="FM_20_Default" style:display-name="FM Default" style:page-layout-name="Mpm10">
      <style:footer>
        <text:p text:style-name="MP4"><text:page-number text:select-page="current">0</text:page-number></text:p>
      </style:footer>
      <style:footer-left>
        <text:p text:style-name="MP5"><text:page-number text:select-page="current">0</text:page-number></text:p>
      </style:footer-left>
    </style:master-page>
    <style:master-page style:name="Body_20_Default" style:display-name="Body Default" style:page-layout-name="Mpm11">
      <style:header>
        <text:p text:style-name="MP1"><text:chapter text:display="name" text:outline-level="1"/></text:p>
      </style:header>
      <style:header-left>
        <text:p text:style-name="MP2"><text:title>DWS-BookTemp-Instructions</text:title></text:p>
      </style:header-left>
      <style:footer>
        <text:p text:style-name="MP4"><text:page-number text:select-page="current">0</text:page-number></text:p>
      </style:footer>
      <style:footer-left>
        <text:p text:style-name="MP5"><text:page-number text:select-page="current">0</text:page-number></text:p>
      </style:footer-left>
    </style:master-page>
    <style:master-page style:name="Envelope" loext:hidden="true" style:hidden="true" style:page-layout-name="Mpm12"/>
    <style:master-page style:name="Index" loext:hidden="true" style:hidden="true" style:page-layout-name="Mpm13"/>
    <style:master-page style:name="HTML" loext:hidden="true" style:hidden="true" style:page-layout-name="Mpm14"/>
    <style:master-page style:name="Footnote" loext:hidden="true" style:hidden="true" style:page-layout-name="Mpm15"/>
    <style:master-page style:name="Landscape" loext:hidden="true" style:hidden="true" style:page-layout-name="Mpm16"/>
    <style:master-page style:name="Copyright" style:page-layout-name="Mpm17">
      <style:footer>
        <text:p text:style-name="MP5"><text:page-number text:select-page="current">0</text:page-number></text:p>
      </style:footer>
    </style:master-page>
    <style:master-page style:name="Instruction" style:page-layout-name="Mpm11">
      <style:header>
        <text:p text:style-name="MP1"><text:title>DWS-BookTemp-Instructions</text:title></text:p>
      </style:header>
      <style:header-left>
        <text:p text:style-name="MP2"><text:initial-creator>David Snow</text:initial-creator></text:p>
      </style:header-left>
      <style:footer>
        <text:p text:style-name="MP4"><text:page-number text:select-page="current">23</text:page-number></text:p>
      </style:footer>
    </style:master-page>
    <style:master-page style:name="Table_20_of_20_Contents" style:display-name="Table of Contents" style:page-layout-name="Mpm18">
      <style:footer>
        <text:p text:style-name="MP5"><text:page-number text:select-page="current">0</text:page-number></text:p>
      </style:footer>
    </style:master-page>
    <style:master-page style:name="Chapter_20_Page_20_Style_20_First_20_Page" style:display-name="Chapter Page Style First Page" style:page-layout-name="Mpm19" style:next-style-name="Chapter_20_Page_20_Style">
      <style:footer>
        <text:p text:style-name="MP6"><text:page-number text:select-page="current">0</text:page-number></text:p>
      </style:footer>
    </style:master-page>
    <style:master-page style:name="Chapter_20_Page_20_Style" style:display-name="Chapter Page Style" style:page-layout-name="Mpm20">
      <style:header>
        <text:p text:style-name="MP7"><text:chapter text:display="name" text:outline-level="1"/></text:p>
      </style:header>
      <style:footer>
        <text:p text:style-name="MP6"><text:page-number text:select-page="current">0</text:page-number></text:p>
      </style:footer>
    </style:master-page>
    <style:master-page style:name="Manuscript" style:page-layout-name="Mpm21">
      <style:header>
        <table:table table:name="Table5" table:style-name="Table5">
          <table:table-column table:style-name="Table5.A"/>
          <table:table-column table:style-name="Table5.B"/>
          <table:table-column table:style-name="Table5.C"/>
          <table:table-row table:style-name="TableLine105553127790336">
            <table:table-cell table:style-name="Table5.A1" office:value-type="string">
              <text:p text:style-name="MP8"><text:initial-creator>David Snow</text:initial-creator></text:p>
            </table:table-cell>
            <table:table-cell table:style-name="Table5.A1" office:value-type="string">
              <text:p text:style-name="MP9"><text:title>DWS-BookTemp-Instructions</text:title></text:p>
            </table:table-cell>
            <table:table-cell table:style-name="Table5.A1" office:value-type="string">
              <text:p text:style-name="MP10"><text:page-number text:select-page="current">0</text:page-number></text:p>
            </table:table-cell>
          </table:table-row>
        </table:table>
        <text:p text:style-name="MP2"/>
      </style:header>
    </style:master-page>
    <style:master-page style:name="Mnauscript_20_Cover_20_Page" style:display-name="Mnauscript Cover Page" style:page-layout-name="Mpm22" style:next-style-name="First_20_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David Snow</meta:initial-creator>
    <meta:creation-date>2020-05-16T07:36:13.818682551</meta:creation-date>
    <dc:date>2020-12-24T11:18:24.893915575</dc:date>
    <dc:creator>David Snow</dc:creator>
    <meta:editing-duration>P12DT13H8M24S</meta:editing-duration>
    <meta:editing-cycles>284</meta:editing-cycles>
    <meta:generator>LibreOffice/7.0.4.2$MacOSX_X86_64 LibreOffice_project/dcf040e67528d9187c66b2379df5ea4407429775</meta:generator>
    <dc:title>DWS-BookTemp-Instructions</dc:title>
    <meta:document-statistic meta:table-count="2" meta:image-count="0" meta:object-count="1" meta:page-count="34" meta:paragraph-count="506" meta:word-count="8085" meta:character-count="47251" meta:non-whitespace-character-count="39606"/>
    <meta:user-defined meta:name="AuthorName">David W. Snow</meta:user-defined>
  </office:meta>
</office:document-meta>
</file>

<file path=Object 1/content.xml><?xml version="1.0" encoding="utf-8"?>
<math xmlns="http://www.w3.org/1998/Math/MathML" display="block">
  <semantics>
    <mrow>
      <mi>f</mi>
      <mrow>
        <mrow>
          <mo fence="true" stretchy="false">(</mo>
          <mrow>
            <mi>x</mi>
          </mrow>
          <mo fence="true" stretchy="false">)</mo>
        </mrow>
        <mo stretchy="false">=</mo>
        <mrow>
          <munderover>
            <mo stretchy="false">∑</mo>
            <mrow>
              <mi>i</mi>
              <mo stretchy="false">=</mo>
              <mn>0</mn>
            </mrow>
            <mi mathvariant="normal">∞</mi>
          </munderover>
          <mrow>
            <mfrac>
              <mrow>
                <msup>
                  <mi>f</mi>
                  <mrow>
                    <mo fence="true" stretchy="false">(</mo>
                    <mrow>
                      <mi>i</mi>
                    </mrow>
                    <mo fence="true" stretchy="false">)</mo>
                  </mrow>
                </msup>
                <mrow>
                  <mo fence="true" stretchy="false">(</mo>
                  <mrow>
                    <mn>0</mn>
                  </mrow>
                  <mo fence="true" stretchy="false">)</mo>
                </mrow>
              </mrow>
              <mrow>
                <mi>i</mi>
                <mi>!</mi>
              </mrow>
            </mfrac>
            <msup>
              <mi>x</mi>
              <mi>i</mi>
            </msup>
          </mrow>
        </mrow>
      </mrow>
    </mrow>
    <annotation encoding="StarMath 5.0">f ( x ) = sum from { { i = 0 } } to { infinity } { {f^{(i)}(0)} over {i!} x^i}</annotation>
  </semantics>
</math>
</file>